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5.439cm" fo:min-width="3.294cm" fo:padding-top="0.13cm" fo:padding-bottom="0.13cm" fo:padding-left="0.25cm" fo:padding-right="0.25cm" fo:wrap-option="no-wrap" draw:shadow-color="#808080"/>
    </style:style>
    <style:style style:name="gr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189cm" fo:min-width="0cm" fo:padding-top="0.13cm" fo:padding-bottom="0.13cm" fo:padding-left="0.25cm" fo:padding-right="0.25cm" fo:wrap-option="no-wrap" draw:shadow-color="#808080"/>
    </style:style>
    <style:style style:name="gr4"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cm" fo:min-width="0cm" fo:padding-top="0.13cm" fo:padding-bottom="0.13cm" fo:padding-left="0.25cm" fo:padding-right="0.25cm" fo:wrap-option="no-wrap" draw:shadow-color="#808080"/>
    </style:style>
    <style:style style:name="gr5" style:family="graphic" style:parent-style-name="standard">
      <style:graphic-properties draw:stroke="none" draw:fill="solid" draw:fill-color="#ff3300" draw:textarea-horizontal-align="left" draw:textarea-vertical-align="middle" draw:auto-grow-height="false" fo:min-height="0cm" fo:min-width="0cm" fo:padding-top="0.13cm" fo:padding-bottom="0.13cm" fo:padding-left="0.25cm" fo:padding-right="0.25cm" fo:wrap-option="no-wrap" draw:shadow-color="#808080"/>
    </style:style>
    <style:style style:name="gr6"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cm" fo:min-width="0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375cm" fo:min-width="0.135cm" fo:padding-top="0.13cm" fo:padding-bottom="0.13cm" fo:padding-left="0.25cm" fo:padding-right="0.25cm" fo:wrap-option="no-wrap" draw:shadow-color="#808080"/>
    </style:style>
    <style:style style:name="gr8"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139cm" fo:min-width="0cm" fo:padding-top="0.13cm" fo:padding-bottom="0.13cm" fo:padding-left="0.25cm" fo:padding-right="0.25cm" fo:wrap-option="no-wrap" draw:shadow-color="#808080"/>
    </style:style>
    <style:style style:name="gr9"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005cm" fo:min-width="0.135cm" fo:padding-top="0.13cm" fo:padding-bottom="0.13cm" fo:padding-left="0.25cm" fo:padding-right="0.25cm" fo:wrap-option="no-wrap" draw:shadow-color="#808080"/>
    </style:style>
    <style:style style:name="gr11"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cm" fo:min-width="0cm" fo:padding-top="0.13cm" fo:padding-bottom="0.13cm" fo:padding-left="0.25cm" fo:padding-right="0.25cm" fo:wrap-option="no-wrap" draw:shadow-color="#808080"/>
    </style:style>
    <style:style style:name="gr12" style:family="graphic" style:parent-style-name="standard">
      <style:graphic-properties draw:stroke="solid" svg:stroke-width="0.106cm" svg:stroke-color="#0000ff" draw:stroke-linejoin="miter" svg:stroke-linecap="square" draw:fill="solid" draw:fill-color="#ffffff" draw:textarea-horizontal-align="left" draw:textarea-vertical-align="middle" draw:auto-grow-height="false" fo:min-height="0.139cm" fo:min-width="0cm" fo:padding-top="0.13cm" fo:padding-bottom="0.13cm" fo:padding-left="0.25cm" fo:padding-right="0.25cm" fo:wrap-option="no-wrap" draw:shadow-color="#808080"/>
    </style:style>
    <style:style style:name="gr13" style:family="graphic" style:parent-style-name="standard">
      <style:graphic-properties draw:stroke="none" draw:fill="solid" draw:fill-color="#0000ff" draw:textarea-horizontal-align="left" draw:textarea-vertical-align="middle" draw:auto-grow-height="false" fo:min-height="0cm" fo:min-width="0cm" fo:padding-top="0.13cm" fo:padding-bottom="0.13cm" fo:padding-left="0.25cm" fo:padding-right="0.25cm" fo:wrap-option="no-wrap" draw:shadow-color="#808080"/>
    </style:style>
    <style:style style:name="gr14"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375cm" fo:min-width="0.135cm" fo:padding-top="0.13cm" fo:padding-bottom="0.13cm" fo:padding-left="0.25cm" fo:padding-right="0.25cm" fo:wrap-option="no-wrap" draw:shadow-color="#808080"/>
    </style:style>
    <style:style style:name="gr15"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375cm" fo:min-width="0cm" fo:padding-top="0.13cm" fo:padding-bottom="0.13cm" fo:padding-left="0.25cm" fo:padding-right="0.25cm" fo:wrap-option="no-wrap" draw:shadow-color="#808080"/>
    </style:style>
    <style:style style:name="gr16" style:family="graphic" style:parent-style-name="standard">
      <style:graphic-properties draw:stroke="solid" svg:stroke-width="0.062cm" svg:stroke-color="#000000" draw:stroke-linejoin="miter" svg:stroke-linecap="square" draw:fill="solid" draw:fill-color="#3366ff" draw:textarea-horizontal-align="left" draw:textarea-vertical-align="middle" draw:auto-grow-height="false" fo:min-height="0.525cm" fo:min-width="0.047cm" fo:padding-top="0.13cm" fo:padding-bottom="0.13cm" fo:padding-left="0.25cm" fo:padding-right="0.25cm" fo:wrap-option="no-wrap" draw:shadow-color="#808080"/>
    </style:style>
    <style:style style:name="gr17" style:family="graphic" style:parent-style-name="standard">
      <style:graphic-properties draw:stroke="none" draw:fill="solid" draw:fill-color="#3366ff" draw:textarea-horizontal-align="left" draw:textarea-vertical-align="middle" draw:auto-grow-height="false" fo:min-height="0.014cm" fo:min-width="0cm" fo:padding-top="0.13cm" fo:padding-bottom="0.13cm" fo:padding-left="0.25cm" fo:padding-right="0.25cm" fo:wrap-option="no-wrap" draw:shadow-color="#808080"/>
    </style:style>
    <style:style style:name="gr18"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5.438cm" fo:min-width="3.293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00cc99" draw:textarea-horizontal-align="justify" draw:textarea-vertical-align="top" draw:auto-grow-height="false" fo:min-height="0.798cm" fo:min-width="7.331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00cc99" draw:textarea-horizontal-align="justify" draw:textarea-vertical-align="top" draw:auto-grow-height="false" fo:min-height="1.645cm" fo:min-width="6.908cm" fo:padding-top="0.13cm" fo:padding-bottom="0.13cm" fo:padding-left="0.25cm" fo:padding-right="0.25cm" fo:wrap-option="wrap" draw:shadow-color="#808080"/>
    </style:style>
    <style:style style:name="gr24" style:family="graphic" style:parent-style-name="standard" style:list-style-name="L5">
      <style:graphic-properties draw:stroke="none" draw:fill="none" draw:fill-color="#00cc99" draw:textarea-horizontal-align="justify" draw:textarea-vertical-align="top" draw:auto-grow-height="false" fo:min-height="8.418cm" fo:min-width="12.835cm"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164cm" fo:min-width="0cm" fo:padding-top="0.13cm" fo:padding-bottom="0.13cm" fo:padding-left="0.25cm" fo:padding-right="0.25cm" fo:wrap-option="no-wrap" draw:shadow-color="#808080"/>
    </style:style>
    <style:style style:name="gr26"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039cm" fo:min-width="0cm" fo:padding-top="0.13cm" fo:padding-bottom="0.13cm" fo:padding-left="0.25cm" fo:padding-right="0.25cm" fo:wrap-option="no-wrap" draw:shadow-color="#808080"/>
    </style:style>
    <style:style style:name="gr27"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cm" fo:min-width="0.007cm" fo:padding-top="0.13cm" fo:padding-bottom="0.13cm" fo:padding-left="0.25cm" fo:padding-right="0.25cm" fo:wrap-option="no-wrap" draw:shadow-color="#808080"/>
    </style:style>
    <style:style style:name="gr29" style:family="graphic" style:parent-style-name="standard">
      <style:graphic-properties draw:stroke="solid" svg:stroke-width="0.106cm" svg:stroke-color="#0000ff" draw:stroke-linejoin="miter" svg:stroke-linecap="square" draw:fill="solid" draw:fill-color="#ffffff" draw:textarea-horizontal-align="left" draw:textarea-vertical-align="middle" draw:auto-grow-height="false" fo:min-height="0.008cm" fo:min-width="0cm" fo:padding-top="0.13cm" fo:padding-bottom="0.13cm" fo:padding-left="0.25cm" fo:padding-right="0.25cm" fo:wrap-option="no-wrap" draw:shadow-color="#808080"/>
    </style:style>
    <style:style style:name="gr30" style:family="graphic">
      <style:graphic-properties style:protect="size"/>
    </style:style>
    <style:style style:name="gr31" style:family="graphic" style:parent-style-name="standard" style:list-style-name="L1">
      <style:graphic-properties draw:stroke="none" draw:fill="none" draw:fill-color="#00cc99" draw:textarea-horizontal-align="justify" draw:textarea-vertical-align="middle" draw:auto-grow-height="false" fo:min-height="1.433cm" fo:min-width="10.719cm" fo:padding-top="0.13cm" fo:padding-bottom="0.13cm" fo:padding-left="0.25cm" fo:padding-right="0.25cm" fo:wrap-option="wrap" draw:shadow-color="#808080"/>
    </style:style>
    <style:style style:name="gr32" style:family="graphic" style:parent-style-name="standard" style:list-style-name="L5">
      <style:graphic-properties draw:stroke="none" draw:fill="none" draw:fill-color="#00cc99" draw:textarea-horizontal-align="justify" draw:textarea-vertical-align="top" draw:auto-grow-height="false" fo:min-height="16.673cm" fo:min-width="16.433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00cc99" draw:textarea-horizontal-align="justify" draw:textarea-vertical-align="top" draw:auto-grow-height="false" fo:min-height="0.798cm" fo:min-width="7.332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00cc99" draw:textarea-horizontal-align="justify" draw:textarea-vertical-align="top" draw:auto-grow-height="false" fo:min-height="1.645cm" fo:min-width="6.406cm" fo:padding-top="0.13cm" fo:padding-bottom="0.13cm" fo:padding-left="0.25cm" fo:padding-right="0.25cm" fo:wrap-option="wrap" draw:shadow-color="#808080"/>
    </style:style>
    <style:style style:name="gr35" style:family="graphic" style:parent-style-name="standard">
      <style:graphic-properties draw:stroke="solid" svg:stroke-width="0.106cm" svg:stroke-color="#000000" draw:stroke-linejoin="miter" svg:stroke-linecap="square" draw:fill="solid" draw:fill-color="#00ff00" draw:textarea-horizontal-align="left" draw:textarea-vertical-align="middle" draw:auto-grow-height="false" fo:min-height="4.397cm" fo:min-width="3.733cm" fo:padding-top="0.13cm" fo:padding-bottom="0.13cm" fo:padding-left="0.25cm" fo:padding-right="0.25cm" fo:wrap-option="no-wrap" draw:shadow-color="#808080"/>
    </style:style>
    <style:style style:name="gr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graphic-properties draw:stroke="solid" svg:stroke-width="0.026cm" svg:stroke-color="#000000" draw:stroke-linejoin="miter" svg:stroke-linecap="square" draw:fill="none" draw:fill-color="#00cc99" draw:textarea-horizontal-align="left" draw:textarea-vertical-align="middle" draw:auto-grow-height="false" fo:min-height="0.543cm" fo:min-width="0cm" fo:padding-top="0.13cm" fo:padding-bottom="0.13cm" fo:padding-left="0.25cm" fo:padding-right="0.25cm" fo:wrap-option="no-wrap" draw:shadow-color="#808080"/>
    </style:style>
    <style:style style:name="gr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graphic-properties draw:stroke="solid" svg:stroke-width="0.106cm" svg:stroke-color="#000000" draw:stroke-linejoin="miter" svg:stroke-linecap="square" draw:fill="solid" draw:fill-color="#00ff00" draw:textarea-horizontal-align="left" draw:textarea-vertical-align="middle" draw:auto-grow-height="false" fo:min-height="6.513cm" fo:min-width="3.522cm" fo:padding-top="0.13cm" fo:padding-bottom="0.13cm" fo:padding-left="0.25cm" fo:padding-right="0.25cm" fo:wrap-option="no-wrap" draw:shadow-color="#808080"/>
    </style:style>
    <style:style style:name="gr44"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1.747cm" fo:min-width="0cm" fo:padding-top="0.13cm" fo:padding-bottom="0.13cm" fo:padding-left="0.25cm" fo:padding-right="0.25cm" fo:wrap-option="no-wrap" draw:shadow-color="#808080"/>
    </style:style>
    <style:style style:name="gr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graphic-properties draw:stroke="solid" svg:stroke-width="0.053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 style:family="graphic" style:parent-style-name="standard">
      <style:graphic-properties draw:stroke="solid" svg:stroke-width="0.159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944cm" fo:min-width="0cm" fo:padding-top="0.13cm" fo:padding-bottom="0.13cm" fo:padding-left="0.25cm" fo:padding-right="0.25cm" fo:wrap-option="no-wrap" draw:shadow-color="#808080"/>
    </style:style>
    <style:style style:name="gr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141cm" fo:min-width="0cm" fo:padding-top="0.13cm" fo:padding-bottom="0.13cm" fo:padding-left="0.25cm" fo:padding-right="0.25cm" fo:wrap-option="no-wrap" draw:shadow-color="#808080"/>
    </style:style>
    <style:style style:name="gr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 style:family="graphic" style:parent-style-name="standard" style:list-style-name="L1">
      <style:graphic-properties draw:stroke="solid" svg:stroke-width="0.106cm" svg:stroke-color="#000000" draw:stroke-linejoin="miter" svg:stroke-linecap="square" draw:fill="solid" draw:fill-color="#c0c0c0" draw:textarea-horizontal-align="justify" draw:textarea-vertical-align="middle" draw:auto-grow-height="false" fo:min-height="2.659cm" fo:min-width="6.273cm" fo:padding-top="0.13cm" fo:padding-bottom="0.13cm" fo:padding-left="0.25cm" fo:padding-right="0.25cm" fo:wrap-option="no-wrap" draw:shadow-color="#808080"/>
    </style:style>
    <style:style style:name="gr56"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542cm" fo:min-width="0cm" fo:padding-top="0.13cm" fo:padding-bottom="0.13cm" fo:padding-left="0.25cm" fo:padding-right="0.25cm" fo:wrap-option="no-wrap" draw:shadow-color="#808080"/>
    </style:style>
    <style:style style:name="gr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graphic-properties draw:stroke="solid" svg:stroke-width="0.141cm" svg:stroke-color="#0000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60" style:family="graphic" style:parent-style-name="standard">
      <style:graphic-properties draw:stroke="solid" svg:stroke-width="0.141cm" svg:stroke-color="#ff33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61" style:family="graphic" style:parent-style-name="standard">
      <style:graphic-properties draw:stroke="solid" svg:stroke-width="0.079cm" svg:stroke-color="#000000" draw:stroke-linejoin="miter" svg:stroke-linecap="square" draw:fill="none" draw:fill-color="#00cc99" draw:textarea-horizontal-align="left" draw:textarea-vertical-align="middle" draw:auto-grow-height="false" fo:min-height="0.339cm" fo:min-width="0.099cm" fo:padding-top="0.13cm" fo:padding-bottom="0.13cm" fo:padding-left="0.25cm" fo:padding-right="0.25cm" fo:wrap-option="no-wrap" draw:shadow-color="#808080"/>
    </style:style>
    <style:style style:name="gr62"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graphic-properties draw:stroke="solid" svg:stroke-width="0.141cm" svg:stroke-color="#ffff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65" style:family="graphic" style:parent-style-name="standard">
      <style:graphic-properties draw:stroke="solid" svg:stroke-width="0.141cm" svg:stroke-color="#0080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66" style:family="graphic" style:parent-style-name="standard">
      <style:graphic-properties draw:stroke="solid" svg:stroke-width="0.123cm" svg:stroke-color="#ff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19.214cm" fo:min-width="23.206cm" fo:padding-top="0.13cm" fo:padding-bottom="0.13cm" fo:padding-left="0.25cm" fo:padding-right="0.25cm" fo:wrap-option="no-wrap" draw:shadow-color="#808080"/>
    </style:style>
    <style:style style:name="gr68"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20.484cm" fo:min-width="24.476cm" fo:padding-top="0.13cm" fo:padding-bottom="0.13cm" fo:padding-left="0.25cm" fo:padding-right="0.25cm" fo:wrap-option="no-wrap" draw:shadow-color="#808080"/>
    </style:style>
    <style:style style:name="gr69"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587cm" fo:min-width="0.558cm" fo:padding-top="0.13cm" fo:padding-bottom="0.13cm" fo:padding-left="0.25cm" fo:padding-right="0.25cm" fo:wrap-option="no-wrap" draw:shadow-color="#808080"/>
    </style:style>
    <style:style style:name="gr71" style:family="graphic" style:parent-style-name="standard">
      <style:graphic-properties draw:stroke="solid" svg:stroke-width="0.14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9.476cm" fo:min-width="11.353cm" fo:padding-top="0.13cm" fo:padding-bottom="0.13cm" fo:padding-left="0.25cm" fo:padding-right="0.25cm" fo:wrap-option="no-wrap" draw:shadow-color="#808080"/>
    </style:style>
    <style:style style:name="gr73"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10.111cm" fo:min-width="11.988cm" fo:padding-top="0.13cm" fo:padding-bottom="0.13cm" fo:padding-left="0.25cm" fo:padding-right="0.25cm" fo:wrap-option="no-wrap" draw:shadow-color="#808080"/>
    </style:style>
    <style:style style:name="gr74"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587cm" fo:min-width="0.559cm" fo:padding-top="0.13cm" fo:padding-bottom="0.13cm" fo:padding-left="0.25cm" fo:padding-right="0.25cm" fo:wrap-option="no-wrap" draw:shadow-color="#808080"/>
    </style:style>
    <style:style style:name="gr75" style:family="graphic" style:parent-style-name="standard">
      <style:graphic-properties draw:stroke="none" draw:fill="solid" draw:fill-color="#ffffff" draw:textarea-horizontal-align="left" draw:textarea-vertical-align="middle" draw:auto-grow-height="false" fo:min-height="5.666cm" fo:min-width="6.062cm" fo:padding-top="0.13cm" fo:padding-bottom="0.13cm" fo:padding-left="0.25cm" fo:padding-right="0.25cm" fo:wrap-option="no-wrap" draw:shadow-color="#808080"/>
    </style:style>
    <style:style style:name="gr76" style:family="graphic" style:parent-style-name="standard">
      <style:graphic-properties draw:stroke="none" draw:fill="solid" draw:fill-color="#ffffff" draw:textarea-horizontal-align="left" draw:textarea-vertical-align="middle" draw:auto-grow-height="false" fo:min-height="15.403cm" fo:min-width="6.061cm" fo:padding-top="0.13cm" fo:padding-bottom="0.13cm" fo:padding-left="0.25cm" fo:padding-right="0.25cm" fo:wrap-option="no-wrap" draw:shadow-color="#808080"/>
    </style:style>
    <style:style style:name="gr77" style:family="graphic" style:parent-style-name="standard">
      <style:graphic-properties draw:stroke="solid" svg:stroke-width="0.079cm" svg:stroke-color="#00ccff" draw:marker-end="msArrowEnd_20_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8"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3.773cm" fo:min-width="2.095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054cm" fo:min-width="0cm" fo:padding-top="0.13cm" fo:padding-bottom="0.13cm" fo:padding-left="0.25cm" fo:padding-right="0.25cm" fo:wrap-option="no-wrap" draw:shadow-color="#808080"/>
    </style:style>
    <style:style style:name="gr81"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058cm" fo:min-width="0cm" fo:padding-top="0.13cm" fo:padding-bottom="0.13cm" fo:padding-left="0.25cm" fo:padding-right="0.25cm" fo:wrap-option="no-wrap" draw:shadow-color="#808080"/>
    </style:style>
    <style:style style:name="gr82"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min-height="0.059cm" fo:min-width="0cm" fo:padding-top="0.13cm" fo:padding-bottom="0.13cm" fo:padding-left="0.25cm" fo:padding-right="0.25cm" fo:wrap-option="no-wrap" draw:shadow-color="#808080"/>
    </style:style>
    <style:style style:name="gr83"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189cm" fo:min-width="0cm" fo:padding-top="0.13cm" fo:padding-bottom="0.13cm" fo:padding-left="0.25cm" fo:padding-right="0.25cm" fo:wrap-option="no-wrap" draw:shadow-color="#808080"/>
    </style:style>
    <style:style style:name="gr84"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022cm" fo:min-width="0cm" fo:padding-top="0.13cm" fo:padding-bottom="0.13cm" fo:padding-left="0.25cm" fo:padding-right="0.25cm" fo:wrap-option="no-wrap" draw:shadow-color="#808080"/>
    </style:style>
    <style:style style:name="gr85"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graphic-properties draw:stroke="solid" svg:stroke-width="0.106cm" svg:stroke-color="#0000ff" draw:stroke-linejoin="miter" svg:stroke-linecap="square" draw:fill="solid" draw:fill-color="#ffffff" draw:textarea-horizontal-align="left" draw:textarea-vertical-align="middle" draw:auto-grow-height="false" fo:min-height="0.023cm" fo:min-width="0cm" fo:padding-top="0.13cm" fo:padding-bottom="0.13cm" fo:padding-left="0.25cm" fo:padding-right="0.25cm" fo:wrap-option="no-wrap" draw:shadow-color="#808080"/>
    </style:style>
    <style:style style:name="gr87"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172cm" fo:min-width="0cm" fo:padding-top="0.13cm" fo:padding-bottom="0.13cm" fo:padding-left="0.25cm" fo:padding-right="0.25cm" fo:wrap-option="no-wrap" draw:shadow-color="#808080"/>
    </style:style>
    <style:style style:name="gr88"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189cm" fo:min-width="0cm" fo:padding-top="0.13cm" fo:padding-bottom="0.13cm" fo:padding-left="0.25cm" fo:padding-right="0.25cm" fo:wrap-option="no-wrap" draw:shadow-color="#808080"/>
    </style:style>
    <style:style style:name="gr89" style:family="graphic" style:parent-style-name="standard">
      <style:graphic-properties draw:stroke="solid" svg:stroke-width="0.062cm" svg:stroke-color="#000000" draw:stroke-linejoin="miter" svg:stroke-linecap="square" draw:fill="solid" draw:fill-color="#3366ff" draw:textarea-horizontal-align="left" draw:textarea-vertical-align="middle" draw:auto-grow-height="false" fo:min-height="0.295cm" fo:min-width="0cm" fo:padding-top="0.13cm" fo:padding-bottom="0.13cm" fo:padding-left="0.25cm" fo:padding-right="0.25cm" fo:wrap-option="no-wrap" draw:shadow-color="#808080"/>
    </style:style>
    <style:style style:name="gr90" style:family="graphic" style:parent-style-name="standard">
      <style:graphic-properties draw:stroke="none" draw:fill="solid" draw:fill-color="#3366ff" draw:textarea-horizontal-align="left" draw:textarea-vertical-align="middle" draw:auto-grow-height="false" fo:min-height="0cm" fo:min-width="0cm" fo:padding-top="0.13cm" fo:padding-bottom="0.13cm" fo:padding-left="0.25cm" fo:padding-right="0.25cm" fo:wrap-option="no-wrap" draw:shadow-color="#808080"/>
    </style:style>
    <style:style style:name="gr91" style:family="graphic" style:parent-style-name="standard">
      <style:graphic-properties draw:stroke="solid" svg:stroke-width="0.12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2" style:family="graphic" style:parent-style-name="standard">
      <style:graphic-properties draw:stroke="solid" svg:stroke-width="0.106cm" svg:stroke-color="#0000ff" draw:stroke-linejoin="miter" svg:stroke-linecap="square" draw:fill="solid" draw:fill-color="#ffffff" draw:textarea-horizontal-align="left" draw:textarea-vertical-align="middle" draw:auto-grow-height="false" fo:min-height="0.007cm" fo:min-width="0cm" fo:padding-top="0.13cm" fo:padding-bottom="0.13cm" fo:padding-left="0.25cm" fo:padding-right="0.25cm" fo:wrap-option="no-wrap" draw:shadow-color="#808080"/>
    </style:style>
    <style:style style:name="gr93"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2.491cm" fo:min-width="1.193cm" fo:padding-top="0.13cm" fo:padding-bottom="0.13cm" fo:padding-left="0.25cm" fo:padding-right="0.25cm" fo:wrap-option="no-wrap" draw:shadow-color="#808080"/>
    </style:style>
    <style:style style:name="gr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666cm" fo:min-width="0.453cm" fo:padding-top="0.13cm" fo:padding-bottom="0.13cm" fo:padding-left="0.25cm" fo:padding-right="0.25cm" fo:wrap-option="no-wrap" draw:shadow-color="#808080"/>
    </style:style>
    <style:style style:name="gr96"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97"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693cm" fo:min-width="0.277cm" fo:padding-top="0.13cm" fo:padding-bottom="0.13cm" fo:padding-left="0.25cm" fo:padding-right="0.25cm" fo:wrap-option="no-wrap" draw:shadow-color="#808080"/>
    </style:style>
    <style:style style:name="gr9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221cm" fo:min-width="2.04cm" fo:padding-top="0.13cm" fo:padding-bottom="0.13cm" fo:padding-left="0.25cm" fo:padding-right="0.25cm" fo:wrap-option="no-wrap" draw:shadow-color="#808080"/>
    </style:style>
    <style:style style:name="gr99"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692cm" fo:min-width="0cm" fo:padding-top="0.13cm" fo:padding-bottom="0.13cm" fo:padding-left="0.25cm" fo:padding-right="0.25cm" fo:wrap-option="wrap" draw:shadow-color="#808080"/>
    </style:style>
    <style:style style:name="gr100"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675cm" fo:min-width="0.293cm" fo:padding-top="0.13cm" fo:padding-bottom="0.13cm" fo:padding-left="0.25cm" fo:padding-right="0.25cm" fo:wrap-option="no-wrap" draw:shadow-color="#808080"/>
    </style:style>
    <style:style style:name="gr101"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675cm" fo:min-width="0.294cm" fo:padding-top="0.13cm" fo:padding-bottom="0.13cm" fo:padding-left="0.25cm" fo:padding-right="0.25cm" fo:wrap-option="no-wrap" draw:shadow-color="#808080"/>
    </style:style>
    <style:style style:name="gr102" style:family="graphic" style:parent-style-name="standard">
      <style:graphic-properties draw:stroke="solid" svg:stroke-width="0.071cm" svg:stroke-color="#000000" draw:stroke-linejoin="miter" svg:stroke-linecap="square" draw:fill="none" draw:fill-color="#00cc99" draw:textarea-horizontal-align="justify" draw:textarea-vertical-align="middle" draw:auto-grow-height="false" fo:min-height="0.375cm" fo:min-width="0.346cm" fo:padding-top="0.13cm" fo:padding-bottom="0.13cm" fo:padding-left="0.25cm" fo:padding-right="0.25cm" fo:wrap-option="no-wrap" draw:shadow-color="#808080"/>
    </style:style>
    <style:style style:name="gr103"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513cm" fo:min-width="2.132cm" fo:padding-top="0.13cm" fo:padding-bottom="0.13cm" fo:padding-left="0.25cm" fo:padding-right="0.25cm" fo:wrap-option="wrap" draw:shadow-color="#808080"/>
    </style:style>
    <style:style style:name="gr104"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2.836cm" fo:min-width="1.383cm" fo:padding-top="0.13cm" fo:padding-bottom="0.13cm" fo:padding-left="0.25cm" fo:padding-right="0.25cm" fo:wrap-option="wrap" draw:shadow-color="#808080"/>
    </style:style>
    <style:style style:name="gr105" style:family="graphic" style:parent-style-name="standard">
      <style:graphic-properties draw:stroke="solid" svg:stroke-width="0.071cm" svg:stroke-color="#000000" draw:stroke-linejoin="miter" svg:stroke-linecap="square" draw:fill="none" draw:fill-color="#00cc99" draw:textarea-horizontal-align="left" draw:textarea-vertical-align="middle" draw:auto-grow-height="false" fo:min-height="0.375cm" fo:min-width="0.346cm" fo:padding-top="0.13cm" fo:padding-bottom="0.13cm" fo:padding-left="0.25cm" fo:padding-right="0.25cm" fo:wrap-option="no-wrap" draw:shadow-color="#808080"/>
    </style:style>
    <style:style style:name="gr106"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0.666cm" fo:min-width="0.179cm" fo:padding-top="0.13cm" fo:padding-bottom="0.13cm" fo:padding-left="0.25cm" fo:padding-right="0.25cm" fo:wrap-option="wrap" draw:shadow-color="#808080"/>
    </style:style>
    <style:style style:name="gr107"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4.608cm" fo:min-width="2.614cm" fo:padding-top="0.13cm" fo:padding-bottom="0.13cm" fo:padding-left="0.25cm" fo:padding-right="0.25cm" fo:wrap-option="wrap" draw:shadow-color="#808080"/>
    </style:style>
    <style:style style:name="gr108"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1.434cm" fo:min-width="2.252cm" fo:padding-top="0.13cm" fo:padding-bottom="0.13cm" fo:padding-left="0.25cm" fo:padding-right="0.25cm" fo:wrap-option="wrap" draw:shadow-color="#808080"/>
    </style:style>
    <style:style style:name="gr109"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min-height="0.058cm" fo:min-width="0cm" fo:padding-top="0.13cm" fo:padding-bottom="0.13cm" fo:padding-left="0.25cm" fo:padding-right="0.25cm" fo:wrap-option="no-wrap" draw:shadow-color="#808080"/>
    </style:style>
    <style:style style:name="gr110"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cm" fo:min-width="0.942cm" fo:padding-top="0.13cm" fo:padding-bottom="0.13cm" fo:padding-left="0.25cm" fo:padding-right="0.25cm" fo:wrap-option="wrap" draw:shadow-color="#808080"/>
    </style:style>
    <style:style style:name="gr111" style:family="graphic" style:parent-style-name="standard">
      <style:graphic-properties draw:stroke="solid" svg:stroke-width="0.079cm" svg:stroke-color="#ff0000" draw:stroke-linejoin="round" svg:stroke-linecap="square" draw:fill="none" draw:fill-color="#00cc99" draw:textarea-horizontal-align="left" draw:textarea-vertical-align="top" draw:auto-grow-height="false" fo:min-height="0.124cm" fo:min-width="0.271cm" fo:padding-top="0.13cm" fo:padding-bottom="0.13cm" fo:padding-left="0.25cm" fo:padding-right="0.25cm" fo:wrap-option="wrap" draw:shadow-color="#808080"/>
    </style:style>
    <style:style style:name="gr112"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14cm" fo:min-width="0.274cm" fo:padding-top="0.13cm" fo:padding-bottom="0.13cm" fo:padding-left="0.25cm" fo:padding-right="0.25cm" fo:wrap-option="no-wrap" draw:shadow-color="#808080"/>
    </style:style>
    <style:style style:name="gr113" style:family="graphic" style:parent-style-name="standard">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114"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64cm" fo:min-width="1.202cm" fo:padding-top="0.13cm" fo:padding-bottom="0.13cm" fo:padding-left="0.25cm" fo:padding-right="0.25cm" fo:wrap-option="no-wrap" draw:shadow-color="#808080"/>
    </style:style>
    <style:style style:name="gr1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42cm" fo:min-width="0cm" fo:padding-top="0.13cm" fo:padding-bottom="0.13cm" fo:padding-left="0.25cm" fo:padding-right="0.25cm" fo:wrap-option="no-wrap" draw:shadow-color="#808080"/>
    </style:style>
    <style:style style:name="gr117"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306cm" fo:min-width="0.748cm" fo:padding-top="0.13cm" fo:padding-bottom="0.13cm" fo:padding-left="0.25cm" fo:padding-right="0.25cm" fo:wrap-option="no-wrap" draw:shadow-color="#808080"/>
    </style:style>
    <style:style style:name="gr11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67cm" fo:min-width="2.618cm" fo:padding-top="0.13cm" fo:padding-bottom="0.13cm" fo:padding-left="0.25cm" fo:padding-right="0.25cm" fo:wrap-option="no-wrap" draw:shadow-color="#808080"/>
    </style:style>
    <style:style style:name="gr119"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25cm" fo:min-width="0cm" fo:padding-top="0.13cm" fo:padding-bottom="0.13cm" fo:padding-left="0.25cm" fo:padding-right="0.25cm" fo:wrap-option="no-wrap" draw:shadow-color="#808080"/>
    </style:style>
    <style:style style:name="gr120"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212cm" fo:min-width="0cm" fo:padding-top="0.13cm" fo:padding-bottom="0.13cm" fo:padding-left="0.25cm" fo:padding-right="0.25cm" fo:wrap-option="no-wrap" draw:shadow-color="#808080"/>
    </style:style>
    <style:style style:name="gr1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02cm" fo:min-width="0.274cm" fo:padding-top="0.13cm" fo:padding-bottom="0.13cm" fo:padding-left="0.25cm" fo:padding-right="0.25cm" fo:wrap-option="no-wrap" draw:shadow-color="#808080"/>
    </style:style>
    <style:style style:name="gr12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02cm" fo:min-width="0.272cm" fo:padding-top="0.13cm" fo:padding-bottom="0.13cm" fo:padding-left="0.25cm" fo:padding-right="0.25cm" fo:wrap-option="no-wrap" draw:shadow-color="#808080"/>
    </style:style>
    <style:style style:name="gr126"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53cm" fo:min-width="0.777cm" fo:padding-top="0.13cm" fo:padding-bottom="0.13cm" fo:padding-left="0.25cm" fo:padding-right="0.25cm" fo:wrap-option="no-wrap" draw:shadow-color="#808080"/>
    </style:style>
    <style:style style:name="gr12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83cm" fo:min-width="0.748cm" fo:padding-top="0.13cm" fo:padding-bottom="0.13cm" fo:padding-left="0.25cm" fo:padding-right="0.25cm" fo:wrap-option="no-wrap" draw:shadow-color="#808080"/>
    </style:style>
    <style:style style:name="gr129"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58cm" fo:min-width="2.618cm" fo:padding-top="0.13cm" fo:padding-bottom="0.13cm" fo:padding-left="0.25cm" fo:padding-right="0.25cm" fo:wrap-option="no-wrap" draw:shadow-color="#808080"/>
    </style:style>
    <style:style style:name="gr130"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049cm" fo:min-width="1.383cm" fo:padding-top="0.13cm" fo:padding-bottom="0.13cm" fo:padding-left="0.25cm" fo:padding-right="0.25cm" fo:wrap-option="wrap" draw:shadow-color="#808080"/>
    </style:style>
    <style:style style:name="gr131" style:family="graphic" style:parent-style-name="standard">
      <style:graphic-properties draw:stroke="solid" svg:stroke-width="0.079cm" svg:stroke-color="#ff0000" draw:stroke-linejoin="round" svg:stroke-linecap="square" draw:fill="none" draw:fill-color="#00cc99" draw:textarea-horizontal-align="left" draw:textarea-vertical-align="top" draw:auto-grow-height="false" fo:min-height="0.049cm" fo:min-width="0.126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02cm" fo:min-width="0.271cm" fo:padding-top="0.13cm" fo:padding-bottom="0.13cm" fo:padding-left="0.25cm" fo:padding-right="0.25cm" fo:wrap-option="no-wrap" draw:shadow-color="#808080"/>
    </style:style>
    <style:style style:name="gr134" style:family="graphic" style:parent-style-name="standard">
      <style:graphic-properties draw:stroke="solid" svg:stroke-width="0.141cm" svg:stroke-color="#000000" draw:stroke-linejoin="miter" svg:stroke-linecap="square" draw:fill="none" draw:fill-color="#00cc99" draw:textarea-horizontal-align="left" draw:textarea-vertical-align="middle" draw:auto-grow-height="false" fo:min-height="0.05cm" fo:min-width="0.204cm" fo:padding-top="0.13cm" fo:padding-bottom="0.13cm" fo:padding-left="0.25cm" fo:padding-right="0.25cm" fo:wrap-option="no-wrap" draw:shadow-color="#808080"/>
    </style:style>
    <style:style style:name="gr135" style:family="graphic" style:parent-style-name="standard">
      <style:graphic-properties draw:stroke="solid" svg:stroke-width="0.141cm" svg:stroke-color="#000000" draw:stroke-linejoin="miter" svg:stroke-linecap="square" draw:fill="none" draw:fill-color="#00cc99" draw:textarea-horizontal-align="left" draw:textarea-vertical-align="middle" draw:auto-grow-height="false" fo:min-height="0.05cm" fo:min-width="0.205cm" fo:padding-top="0.13cm" fo:padding-bottom="0.13cm" fo:padding-left="0.25cm" fo:padding-right="0.25cm" fo:wrap-option="no-wrap" draw:shadow-color="#808080"/>
    </style:style>
    <style:style style:name="gr136"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049cm" fo:min-width="1.379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00cc99" draw:textarea-horizontal-align="justify" draw:textarea-vertical-align="top" draw:auto-grow-height="false" fo:min-height="1.645cm" fo:min-width="4.902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00cc99" draw:textarea-horizontal-align="justify" draw:textarea-vertical-align="top" draw:auto-grow-height="false" fo:min-height="0.798cm" fo:min-width="7.332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42cm" fo:min-width="6.741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1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4cm" fo:min-width="0.224cm" fo:padding-top="0.13cm" fo:padding-bottom="0.13cm" fo:padding-left="0.25cm" fo:padding-right="0.25cm" fo:wrap-option="no-wrap" draw:shadow-color="#808080"/>
    </style:style>
    <style:style style:name="gr1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graphic-properties draw:stroke="solid" svg:stroke-width="0.071cm" svg:stroke-color="#000000" draw:stroke-linejoin="miter" svg:stroke-linecap="square" draw:fill="solid" draw:fill-color="#ffff99" draw:textarea-horizontal-align="left" draw:textarea-vertical-align="middle" draw:auto-grow-height="false" fo:min-height="0cm" fo:min-width="0cm" fo:padding-top="0.13cm" fo:padding-bottom="0.13cm" fo:padding-left="0.25cm" fo:padding-right="0.25cm" fo:wrap-option="no-wrap" draw:shadow-color="#808080"/>
    </style:style>
    <style:style style:name="gr154"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657cm" fo:min-width="2.102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4cm" fo:min-width="0.248cm" fo:padding-top="0.13cm" fo:padding-bottom="0.13cm" fo:padding-left="0.25cm" fo:padding-right="0.25cm" fo:wrap-option="no-wrap" draw:shadow-color="#808080"/>
    </style:style>
    <style:style style:name="gr1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19cm" fo:min-width="2.127cm" fo:padding-top="0.13cm" fo:padding-bottom="0.13cm" fo:padding-left="0.25cm" fo:padding-right="0.25cm" fo:wrap-option="no-wrap" draw:shadow-color="#808080"/>
    </style:style>
    <style:style style:name="gr159"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22cm" fo:min-width="0.708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graphic-properties draw:stroke="solid" svg:stroke-width="0.079cm" svg:stroke-color="#0000ff" draw:stroke-linejoin="round" svg:stroke-linecap="square" draw:fill="none" draw:fill-color="#00cc99" draw:textarea-horizontal-align="left" draw:textarea-vertical-align="top" draw:auto-grow-height="false" fo:min-height="0cm" fo:min-width="0cm" fo:padding-top="0.13cm" fo:padding-bottom="0.13cm" fo:padding-left="0.25cm" fo:padding-right="0.25cm" fo:wrap-option="wrap" draw:shadow-color="#808080"/>
    </style:style>
    <style:style style:name="gr162"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132cm" fo:min-width="2.071cm" fo:padding-top="0.13cm" fo:padding-bottom="0.13cm" fo:padding-left="0.25cm" fo:padding-right="0.25cm" fo:wrap-option="wrap" draw:shadow-color="#808080"/>
    </style:style>
    <style:style style:name="gr163" style:family="graphic" style:parent-style-name="standard">
      <style:graphic-properties draw:stroke="solid" svg:stroke-width="0.079cm" svg:stroke-color="#ff0000" draw:stroke-linejoin="round" svg:stroke-linecap="square" draw:fill="none" draw:fill-color="#00cc99" draw:textarea-horizontal-align="left" draw:textarea-vertical-align="top" draw:auto-grow-height="false" fo:min-height="0cm" fo:min-width="0cm" fo:padding-top="0.13cm" fo:padding-bottom="0.13cm" fo:padding-left="0.25cm" fo:padding-right="0.25cm" fo:wrap-option="wrap" draw:shadow-color="#808080"/>
    </style:style>
    <style:style style:name="gr164"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02cm" fo:min-width="0.273cm" fo:padding-top="0.13cm" fo:padding-bottom="0.13cm" fo:padding-left="0.25cm" fo:padding-right="0.25cm" fo:wrap-option="no-wrap" draw:shadow-color="#808080"/>
    </style:style>
    <style:style style:name="gr1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0.049cm" fo:min-width="1.383cm" fo:padding-top="0.13cm" fo:padding-bottom="0.13cm" fo:padding-left="0.25cm" fo:padding-right="0.25cm" fo:wrap-option="wrap" draw:shadow-color="#808080"/>
    </style:style>
    <style:style style:name="gr167" style:family="graphic" style:parent-style-name="standard">
      <style:graphic-properties draw:stroke="solid" svg:stroke-width="0.071cm" svg:stroke-color="#ff0000" draw:stroke-linejoin="round" svg:stroke-linecap="square" draw:fill="none" draw:fill-color="#00cc99" draw:textarea-horizontal-align="left" draw:textarea-vertical-align="top" draw:auto-grow-height="false" fo:min-height="0.049cm" fo:min-width="0.126cm" fo:padding-top="0.13cm" fo:padding-bottom="0.13cm" fo:padding-left="0.25cm" fo:padding-right="0.25cm" fo:wrap-option="wrap" draw:shadow-color="#808080"/>
    </style:style>
    <style:style style:name="gr16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0cm" fo:min-width="0.889cm" fo:padding-top="0.13cm" fo:padding-bottom="0.13cm" fo:padding-left="0.25cm" fo:padding-right="0.25cm" fo:wrap-option="wrap" draw:shadow-color="#808080"/>
    </style:style>
    <style:style style:name="gr170" style:family="graphic" style:parent-style-name="standard">
      <style:graphic-properties draw:stroke="solid" svg:stroke-width="0.071cm" svg:stroke-color="#ff0000" draw:stroke-linejoin="round" svg:stroke-linecap="square" draw:fill="none" draw:fill-color="#00cc99" draw:textarea-horizontal-align="left" draw:textarea-vertical-align="top" draw:auto-grow-height="false" fo:min-height="0.106cm" fo:min-width="0.245cm" fo:padding-top="0.13cm" fo:padding-bottom="0.13cm" fo:padding-left="0.25cm" fo:padding-right="0.25cm" fo:wrap-option="wrap" draw:shadow-color="#808080"/>
    </style:style>
    <style:style style:name="gr171"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9cm" fo:min-width="0.246cm" fo:padding-top="0.13cm" fo:padding-bottom="0.13cm" fo:padding-left="0.25cm" fo:padding-right="0.25cm" fo:wrap-option="no-wrap" draw:shadow-color="#808080"/>
    </style:style>
    <style:style style:name="gr172"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37cm" fo:min-width="1.142cm" fo:padding-top="0.13cm" fo:padding-bottom="0.13cm" fo:padding-left="0.25cm" fo:padding-right="0.25cm" fo:wrap-option="no-wrap" draw:shadow-color="#808080"/>
    </style:style>
    <style:style style:name="gr1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09cm" fo:min-width="0cm" fo:padding-top="0.13cm" fo:padding-bottom="0.13cm" fo:padding-left="0.25cm" fo:padding-right="0.25cm" fo:wrap-option="no-wrap" draw:shadow-color="#808080"/>
    </style:style>
    <style:style style:name="gr175"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3cm" fo:min-width="0.704cm" fo:padding-top="0.13cm" fo:padding-bottom="0.13cm" fo:padding-left="0.25cm" fo:padding-right="0.25cm" fo:wrap-option="no-wrap" draw:shadow-color="#808080"/>
    </style:style>
    <style:style style:name="gr17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4cm" fo:min-width="2.507cm" fo:padding-top="0.13cm" fo:padding-bottom="0.13cm" fo:padding-left="0.25cm" fo:padding-right="0.25cm" fo:wrap-option="no-wrap" draw:shadow-color="#808080"/>
    </style:style>
    <style:style style:name="gr17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9cm" fo:min-width="0cm" fo:padding-top="0.13cm" fo:padding-bottom="0.13cm" fo:padding-left="0.25cm" fo:padding-right="0.25cm" fo:wrap-option="no-wrap" draw:shadow-color="#808080"/>
    </style:style>
    <style:style style:name="gr17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19cm" fo:min-width="0cm" fo:padding-top="0.13cm" fo:padding-bottom="0.13cm" fo:padding-left="0.25cm" fo:padding-right="0.25cm" fo:wrap-option="no-wrap" draw:shadow-color="#808080"/>
    </style:style>
    <style:style style:name="gr1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1">
      <style:graphic-properties draw:stroke="none" draw:fill="none" draw:fill-color="#00cc99" draw:textarea-horizontal-align="justify" draw:textarea-vertical-align="top" draw:auto-grow-height="false" fo:min-height="1.645cm" fo:min-width="6.172cm" fo:padding-top="0.13cm" fo:padding-bottom="0.13cm" fo:padding-left="0.25cm" fo:padding-right="0.25cm" fo:wrap-option="wrap" draw:shadow-color="#808080"/>
    </style:style>
    <style:style style:name="gr183" style:family="graphic" style:parent-style-name="standard" style:list-style-name="L1">
      <style:graphic-properties draw:stroke="none" draw:fill="none" draw:fill-color="#00cc99" draw:textarea-horizontal-align="justify" draw:textarea-vertical-align="top" draw:auto-grow-height="false" fo:min-height="0.798cm" fo:min-width="7.332cm" fo:padding-top="0.13cm" fo:padding-bottom="0.13cm" fo:padding-left="0.25cm" fo:padding-right="0.25cm" fo:wrap-option="wrap" draw:shadow-color="#808080"/>
    </style:style>
    <style:style style:name="gr184" style:family="graphic" style:parent-style-name="standard">
      <style:graphic-properties draw:stroke="none" draw:fill="solid" draw:fill-color="#ffffff" draw:textarea-horizontal-align="left" draw:textarea-vertical-align="middle" draw:auto-grow-height="false" fo:min-height="12.863cm" fo:min-width="6.908cm" fo:padding-top="0.13cm" fo:padding-bottom="0.13cm" fo:padding-left="0.25cm" fo:padding-right="0.25cm" fo:wrap-option="no-wrap" draw:shadow-color="#808080"/>
    </style:style>
    <style:style style:name="gr185"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3.817cm" fo:min-width="2.095cm" fo:padding-top="0.13cm" fo:padding-bottom="0.13cm" fo:padding-left="0.25cm" fo:padding-right="0.25cm" fo:wrap-option="no-wrap" draw:shadow-color="#808080"/>
    </style:style>
    <style:style style:name="gr18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062cm" fo:min-width="0cm" fo:padding-top="0.13cm" fo:padding-bottom="0.13cm" fo:padding-left="0.25cm" fo:padding-right="0.25cm" fo:wrap-option="no-wrap" draw:shadow-color="#808080"/>
    </style:style>
    <style:style style:name="gr188"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063cm" fo:min-width="0cm" fo:padding-top="0.13cm" fo:padding-bottom="0.13cm" fo:padding-left="0.25cm" fo:padding-right="0.25cm" fo:wrap-option="no-wrap" draw:shadow-color="#808080"/>
    </style:style>
    <style:style style:name="gr189"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min-height="0.062cm" fo:min-width="0cm" fo:padding-top="0.13cm" fo:padding-bottom="0.13cm" fo:padding-left="0.25cm" fo:padding-right="0.25cm" fo:wrap-option="no-wrap" draw:shadow-color="#808080"/>
    </style:style>
    <style:style style:name="gr190"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stroke="solid" svg:stroke-width="0.071cm" svg:stroke-color="#ff0000" draw:stroke-linejoin="round" svg:stroke-linecap="square" draw:fill="none" draw:fill-color="#00cc99" draw:textarea-horizontal-align="left" draw:textarea-vertical-align="top" draw:auto-grow-height="false" fo:min-height="0.102cm" fo:min-width="0.245cm" fo:padding-top="0.13cm" fo:padding-bottom="0.13cm" fo:padding-left="0.25cm" fo:padding-right="0.25cm" fo:wrap-option="wrap" draw:shadow-color="#808080"/>
    </style:style>
    <style:style style:name="gr19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cm" fo:min-width="0.246cm" fo:padding-top="0.13cm" fo:padding-bottom="0.13cm" fo:padding-left="0.25cm" fo:padding-right="0.25cm" fo:wrap-option="no-wrap" draw:shadow-color="#808080"/>
    </style:style>
    <style:style style:name="gr198"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29cm" fo:min-width="1.142cm" fo:padding-top="0.13cm" fo:padding-bottom="0.13cm" fo:padding-left="0.25cm" fo:padding-right="0.25cm" fo:wrap-option="no-wrap" draw:shadow-color="#808080"/>
    </style:style>
    <style:style style:name="gr1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0"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99cm" fo:min-width="0cm" fo:padding-top="0.13cm" fo:padding-bottom="0.13cm" fo:padding-left="0.25cm" fo:padding-right="0.25cm" fo:wrap-option="no-wrap" draw:shadow-color="#808080"/>
    </style:style>
    <style:style style:name="gr201"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12cm" fo:min-width="0.704cm" fo:padding-top="0.13cm" fo:padding-bottom="0.13cm" fo:padding-left="0.25cm" fo:padding-right="0.25cm" fo:wrap-option="no-wrap" draw:shadow-color="#808080"/>
    </style:style>
    <style:style style:name="gr202"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26cm" fo:min-width="2.507cm" fo:padding-top="0.13cm" fo:padding-bottom="0.13cm" fo:padding-left="0.25cm" fo:padding-right="0.25cm" fo:wrap-option="no-wrap" draw:shadow-color="#808080"/>
    </style:style>
    <style:style style:name="gr203"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6cm" fo:min-width="0cm" fo:padding-top="0.13cm" fo:padding-bottom="0.13cm" fo:padding-left="0.25cm" fo:padding-right="0.25cm" fo:wrap-option="no-wrap" draw:shadow-color="#808080"/>
    </style:style>
    <style:style style:name="gr204"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181cm" fo:min-width="0cm" fo:padding-top="0.13cm" fo:padding-bottom="0.13cm" fo:padding-left="0.25cm" fo:padding-right="0.25cm" fo:wrap-option="no-wrap" draw:shadow-color="#808080"/>
    </style:style>
    <style:style style:name="gr2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84cm" fo:min-width="0.748cm" fo:padding-top="0.13cm" fo:padding-bottom="0.13cm" fo:padding-left="0.25cm" fo:padding-right="0.25cm" fo:wrap-option="no-wrap" draw:shadow-color="#808080"/>
    </style:style>
    <style:style style:name="gr20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57cm" fo:min-width="2.618cm" fo:padding-top="0.13cm" fo:padding-bottom="0.13cm" fo:padding-left="0.25cm" fo:padding-right="0.25cm" fo:wrap-option="no-wrap" draw:shadow-color="#808080"/>
    </style:style>
    <style:style style:name="gr209"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0.048cm" fo:min-width="1.383cm" fo:padding-top="0.13cm" fo:padding-bottom="0.13cm" fo:padding-left="0.25cm" fo:padding-right="0.25cm" fo:wrap-option="wrap" draw:shadow-color="#808080"/>
    </style:style>
    <style:style style:name="gr210" style:family="graphic" style:parent-style-name="standard">
      <style:graphic-properties draw:stroke="solid" svg:stroke-width="0.071cm" svg:stroke-color="#ff0000" draw:stroke-linejoin="round" svg:stroke-linecap="square" draw:fill="none" draw:fill-color="#00cc99" draw:textarea-horizontal-align="left" draw:textarea-vertical-align="top" draw:auto-grow-height="false" fo:min-height="0.048cm" fo:min-width="0.126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standard">
      <style:graphic-properties draw:stroke="solid" svg:stroke-width="0.141cm" svg:stroke-color="#000000" draw:stroke-linejoin="miter" svg:stroke-linecap="square" draw:fill="none" draw:fill-color="#00cc99" draw:textarea-horizontal-align="left" draw:textarea-vertical-align="middle" draw:auto-grow-height="false" fo:min-height="0.049cm" fo:min-width="0.205cm" fo:padding-top="0.13cm" fo:padding-bottom="0.13cm" fo:padding-left="0.25cm" fo:padding-right="0.25cm" fo:wrap-option="no-wrap" draw:shadow-color="#808080"/>
    </style:style>
    <style:style style:name="gr213"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0.048cm" fo:min-width="1.378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2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cm" fo:min-width="0cm" fo:padding-top="0.13cm" fo:padding-bottom="0.13cm" fo:padding-left="0.25cm" fo:padding-right="0.25cm" fo:wrap-option="wrap" draw:shadow-color="#808080"/>
    </style:style>
    <style:style style:name="gr2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graphic-properties draw:stroke="solid" svg:stroke-width="0.071cm" svg:stroke-color="#000000" draw:stroke-linejoin="miter" svg:stroke-linecap="square" draw:fill="solid" draw:fill-color="#ff0000" draw:textarea-horizontal-align="left" draw:textarea-vertical-align="middle" draw:auto-grow-height="false" fo:min-height="0cm" fo:min-width="0cm" fo:padding-top="0.13cm" fo:padding-bottom="0.13cm" fo:padding-left="0.25cm" fo:padding-right="0.25cm" fo:wrap-option="no-wrap" draw:shadow-color="#808080"/>
    </style:style>
    <style:style style:name="gr2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00cc99" draw:textarea-horizontal-align="justify" draw:textarea-vertical-align="top" draw:auto-grow-height="false" fo:min-height="1.645cm" fo:min-width="6.172cm" fo:padding-top="0.13cm" fo:padding-bottom="0.13cm" fo:padding-left="0.25cm" fo:padding-right="0.25cm" fo:wrap-option="wrap" draw:shadow-color="#808080"/>
    </style:style>
    <style:style style:name="gr232" style:family="graphic" style:parent-style-name="standard" style:list-style-name="L1">
      <style:graphic-properties draw:stroke="none" draw:fill="none" draw:fill-color="#00cc99" draw:textarea-horizontal-align="justify" draw:textarea-vertical-align="top" draw:auto-grow-height="false" fo:min-height="0.798cm" fo:min-width="7.332cm" fo:padding-top="0.13cm" fo:padding-bottom="0.13cm" fo:padding-left="0.25cm" fo:padding-right="0.25cm" fo:wrap-option="wrap" draw:shadow-color="#808080"/>
    </style:style>
    <style:style style:name="gr233"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666cm" fo:min-width="0.452cm" fo:padding-top="0.13cm" fo:padding-bottom="0.13cm" fo:padding-left="0.25cm" fo:padding-right="0.25cm" fo:wrap-option="no-wrap" draw:shadow-color="#808080"/>
    </style:style>
    <style:style style:name="gr234"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692cm" fo:min-width="0.276cm" fo:padding-top="0.13cm" fo:padding-bottom="0.13cm" fo:padding-left="0.25cm" fo:padding-right="0.25cm" fo:wrap-option="no-wrap" draw:shadow-color="#808080"/>
    </style:style>
    <style:style style:name="gr23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222cm" fo:min-width="2.04cm" fo:padding-top="0.13cm" fo:padding-bottom="0.13cm" fo:padding-left="0.25cm" fo:padding-right="0.25cm" fo:wrap-option="no-wrap" draw:shadow-color="#808080"/>
    </style:style>
    <style:style style:name="gr236"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693cm" fo:min-width="0cm" fo:padding-top="0.13cm" fo:padding-bottom="0.13cm" fo:padding-left="0.25cm" fo:padding-right="0.25cm" fo:wrap-option="wrap" draw:shadow-color="#808080"/>
    </style:style>
    <style:style style:name="gr2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0.067cm" fo:min-width="2.199cm" fo:padding-top="0.13cm" fo:padding-bottom="0.13cm" fo:padding-left="0.25cm" fo:padding-right="0.25cm" fo:wrap-option="wrap" draw:shadow-color="#808080"/>
    </style:style>
    <style:style style:name="gr240"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0.146cm" fo:min-width="2.481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graphic-properties draw:stroke="solid" svg:stroke-width="0.071cm" svg:stroke-color="#000000" draw:stroke-linejoin="miter" svg:stroke-linecap="square" draw:fill="none" draw:fill-color="#00cc99" draw:textarea-horizontal-align="justify" draw:textarea-vertical-align="middle" draw:auto-grow-height="false" fo:min-height="0.375cm" fo:min-width="0.347cm" fo:padding-top="0.13cm" fo:padding-bottom="0.13cm" fo:padding-left="0.25cm" fo:padding-right="0.25cm" fo:wrap-option="no-wrap" draw:shadow-color="#808080"/>
    </style:style>
    <style:style style:name="gr243" style:family="graphic" style:parent-style-name="standard">
      <style:graphic-properties draw:stroke="solid" svg:stroke-width="0.071cm" svg:stroke-color="#000000" draw:stroke-linejoin="miter" svg:stroke-linecap="square" draw:fill="none" draw:fill-color="#00cc99" draw:textarea-horizontal-align="left" draw:textarea-vertical-align="middle" draw:auto-grow-height="false" fo:min-height="0.375cm" fo:min-width="0.347cm" fo:padding-top="0.13cm" fo:padding-bottom="0.13cm" fo:padding-left="0.25cm" fo:padding-right="0.25cm" fo:wrap-option="no-wrap" draw:shadow-color="#808080"/>
    </style:style>
    <style:style style:name="gr244"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2.13cm" fo:min-width="2.208cm" fo:padding-top="0.13cm" fo:padding-bottom="0.13cm" fo:padding-left="0.25cm" fo:padding-right="0.25cm" fo:wrap-option="wrap" draw:shadow-color="#808080"/>
    </style:style>
    <style:style style:name="gr245"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1.01cm" fo:min-width="2.251cm" fo:padding-top="0.13cm" fo:padding-bottom="0.13cm" fo:padding-left="0.25cm" fo:padding-right="0.25cm" fo:wrap-option="wrap" draw:shadow-color="#808080"/>
    </style:style>
    <style:style style:name="gr246"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1.562cm" fo:min-width="0cm" fo:padding-top="0.13cm" fo:padding-bottom="0.13cm" fo:padding-left="0.25cm" fo:padding-right="0.25cm" fo:wrap-option="wrap" draw:shadow-color="#808080"/>
    </style:style>
    <style:style style:name="gr24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9cm" fo:min-width="4.156cm" fo:padding-top="0.13cm" fo:padding-bottom="0.13cm" fo:padding-left="0.25cm" fo:padding-right="0.25cm" fo:wrap-option="no-wrap" draw:shadow-color="#808080"/>
    </style:style>
    <style:style style:name="gr248"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1.009cm" fo:min-width="0.505cm" fo:padding-top="0.13cm" fo:padding-bottom="0.13cm" fo:padding-left="0.25cm" fo:padding-right="0.25cm" fo:wrap-option="no-wrap" draw:shadow-color="#808080"/>
    </style:style>
    <style:style style:name="gr2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111cm" fo:min-width="2.344cm" fo:padding-top="0.13cm" fo:padding-bottom="0.13cm" fo:padding-left="0.25cm" fo:padding-right="0.25cm" fo:wrap-option="wrap" draw:shadow-color="#808080"/>
    </style:style>
    <style:style style:name="gr254" style:family="graphic" style:parent-style-name="standard">
      <style:graphic-properties draw:stroke="solid" svg:stroke-width="0.079cm" svg:stroke-color="#0000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25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18cm" fo:min-width="0.301cm" fo:padding-top="0.13cm" fo:padding-bottom="0.13cm" fo:padding-left="0.25cm" fo:padding-right="0.25cm" fo:wrap-option="no-wrap" draw:shadow-color="#808080"/>
    </style:style>
    <style:style style:name="gr256"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66cm" fo:min-width="1.265cm" fo:padding-top="0.13cm" fo:padding-bottom="0.13cm" fo:padding-left="0.25cm" fo:padding-right="0.25cm" fo:wrap-option="no-wrap" draw:shadow-color="#808080"/>
    </style:style>
    <style:style style:name="gr2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43cm" fo:min-width="0cm" fo:padding-top="0.13cm" fo:padding-bottom="0.13cm" fo:padding-left="0.25cm" fo:padding-right="0.25cm" fo:wrap-option="no-wrap" draw:shadow-color="#808080"/>
    </style:style>
    <style:style style:name="gr259"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6cm" fo:min-width="1.308cm" fo:padding-top="0.13cm" fo:padding-bottom="0.13cm" fo:padding-left="0.25cm" fo:padding-right="0.25cm" fo:wrap-option="wrap" draw:shadow-color="#808080"/>
    </style:style>
    <style:style style:name="gr260"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25cm" fo:min-width="2.036cm"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262" style:family="graphic" style:parent-style-name="standard" style:list-style-name="L1">
      <style:graphic-properties draw:stroke="none" draw:fill="none" draw:fill-color="#00cc99" draw:textarea-horizontal-align="justify" draw:textarea-vertical-align="top" draw:auto-grow-height="false" fo:min-height="1.645cm" fo:min-width="6.172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00cc99" draw:textarea-horizontal-align="justify" draw:textarea-vertical-align="top" draw:auto-grow-height="false" fo:min-height="0.798cm" fo:min-width="7.331cm"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stroke-linejoin="miter" svg:stroke-linecap="square" draw:fill="solid" draw:fill-color="#ffffff" draw:textarea-horizontal-align="left" draw:textarea-vertical-align="middle" draw:auto-grow-height="false" fo:min-height="0.11cm" fo:min-width="0cm" fo:padding-top="0.13cm" fo:padding-bottom="0.13cm" fo:padding-left="0.25cm" fo:padding-right="0.25cm" fo:wrap-option="no-wrap" draw:shadow-color="#808080"/>
    </style:style>
    <style:style style:name="gr26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1">
      <style:graphic-properties draw:stroke="solid" svg:stroke-width="0.106cm" svg:stroke-color="#000000" draw:stroke-linejoin="miter" svg:stroke-linecap="square" draw:fill="solid" draw:fill-color="#c0c0c0" draw:textarea-horizontal-align="justify" draw:textarea-vertical-align="middle" draw:auto-grow-height="false" fo:min-height="2.659cm" fo:min-width="6.273cm" fo:padding-top="0.13cm" fo:padding-bottom="0.13cm" fo:padding-left="0.25cm" fo:padding-right="0.25cm" fo:wrap-option="no-wrap" draw:shadow-color="#808080"/>
    </style:style>
    <style:style style:name="gr268"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543cm" fo:min-width="0cm" fo:padding-top="0.13cm" fo:padding-bottom="0.13cm" fo:padding-left="0.25cm" fo:padding-right="0.25cm" fo:wrap-option="no-wrap" draw:shadow-color="#808080"/>
    </style:style>
    <style:style style:name="gr2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1" style:family="graphic" style:parent-style-name="standard">
      <style:graphic-properties draw:stroke="solid" svg:stroke-width="0.053cm" svg:stroke-color="#ff33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2" style:family="graphic" style:parent-style-name="standard">
      <style:graphic-properties draw:stroke="solid" svg:stroke-width="0.079cm" svg:stroke-color="#000000" draw:stroke-linejoin="miter" svg:stroke-linecap="square" draw:fill="none" draw:fill-color="#00cc99" draw:textarea-horizontal-align="left" draw:textarea-vertical-align="middle" draw:auto-grow-height="false" fo:min-height="0.339cm" fo:min-width="0.098cm" fo:padding-top="0.13cm" fo:padding-bottom="0.13cm" fo:padding-left="0.25cm" fo:padding-right="0.25cm" fo:wrap-option="no-wrap" draw:shadow-color="#808080"/>
    </style:style>
    <style:style style:name="gr2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4" style:family="graphic" style:parent-style-name="standard">
      <style:graphic-properties draw:stroke="solid" svg:stroke-width="0.053cm" svg:stroke-color="#0033cc"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6"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4.736cm" fo:min-width="3.782cm" fo:padding-top="0.13cm" fo:padding-bottom="0.13cm" fo:padding-left="0.25cm" fo:padding-right="0.25cm" fo:wrap-option="wrap" draw:shadow-color="#808080"/>
    </style:style>
    <style:style style:name="gr2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graphic-properties draw:stroke="solid" svg:stroke-width="0.088cm" svg:stroke-color="#0033cc" draw:stroke-linejoin="round" svg:stroke-linecap="square" draw:fill="none" draw:fill-color="#00cc99" draw:textarea-horizontal-align="left" draw:textarea-vertical-align="top" draw:auto-grow-height="false" fo:min-height="1.036cm" fo:min-width="0.135cm" fo:padding-top="0.13cm" fo:padding-bottom="0.13cm" fo:padding-left="0.25cm" fo:padding-right="0.25cm" fo:wrap-option="wrap" draw:shadow-color="#808080"/>
    </style:style>
    <style:style style:name="gr279"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1.433cm" fo:min-width="0.559cm" fo:padding-top="0.13cm" fo:padding-bottom="0.13cm" fo:padding-left="0.25cm" fo:padding-right="0.25cm" fo:wrap-option="wrap" draw:shadow-color="#808080"/>
    </style:style>
    <style:style style:name="gr280"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586cm" fo:min-width="0cm" fo:padding-top="0.13cm" fo:padding-bottom="0.13cm" fo:padding-left="0.25cm" fo:padding-right="0.25cm" fo:wrap-option="wrap" draw:shadow-color="#808080"/>
    </style:style>
    <style:style style:name="gr281"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96cm" fo:min-width="2.843cm" fo:padding-top="0.13cm" fo:padding-bottom="0.13cm" fo:padding-left="0.25cm" fo:padding-right="0.25cm" fo:wrap-option="wrap" draw:shadow-color="#808080"/>
    </style:style>
    <style:style style:name="gr282"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42cm" fo:min-width="3.099cm" fo:padding-top="0.13cm" fo:padding-bottom="0.13cm" fo:padding-left="0.25cm" fo:padding-right="0.25cm" fo:wrap-option="wrap" draw:shadow-color="#808080"/>
    </style:style>
    <style:style style:name="gr283" style:family="graphic" style:parent-style-name="standard">
      <style:graphic-properties draw:stroke="solid" svg:stroke-width="0.053cm" svg:stroke-color="#000000" draw:stroke-linejoin="round" svg:stroke-linecap="square" draw:fill="none" draw:fill-color="#00cc99" draw:textarea-horizontal-align="left" draw:textarea-vertical-align="top" draw:auto-grow-height="false" fo:min-height="2.929cm" fo:min-width="8.015cm" fo:padding-top="0.13cm" fo:padding-bottom="0.13cm" fo:padding-left="0.25cm" fo:padding-right="0.25cm" fo:wrap-option="wrap" draw:shadow-color="#808080"/>
    </style:style>
    <style:style style:name="gr284" style:family="graphic" style:parent-style-name="standard">
      <style:graphic-properties draw:stroke="solid" svg:stroke-width="0.053cm" svg:stroke-color="#000000" draw:stroke-linejoin="round" svg:stroke-linecap="square" draw:fill="none" draw:fill-color="#00cc99" draw:textarea-horizontal-align="left" draw:textarea-vertical-align="top" draw:auto-grow-height="false" fo:min-height="4.82cm" fo:min-width="1.343cm" fo:padding-top="0.13cm" fo:padding-bottom="0.13cm" fo:padding-left="0.25cm" fo:padding-right="0.25cm" fo:wrap-option="wrap" draw:shadow-color="#808080"/>
    </style:style>
    <style:style style:name="gr285"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01cm" fo:min-width="0cm" fo:padding-top="0.13cm" fo:padding-bottom="0.13cm" fo:padding-left="0.25cm" fo:padding-right="0.25cm" fo:wrap-option="wrap" draw:shadow-color="#808080"/>
    </style:style>
    <style:style style:name="gr286"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6.345cm" fo:min-width="2.066cm" fo:padding-top="0.13cm" fo:padding-bottom="0.13cm" fo:padding-left="0.25cm" fo:padding-right="0.25cm" fo:wrap-option="wrap" draw:shadow-color="#808080"/>
    </style:style>
    <style:style style:name="gr287"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2.28cm" fo:min-width="2.887cm" fo:padding-top="0.13cm" fo:padding-bottom="0.13cm" fo:padding-left="0.25cm" fo:padding-right="0.25cm" fo:wrap-option="no-wrap" draw:shadow-color="#808080"/>
    </style:style>
    <style:style style:name="gr288" style:family="graphic" style:parent-style-name="standard">
      <style:graphic-properties draw:stroke="solid" svg:stroke-width="0.106cm" svg:stroke-color="#000000" draw:stroke-linejoin="miter" svg:stroke-linecap="square" draw:fill="solid" draw:fill-color="#00ff00" draw:textarea-horizontal-align="left" draw:textarea-vertical-align="middle" draw:auto-grow-height="false" fo:min-height="3.761cm" fo:min-width="4.369cm" fo:padding-top="0.13cm" fo:padding-bottom="0.13cm" fo:padding-left="0.25cm" fo:padding-right="0.25cm" fo:wrap-option="no-wrap" draw:shadow-color="#808080"/>
    </style:style>
    <style:style style:name="gr28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1" style:family="graphic" style:parent-style-name="standard">
      <style:graphic-properties draw:stroke="solid" svg:stroke-width="0.106cm" svg:stroke-color="#000000" draw:stroke-linejoin="miter" svg:stroke-linecap="square" draw:fill="solid" draw:fill-color="#ffff99" draw:textarea-horizontal-align="left" draw:textarea-vertical-align="middle" draw:auto-grow-height="false" fo:min-height="2.069cm" fo:min-width="2.251cm" fo:padding-top="0.13cm" fo:padding-bottom="0.13cm" fo:padding-left="0.25cm" fo:padding-right="0.25cm" fo:wrap-option="no-wrap" draw:shadow-color="#808080"/>
    </style:style>
    <style:style style:name="gr2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1.01cm" fo:min-width="1.924cm" fo:padding-top="0.13cm" fo:padding-bottom="0.13cm" fo:padding-left="0.25cm" fo:padding-right="0.25cm" fo:wrap-option="no-wrap" draw:shadow-color="#808080"/>
    </style:style>
    <style:style style:name="gr29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min-height="0.189cm" fo:min-width="0cm" fo:padding-top="0.13cm" fo:padding-bottom="0.13cm" fo:padding-left="0.25cm" fo:padding-right="0.25cm" fo:wrap-option="no-wrap" draw:shadow-color="#808080"/>
    </style:style>
    <style:style style:name="gr29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162cm" fo:min-width="0.347cm" fo:padding-top="0.13cm" fo:padding-bottom="0.13cm" fo:padding-left="0.25cm" fo:padding-right="0.25cm" fo:wrap-option="no-wrap" draw:shadow-color="#808080"/>
    </style:style>
    <style:style style:name="gr298"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cm" fo:min-width="0.545cm" fo:padding-top="0.13cm" fo:padding-bottom="0.13cm" fo:padding-left="0.25cm" fo:padding-right="0.25cm" fo:wrap-option="no-wrap" draw:shadow-color="#808080"/>
    </style:style>
    <style:style style:name="gr299"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01cm" fo:min-width="0.77cm" fo:padding-top="0.13cm" fo:padding-bottom="0.13cm" fo:padding-left="0.25cm" fo:padding-right="0.25cm" fo:wrap-option="no-wrap" draw:shadow-color="#808080"/>
    </style:style>
    <style:style style:name="gr300"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339cm" fo:min-width="0.098cm" fo:padding-top="0.13cm" fo:padding-bottom="0.13cm" fo:padding-left="0.25cm" fo:padding-right="0.25cm" fo:wrap-option="no-wrap" draw:shadow-color="#808080"/>
    </style:style>
    <style:style style:name="gr301" style:family="graphic" style:parent-style-name="standard">
      <style:graphic-properties draw:stroke="solid" svg:stroke-width="0.106cm" svg:stroke-color="#000000" draw:stroke-linejoin="miter" svg:stroke-linecap="square" draw:fill="solid" draw:fill-color="#00ff00" draw:textarea-horizontal-align="left" draw:textarea-vertical-align="middle" draw:auto-grow-height="false" fo:min-height="6.725cm" fo:min-width="3.733cm" fo:padding-top="0.13cm" fo:padding-bottom="0.13cm" fo:padding-left="0.25cm" fo:padding-right="0.25cm" fo:wrap-option="no-wrap" draw:shadow-color="#808080"/>
    </style:style>
    <style:style style:name="gr302"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1.746cm" fo:min-width="0cm" fo:padding-top="0.13cm" fo:padding-bottom="0.13cm" fo:padding-left="0.25cm" fo:padding-right="0.25cm" fo:wrap-option="no-wrap" draw:shadow-color="#808080"/>
    </style:style>
    <style:style style:name="gr3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4"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159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7" style:family="graphic" style:parent-style-name="standard">
      <style:graphic-properties draw:stroke="solid" svg:stroke-width="0.079cm" svg:stroke-color="#00cc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9"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142cm" fo:min-width="0cm" fo:padding-top="0.13cm" fo:padding-bottom="0.13cm" fo:padding-left="0.25cm" fo:padding-right="0.25cm" fo:wrap-option="no-wrap" draw:shadow-color="#808080"/>
    </style:style>
    <style:style style:name="gr31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1" style:family="graphic" style:parent-style-name="standard">
      <style:graphic-properties draw:stroke="solid" svg:stroke-width="0.026cm" svg:stroke-color="#000000" draw:marker-end="Extrémités_20_de_20_flèche_20_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2" style:family="graphic" style:parent-style-name="standard">
      <style:graphic-properties draw:stroke="solid" svg:stroke-width="0.026cm" svg:stroke-color="#000000" draw:marker-end="Extrémités_20_de_20_flèche_20_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01cm" fo:min-width="6.062cm" fo:padding-top="0.13cm" fo:padding-bottom="0.13cm" fo:padding-left="0.25cm" fo:padding-right="0.25cm" fo:wrap-option="no-wrap" draw:shadow-color="#808080"/>
    </style:style>
    <style:style style:name="gr317"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5.439cm" fo:min-width="3.293cm" fo:padding-top="0.13cm" fo:padding-bottom="0.13cm" fo:padding-left="0.25cm" fo:padding-right="0.25cm" fo:wrap-option="no-wrap" draw:shadow-color="#808080"/>
    </style:style>
    <style:style style:name="gr3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9"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375cm" fo:min-width="0.134cm" fo:padding-top="0.13cm" fo:padding-bottom="0.13cm" fo:padding-left="0.25cm" fo:padding-right="0.25cm" fo:wrap-option="no-wrap" draw:shadow-color="#808080"/>
    </style:style>
    <style:style style:name="gr320"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1"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004cm" fo:min-width="0.134cm" fo:padding-top="0.13cm" fo:padding-bottom="0.13cm" fo:padding-left="0.25cm" fo:padding-right="0.25cm" fo:wrap-option="no-wrap" draw:shadow-color="#808080"/>
    </style:style>
    <style:style style:name="gr322"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374cm" fo:min-width="0.135cm" fo:padding-top="0.13cm" fo:padding-bottom="0.13cm" fo:padding-left="0.25cm" fo:padding-right="0.25cm" fo:wrap-option="no-wrap" draw:shadow-color="#808080"/>
    </style:style>
    <style:style style:name="gr323" style:family="graphic" style:parent-style-name="standard">
      <style:graphic-properties draw:stroke="solid" svg:stroke-width="0.062cm" svg:stroke-color="#000000" draw:stroke-linejoin="miter" svg:stroke-linecap="square" draw:fill="solid" draw:fill-color="#3366ff" draw:textarea-horizontal-align="left" draw:textarea-vertical-align="middle" draw:auto-grow-height="false" fo:min-height="0.525cm" fo:min-width="0.046cm" fo:padding-top="0.13cm" fo:padding-bottom="0.13cm" fo:padding-left="0.25cm" fo:padding-right="0.25cm" fo:wrap-option="no-wrap" draw:shadow-color="#808080"/>
    </style:style>
    <style:style style:name="gr3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221cm" fo:min-width="1.194cm" fo:padding-top="0.13cm" fo:padding-bottom="0.13cm" fo:padding-left="0.25cm" fo:padding-right="0.25cm" fo:wrap-option="no-wrap" draw:shadow-color="#808080"/>
    </style:style>
    <style:style style:name="gr3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221cm" fo:min-width="1.193cm" fo:padding-top="0.13cm" fo:padding-bottom="0.13cm" fo:padding-left="0.25cm" fo:padding-right="0.25cm" fo:wrap-option="no-wrap" draw:shadow-color="#808080"/>
    </style:style>
    <style:style style:name="gr3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1"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1.23cm" fo:min-width="0.254cm" fo:padding-top="0.13cm" fo:padding-bottom="0.13cm" fo:padding-left="0.25cm" fo:padding-right="0.25cm" fo:wrap-option="wrap" draw:shadow-color="#808080"/>
    </style:style>
    <style:style style:name="gr332" style:family="graphic" style:parent-style-name="standard">
      <style:graphic-properties draw:stroke="solid" svg:stroke-width="0.071cm" svg:stroke-color="#000000" draw:stroke-linejoin="miter" svg:stroke-linecap="square" draw:fill="solid" draw:fill-color="#ffff99" draw:textarea-horizontal-align="left" draw:textarea-vertical-align="middle" draw:auto-grow-height="false" fo:min-height="0.04cm" fo:min-width="0cm" fo:padding-top="0.13cm" fo:padding-bottom="0.13cm" fo:padding-left="0.25cm" fo:padding-right="0.25cm" fo:wrap-option="no-wrap" draw:shadow-color="#808080"/>
    </style:style>
    <style:style style:name="gr333" style:family="graphic" style:parent-style-name="standard">
      <style:graphic-properties draw:stroke="solid" svg:stroke-width="0.071cm" svg:stroke-color="#000000" draw:stroke-linejoin="miter" svg:stroke-linecap="square" draw:fill="solid" draw:fill-color="#ffff99" draw:textarea-horizontal-align="left" draw:textarea-vertical-align="middle" draw:auto-grow-height="false" fo:min-height="0.039cm" fo:min-width="0cm" fo:padding-top="0.13cm" fo:padding-bottom="0.13cm" fo:padding-left="0.25cm" fo:padding-right="0.25cm" fo:wrap-option="no-wrap" draw:shadow-color="#808080"/>
    </style:style>
    <style:style style:name="gr334"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2.782cm" fo:min-width="0.558cm" fo:padding-top="0.13cm" fo:padding-bottom="0.13cm" fo:padding-left="0.25cm" fo:padding-right="0.25cm" fo:wrap-option="wrap" draw:shadow-color="#808080"/>
    </style:style>
    <style:style style:name="gr3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340" style:family="graphic" style:parent-style-name="standard" style:list-style-name="L1">
      <style:graphic-properties draw:stroke="none" draw:fill="none" draw:fill-color="#00cc99" draw:textarea-horizontal-align="justify" draw:textarea-vertical-align="top" draw:auto-grow-height="false" fo:min-height="0.798cm" fo:min-width="7.332cm" fo:padding-top="0.13cm" fo:padding-bottom="0.13cm" fo:padding-left="0.25cm" fo:padding-right="0.25cm" fo:wrap-option="wrap" draw:shadow-color="#808080"/>
    </style:style>
    <style:style style:name="gr341"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587cm" fo:min-width="0cm" fo:padding-top="0.13cm" fo:padding-bottom="0.13cm" fo:padding-left="0.25cm" fo:padding-right="0.25cm" fo:wrap-option="wrap" draw:shadow-color="#808080"/>
    </style:style>
    <style:style style:name="gr3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3" style:family="graphic" style:parent-style-name="standard">
      <style:graphic-properties draw:stroke="solid" svg:stroke-width="0.071cm" svg:stroke-color="#000000" draw:stroke-linejoin="miter" svg:stroke-linecap="square" draw:fill="solid" draw:fill-color="#c0c0c0" draw:textarea-horizontal-align="left" draw:textarea-vertical-align="middle" draw:auto-grow-height="false" fo:min-height="0.476cm" fo:min-width="2.675cm" fo:padding-top="0.13cm" fo:padding-bottom="0.13cm" fo:padding-left="0.25cm" fo:padding-right="0.25cm" fo:wrap-option="no-wrap" draw:shadow-color="#808080"/>
    </style:style>
    <style:style style:name="gr3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5" style:family="graphic" style:parent-style-name="standard" style:list-style-name="L1">
      <style:graphic-properties draw:stroke="none" draw:fill="none" draw:fill-color="#00cc99" draw:textarea-horizontal-align="justify" draw:textarea-vertical-align="top" draw:auto-grow-height="false" fo:min-height="1.645cm" fo:min-width="6.172cm" fo:padding-top="0.13cm" fo:padding-bottom="0.13cm" fo:padding-left="0.25cm" fo:padding-right="0.25cm" fo:wrap-option="wrap" draw:shadow-color="#808080"/>
    </style:style>
    <style:style style:name="gr34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001cm" fo:min-width="0.77cm" fo:padding-top="0.13cm" fo:padding-bottom="0.13cm" fo:padding-left="0.25cm" fo:padding-right="0.25cm" fo:wrap-option="no-wrap" draw:shadow-color="#808080"/>
    </style:style>
    <style:style style:name="gr347"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756cm" fo:min-width="0.558cm" fo:padding-top="0.13cm" fo:padding-bottom="0.13cm" fo:padding-left="0.25cm" fo:padding-right="0.25cm" fo:wrap-option="no-wrap" draw:shadow-color="#808080"/>
    </style:style>
    <style:style style:name="gr348"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367cm" fo:min-width="3.861cm" fo:padding-top="0.13cm" fo:padding-bottom="0.13cm" fo:padding-left="0.25cm" fo:padding-right="0.25cm" fo:wrap-option="wrap" draw:shadow-color="#808080"/>
    </style:style>
    <style:style style:name="gr349"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76cm" fo:min-width="2.886cm" fo:padding-top="0.13cm" fo:padding-bottom="0.13cm" fo:padding-left="0.25cm" fo:padding-right="0.25cm" fo:wrap-option="no-wrap" draw:shadow-color="#808080"/>
    </style:style>
    <style:style style:name="gr350"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1.01cm" fo:min-width="0.558cm" fo:padding-top="0.13cm" fo:padding-bottom="0.13cm" fo:padding-left="0.25cm" fo:padding-right="0.25cm" fo:wrap-option="no-wrap" draw:shadow-color="#808080"/>
    </style:style>
    <style:style style:name="gr3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2"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3.325cm" fo:min-width="0cm"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5" style:family="graphic" style:parent-style-name="standard">
      <style:graphic-properties draw:stroke="none" draw:fill="solid" draw:fill-color="#ffffff" draw:textarea-horizontal-align="left" draw:textarea-vertical-align="middle" draw:auto-grow-height="false" fo:min-height="0.124cm" fo:min-width="0cm" fo:padding-top="0.13cm" fo:padding-bottom="0.13cm" fo:padding-left="0.25cm" fo:padding-right="0.25cm" fo:wrap-option="no-wrap" draw:shadow-color="#808080"/>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8"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191cm" fo:min-width="0.148cm" fo:padding-top="0.13cm" fo:padding-bottom="0.13cm" fo:padding-left="0.25cm" fo:padding-right="0.25cm" fo:wrap-option="wrap" draw:shadow-color="#808080"/>
    </style:style>
    <style:style style:name="pr1" style:family="presentation" style:parent-style-name="Standard-title">
      <style:graphic-properties draw:stroke="none" draw:fill="none" draw:fill-color="#00cc99" draw:textarea-horizontal-align="justify" draw:textarea-vertical-align="middle" draw:auto-grow-height="false" draw:auto-grow-width="false" fo:min-height="1.434cm" fo:min-width="0cm" fo:padding-top="0.13cm" fo:padding-bottom="0.13cm" fo:padding-left="0.25cm" fo:padding-right="0.25cm" fo:wrap-option="wrap" draw:shadow-color="#808080"/>
    </style:style>
    <style:style style:name="pr2" style:family="presentation" style:parent-style-name="Standard-outline1">
      <style:graphic-properties draw:stroke="none" draw:fill="none" draw:fill-color="#00cc99" draw:textarea-horizontal-align="justify" draw:textarea-vertical-align="top" draw:auto-grow-height="false" draw:auto-grow-width="false" draw:fit-to-size="shrink-to-fit" fo:min-height="7.15cm" fo:min-width="0cm" fo:padding-top="0.13cm" fo:padding-bottom="0.13cm" fo:padding-left="0.25cm" fo:padding-right="0.25cm" fo:wrap-option="wrap" draw:shadow-color="#808080"/>
    </style:style>
    <style:style style:name="pr3" style:family="presentation" style:parent-style-name="Standard-notes">
      <style:graphic-properties draw:fill-color="#ffffff" fo:min-height="11.429cm"/>
    </style:style>
    <style:style style:name="P1" style:family="paragraph">
      <style:paragraph-properties fo:margin-left="0cm" fo:margin-right="0cm" fo:line-height="100%" fo:text-indent="0cm"/>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123cm" fo:margin-bottom="0cm" fo:line-height="100%" fo:text-indent="0cm"/>
    </style:style>
    <style:style style:name="P4" style:family="paragraph">
      <style:paragraph-properties fo:margin-left="0.952cm" fo:margin-right="0cm" fo:margin-top="0.123cm" fo:margin-bottom="0cm" fo:line-height="100%" fo:text-indent="-0.952cm"/>
    </style:style>
    <style:style style:name="P5" style:family="paragraph">
      <loext:graphic-properties draw:fill="solid" draw:fill-color="#c0c0c0"/>
      <style:paragraph-properties style:writing-mode="lr-tb" style:font-independent-line-spacing="true"/>
    </style:style>
    <style:style style:name="P6" style:family="paragraph">
      <style:paragraph-properties fo:margin-left="0cm" fo:margin-right="0cm" fo:margin-top="0.44cm" fo:margin-bottom="0cm" fo:line-height="100%" fo:text-align="center" fo:text-indent="0cm"/>
    </style:style>
    <style:style style:name="P7" style:family="paragraph">
      <loext:graphic-properties draw:fill="none" draw:fill-color="#00cc99"/>
      <style:paragraph-properties fo:margin-left="0cm" fo:margin-right="0cm" fo:margin-top="0.44cm" fo:margin-bottom="0cm" fo:line-height="100%" fo:text-align="center" fo:text-indent="0cm" style:writing-mode="lr-tb" style:font-independent-line-spacing="true"/>
    </style:style>
    <style:style style:name="P8" style:family="paragraph">
      <loext:graphic-properties draw:fill="solid" draw:fill-color="#808080"/>
      <style:paragraph-properties style:writing-mode="lr-tb" style:font-independent-line-spacing="true"/>
    </style:style>
    <style:style style:name="P9" style:family="paragraph">
      <loext:graphic-properties draw:fill="solid" draw:fill-color="#ff3300"/>
      <style:paragraph-properties style:writing-mode="lr-tb" style:font-independent-line-spacing="true"/>
    </style:style>
    <style:style style:name="P10" style:family="paragraph">
      <loext:graphic-properties draw:fill="solid" draw:fill-color="#3366ff"/>
      <style:paragraph-properties style:writing-mode="lr-tb" style:font-independent-line-spacing="true"/>
    </style:style>
    <style:style style:name="P11" style:family="paragraph">
      <loext:graphic-properties draw:fill="solid" draw:fill-color="#ff0000"/>
      <style:paragraph-properties style:writing-mode="lr-tb" style:font-independent-line-spacing="true"/>
    </style:style>
    <style:style style:name="P12" style:family="paragraph">
      <style:paragraph-properties fo:margin-left="0cm" fo:margin-right="0cm" fo:margin-top="0.308cm" fo:margin-bottom="0cm" fo:line-height="100%" fo:text-align="center" fo:text-indent="0cm"/>
    </style:style>
    <style:style style:name="P13" style:family="paragraph">
      <loext:graphic-properties draw:fill="none" draw:fill-color="#00cc99"/>
      <style:paragraph-properties fo:margin-left="0cm" fo:margin-right="0cm" fo:margin-top="0.308cm" fo:margin-bottom="0cm" fo:line-height="100%" fo:text-align="center" fo:text-indent="0cm" style:writing-mode="lr-tb" style:font-independent-line-spacing="true"/>
    </style:style>
    <style:style style:name="P14" style:family="paragraph">
      <loext:graphic-properties draw:fill="solid" draw:fill-color="#ffffff"/>
      <style:paragraph-properties style:writing-mode="lr-tb" style:font-independent-line-spacing="true"/>
    </style:style>
    <style:style style:name="P15" style:family="paragraph">
      <loext:graphic-properties draw:fill="solid" draw:fill-color="#0000ff"/>
      <style:paragraph-properties style:writing-mode="lr-tb" style:font-independent-line-spacing="true"/>
    </style:style>
    <style:style style:name="P16" style:family="paragraph">
      <style:paragraph-properties fo:margin-left="0cm" fo:margin-right="0cm" fo:margin-top="0.352cm" fo:margin-bottom="0cm" fo:line-height="100%" fo:text-align="center" fo:text-indent="0cm"/>
    </style:style>
    <style:style style:name="P17" style:family="paragraph">
      <loext:graphic-properties draw:fill="none" draw:fill-color="#00cc99"/>
      <style:paragraph-properties fo:margin-left="0cm" fo:margin-right="0cm" fo:margin-top="0.352cm" fo:margin-bottom="0cm" fo:line-height="100%" fo:text-align="center" fo:text-indent="0cm" style:writing-mode="lr-tb" style:font-independent-line-spacing="true"/>
    </style:style>
    <style:style style:name="P18" style:family="paragraph">
      <style:paragraph-properties fo:margin-left="0cm" fo:margin-right="0cm" fo:margin-top="0.529cm" fo:margin-bottom="0cm" fo:line-height="100%" fo:text-align="center" fo:text-indent="0cm"/>
    </style:style>
    <style:style style:name="P19" style:family="paragraph">
      <loext:graphic-properties draw:fill="none" draw:fill-color="#00cc99"/>
      <style:paragraph-properties fo:margin-left="0cm" fo:margin-right="0cm" fo:margin-top="0.529cm" fo:margin-bottom="0cm" fo:line-height="100%" fo:text-align="center" fo:text-indent="0cm" style:writing-mode="lr-tb" style:font-independent-line-spacing="true"/>
    </style:style>
    <style:style style:name="P20" style:family="paragraph">
      <style:paragraph-properties fo:margin-left="0cm" fo:margin-right="0cm" fo:margin-top="0.507cm" fo:margin-bottom="0cm" fo:line-height="100%" fo:text-align="center" fo:text-indent="0cm"/>
    </style:style>
    <style:style style:name="P21" style:family="paragraph">
      <loext:graphic-properties draw:fill="none" draw:fill-color="#00cc99"/>
      <style:paragraph-properties fo:margin-left="0cm" fo:margin-right="0cm" fo:margin-top="0.507cm" fo:margin-bottom="0cm" fo:line-height="100%" fo:text-align="center" fo:text-indent="0cm" style:writing-mode="lr-tb" style:font-independent-line-spacing="true"/>
    </style:style>
    <style:style style:name="P22" style:family="paragraph">
      <style:paragraph-properties fo:margin-left="0.952cm" fo:margin-right="0cm" fo:margin-top="0.079cm" fo:margin-bottom="0cm" fo:line-height="100%" fo:text-align="center" fo:text-indent="-0.952cm"/>
    </style:style>
    <style:style style:name="P23" style:family="paragraph">
      <loext:graphic-properties draw:fill="none" draw:fill-color="#00cc99"/>
      <style:paragraph-properties fo:margin-left="0.952cm" fo:margin-right="0cm" fo:margin-top="0.079cm" fo:margin-bottom="0cm" fo:line-height="100%" fo:text-align="center" fo:text-indent="-0.952cm" style:writing-mode="lr-tb" style:font-independent-line-spacing="true"/>
    </style:style>
    <style:style style:name="P24" style:family="paragraph">
      <style:paragraph-properties fo:margin-left="0.952cm" fo:margin-right="0cm" fo:margin-top="0.176cm" fo:margin-bottom="0cm" fo:line-height="100%" fo:text-indent="-0.952cm"/>
    </style:style>
    <style:style style:name="P25" style:family="paragraph">
      <loext:graphic-properties draw:fill="none" draw:fill-color="#00cc99"/>
      <style:paragraph-properties fo:margin-left="0.952cm" fo:margin-right="0cm" fo:margin-top="0.176cm" fo:margin-bottom="0cm" fo:line-height="100%" fo:text-indent="-0.952cm" style:writing-mode="lr-tb" style:font-independent-line-spacing="true"/>
    </style:style>
    <style:style style:name="P26" style:family="paragraph">
      <loext:graphic-properties draw:fill="none" draw:fill-color="#00cc99"/>
      <style:paragraph-properties fo:margin-left="0cm" fo:margin-right="0cm" fo:margin-top="0.123cm" fo:margin-bottom="0cm" fo:line-height="100%" fo:text-indent="0cm" style:writing-mode="lr-tb" style:font-independent-line-spacing="true"/>
    </style:style>
    <style:style style:name="P27" style:family="paragraph">
      <style:paragraph-properties fo:margin-left="0cm" fo:margin-right="0cm" fo:margin-top="0.264cm" fo:margin-bottom="0cm" fo:line-height="100%" fo:text-align="center" fo:text-indent="0cm"/>
    </style:style>
    <style:style style:name="P28" style:family="paragraph">
      <loext:graphic-properties draw:fill="none" draw:fill-color="#00cc99"/>
      <style:paragraph-properties fo:margin-left="0cm" fo:margin-right="0cm" fo:margin-top="0.264cm" fo:margin-bottom="0cm" fo:line-height="100%" fo:text-align="center" fo:text-indent="0cm" style:writing-mode="lr-tb" style:font-independent-line-spacing="true"/>
    </style:style>
    <style:style style:name="P29" style:family="paragraph">
      <loext:graphic-properties draw:fill-color="#ffffff"/>
    </style:style>
    <style:style style:name="P30" style:family="paragraph">
      <style:paragraph-properties fo:margin-left="0cm" fo:margin-right="0cm" fo:line-height="100%" fo:text-align="center" fo:text-indent="0cm"/>
    </style:style>
    <style:style style:name="P31" style:family="paragraph">
      <loext:graphic-properties draw:fill="none" draw:fill-color="#00cc99"/>
      <style:paragraph-properties fo:margin-left="0cm" fo:margin-right="0cm" fo:line-height="100%" fo:text-align="center" fo:text-indent="0cm" style:writing-mode="lr-tb" style:font-independent-line-spacing="true"/>
    </style:style>
    <style:style style:name="P32" style:family="paragraph">
      <style:paragraph-properties fo:margin-left="0cm" fo:margin-right="0cm" fo:margin-top="0.07cm" fo:margin-bottom="0cm" fo:line-height="100%" fo:text-indent="0cm"/>
    </style:style>
    <style:style style:name="P33" style:family="paragraph">
      <style:paragraph-properties fo:margin-left="0cm" fo:margin-right="0cm" fo:margin-top="0.088cm" fo:margin-bottom="0cm" fo:line-height="100%" fo:text-indent="0cm"/>
    </style:style>
    <style:style style:name="P34" style:family="paragraph">
      <style:paragraph-properties fo:margin-left="0.952cm" fo:margin-right="0cm" fo:margin-top="0.141cm" fo:margin-bottom="0cm" fo:line-height="100%" fo:text-indent="-0.952cm"/>
    </style:style>
    <style:style style:name="P35" style:family="paragraph">
      <loext:graphic-properties draw:fill="none" draw:fill-color="#00cc99"/>
      <style:paragraph-properties fo:margin-left="0.952cm" fo:margin-right="0cm" fo:margin-top="0.141cm" fo:margin-bottom="0cm" fo:line-height="100%" fo:text-indent="-0.952cm" style:writing-mode="lr-tb" style:font-independent-line-spacing="true"/>
    </style:style>
    <style:style style:name="P36" style:family="paragraph">
      <loext:graphic-properties draw:fill="solid" draw:fill-color="#00ff00"/>
      <style:paragraph-properties style:writing-mode="lr-tb" style:font-independent-line-spacing="true"/>
    </style:style>
    <style:style style:name="P37" style:family="paragraph">
      <style:paragraph-properties fo:margin-left="0cm" fo:margin-right="0cm" fo:margin-top="0.308cm" fo:margin-bottom="0cm" fo:line-height="100%" fo:text-indent="0cm"/>
    </style:style>
    <style:style style:name="P38" style:family="paragraph">
      <loext:graphic-properties draw:fill="none" draw:fill-color="#00cc99"/>
      <style:paragraph-properties fo:margin-left="0cm" fo:margin-right="0cm" fo:margin-top="0.308cm" fo:margin-bottom="0cm" fo:line-height="100%" fo:text-indent="0cm" style:writing-mode="lr-tb" style:font-independent-line-spacing="true"/>
    </style:style>
    <style:style style:name="P39" style:family="paragraph">
      <style:paragraph-properties fo:margin-left="0cm" fo:margin-right="0cm" fo:margin-top="0.242cm" fo:margin-bottom="0cm" fo:line-height="100%" fo:text-indent="0cm"/>
    </style:style>
    <style:style style:name="P40" style:family="paragraph">
      <loext:graphic-properties draw:fill="none" draw:fill-color="#00cc99"/>
      <style:paragraph-properties fo:margin-left="0cm" fo:margin-right="0cm" fo:margin-top="0.242cm" fo:margin-bottom="0cm" fo:line-height="100%" fo:text-indent="0cm" style:writing-mode="lr-tb" style:font-independent-line-spacing="true"/>
    </style:style>
    <style:style style:name="P41" style:family="paragraph">
      <loext:graphic-properties draw:fill="none" draw:fill-color="#ffffff"/>
      <style:paragraph-properties fo:text-align="center" style:writing-mode="lr-tb"/>
    </style:style>
    <style:style style:name="P42" style:family="paragraph">
      <style:paragraph-properties fo:margin-left="0cm" fo:margin-right="0cm" fo:margin-top="0.264cm" fo:margin-bottom="0cm" fo:line-height="100%" fo:text-indent="0cm"/>
    </style:style>
    <style:style style:name="P43" style:family="paragraph">
      <loext:graphic-properties draw:fill="none" draw:fill-color="#00cc99"/>
      <style:paragraph-properties fo:margin-left="0cm" fo:margin-right="0cm" fo:margin-top="0.264cm" fo:margin-bottom="0cm" fo:line-height="100%" fo:text-indent="0cm" style:writing-mode="lr-tb" style:font-independent-line-spacing="true"/>
    </style:style>
    <style:style style:name="P44" style:family="paragraph">
      <style:paragraph-properties fo:margin-left="0cm" fo:margin-right="0cm" fo:margin-top="0.22cm" fo:margin-bottom="0cm" fo:line-height="100%" fo:text-align="center" fo:text-indent="0cm"/>
    </style:style>
    <style:style style:name="P45" style:family="paragraph">
      <loext:graphic-properties draw:fill="none" draw:fill-color="#00cc99"/>
      <style:paragraph-properties fo:margin-left="0cm" fo:margin-right="0cm" fo:margin-top="0.22cm" fo:margin-bottom="0cm" fo:line-height="100%" fo:text-align="center" fo:text-indent="0cm" style:writing-mode="lr-tb" style:font-independent-line-spacing="true"/>
    </style:style>
    <style:style style:name="P46" style:family="paragraph">
      <loext:graphic-properties draw:fill="solid" draw:fill-color="#c0c0c0"/>
      <style:paragraph-properties fo:margin-left="0cm" fo:margin-right="0cm" fo:margin-top="0.308cm" fo:margin-bottom="0cm" fo:line-height="100%" fo:text-align="center" fo:text-indent="0cm" style:writing-mode="lr-tb" style:font-independent-line-spacing="true"/>
    </style:style>
    <style:style style:name="P47" style:family="paragraph">
      <loext:graphic-properties draw:fill="solid" draw:fill-color="#ffff00"/>
      <style:paragraph-properties style:writing-mode="lr-tb" style:font-independent-line-spacing="true"/>
    </style:style>
    <style:style style:name="P48" style:family="paragraph">
      <style:paragraph-properties fo:margin-left="0cm" fo:margin-right="0cm" fo:margin-top="0.176cm" fo:margin-bottom="0cm" fo:line-height="100%" fo:text-align="center" fo:text-indent="0cm"/>
    </style:style>
    <style:style style:name="P49" style:family="paragraph">
      <loext:graphic-properties draw:fill="none" draw:fill-color="#00cc99"/>
      <style:paragraph-properties fo:margin-left="0cm" fo:margin-right="0cm" fo:margin-top="0.176cm" fo:margin-bottom="0cm" fo:line-height="100%" fo:text-align="center" fo:text-indent="0cm" style:writing-mode="lr-tb" style:font-independent-line-spacing="true"/>
    </style:style>
    <style:style style:name="P50" style:family="paragraph">
      <style:paragraph-properties fo:margin-left="0cm" fo:margin-right="0cm" fo:text-align="center" fo:text-indent="0cm"/>
    </style:style>
    <style:style style:name="P51" style:family="paragraph">
      <loext:graphic-properties draw:fill="none" draw:fill-color="#00cc99"/>
      <style:paragraph-properties fo:margin-left="0cm" fo:margin-right="0cm" fo:text-align="center" fo:text-indent="0cm" style:writing-mode="lr-tb" style:font-independent-line-spacing="true"/>
    </style:style>
    <style:style style:name="P52" style:family="paragraph">
      <loext:graphic-properties draw:fill="solid" draw:fill-color="#000000"/>
      <style:paragraph-properties style:writing-mode="lr-tb" style:font-independent-line-spacing="true"/>
    </style:style>
    <style:style style:name="P53" style:family="paragraph">
      <style:paragraph-properties fo:margin-left="0cm" fo:margin-right="0cm" fo:margin-top="0.396cm" fo:margin-bottom="0cm" fo:line-height="100%" fo:text-align="center" fo:text-indent="0cm"/>
    </style:style>
    <style:style style:name="P54" style:family="paragraph">
      <loext:graphic-properties draw:fill="none" draw:fill-color="#00cc99"/>
      <style:paragraph-properties fo:margin-left="0cm" fo:margin-right="0cm" fo:margin-top="0.396cm" fo:margin-bottom="0cm" fo:line-height="100%" fo:text-align="center" fo:text-indent="0cm" style:writing-mode="lr-tb" style:font-independent-line-spacing="true"/>
    </style:style>
    <style:style style:name="P55" style:family="paragraph">
      <loext:graphic-properties draw:fill="solid" draw:fill-color="#ffff99"/>
      <style:paragraph-properties style:writing-mode="lr-tb" style:font-independent-line-spacing="true"/>
    </style:style>
    <style:style style:name="P56" style:family="paragraph">
      <style:paragraph-properties fo:margin-left="0.952cm" fo:margin-right="0cm" fo:margin-top="0.158cm" fo:margin-bottom="0cm" fo:line-height="100%" fo:text-indent="-0.952cm"/>
    </style:style>
    <style:style style:name="P57" style:family="paragraph">
      <loext:graphic-properties draw:fill="none" draw:fill-color="#00cc99"/>
      <style:paragraph-properties fo:margin-left="0.952cm" fo:margin-right="0cm" fo:margin-top="0.158cm" fo:margin-bottom="0cm" fo:line-height="100%" fo:text-indent="-0.952cm" style:writing-mode="lr-tb" style:font-independent-line-spacing="true"/>
    </style:style>
    <style:style style:name="P58" style:family="paragraph">
      <style:paragraph-properties fo:margin-left="0cm" fo:margin-right="0cm" fo:margin-top="0.33cm" fo:margin-bottom="0cm" fo:line-height="100%" fo:text-align="center" fo:text-indent="0cm"/>
    </style:style>
    <style:style style:name="P59" style:family="paragraph">
      <loext:graphic-properties draw:fill="none" draw:fill-color="#00cc99"/>
      <style:paragraph-properties fo:margin-left="0cm" fo:margin-right="0cm" fo:margin-top="0.33cm" fo:margin-bottom="0cm" fo:line-height="100%" fo:text-align="center" fo:text-indent="0cm" style:writing-mode="lr-tb" style:font-independent-line-spacing="true"/>
    </style:style>
    <style:style style:name="P60" style:family="paragraph">
      <style:paragraph-properties fo:margin-left="0cm" fo:margin-right="0cm" fo:margin-top="0.22cm" fo:margin-bottom="0cm" fo:line-height="100%" fo:text-indent="0cm"/>
    </style:style>
    <style:style style:name="P61" style:family="paragraph">
      <loext:graphic-properties draw:fill="none" draw:fill-color="#00cc99"/>
      <style:paragraph-properties fo:margin-left="0cm" fo:margin-right="0cm" fo:margin-top="0.22cm" fo:margin-bottom="0cm" fo:line-height="100%" fo:text-indent="0cm" style:writing-mode="lr-tb" style:font-independent-line-spacing="true"/>
    </style:style>
    <style:style style:name="P62" style:family="paragraph">
      <style:paragraph-properties fo:margin-left="0cm" fo:margin-right="0cm" fo:margin-top="0.242cm" fo:margin-bottom="0cm" fo:line-height="100%" fo:text-align="center" fo:text-indent="0cm"/>
    </style:style>
    <style:style style:name="P63" style:family="paragraph">
      <loext:graphic-properties draw:fill="none" draw:fill-color="#00cc99"/>
      <style:paragraph-properties fo:margin-left="0cm" fo:margin-right="0cm" fo:margin-top="0.242cm" fo:margin-bottom="0cm" fo:line-height="100%" fo:text-align="center" fo:text-indent="0cm" style:writing-mode="lr-tb" style:font-independent-line-spacing="true"/>
    </style:style>
    <style:style style:name="P64" style:family="paragraph">
      <style:paragraph-properties fo:margin-left="0cm" fo:margin-right="0cm" fo:margin-top="0.396cm" fo:margin-bottom="0cm" fo:line-height="100%" fo:text-indent="0cm"/>
    </style:style>
    <style:style style:name="P65" style:family="paragraph">
      <loext:graphic-properties draw:fill="none" draw:fill-color="#00cc99"/>
      <style:paragraph-properties fo:margin-left="0cm" fo:margin-right="0cm" fo:margin-top="0.396cm" fo:margin-bottom="0cm" fo:line-height="100%" fo:text-indent="0cm" style:writing-mode="lr-tb" style:font-independent-line-spacing="true"/>
    </style:style>
    <style:style style:name="P66" style:family="paragraph">
      <style:paragraph-properties fo:margin-left="0cm" fo:margin-right="0cm" fo:margin-top="0.286cm" fo:margin-bottom="0cm" fo:line-height="100%" fo:text-indent="0cm"/>
    </style:style>
    <style:style style:name="P67" style:family="paragraph">
      <loext:graphic-properties draw:fill="none" draw:fill-color="#00cc99"/>
      <style:paragraph-properties fo:margin-left="0cm" fo:margin-right="0cm" fo:margin-top="0.286cm" fo:margin-bottom="0cm" fo:line-height="100%" fo:text-indent="0cm" style:writing-mode="lr-tb" style:font-independent-line-spacing="true"/>
    </style:style>
    <style:style style:name="P68" style:family="paragraph">
      <loext:graphic-properties draw:fill="none" draw:fill-color="#ffffff"/>
      <style:paragraph-properties fo:margin-left="0cm" fo:margin-right="0cm" fo:margin-top="0.308cm" fo:margin-bottom="0cm" fo:line-height="100%" fo:text-indent="0cm" style:writing-mode="lr-tb" style:font-independent-line-spacing="true"/>
    </style:style>
    <style:style style:name="T1" style:family="text">
      <style:text-properties style:font-name="Arial" fo:font-size="32pt" fo:language="fr" fo:country="FR" style:font-size-asian="32pt" style:language-asian="fr" style:country-asian="FR" style:font-size-complex="32pt" style:language-complex="fr" style:country-complex="FR"/>
    </style:style>
    <style:style style:name="T2" style:family="text">
      <style:text-properties style:font-name="Arial" fo:font-size="14pt" fo:language="fr" fo:country="FR" style:font-size-asian="14pt" style:language-asian="fr" style:country-asian="FR" style:font-size-complex="14pt" style:language-complex="fr" style:country-complex="FR"/>
    </style:style>
    <style:style style:name="T3" style:family="text">
      <style:text-properties style:font-name="Arial" fo:font-size="20pt" style:font-size-asian="20pt" style:font-size-complex="20pt"/>
    </style:style>
    <style:style style:name="T4" style:family="text">
      <style:text-properties fo:color="#ffffff" style:font-name="Arial" fo:font-size="14pt" style:font-size-asian="14pt" style:font-size-complex="14pt"/>
    </style:style>
    <style:style style:name="T5" style:family="text">
      <style:text-properties style:font-name="Arial" fo:font-size="16pt" style:font-size-asian="16pt" style:font-size-complex="16pt"/>
    </style:style>
    <style:style style:name="T6" style:family="text">
      <style:text-properties fo:color="#0033cc" style:font-name="Arial" fo:font-weight="bold" style:font-weight-asian="bold" style:font-weight-complex="bold"/>
    </style:style>
    <style:style style:name="T7" style:family="text">
      <style:text-properties fo:color="#0033cc" style:font-name="Arial" fo:font-size="23pt" fo:font-weight="bold" style:font-size-asian="23pt" style:font-weight-asian="bold" style:font-size-complex="23pt" style:font-weight-complex="bold"/>
    </style:style>
    <style:style style:name="T8" style:family="text">
      <style:text-properties style:font-name="Arial" fo:font-size="9pt" fo:language="fr" fo:country="FR" style:font-size-asian="9pt" style:language-asian="fr" style:country-asian="FR" style:font-size-complex="9pt" style:language-complex="fr" style:country-complex="FR"/>
    </style:style>
    <style:style style:name="T9" style:family="text">
      <style:text-properties fo:color="#ffffff" style:font-name="Arial" fo:font-size="12pt" style:font-size-asian="12pt" style:font-size-complex="12pt"/>
    </style:style>
    <style:style style:name="T10" style:family="text">
      <style:text-properties fo:color="#000000" style:font-name="Arial" fo:font-size="30pt" fo:language="fr" fo:country="FR" style:font-size-asian="30pt" style:language-asian="fr" style:country-asian="FR" style:font-size-complex="30pt" style:language-complex="fr" style:country-complex="FR"/>
    </style:style>
    <style:style style:name="T11" style:family="text">
      <style:text-properties style:font-name="Arial" fo:font-size="8pt" fo:language="fr" fo:country="FR" style:font-size-asian="8pt" style:language-asian="fr" style:country-asian="FR" style:font-size-complex="8pt" style:language-complex="fr" style:country-complex="FR"/>
    </style:style>
    <style:style style:name="T12" style:family="text">
      <style:text-properties style:font-name="Arial" fo:font-size="14pt" fo:language="fr" fo:country="FR" fo:font-weight="bold" style:font-size-asian="14pt" style:language-asian="fr" style:country-asian="FR" style:font-weight-asian="bold" style:font-size-complex="14pt" style:language-complex="fr" style:country-complex="FR" style:font-weight-complex="bold"/>
    </style:style>
    <style:style style:name="T13" style:family="text">
      <style:text-properties style:font-name="Arial" fo:font-size="10pt" fo:language="fr" fo:country="FR" style:font-size-asian="10pt" style:language-asian="fr" style:country-asian="FR" style:font-size-complex="10pt" style:language-complex="fr" style:country-complex="FR"/>
    </style:style>
    <style:style style:name="T14" style:family="text">
      <style:text-properties style:font-name="Arial" fo:font-size="11pt" fo:language="fr" fo:country="FR" style:font-size-asian="11pt" style:language-asian="fr" style:country-asian="FR" style:font-size-complex="11pt" style:language-complex="fr" style:country-complex="FR"/>
    </style:style>
    <style:style style:name="T15" style:family="text">
      <style:text-properties style:font-name="Arial" fo:font-size="12pt" fo:language="fr" fo:country="FR" style:font-size-asian="12pt" style:language-asian="fr" style:country-asian="FR" style:font-size-complex="12pt" style:language-complex="fr" style:country-complex="FR"/>
    </style:style>
    <style:style style:name="T16" style:family="text">
      <style:text-properties style:font-name="Arial" fo:font-size="10pt" style:font-size-asian="10pt" style:font-size-complex="10pt"/>
    </style:style>
    <style:style style:name="T17" style:family="text">
      <style:text-properties style:font-name="Arial" fo:font-size="14pt" style:font-size-asian="14pt" style:font-size-complex="14pt"/>
    </style:style>
    <style:style style:name="T18" style:family="text">
      <style:text-properties fo:color="#ffffff" style:font-name="Arial" fo:font-size="8pt" style:font-size-asian="8pt" style:font-size-complex="8pt"/>
    </style:style>
    <style:style style:name="T19" style:family="text">
      <style:text-properties fo:language="fr" fo:country="FR" style:language-asian="fr" style:country-asian="FR" style:language-complex="fr" style:country-complex="FR"/>
    </style:style>
    <style:style style:name="T20" style:family="text">
      <style:text-properties style:font-name="Arial" fo:font-size="18pt" fo:language="fr" fo:country="FR" style:font-size-asian="18pt" style:language-asian="fr" style:country-asian="FR" style:font-size-complex="18pt" style:language-complex="fr" style:country-complex="FR"/>
    </style:style>
    <style:style style:name="T21" style:family="text">
      <style:text-properties style:font-name="Arial" fo:font-size="18pt" style:font-size-asian="18pt" style:font-size-complex="18pt"/>
    </style:style>
    <style:style style:name="T22" style:family="text">
      <style:text-properties style:font-name="Arial" fo:font-size="12pt" style:font-size-asian="12pt" style:font-size-complex="12pt"/>
    </style:style>
    <style:style style:name="T23" style:family="text">
      <style:text-properties fo:color="#0033cc" style:font-name="Arial" fo:font-size="16pt" fo:font-weight="bold" style:font-size-asian="16pt" style:font-weight-asian="bold" style:font-size-complex="16pt" style:font-weight-complex="bold"/>
    </style:style>
    <style:style style:name="T24" style:family="text">
      <style:text-properties fo:color="#0033cc" style:font-name="Arial" fo:font-size="15pt" fo:font-weight="bold" style:font-size-asian="15pt" style:font-weight-asian="bold" style:font-size-complex="15pt" style:font-weight-complex="bold"/>
    </style:style>
    <style:style style:name="T25" style:family="text">
      <style:text-properties style:font-name="Arial" fo:font-size="14pt" fo:font-weight="bold" style:font-size-asian="14pt" style:font-weight-asian="bold" style:font-size-complex="14pt" style:font-weight-complex="bold"/>
    </style:style>
    <style:style style:name="T26" style:family="text">
      <style:text-properties style:font-name="Arial" fo:font-size="11pt" style:font-size-asian="11pt" style:font-size-complex="11pt"/>
    </style:style>
    <style:style style:name="T27" style:family="text">
      <style:text-properties style:font-name="Arial" fo:font-size="13pt" style:font-size-asian="13pt" style:font-size-complex="13pt"/>
    </style:style>
    <style:style style:name="T28" style:family="text">
      <style:text-properties style:font-name="Arial" fo:font-size="13pt" fo:language="fr" fo:country="FR" style:font-size-asian="13pt" style:language-asian="fr" style:country-asian="FR" style:font-size-complex="13pt" style:language-complex="fr" style:country-complex="FR"/>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00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Standard" presentation:presentation-page-layout-name="AL1T1">
        <draw:frame presentation:style-name="pr1" draw:text-style-name="P2" draw:layer="layout" svg:width="11.642cm" svg:height="1.693cm" svg:x="6.773cm" svg:y="0.211cm" presentation:class="title" presentation:user-transformed="true">
          <draw:text-box>
            <text:list text:style-name="L1">
              <text:list-header>
                <text:p text:style-name="P1"><text:span text:style-name="T1">Radio transmitters</text:span></text:p>
              </text:list-header>
            </text:list>
          </draw:text-box>
        </draw:frame>
        <draw:frame presentation:style-name="pr2" draw:text-style-name="P2" draw:layer="layout" svg:width="23.495cm" svg:height="7.409cm" svg:x="1.057cm" svg:y="2.327cm" presentation:class="outline" presentation:user-transformed="true">
          <draw:text-box>
            <text:list text:style-name="L2">
              <text:list-item>
                <text:p text:style-name="P3"><text:span text:style-name="T2">RCS handheld radio transmitters (throttles) are working in 27 MHz FM frequency with PCM coding.</text:span></text:p>
              </text:list-item>
              <text:list-item>
                <text:p text:style-name="P3"><text:span text:style-name="T2">Transmitters of a train network shall use a unique radio frequency. In standard, this is 27.145 MHz. You can order equipment for others frequency, the only reasons changing being if one of your neighbour is using the same system or if there are parasites on standard frequency in your area.</text:span></text:p>
              </text:list-item>
              <text:list-item>
                <text:p text:style-name="P3"><text:span text:style-name="T2">A transmitter is identified by an address defined with DIP switches among 64 possible addresses.</text:span><text:span text:style-name="T2"><text:line-break/></text:span><text:span text:style-name="T2">This address is what links it to locomotives or accessories receivers.</text:span></text:p>
              </text:list-item>
              <text:list-item>
                <text:p text:style-name="P3"><text:span text:style-name="T2">Transmitter is only active while pressing buttons. There is no watchdog to check the transmission.</text:span></text:p>
              </text:list-item>
              <text:list-item>
                <text:p text:style-name="P3"><text:span text:style-name="T2">There can be multiple transmitters with the same address, in this case, they are linked to the same receivers.</text:span></text:p>
              </text:list-item>
              <text:list-item>
                <text:p text:style-name="P3"><text:span text:style-name="T2">The address is the only parameter of a transmitter, there is no other setting nor configuration, which is done in receivers.</text:span></text:p>
              </text:list-item>
            </text:list>
            <text:list text:style-name="L1">
              <text:list-header>
                <text:p text:style-name="P4"><text:span text:style-name="T2"/></text:p>
              </text:list-header>
            </text:list>
            <text:list text:style-name="L2">
              <text:list-header>
                <text:p text:style-name="P3"><text:span text:style-name="T2"/></text:p>
              </text:list-header>
            </text:list>
          </draw:text-box>
        </draw:frame>
        <draw:g>
          <draw:custom-shape draw:style-name="gr1" draw:text-style-name="P5" draw:layer="layout" svg:width="4.022cm" svg:height="5.927cm" svg:x="1.27cm" svg:y="11.218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022cm" svg:height="1.108cm" svg:x="1.27cm" svg:y="15.919cm">
            <text:list text:style-name="L1">
              <text:list-header>
                <text:p text:style-name="P6"><text:span text:style-name="T3">TX-24</text:span></text:p>
              </text:list-header>
            </text:list>
            <draw:enhanced-geometry svg:viewBox="0 0 21600 21600" draw:type="mso-spt202" draw:enhanced-path="M 0 0 L 21600 0 21600 21600 0 21600 0 0 Z N"/>
          </draw:custom-shape>
          <draw:g>
            <draw:custom-shape draw:style-name="gr3" draw:text-style-name="P8" draw:layer="layout" svg:width="0.635cm" svg:height="0.635cm" svg:x="1.693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2.539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3.386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4.233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8" draw:layer="layout" svg:width="0.635cm" svg:height="0.635cm" svg:x="1.693cm" svg:y="1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2.54cm" svg:y="1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3.387cm" svg:y="1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4.233cm" svg:y="1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9" draw:layer="layout" svg:width="0.211cm" svg:height="0.212cm" svg:x="3.599cm" svg:y="13.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1cm" svg:height="0.211cm" svg:x="3.599cm" svg:y="14.22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3.387cm 14.2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4.022cm 14.01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9cm" svg:height="0.229cm" svg:x="3.585cm" svg:y="14.003cm">
              <text:p/>
              <draw:enhanced-geometry svg:viewBox="0 0 21600 21600" draw:mirror-vertical="true" draw:type="rectangle" draw:enhanced-path="M 0 0 L 21600 0 21600 21600 0 21600 0 0 Z N"/>
            </draw:custom-shape>
          </draw:g>
          <draw:custom-shape draw:style-name="gr6" draw:text-style-name="P10" draw:layer="layout" svg:width="0.635cm" svg:height="0.635cm" svg:x="1.693cm" svg:y="11.6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0" draw:layer="layout" svg:width="0.635cm" svg:height="0.635cm" svg:x="3.387cm" svg:y="11.68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 draw:text-style-name="P11" draw:layer="layout" svg:width="0.635cm" svg:height="0.635cm" svg:x="2.539cm" svg:y="11.67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13" draw:layer="layout" svg:width="1.058cm" svg:height="0.853cm" svg:x="2.328cm" svg:y="11.562cm">
              <text:list text:style-name="L3">
                <text:list-header>
                  <text:p text:style-name="P12"><text:span text:style-name="T4">S</text:span></text:p>
                </text:list-header>
              </text:list>
              <draw:enhanced-geometry svg:viewBox="0 0 21600 21600" draw:type="mso-spt202" draw:enhanced-path="M 0 0 L 21600 0 21600 21600 0 21600 0 0 Z N"/>
            </draw:custom-shape>
          </draw:g>
          <draw:custom-shape draw:style-name="gr10" draw:text-style-name="P11" draw:layer="layout" svg:width="0.635cm" svg:height="0.265cm" svg:x="4.233cm" svg:y="12.08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635cm" svg:height="0.274cm" svg:x="4.233cm" svg:y="11.6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 draw:text-style-name="P14" draw:layer="layout" svg:width="0.635cm" svg:height="0.635cm" svg:x="4.225cm" svg:y="13.8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41cm" svg:height="0.393cm" svg:x="4.339cm" svg:y="13.9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4" draw:text-style-name="P9" draw:layer="layout" svg:width="0.635cm" svg:height="0.635cm" draw:transform="rotate (-1.5707963267949) translate (2.327cm 13.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11cm" svg:height="0.635cm" svg:x="2.117cm" svg:y="13.802cm">
            <text:p/>
            <draw:enhanced-geometry svg:viewBox="0 0 21600 21600" draw:type="rectangle" draw:enhanced-path="M 0 0 L 21600 0 21600 21600 0 21600 0 0 Z N"/>
          </draw:custom-shape>
          <draw:g>
            <draw:custom-shape draw:style-name="gr6" draw:text-style-name="P10" draw:layer="layout" svg:width="0.212cm" svg:height="0.203cm" svg:x="2.752cm" svg:y="14.268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635cm" svg:height="0.533cm" svg:x="2.54cm" svg:y="13.7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0" draw:layer="layout" svg:width="0.547cm" svg:height="0.785cm" svg:x="2.58cm" svg:y="13.732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0" draw:layer="layout" svg:width="0.441cm" svg:height="0.274cm" svg:x="2.637cm" svg:y="14.005cm">
              <text:p/>
              <draw:enhanced-geometry svg:viewBox="0 0 21600 21600" draw:type="rectangle" draw:enhanced-path="M 0 0 L 21600 0 21600 21600 0 21600 0 0 Z N"/>
            </draw:custom-shape>
          </draw:g>
        </draw:g>
        <draw:g>
          <draw:custom-shape draw:style-name="gr18" draw:text-style-name="P5" draw:layer="layout" svg:width="4.021cm" svg:height="5.926cm" svg:x="6.138cm" svg:y="11.218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7" draw:layer="layout" svg:width="4.021cm" svg:height="0.937cm" svg:x="6.138cm" svg:y="16.086cm">
            <text:list text:style-name="L1">
              <text:list-header>
                <text:p text:style-name="P16"><text:span text:style-name="T5">TRC-TX-24</text:span></text:p>
              </text:list-header>
            </text:list>
            <draw:enhanced-geometry svg:viewBox="0 0 21600 21600" draw:type="mso-spt202" draw:enhanced-path="M 0 0 L 21600 0 21600 21600 0 21600 0 0 Z N"/>
          </draw:custom-shape>
          <draw:g>
            <draw:custom-shape draw:style-name="gr3" draw:text-style-name="P8" draw:layer="layout" svg:width="0.635cm" svg:height="0.635cm" svg:x="6.561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7.407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8.254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9.101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8" draw:layer="layout" svg:width="0.635cm" svg:height="0.635cm" svg:x="6.561cm" svg:y="14.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7.408cm" svg:y="14.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8.255cm" svg:y="14.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9.101cm" svg:y="14.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 draw:text-style-name="P19" draw:layer="layout" svg:width="4.021cm" svg:height="1.277cm" svg:x="6.138cm" svg:y="11.218cm">
            <text:list text:style-name="L4">
              <text:list-header>
                <text:p text:style-name="P18"><text:span text:style-name="T6">1 <text:s/>2 <text:s/>3 <text:s/>4</text:span></text:p>
              </text:list-header>
            </text:list>
            <draw:enhanced-geometry svg:viewBox="0 0 21600 21600" draw:type="mso-spt202" draw:enhanced-path="M 0 0 L 21600 0 21600 21600 0 21600 0 0 Z N"/>
          </draw:custom-shape>
          <draw:custom-shape draw:style-name="gr21" draw:text-style-name="P21" draw:layer="layout" svg:width="4.021cm" svg:height="1.234cm" svg:x="6.138cm" svg:y="13.334cm">
            <text:list text:style-name="L4">
              <text:list-header>
                <text:p text:style-name="P20"><text:span text:style-name="T7">5 <text:s/>6 <text:s/>B <text:s/>C</text:span></text:p>
              </text:list-header>
            </text:list>
            <draw:enhanced-geometry svg:viewBox="0 0 21600 21600" draw:type="mso-spt202" draw:enhanced-path="M 0 0 L 21600 0 21600 21600 0 21600 0 0 Z N"/>
          </draw:custom-shape>
        </draw:g>
        <draw:custom-shape draw:style-name="gr22" draw:text-style-name="P23" draw:layer="layout" svg:width="7.831cm" svg:height="1.058cm" svg:x="17.357cm" svg:y="0.212cm">
          <text:list text:style-name="L1">
            <text:list-header>
              <text:p text:style-name="P22"><text:span text:style-name="T8">Author: Pierre Rouzeau copyright cc: by-nc-sa</text:span><text:span text:style-name="T8"><text:line-break/></text:span><text:span text:style-name="T8">Author is not linked with RCS system</text:span></text:p>
            </text:list-header>
          </text:list>
          <draw:enhanced-geometry svg:viewBox="0 0 21600 21600" draw:type="rectangle" draw:enhanced-path="M 0 0 L 21600 0 21600 21600 0 21600 0 0 Z N"/>
        </draw:custom-shape>
        <draw:custom-shape draw:style-name="gr23" draw:text-style-name="P25" draw:layer="layout" svg:width="7.408cm" svg:height="1.905cm" svg:x="0.212cm" svg:y="0.212cm">
          <text:list text:style-name="L1">
            <text:list-header>
              <text:p text:style-name="P24"><text:span text:style-name="T3">Model train control: </text:span><text:span text:style-name="T3"><text:line-break/></text:span><text:span text:style-name="T3">RCS system</text:span></text:p>
            </text:list-header>
          </text:list>
          <draw:enhanced-geometry svg:viewBox="0 0 21600 21600" draw:type="rectangle" draw:enhanced-path="M 0 0 L 21600 0 21600 21600 0 21600 0 0 Z N"/>
        </draw:custom-shape>
        <draw:custom-shape draw:style-name="gr24" draw:text-style-name="P26" draw:layer="layout" svg:width="13.335cm" svg:height="8.678cm" svg:x="10.795cm" svg:y="9.525cm">
          <text:list text:style-name="L5">
            <text:list-item>
              <text:p text:style-name="P3"><text:span text:style-name="T2">For each transmitter, there is three sets of commands, A, B and C.</text:span></text:p>
            </text:list-item>
            <text:list-item>
              <text:p text:style-name="P3"><text:span text:style-name="T2">The first command set (A) is sent while pressing directly one of the six first button (or a combination).</text:span></text:p>
            </text:list-item>
            <text:list-item>
              <text:p text:style-name="P3"><text:span text:style-name="T2">The two others command sets are sent while using the <text:s text:c="6"/>(B) or <text:s text:c="5"/>(C) buttons as ‘shift’ keys.</text:span></text:p>
            </text:list-item>
            <text:list-item>
              <text:p text:style-name="P3"><text:span text:style-name="T2">Each set of command is linked to a particular receiver, so one transmitter can be linked to three receivers.</text:span></text:p>
            </text:list-item>
            <text:list-item>
              <text:p text:style-name="P3"><text:span text:style-name="T2">There are 8 actions per command set, the action 7 being obtained by pressing both 1 &amp; 3 ( <text:s text:c="4"/>&amp; <text:s text:c="4"/>) and action 8 by pressing 2 &amp; 4 ( <text:s text:c="4"/>&amp; <text:s text:c="4"/>), with as needed shifting key for command set B or C.</text:span></text:p>
            </text:list-item>
            <text:list-item>
              <text:p text:style-name="P3"><text:span text:style-name="T2">Both kind of transmitter differs only by marking.</text:span></text:p>
            </text:list-item>
          </text:list>
          <draw:enhanced-geometry svg:viewBox="0 0 21600 21600" draw:type="rectangle" draw:enhanced-path="M 0 0 L 21600 0 21600 21600 0 21600 0 0 Z N"/>
        </draw:custom-shape>
        <draw:g>
          <draw:custom-shape draw:style-name="gr6" draw:text-style-name="P10" draw:layer="layout" svg:width="0.381cm" svg:height="0.424cm" svg:x="20.805cm" svg:y="15.5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0" draw:layer="layout" svg:width="0.381cm" svg:height="0.424cm" svg:x="21.694cm" svg:y="15.54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6" draw:text-style-name="P11" draw:layer="layout" svg:width="0.511cm" svg:height="0.475cm" svg:x="18.08cm" svg:y="16.0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7" draw:text-style-name="P28" draw:layer="layout" svg:width="0.847cm" svg:height="0.768cm" svg:x="17.912cm" svg:y="15.924cm">
            <text:list text:style-name="L3">
              <text:list-header>
                <text:p text:style-name="P27"><text:span text:style-name="T9">S</text:span></text:p>
              </text:list-header>
            </text:list>
            <draw:enhanced-geometry svg:viewBox="0 0 21600 21600" draw:type="mso-spt202" draw:enhanced-path="M 0 0 L 21600 0 21600 21600 0 21600 0 0 Z N"/>
          </draw:custom-shape>
          <draw:custom-shape draw:style-name="gr28" draw:text-style-name="P11" draw:layer="layout" svg:width="0.507cm" svg:height="0.198cm" svg:x="19.099cm" svg:y="16.39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507cm" svg:height="0.207cm" svg:x="19.099cm" svg:y="16.0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 draw:text-style-name="P9" draw:layer="layout" svg:width="0.211cm" svg:height="0.212cm" svg:x="15.24cm" svg:y="12.8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1cm" svg:height="0.211cm" svg:x="15.24cm" svg:y="13.24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15.028cm 13.2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15.663cm 13.03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9cm" svg:height="0.229cm" svg:x="15.226cm" svg:y="13.024cm">
            <text:p/>
            <draw:enhanced-geometry svg:viewBox="0 0 21600 21600" draw:mirror-vertical="true" draw:type="rectangle" draw:enhanced-path="M 0 0 L 21600 0 21600 21600 0 21600 0 0 Z N"/>
          </draw:custom-shape>
        </draw:g>
        <draw:g>
          <draw:custom-shape draw:style-name="gr29" draw:text-style-name="P14" draw:layer="layout" svg:width="0.423cm" svg:height="0.424cm" svg:x="13.022cm" svg:y="12.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73cm" svg:height="0.262cm" svg:x="13.098cm" svg:y="13.0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presentation:notes draw:style-name="dp2">
          <draw:page-thumbnail draw:style-name="gr30" draw:layer="layout" svg:width="7.142cm" svg:height="9.524cm" svg:x="5.953cm" svg:y="1.93cm" draw:page-number="1" presentation:class="page"/>
          <draw:frame presentation:style-name="pr3" draw:text-style-name="P29" draw:layer="layout" svg:width="15.239cm" svg:height="11.429cm" svg:x="1.905cm" svg:y="12.065cm" presentation:class="notes" presentation:placeholder="true">
            <draw:text-box/>
          </draw:frame>
        </presentation:notes>
      </draw:page>
      <draw:page draw:name="page2" draw:style-name="dp1" draw:master-page-name="Standard">
        <draw:custom-shape draw:style-name="gr31" draw:text-style-name="P31" draw:layer="layout" svg:width="11.219cm" svg:height="1.693cm" svg:x="6.773cm" svg:y="0.212cm">
          <text:list text:style-name="L1">
            <text:list-header>
              <text:p text:style-name="P30"><text:span text:style-name="T10">Radio receivers</text:span></text:p>
            </text:list-header>
          </text:list>
          <draw:enhanced-geometry svg:viewBox="0 0 21600 21600" draw:type="rectangle" draw:enhanced-path="M 0 0 L 21600 0 21600 21600 0 21600 0 0 Z N"/>
        </draw:custom-shape>
        <draw:custom-shape draw:style-name="gr32" draw:text-style-name="P26" draw:layer="layout" svg:width="16.933cm" svg:height="16.933cm" svg:x="7.832cm" svg:y="1.905cm">
          <text:list text:style-name="L5">
            <text:list-header>
              <text:p text:style-name="P3"><text:span text:style-name="T2"/></text:p>
            </text:list-header>
            <text:list-item>
              <text:p text:style-name="P3"><text:span text:style-name="T2">Radio receivers for electric locomotives drives motors up to 6 A/24V, direction lights and sound boards</text:span><text:span text:style-name="T2"><text:line-break/></text:span><text:span text:style-name="T2">They automatically links, while powered, with a transmitter sending a linking signal. To preserve links of other locomotives, their receivers shall be shut off.</text:span><text:span text:style-name="T2"><text:line-break/></text:span><text:span text:style-name="T2">Programming is done with the help of DIP switches and on/off sessions. 4 additional output could be added with a separated board.</text:span></text:p>
              <text:p text:style-name="P3"><text:span text:style-name="T2"/></text:p>
              <text:p text:style-name="P32"><text:span text:style-name="T11"/></text:p>
            </text:list-item>
            <text:list-item>
              <text:p text:style-name="P3"><text:span text:style-name="T2">Accessories radio receivers drive electronic signals or relays (1,2 or 4). They could be installed either in the train or on track side. </text:span><text:span text:style-name="T2"><text:line-break/></text:span><text:span text:style-name="T2">They are linked to the transmitter address and command set defined by DIP switches.</text:span><text:span text:style-name="T2"><text:line-break/></text:span><text:span text:style-name="T2">One command set (A, B or C) can drive an ensemble of receivers representing its 8 outputs. </text:span></text:p>
              <text:p text:style-name="P3"><text:span text:style-name="T2"/></text:p>
              <text:p text:style-name="P3"><text:span text:style-name="T12"/></text:p>
            </text:list-item>
            <text:list-item>
              <text:p text:style-name="P3"><text:span text:style-name="T12">Live steam receiver is no longer available</text:span><text:span text:style-name="T2">. </text:span><text:span text:style-name="T2"><text:line-break/></text:span><text:span text:style-name="T2"/></text:p>
              <text:p text:style-name="P33"><text:span text:style-name="T13"/></text:p>
            </text:list-item>
            <text:list-item>
              <text:p text:style-name="P3"><text:span text:style-name="T2">Track power radio receiver adjust voltage on track (current 10A max).</text:span><text:span text:style-name="T2"><text:line-break/></text:span><text:span text:style-name="T2">There is no intelligent signal on the track, so there shall be only one locomotive per track. It shall be supplied with 14-24V </text:span><text:span text:style-name="T12">DC</text:span><text:span text:style-name="T2"> current.</text:span><text:span text:style-name="T2"><text:line-break/></text:span><text:span text:style-name="T2">It is linked to transmitter in same manner as locomotive receiver.</text:span></text:p>
            </text:list-item>
          </text:list>
          <draw:enhanced-geometry svg:viewBox="0 0 21600 21600" draw:type="rectangle" draw:enhanced-path="M 0 0 L 21600 0 21600 21600 0 21600 0 0 Z N"/>
        </draw:custom-shape>
        <draw:custom-shape draw:style-name="gr33" draw:text-style-name="P23" draw:layer="layout" svg:width="7.832cm" svg:height="1.058cm" svg:x="17.78cm" svg:y="0.066cm">
          <text:list text:style-name="L1">
            <text:list-header>
              <text:p text:style-name="P22"><text:span text:style-name="T8">Author: Pierre Rouzeau copyright cc: by-nc-sa</text:span><text:span text:style-name="T8"><text:line-break/></text:span><text:span text:style-name="T8">Author is not linked with RCS system</text:span></text:p>
            </text:list-header>
          </text:list>
          <draw:enhanced-geometry svg:viewBox="0 0 21600 21600" draw:type="rectangle" draw:enhanced-path="M 0 0 L 21600 0 21600 21600 0 21600 0 0 Z N"/>
        </draw:custom-shape>
        <draw:custom-shape draw:style-name="gr34" draw:text-style-name="P35" draw:layer="layout" svg:width="6.906cm" svg:height="1.905cm" svg:x="0.079cm" svg:y="0.101cm">
          <text:list text:style-name="L1">
            <text:list-header>
              <text:p text:style-name="P34"><text:span text:style-name="T5">Model train control: </text:span><text:span text:style-name="T5"><text:line-break/></text:span><text:span text:style-name="T5">RCS system</text:span></text:p>
            </text:list-header>
          </text:list>
          <draw:enhanced-geometry svg:viewBox="0 0 21600 21600" draw:type="rectangle" draw:enhanced-path="M 0 0 L 21600 0 21600 21600 0 21600 0 0 Z N"/>
        </draw:custom-shape>
        <draw:g>
          <draw:custom-shape draw:style-name="gr35" draw:text-style-name="P36" draw:layer="layout" svg:width="4.233cm" svg:height="4.657cm" draw:transform="rotate (1.5707963267949) translate (1.905cm 6.984cm)">
            <text:p/>
            <draw:enhanced-geometry svg:viewBox="0 0 21600 21600" draw:type="rectangle" draw:enhanced-path="M 0 0 L 21600 0 21600 21600 0 21600 0 0 Z N"/>
          </draw:custom-shape>
          <draw:custom-shape draw:style-name="gr36" draw:text-style-name="P38" draw:layer="layout" svg:width="2.54cm" svg:height="0.853cm" svg:x="4.445cm" svg:y="3.387cm">
            <text:list text:style-name="L1">
              <text:list-header>
                <text:p text:style-name="P37"><text:span text:style-name="T2">Elite- X</text:span></text:p>
              </text:list-header>
            </text:list>
            <draw:enhanced-geometry svg:viewBox="0 0 21600 21600" draw:type="mso-spt202" draw:enhanced-path="M 0 0 L 21600 0 21600 21600 0 21600 0 0 Z N"/>
          </draw:custom-shape>
          <draw:custom-shape draw:style-name="gr37" draw:text-style-name="P2" draw:layer="layout" svg:width="0.212cm" svg:height="0.847cm" draw:transform="rotate (-1.5707963267949) translate (5.291cm 6.0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40" draw:layer="layout" svg:width="2.963cm" svg:height="0.726cm" svg:x="3.387cm" svg:y="6.094cm">
            <text:list text:style-name="L1">
              <text:list-header>
                <text:p text:style-name="P39"><text:span text:style-name="T14">Programming</text:span></text:p>
              </text:list-header>
            </text:list>
            <draw:enhanced-geometry svg:viewBox="0 0 21600 21600" draw:type="mso-spt202" draw:enhanced-path="M 0 0 L 21600 0 21600 21600 0 21600 0 0 Z N"/>
          </draw:custom-shape>
          <draw:g>
            <draw:line draw:style-name="gr39" draw:text-style-name="P41" draw:layer="layout" svg:x1="4.868cm" svg:y1="5.927cm" svg:x2="4.868cm" svg:y2="5.504cm">
              <text:p/>
            </draw:line>
            <draw:line draw:style-name="gr40" draw:text-style-name="P41" draw:layer="layout" svg:x1="4.868cm" svg:y1="5.927cm" svg:x2="4.868cm" svg:y2="5.715cm">
              <text:p/>
            </draw:line>
          </draw:g>
          <draw:g>
            <draw:line draw:style-name="gr39" draw:text-style-name="P41" draw:layer="layout" svg:x1="4.441cm" svg:y1="5.927cm" svg:x2="4.441cm" svg:y2="5.504cm">
              <text:p/>
            </draw:line>
            <draw:line draw:style-name="gr40" draw:text-style-name="P41" draw:layer="layout" svg:x1="4.441cm" svg:y1="5.927cm" svg:x2="4.441cm" svg:y2="5.715cm">
              <text:p/>
            </draw:line>
          </draw:g>
          <draw:g>
            <draw:line draw:style-name="gr39" draw:text-style-name="P41" draw:layer="layout" svg:x1="5.292cm" svg:y1="5.927cm" svg:x2="5.292cm" svg:y2="5.504cm">
              <text:p/>
            </draw:line>
            <draw:line draw:style-name="gr40" draw:text-style-name="P41" draw:layer="layout" svg:x1="5.292cm" svg:y1="5.927cm" svg:x2="5.292cm" svg:y2="5.715cm">
              <text:p/>
            </draw:line>
          </draw:g>
          <draw:custom-shape draw:style-name="gr41" draw:text-style-name="P43" draw:layer="layout" svg:width="4.233cm" svg:height="1.782cm" svg:x="2.117cm" svg:y="4.15cm">
            <text:list text:style-name="L1">
              <text:list-header>
                <text:p text:style-name="P42"><text:span text:style-name="T15">Link to a transmitter emitting a linking signal.</text:span></text:p>
              </text:list-header>
            </text:list>
            <draw:enhanced-geometry svg:viewBox="0 0 21600 21600" draw:type="mso-spt202" draw:enhanced-path="M 0 0 L 21600 0 21600 21600 0 21600 0 0 Z N"/>
          </draw:custom-shape>
          <draw:custom-shape draw:style-name="gr42" draw:text-style-name="P38" draw:layer="layout" svg:width="4.233cm" svg:height="1.445cm" svg:x="2.117cm" svg:y="2.796cm">
            <text:list text:style-name="L1">
              <text:list-header>
                <text:p text:style-name="P37"><text:span text:style-name="T2">Locomotive</text:span><text:span text:style-name="T2"><text:line-break/></text:span><text:span text:style-name="T2">receiver</text:span></text:p>
              </text:list-header>
            </text:list>
            <draw:enhanced-geometry svg:viewBox="0 0 21600 21600" draw:type="mso-spt202" draw:enhanced-path="M 0 0 L 21600 0 21600 21600 0 21600 0 0 Z N"/>
          </draw:custom-shape>
        </draw:g>
        <draw:g>
          <draw:custom-shape draw:style-name="gr43" draw:text-style-name="P36" draw:layer="layout" svg:width="4.022cm" svg:height="6.773cm" draw:transform="rotate (1.5707963267949) translate (0.847cm 12.065cm)">
            <text:p/>
            <draw:enhanced-geometry svg:viewBox="0 0 21600 21600" draw:type="rectangle" draw:enhanced-path="M 0 0 L 21600 0 21600 21600 0 21600 0 0 Z N"/>
          </draw:custom-shape>
          <draw:g>
            <draw:line draw:style-name="gr39" draw:text-style-name="P41" draw:layer="layout" svg:x1="4.661cm" svg:y1="9.948cm" svg:x2="4.661cm" svg:y2="10.371cm">
              <text:p/>
            </draw:line>
            <draw:line draw:style-name="gr40" draw:text-style-name="P41" draw:layer="layout" svg:x1="4.661cm" svg:y1="9.948cm" svg:x2="4.661cm" svg:y2="10.16cm">
              <text:p/>
            </draw:line>
          </draw:g>
          <draw:g>
            <draw:line draw:style-name="gr39" draw:text-style-name="P41" draw:layer="layout" svg:x1="5.089cm" svg:y1="9.948cm" svg:x2="5.089cm" svg:y2="10.371cm">
              <text:p/>
            </draw:line>
            <draw:line draw:style-name="gr40" draw:text-style-name="P41" draw:layer="layout" svg:x1="5.089cm" svg:y1="9.948cm" svg:x2="5.089cm" svg:y2="10.16cm">
              <text:p/>
            </draw:line>
          </draw:g>
          <draw:g>
            <draw:line draw:style-name="gr39" draw:text-style-name="P41" draw:layer="layout" svg:x1="5.508cm" svg:y1="10.372cm" svg:x2="5.508cm" svg:y2="9.949cm">
              <text:p/>
            </draw:line>
            <draw:line draw:style-name="gr40" draw:text-style-name="P41" draw:layer="layout" svg:x1="5.508cm" svg:y1="10.372cm" svg:x2="5.508cm" svg:y2="10.16cm">
              <text:p/>
            </draw:line>
          </draw:g>
          <draw:g>
            <draw:line draw:style-name="gr39" draw:text-style-name="P41" draw:layer="layout" svg:x1="3.819cm" svg:y1="10.372cm" svg:x2="3.819cm" svg:y2="9.949cm">
              <text:p/>
            </draw:line>
            <draw:line draw:style-name="gr40" draw:text-style-name="P41" draw:layer="layout" svg:x1="3.819cm" svg:y1="10.372cm" svg:x2="3.819cm" svg:y2="10.16cm">
              <text:p/>
            </draw:line>
          </draw:g>
          <draw:g>
            <draw:line draw:style-name="gr39" draw:text-style-name="P41" draw:layer="layout" svg:x1="3.391cm" svg:y1="10.372cm" svg:x2="3.391cm" svg:y2="9.949cm">
              <text:p/>
            </draw:line>
            <draw:line draw:style-name="gr40" draw:text-style-name="P41" draw:layer="layout" svg:x1="3.391cm" svg:y1="10.372cm" svg:x2="3.391cm" svg:y2="10.16cm">
              <text:p/>
            </draw:line>
          </draw:g>
          <draw:custom-shape draw:style-name="gr44" draw:text-style-name="P2" draw:layer="layout" svg:width="0.212cm" svg:height="2.117cm" draw:transform="rotate (-1.5707963267949) translate (5.507cm 10.47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39" draw:text-style-name="P41" draw:layer="layout" svg:x1="4.242cm" svg:y1="10.372cm" svg:x2="4.242cm" svg:y2="9.949cm">
              <text:p/>
            </draw:line>
            <draw:line draw:style-name="gr40" draw:text-style-name="P41" draw:layer="layout" svg:x1="4.242cm" svg:y1="10.372cm" svg:x2="4.242cm" svg:y2="10.16cm">
              <text:p/>
            </draw:line>
          </draw:g>
          <draw:custom-shape draw:style-name="gr45" draw:text-style-name="P40" draw:layer="layout" svg:width="3.598cm" svg:height="0.726cm" svg:x="3.175cm" svg:y="10.575cm">
            <text:list text:style-name="L1">
              <text:list-header>
                <text:p text:style-name="P39"><text:span text:style-name="T14">TX address <text:s text:c="4"/>set</text:span></text:p>
              </text:list-header>
            </text:list>
            <draw:enhanced-geometry svg:viewBox="0 0 21600 21600" draw:type="mso-spt202" draw:enhanced-path="M 0 0 L 21600 0 21600 21600 0 21600 0 0 Z N"/>
          </draw:custom-shape>
          <draw:g>
            <draw:line draw:style-name="gr39" draw:text-style-name="P41" draw:layer="layout" svg:x1="5.931cm" svg:y1="9.948cm" svg:x2="5.931cm" svg:y2="10.371cm">
              <text:p/>
            </draw:line>
            <draw:line draw:style-name="gr40" draw:text-style-name="P41" draw:layer="layout" svg:x1="5.931cm" svg:y1="9.948cm" svg:x2="5.931cm" svg:y2="10.16cm">
              <text:p/>
            </draw:line>
          </draw:g>
          <draw:g>
            <draw:line draw:style-name="gr39" draw:text-style-name="P41" draw:layer="layout" svg:x1="6.354cm" svg:y1="10.372cm" svg:x2="6.354cm" svg:y2="9.949cm">
              <text:p/>
            </draw:line>
            <draw:line draw:style-name="gr40" draw:text-style-name="P41" draw:layer="layout" svg:x1="6.354cm" svg:y1="10.372cm" svg:x2="6.354cm" svg:y2="10.16cm">
              <text:p/>
            </draw:line>
          </draw:g>
          <draw:g>
            <draw:line draw:style-name="gr46" draw:text-style-name="P41" draw:layer="layout" svg:x1="6.778cm" svg:y1="10.372cm" svg:x2="6.778cm" svg:y2="9.949cm">
              <text:p/>
            </draw:line>
            <draw:line draw:style-name="gr47" draw:text-style-name="P41" draw:layer="layout" svg:x1="6.778cm" svg:y1="10.372cm" svg:x2="6.778cm" svg:y2="10.16cm">
              <text:p/>
            </draw:line>
          </draw:g>
          <draw:g>
            <draw:line draw:style-name="gr39" draw:text-style-name="P41" draw:layer="layout" svg:x1="7.201cm" svg:y1="10.372cm" svg:x2="7.201cm" svg:y2="9.949cm">
              <text:p/>
            </draw:line>
            <draw:line draw:style-name="gr40" draw:text-style-name="P41" draw:layer="layout" svg:x1="7.201cm" svg:y1="10.372cm" svg:x2="7.201cm" svg:y2="10.16cm">
              <text:p/>
            </draw:line>
          </draw:g>
          <draw:custom-shape draw:style-name="gr48" draw:text-style-name="P38" draw:layer="layout" svg:width="4.445cm" svg:height="1.445cm" svg:x="1.27cm" svg:y="8.255cm">
            <text:list text:style-name="L1">
              <text:list-header>
                <text:p text:style-name="P37"><text:span text:style-name="T2">Accessories receiver</text:span></text:p>
              </text:list-header>
            </text:list>
            <draw:enhanced-geometry svg:viewBox="0 0 21600 21600" draw:type="mso-spt202" draw:enhanced-path="M 0 0 L 21600 0 21600 21600 0 21600 0 0 Z N"/>
          </draw:custom-shape>
          <draw:g>
            <draw:line draw:style-name="gr39" draw:text-style-name="P41" draw:layer="layout" svg:x1="2.54cm" svg:y1="9.948cm" svg:x2="2.54cm" svg:y2="10.371cm">
              <text:p/>
            </draw:line>
            <draw:line draw:style-name="gr40" draw:text-style-name="P41" draw:layer="layout" svg:x1="2.54cm" svg:y1="9.948cm" svg:x2="2.54cm" svg:y2="10.16cm">
              <text:p/>
            </draw:line>
          </draw:g>
          <draw:g>
            <draw:line draw:style-name="gr39" draw:text-style-name="P41" draw:layer="layout" svg:x1="1.698cm" svg:y1="10.372cm" svg:x2="1.698cm" svg:y2="9.949cm">
              <text:p/>
            </draw:line>
            <draw:line draw:style-name="gr40" draw:text-style-name="P41" draw:layer="layout" svg:x1="1.698cm" svg:y1="10.372cm" svg:x2="1.698cm" svg:y2="10.16cm">
              <text:p/>
            </draw:line>
          </draw:g>
          <draw:g>
            <draw:line draw:style-name="gr39" draw:text-style-name="P41" draw:layer="layout" svg:x1="1.27cm" svg:y1="10.372cm" svg:x2="1.27cm" svg:y2="9.949cm">
              <text:p/>
            </draw:line>
            <draw:line draw:style-name="gr40" draw:text-style-name="P41" draw:layer="layout" svg:x1="1.27cm" svg:y1="10.372cm" svg:x2="1.27cm" svg:y2="10.16cm">
              <text:p/>
            </draw:line>
          </draw:g>
          <draw:g>
            <draw:line draw:style-name="gr39" draw:text-style-name="P41" draw:layer="layout" svg:x1="2.121cm" svg:y1="10.372cm" svg:x2="2.121cm" svg:y2="9.949cm">
              <text:p/>
            </draw:line>
            <draw:line draw:style-name="gr40" draw:text-style-name="P41" draw:layer="layout" svg:x1="2.121cm" svg:y1="10.372cm" svg:x2="2.121cm" svg:y2="10.16cm">
              <text:p/>
            </draw:line>
          </draw:g>
          <draw:custom-shape draw:style-name="gr49" draw:text-style-name="P2" draw:layer="layout" svg:width="0.212cm" svg:height="1.27cm" draw:transform="rotate (-1.5707963267949) translate (2.54cm 10.47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0" draw:text-style-name="P40" draw:layer="layout" svg:width="2.54cm" svg:height="1.191cm" svg:x="0.816cm" svg:y="10.53cm">
            <text:list text:style-name="L1">
              <text:list-header>
                <text:p text:style-name="P39"><text:span text:style-name="T14">Accessory</text:span><text:span text:style-name="T14"><text:line-break/></text:span><text:span text:style-name="T14">latch</text:span></text:p>
              </text:list-header>
            </text:list>
            <draw:enhanced-geometry svg:viewBox="0 0 21600 21600" draw:type="mso-spt202" draw:enhanced-path="M 0 0 L 21600 0 21600 21600 0 21600 0 0 Z N"/>
          </draw:custom-shape>
          <draw:custom-shape draw:style-name="gr51" draw:text-style-name="P2" draw:layer="layout" svg:width="0.212cm" svg:height="0.423cm" draw:transform="rotate (-1.5707963267949) translate (6.349cm 10.47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2" draw:text-style-name="P45" draw:layer="layout" svg:width="1.181cm" svg:height="1.107cm" svg:x="6.562cm" svg:y="10.627cm">
            <text:list text:style-name="L1">
              <text:list-header>
                <text:p text:style-name="P44"><text:span text:style-name="T16">1-4</text:span><text:span text:style-name="T16"><text:line-break/></text:span><text:span text:style-name="T16">5-8</text:span></text:p>
              </text:list-header>
            </text:list>
            <draw:enhanced-geometry svg:viewBox="0 0 21600 21600" draw:type="mso-spt202" draw:enhanced-path="M 0 0 L 21600 0 21600 21600 0 21600 0 0 Z N"/>
          </draw:custom-shape>
          <draw:custom-shape draw:style-name="gr53" draw:text-style-name="P38" draw:layer="layout" svg:width="2.963cm" svg:height="0.853cm" svg:x="4.657cm" svg:y="8.467cm">
            <text:list text:style-name="L1">
              <text:list-header>
                <text:p text:style-name="P37"><text:span text:style-name="T2">TRC-xx-X</text:span></text:p>
              </text:list-header>
            </text:list>
            <draw:enhanced-geometry svg:viewBox="0 0 21600 21600" draw:type="mso-spt202" draw:enhanced-path="M 0 0 L 21600 0 21600 21600 0 21600 0 0 Z N"/>
          </draw:custom-shape>
          <draw:line draw:style-name="gr54" draw:text-style-name="P41" draw:layer="layout" svg:x1="7.197cm" svg:y1="10.429cm" svg:x2="7.161cm" svg:y2="10.808cm">
            <text:p/>
          </draw:line>
        </draw:g>
        <draw:g>
          <draw:custom-shape draw:style-name="gr55" draw:text-style-name="P46" draw:layer="layout" svg:width="6.773cm" svg:height="2.919cm" svg:x="0.847cm" svg:y="14.861cm">
            <text:list text:style-name="L1">
              <text:list-header>
                <text:p text:style-name="P12"><text:span text:style-name="T17"/></text:p>
                <text:p text:style-name="P30"><text:span text:style-name="T17"/></text:p>
              </text:list-header>
            </text:list>
            <draw:enhanced-geometry svg:viewBox="0 0 21600 21600" draw:type="rectangle" draw:enhanced-path="M 0 0 L 21600 0 21600 21600 0 21600 0 0 Z N"/>
          </draw:custom-shape>
          <draw:custom-shape draw:style-name="gr56" draw:text-style-name="P2" draw:layer="layout" svg:width="0.211cm" svg:height="0.846cm" draw:transform="rotate (-1.5707963267949) translate (6.773cm 15.72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7" draw:text-style-name="P40" draw:layer="layout" svg:width="2.964cm" svg:height="0.726cm" svg:x="4.868cm" svg:y="15.787cm">
            <text:list text:style-name="L1">
              <text:list-header>
                <text:p text:style-name="P39"><text:span text:style-name="T14">Programming</text:span></text:p>
              </text:list-header>
            </text:list>
            <draw:enhanced-geometry svg:viewBox="0 0 21600 21600" draw:type="mso-spt202" draw:enhanced-path="M 0 0 L 21600 0 21600 21600 0 21600 0 0 Z N"/>
          </draw:custom-shape>
          <draw:g>
            <draw:line draw:style-name="gr39" draw:text-style-name="P41" draw:layer="layout" svg:x1="6.35cm" svg:y1="15.618cm" svg:x2="6.35cm" svg:y2="15.195cm">
              <text:p/>
            </draw:line>
            <draw:line draw:style-name="gr40" draw:text-style-name="P41" draw:layer="layout" svg:x1="6.35cm" svg:y1="15.618cm" svg:x2="6.35cm" svg:y2="15.406cm">
              <text:p/>
            </draw:line>
          </draw:g>
          <draw:g>
            <draw:line draw:style-name="gr39" draw:text-style-name="P41" draw:layer="layout" svg:x1="5.922cm" svg:y1="15.618cm" svg:x2="5.922cm" svg:y2="15.195cm">
              <text:p/>
            </draw:line>
            <draw:line draw:style-name="gr40" draw:text-style-name="P41" draw:layer="layout" svg:x1="5.922cm" svg:y1="15.618cm" svg:x2="5.922cm" svg:y2="15.406cm">
              <text:p/>
            </draw:line>
          </draw:g>
          <draw:g>
            <draw:line draw:style-name="gr39" draw:text-style-name="P41" draw:layer="layout" svg:x1="6.773cm" svg:y1="15.618cm" svg:x2="6.773cm" svg:y2="15.195cm">
              <text:p/>
            </draw:line>
            <draw:line draw:style-name="gr40" draw:text-style-name="P41" draw:layer="layout" svg:x1="6.773cm" svg:y1="15.618cm" svg:x2="6.773cm" svg:y2="15.406cm">
              <text:p/>
            </draw:line>
          </draw:g>
          <draw:custom-shape draw:style-name="gr58" draw:text-style-name="P38" draw:layer="layout" svg:width="4.233cm" svg:height="1.445cm" svg:x="0.847cm" svg:y="14.861cm">
            <text:list text:style-name="L1">
              <text:list-header>
                <text:p text:style-name="P37"><text:span text:style-name="T2">Track receiver</text:span><text:span text:style-name="T2"><text:line-break/></text:span><text:span text:style-name="T2">TITAN-10x</text:span></text:p>
              </text:list-header>
            </text:list>
            <draw:enhanced-geometry svg:viewBox="0 0 21600 21600" draw:type="mso-spt202" draw:enhanced-path="M 0 0 L 21600 0 21600 21600 0 21600 0 0 Z N"/>
          </draw:custom-shape>
          <draw:g>
            <draw:custom-shape draw:style-name="gr59" draw:text-style-name="P2" draw:layer="layout" svg:width="0.362cm" svg:height="0.366cm" svg:x="5.292cm" svg:y="1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362cm" svg:height="0.366cm" svg:x="6.018cm" svg:y="1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1" draw:text-style-name="P2" draw:layer="layout" svg:width="0.845cm" svg:height="0.847cm" svg:x="3.889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41" draw:layer="layout" svg:x1="4.312cm" svg:y1="16.298cm" svg:x2="4.312cm" svg:y2="16.51cm">
              <text:p/>
            </draw:line>
            <draw:line draw:style-name="gr62" draw:text-style-name="P41" draw:layer="layout" svg:x1="4.312cm" svg:y1="16.642cm" svg:x2="4.312cm" svg:y2="16.854cm">
              <text:p/>
            </draw:line>
            <draw:line draw:style-name="gr62" draw:text-style-name="P41" draw:layer="layout" svg:x1="4.691cm" svg:y1="16.676cm" svg:x2="4.867cm" svg:y2="16.513cm">
              <text:p/>
            </draw:line>
            <draw:line draw:style-name="gr62" draw:text-style-name="P41" draw:layer="layout" svg:x1="3.932cm" svg:y1="16.66cm" svg:x2="3.756cm" svg:y2="16.496cm">
              <text:p/>
            </draw:line>
            <draw:line draw:style-name="gr62" draw:text-style-name="P41" draw:layer="layout" svg:x1="3.519cm" svg:y1="17.065cm" svg:x2="3.73cm" svg:y2="17.065cm">
              <text:p/>
            </draw:line>
            <draw:line draw:style-name="gr62" draw:text-style-name="P41" draw:layer="layout" svg:x1="4.568cm" svg:y1="16.526cm" svg:x2="4.651cm" svg:y2="16.341cm">
              <text:p/>
            </draw:line>
            <draw:line draw:style-name="gr62" draw:text-style-name="P41" draw:layer="layout" svg:x1="4.099cm" svg:y1="16.526cm" svg:x2="4.017cm" svg:y2="16.341cm">
              <text:p/>
            </draw:line>
            <draw:line draw:style-name="gr62" draw:text-style-name="P41" draw:layer="layout" svg:x1="3.782cm" svg:y1="16.832cm" svg:x2="3.598cm" svg:y2="16.748cm">
              <text:p/>
            </draw:line>
          </draw:g>
          <draw:custom-shape draw:style-name="gr63" draw:text-style-name="P38" draw:layer="layout" svg:width="1.693cm" svg:height="0.853cm" svg:x="2.117cm" svg:y="16.298cm">
            <text:list text:style-name="L1">
              <text:list-header>
                <text:p text:style-name="P37"><text:span text:style-name="T17">Maxi</text:span></text:p>
              </text:list-header>
            </text:list>
            <draw:enhanced-geometry svg:viewBox="0 0 21600 21600" draw:type="mso-spt202" draw:enhanced-path="M 0 0 L 21600 0 21600 21600 0 21600 0 0 Z N"/>
          </draw:custom-shape>
          <draw:g>
            <draw:custom-shape draw:style-name="gr64" draw:text-style-name="P2" draw:layer="layout" svg:width="0.361cm" svg:height="0.366cm" svg:x="1.239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361cm" svg:height="0.366cm" svg:x="1.966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presentation:notes draw:style-name="dp2">
          <draw:page-thumbnail draw:style-name="gr30" draw:layer="layout" svg:width="7.142cm" svg:height="9.524cm" svg:x="5.953cm" svg:y="1.93cm" draw:page-number="2" presentation:class="page"/>
          <draw:frame presentation:style-name="pr3" draw:text-style-name="P29" draw:layer="layout" svg:width="15.239cm" svg:height="11.429cm" svg:x="1.905cm" svg:y="12.065cm" presentation:class="notes" presentation:placeholder="true">
            <draw:text-box/>
          </draw:frame>
        </presentation:notes>
      </draw:page>
      <draw:page draw:name="page3" draw:style-name="dp1" draw:master-page-name="Standard">
        <draw:g>
          <draw:line draw:style-name="gr66" draw:text-style-name="P41" draw:layer="layout" svg:x1="17.93cm" svg:y1="7.197cm" svg:x2="17.93cm" svg:y2="9.102cm">
            <text:p/>
          </draw:line>
          <draw:custom-shape draw:style-name="gr67" draw:text-style-name="P2" draw:layer="layout" svg:width="23.706cm" svg:height="19.474cm" svg:x="4.595cm" svg:y="-11.22cm">
            <text:p/>
            <draw:enhanced-geometry draw:text-areas="10799 0 21599 10799" svg:viewBox="0 0 21600 21600"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8" draw:text-style-name="P2" draw:layer="layout" svg:width="24.976cm" svg:height="20.744cm" svg:x="3.961cm" svg:y="-11.854cm">
            <text:p/>
            <draw:enhanced-geometry draw:text-areas="10799 0 21599 10799" svg:viewBox="0 0 21600 21600"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9" draw:text-style-name="P41" draw:layer="layout" svg:x1="14.967cm" svg:y1="8.89cm" svg:x2="22.799cm" svg:y2="8.89cm">
            <text:p/>
          </draw:line>
          <draw:line draw:style-name="gr69" draw:text-style-name="P41" draw:layer="layout" svg:x1="14.967cm" svg:y1="8.255cm" svg:x2="22.799cm" svg:y2="8.255cm">
            <text:p/>
          </draw:line>
          <draw:custom-shape draw:style-name="gr70" draw:text-style-name="P2" draw:layer="layout" svg:width="1.058cm" svg:height="0.847cm" svg:x="17.507cm" svg:y="6.771cm">
            <text:p/>
            <draw:enhanced-geometry svg:viewBox="0 0 21600 21600" draw:mirror-vertical="true" draw:type="rectangle" draw:enhanced-path="M 0 0 L 21600 0 21600 21600 0 21600 0 0 Z N"/>
          </draw:custom-shape>
          <draw:line draw:style-name="gr71" draw:text-style-name="P41" draw:layer="layout" svg:x1="15.179cm" svg:y1="9.101cm" svg:x2="15.179cm" svg:y2="8.042cm">
            <text:p/>
          </draw:line>
          <draw:line draw:style-name="gr71" draw:text-style-name="P41" draw:layer="layout" svg:x1="15.602cm" svg:y1="9.101cm" svg:x2="15.602cm" svg:y2="8.042cm">
            <text:p/>
          </draw:line>
          <draw:line draw:style-name="gr71" draw:text-style-name="P41" draw:layer="layout" svg:x1="16.025cm" svg:y1="9.101cm" svg:x2="16.025cm" svg:y2="8.042cm">
            <text:p/>
          </draw:line>
          <draw:line draw:style-name="gr71" draw:text-style-name="P41" draw:layer="layout" svg:x1="16.449cm" svg:y1="9.101cm" svg:x2="16.449cm" svg:y2="8.042cm">
            <text:p/>
          </draw:line>
          <draw:line draw:style-name="gr71" draw:text-style-name="P41" draw:layer="layout" svg:x1="16.872cm" svg:y1="9.101cm" svg:x2="16.872cm" svg:y2="8.042cm">
            <text:p/>
          </draw:line>
          <draw:line draw:style-name="gr71" draw:text-style-name="P41" draw:layer="layout" svg:x1="17.295cm" svg:y1="9.101cm" svg:x2="17.295cm" svg:y2="8.042cm">
            <text:p/>
          </draw:line>
          <draw:line draw:style-name="gr71" draw:text-style-name="P41" draw:layer="layout" svg:x1="17.719cm" svg:y1="9.101cm" svg:x2="17.719cm" svg:y2="8.042cm">
            <text:p/>
          </draw:line>
          <draw:line draw:style-name="gr71" draw:text-style-name="P41" draw:layer="layout" svg:x1="18.142cm" svg:y1="9.101cm" svg:x2="18.142cm" svg:y2="8.042cm">
            <text:p/>
          </draw:line>
          <draw:line draw:style-name="gr71" draw:text-style-name="P41" draw:layer="layout" svg:x1="18.565cm" svg:y1="9.101cm" svg:x2="18.565cm" svg:y2="8.042cm">
            <text:p/>
          </draw:line>
          <draw:line draw:style-name="gr71" draw:text-style-name="P41" draw:layer="layout" svg:x1="18.989cm" svg:y1="9.102cm" svg:x2="18.989cm" svg:y2="7.832cm">
            <text:p/>
          </draw:line>
          <draw:line draw:style-name="gr71" draw:text-style-name="P41" draw:layer="layout" svg:x1="19.835cm" svg:y1="9.102cm" svg:x2="19.835cm" svg:y2="7.62cm">
            <text:p/>
          </draw:line>
          <draw:line draw:style-name="gr71" draw:text-style-name="P41" draw:layer="layout" svg:x1="20.259cm" svg:y1="9.102cm" svg:x2="20.259cm" svg:y2="7.62cm">
            <text:p/>
          </draw:line>
          <draw:line draw:style-name="gr71" draw:text-style-name="P41" draw:layer="layout" svg:x1="20.682cm" svg:y1="9.102cm" svg:x2="20.682cm" svg:y2="7.408cm">
            <text:p/>
          </draw:line>
          <draw:line draw:style-name="gr71" draw:text-style-name="P41" draw:layer="layout" svg:x1="21.105cm" svg:y1="9.101cm" svg:x2="21.105cm" svg:y2="7.196cm">
            <text:p/>
          </draw:line>
          <draw:line draw:style-name="gr71" draw:text-style-name="P41" draw:layer="layout" svg:x1="21.529cm" svg:y1="9.101cm" svg:x2="21.529cm" svg:y2="7.196cm">
            <text:p/>
          </draw:line>
          <draw:line draw:style-name="gr71" draw:text-style-name="P41" draw:layer="layout" svg:x1="19.412cm" svg:y1="7.832cm" svg:x2="19.412cm" svg:y2="9.102cm">
            <text:p/>
          </draw:line>
        </draw:g>
        <draw:g>
          <draw:line draw:style-name="gr66" draw:text-style-name="P41" draw:layer="layout" svg:x1="19.624cm" svg:y1="11.217cm" svg:x2="19.624cm" svg:y2="9.312cm">
            <text:p/>
          </draw:line>
          <draw:custom-shape draw:style-name="gr72" draw:text-style-name="P2" draw:layer="layout" svg:width="23.706cm" svg:height="19.474cm" svg:x="6.288cm" svg:y="10.159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2" draw:layer="layout" svg:width="24.976cm" svg:height="20.744cm" svg:x="5.654cm" svg:y="9.525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9" draw:text-style-name="P41" draw:layer="layout" svg:x1="16.66cm" svg:y1="9.525cm" svg:x2="24.492cm" svg:y2="9.525cm">
            <text:p/>
          </draw:line>
          <draw:line draw:style-name="gr69" draw:text-style-name="P41" draw:layer="layout" svg:x1="16.66cm" svg:y1="10.16cm" svg:x2="24.492cm" svg:y2="10.16cm">
            <text:p/>
          </draw:line>
          <draw:custom-shape draw:style-name="gr74" draw:text-style-name="P2" draw:layer="layout" svg:width="1.059cm" svg:height="0.847cm" svg:x="19.2cm" svg:y="10.795cm">
            <text:p/>
            <draw:enhanced-geometry svg:viewBox="0 0 21600 21600" draw:type="rectangle" draw:enhanced-path="M 0 0 L 21600 0 21600 21600 0 21600 0 0 Z N"/>
          </draw:custom-shape>
          <draw:line draw:style-name="gr71" draw:text-style-name="P41" draw:layer="layout" svg:x1="16.872cm" svg:y1="9.313cm" svg:x2="16.872cm" svg:y2="10.372cm">
            <text:p/>
          </draw:line>
          <draw:line draw:style-name="gr71" draw:text-style-name="P41" draw:layer="layout" svg:x1="17.295cm" svg:y1="9.313cm" svg:x2="17.295cm" svg:y2="10.372cm">
            <text:p/>
          </draw:line>
          <draw:line draw:style-name="gr71" draw:text-style-name="P41" draw:layer="layout" svg:x1="17.719cm" svg:y1="9.313cm" svg:x2="17.719cm" svg:y2="10.372cm">
            <text:p/>
          </draw:line>
          <draw:line draw:style-name="gr71" draw:text-style-name="P41" draw:layer="layout" svg:x1="18.142cm" svg:y1="9.313cm" svg:x2="18.142cm" svg:y2="10.372cm">
            <text:p/>
          </draw:line>
          <draw:line draw:style-name="gr71" draw:text-style-name="P41" draw:layer="layout" svg:x1="18.565cm" svg:y1="9.313cm" svg:x2="18.565cm" svg:y2="10.372cm">
            <text:p/>
          </draw:line>
          <draw:line draw:style-name="gr71" draw:text-style-name="P41" draw:layer="layout" svg:x1="18.989cm" svg:y1="9.313cm" svg:x2="18.989cm" svg:y2="10.372cm">
            <text:p/>
          </draw:line>
          <draw:line draw:style-name="gr71" draw:text-style-name="P41" draw:layer="layout" svg:x1="19.412cm" svg:y1="9.313cm" svg:x2="19.412cm" svg:y2="10.372cm">
            <text:p/>
          </draw:line>
          <draw:line draw:style-name="gr71" draw:text-style-name="P41" draw:layer="layout" svg:x1="19.835cm" svg:y1="9.313cm" svg:x2="19.835cm" svg:y2="10.372cm">
            <text:p/>
          </draw:line>
          <draw:line draw:style-name="gr71" draw:text-style-name="P41" draw:layer="layout" svg:x1="20.259cm" svg:y1="9.313cm" svg:x2="20.259cm" svg:y2="10.372cm">
            <text:p/>
          </draw:line>
          <draw:line draw:style-name="gr71" draw:text-style-name="P41" draw:layer="layout" svg:x1="20.682cm" svg:y1="9.313cm" svg:x2="20.682cm" svg:y2="10.583cm">
            <text:p/>
          </draw:line>
          <draw:line draw:style-name="gr71" draw:text-style-name="P41" draw:layer="layout" svg:x1="21.529cm" svg:y1="9.313cm" svg:x2="21.529cm" svg:y2="10.795cm">
            <text:p/>
          </draw:line>
          <draw:line draw:style-name="gr71" draw:text-style-name="P41" draw:layer="layout" svg:x1="21.952cm" svg:y1="9.313cm" svg:x2="21.952cm" svg:y2="10.795cm">
            <text:p/>
          </draw:line>
          <draw:line draw:style-name="gr71" draw:text-style-name="P41" draw:layer="layout" svg:x1="22.375cm" svg:y1="9.313cm" svg:x2="22.375cm" svg:y2="11.007cm">
            <text:p/>
          </draw:line>
          <draw:line draw:style-name="gr71" draw:text-style-name="P41" draw:layer="layout" svg:x1="22.799cm" svg:y1="9.313cm" svg:x2="22.799cm" svg:y2="11.218cm">
            <text:p/>
          </draw:line>
          <draw:line draw:style-name="gr71" draw:text-style-name="P41" draw:layer="layout" svg:x1="23.222cm" svg:y1="9.313cm" svg:x2="23.222cm" svg:y2="11.218cm">
            <text:p/>
          </draw:line>
          <draw:line draw:style-name="gr71" draw:text-style-name="P41" draw:layer="layout" svg:x1="21.105cm" svg:y1="9.313cm" svg:x2="21.105cm" svg:y2="10.583cm">
            <text:p/>
          </draw:line>
        </draw:g>
        <draw:custom-shape draw:style-name="gr75" draw:text-style-name="P14" draw:layer="layout" svg:width="6.562cm" svg:height="5.926cm" svg:x="22.013cm" svg:y="3.387cm">
          <text:p/>
          <draw:enhanced-geometry svg:viewBox="0 0 21600 21600" draw:type="rectangle" draw:enhanced-path="M 0 0 L 21600 0 21600 21600 0 21600 0 0 Z N"/>
        </draw:custom-shape>
        <draw:custom-shape draw:style-name="gr76" draw:text-style-name="P14" draw:layer="layout" svg:width="6.561cm" svg:height="15.663cm" svg:x="23.707cm" svg:y="3.387cm">
          <text:p/>
          <draw:enhanced-geometry svg:viewBox="0 0 21600 21600" draw:type="rectangle" draw:enhanced-path="M 0 0 L 21600 0 21600 21600 0 21600 0 0 Z N"/>
        </draw:custom-shape>
        <draw:line draw:style-name="gr77" draw:text-style-name="P41" draw:layer="layout" svg:x1="5.292cm" svg:y1="11.43cm" svg:x2="14.605cm" svg:y2="13.547cm">
          <text:p/>
        </draw:line>
        <draw:g>
          <draw:custom-shape draw:style-name="gr78" draw:text-style-name="P5" draw:layer="layout" svg:width="2.751cm" svg:height="4.189cm" svg:x="2.117cm" svg:y="10.46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3" draw:layer="layout" svg:width="2.028cm" svg:height="0.853cm" svg:x="2.117cm" svg:y="13.634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80" draw:text-style-name="P8" draw:layer="layout" svg:width="0.433cm" svg:height="0.444cm" svg:x="2.408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2.986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3.5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4.143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8" draw:layer="layout" svg:width="0.433cm" svg:height="0.448cm" svg:x="2.408cm" svg:y="12.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2.986cm" svg:y="12.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3.565cm" svg:y="12.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4.143cm" svg:y="12.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2" draw:text-style-name="P47" draw:layer="layout" svg:width="0.432cm" svg:height="0.449cm" svg:x="4.145cm" svg:y="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3.709cm" svg:y="12.2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3.709cm" svg:y="12.583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3.563cm 12.5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4cm 12.43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3.699cm" svg:y="12.428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2.408cm" svg:y="10.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0" draw:layer="layout" svg:width="0.437cm" svg:height="0.449cm" svg:x="3.563cm" svg:y="10.78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11" draw:layer="layout" svg:width="0.432cm" svg:height="0.448cm" svg:x="2.99cm" svg:y="10.78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5" draw:text-style-name="P49" draw:layer="layout" svg:width="0.723cm" svg:height="0.599cm" svg:x="2.84cm" svg:y="10.706cm">
            <text:list text:style-name="L3">
              <text:list-header>
                <text:p text:style-name="P48"><text:span text:style-name="T18">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4.145cm" svg:y="11.0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4.145cm" svg:y="10.77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6" draw:text-style-name="P14" draw:layer="layout" svg:width="0.437cm" svg:height="0.449cm" svg:x="4.136cm" svg:y="12.28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4.214cm" svg:y="12.37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7" draw:text-style-name="P9" draw:layer="layout" svg:width="0.449cm" svg:height="0.432cm" draw:transform="rotate (-1.5707963267949) translate (2.84cm 12.283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9" draw:layer="layout" svg:width="0.146cm" svg:height="0.449cm" svg:x="2.694cm" svg:y="12.285cm">
            <text:p/>
            <draw:enhanced-geometry svg:viewBox="0 0 21600 21600" draw:type="rectangle" draw:enhanced-path="M 0 0 L 21600 0 21600 21600 0 21600 0 0 Z N"/>
          </draw:custom-shape>
          <draw:g>
            <draw:custom-shape draw:style-name="gr6" draw:text-style-name="P10" draw:layer="layout" svg:width="0.146cm" svg:height="0.143cm" svg:x="3.131cm" svg:y="12.614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2.985cm" svg:y="12.2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9" draw:text-style-name="P10" draw:layer="layout" svg:width="0.376cm" svg:height="0.555cm" svg:x="3.012cm" svg:y="12.236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0" draw:text-style-name="P10" draw:layer="layout" svg:width="0.303cm" svg:height="0.193cm" svg:x="3.051cm" svg:y="12.429cm">
              <text:p/>
              <draw:enhanced-geometry svg:viewBox="0 0 21600 21600" draw:type="rectangle" draw:enhanced-path="M 0 0 L 21600 0 21600 21600 0 21600 0 0 Z N"/>
            </draw:custom-shape>
          </draw:g>
        </draw:g>
        <draw:line draw:style-name="gr91" draw:text-style-name="P41" draw:layer="layout" svg:x1="0.635cm" svg:y1="5.715cm" svg:x2="24.977cm" svg:y2="5.715cm">
          <text:p/>
        </draw:line>
        <draw:g>
          <draw:custom-shape draw:style-name="gr92" draw:text-style-name="P14" draw:layer="layout" svg:width="0.423cm" svg:height="0.423cm" svg:x="5.927cm" svg:y="11.4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73cm" svg:height="0.262cm" svg:x="6.003cm" svg:y="11.5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line draw:style-name="gr77" draw:text-style-name="P41" draw:layer="layout" svg:x1="3.175cm" svg:y1="10.16cm" svg:x2="2.963cm" svg:y2="4.868cm">
          <text:p/>
        </draw:line>
        <draw:custom-shape draw:style-name="gr93" draw:text-style-name="P36" draw:layer="layout" svg:width="1.693cm" svg:height="2.751cm" svg:x="14.967cm" svg:y="11.642cm">
          <text:p/>
          <draw:enhanced-geometry svg:viewBox="0 0 21600 21600" draw:type="rectangle" draw:enhanced-path="M 0 0 L 21600 0 21600 21600 0 21600 0 0 Z N"/>
        </draw:custom-shape>
        <draw:custom-shape draw:style-name="gr94" draw:text-style-name="P13" draw:layer="layout" svg:width="1.248cm" svg:height="0.853cm" svg:x="14.967cm" svg:y="13.485cm">
          <text:list text:style-name="L1">
            <text:list-header>
              <text:p text:style-name="P12"><text:span text:style-name="T2">Rx</text:span></text:p>
            </text:list-header>
          </text:list>
          <draw:enhanced-geometry svg:viewBox="0 0 21600 21600" draw:type="mso-spt202" draw:enhanced-path="M 0 0 L 21600 0 21600 21600 0 21600 0 0 Z N"/>
        </draw:custom-shape>
        <draw:g>
          <draw:g>
            <draw:custom-shape draw:style-name="gr95" draw:text-style-name="P14" draw:layer="layout" svg:width="0.953cm" svg:height="0.926cm" svg:x="23.748cm" svg:y="15.452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6" draw:text-style-name="P2" draw:layer="layout" svg:width="0.159cm" svg:height="0.154cm" svg:x="24.384cm" svg:y="15.84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6" draw:text-style-name="P2" draw:layer="layout" svg:width="0.159cm" svg:height="0.154cm" svg:x="23.908cm" svg:y="15.84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g>
          <draw:g>
            <draw:custom-shape draw:style-name="gr97" draw:text-style-name="P2" draw:layer="layout" svg:width="0.777cm" svg:height="0.953cm" draw:transform="rotate (-1.5707963267949) translate (22.799cm 15.535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9" draw:text-style-name="P41" draw:layer="layout" svg:x1="22.323cm" svg:y1="16.312cm" svg:x2="22.957cm" svg:y2="16.312cm">
              <text:p/>
            </draw:line>
            <draw:line draw:style-name="gr69" draw:text-style-name="P41" draw:layer="layout" svg:x1="22.957cm" svg:y1="16.311cm" svg:x2="22.957cm" svg:y2="15.534cm">
              <text:p/>
            </draw:line>
            <draw:line draw:style-name="gr69" draw:text-style-name="P41" draw:layer="layout" svg:x1="22.957cm" svg:y1="15.535cm" svg:x2="22.323cm" svg:y2="15.535cm">
              <text:p/>
            </draw:line>
            <draw:line draw:style-name="gr40" draw:text-style-name="P41" draw:layer="layout" svg:x1="22.957cm" svg:y1="15.69cm" svg:x2="23.433cm" svg:y2="15.69cm">
              <text:p/>
            </draw:line>
            <draw:line draw:style-name="gr40" draw:text-style-name="P41" draw:layer="layout" svg:x1="22.957cm" svg:y1="16.156cm" svg:x2="23.433cm" svg:y2="16.156cm">
              <text:p/>
            </draw:line>
          </draw:g>
          <draw:custom-shape draw:style-name="gr98" draw:text-style-name="P14" draw:layer="layout" svg:width="2.54cm" svg:height="1.481cm" svg:x="18.353cm" svg:y="15.452cm">
            <text:p/>
            <draw:enhanced-geometry svg:viewBox="0 0 21600 21600" draw:mirror-horizontal="true" draw:type="rectangle" draw:enhanced-path="M 0 0 L 21600 0 21600 21600 0 21600 0 0 Z N"/>
          </draw:custom-shape>
          <draw:custom-shape draw:style-name="gr99" draw:text-style-name="P2" draw:layer="layout" svg:width="0.335cm" svg:height="0.952cm" draw:transform="rotate (-1.5707963267949) translate (21.845cm 15.917cm)">
            <text:p/>
            <draw:enhanced-geometry svg:viewBox="0 0 104 192" draw:mirror-vertical="true" draw:type="non-primitive" draw:enhanced-path="M 4 192  C 6 179 0 134 14 114  C 28 94 76 91 90 72  C 104 53 98 15 100 0  N"/>
          </draw:custom-shape>
          <draw:custom-shape draw:style-name="gr100" draw:text-style-name="P2" draw:layer="layout" svg:width="0.793cm" svg:height="0.935cm" svg:x="19.621cm" svg:y="15.7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1" draw:text-style-name="P2" draw:layer="layout" svg:width="0.794cm" svg:height="0.935cm" svg:x="18.829cm" svg:y="15.7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102" draw:text-style-name="P51" draw:layer="layout" svg:width="0.846cm" svg:height="0.635cm" svg:x="15.602cm" svg:y="12.7cm">
          <text:list text:style-name="L6">
            <text:list-header>
              <text:p text:style-name="P50"><text:span text:style-name="T19"><text:s/></text:span></text:p>
            </text:list-header>
          </text:list>
          <draw:enhanced-geometry svg:viewBox="0 0 21600 21600" draw:type="rectangle" draw:enhanced-path="M 0 0 L 21600 0 21600 21600 0 21600 0 0 Z N"/>
        </draw:custom-shape>
        <draw:custom-shape draw:style-name="gr103" draw:text-style-name="P2" draw:layer="layout" svg:width="2.632cm" svg:height="1.773cm" svg:x="15.721cm" svg:y="14.393cm">
          <text:p/>
          <draw:enhanced-geometry svg:viewBox="0 0 597 402" draw:type="non-primitive" draw:enhanced-path="M 597 384  C 514 376 192 402 96 338  C 0 274 37 70 21 0  N"/>
        </draw:custom-shape>
        <draw:custom-shape draw:style-name="gr104" draw:text-style-name="P2" draw:layer="layout" svg:width="1.883cm" svg:height="3.096cm" svg:x="16.47cm" svg:y="13.088cm">
          <text:p/>
          <draw:enhanced-geometry svg:viewBox="0 0 427 702" draw:type="non-primitive" draw:enhanced-path="M 427 680  C 399 668 289 702 256 605  C 223 508 273 198 230 99  C 187 0 48 27 0 8  N"/>
        </draw:custom-shape>
        <draw:custom-shape draw:style-name="gr105" draw:text-style-name="P2" draw:layer="layout" svg:width="0.846cm" svg:height="0.635cm" svg:x="15.602cm" svg:y="11.853cm">
          <text:p/>
          <draw:enhanced-geometry svg:viewBox="0 0 21600 21600" draw:type="rectangle" draw:enhanced-path="M 0 0 L 21600 0 21600 21600 0 21600 0 0 Z N"/>
        </draw:custom-shape>
        <draw:custom-shape draw:style-name="gr106" draw:text-style-name="P2" draw:layer="layout" svg:width="0.679cm" svg:height="0.926cm" svg:x="16.448cm" svg:y="12.241cm">
          <text:p/>
          <draw:enhanced-geometry svg:viewBox="0 0 154 210" draw:type="non-primitive" draw:enhanced-path="M 0 200  C 22 197 112 210 133 182  C 154 154 150 58 128 29  C 106 0 27 12 0 8  N"/>
        </draw:custom-shape>
        <draw:custom-shape draw:style-name="gr107" draw:text-style-name="P2" draw:layer="layout" svg:width="3.114cm" svg:height="4.868cm" svg:x="14.393cm" svg:y="7.197cm">
          <text:p/>
          <draw:enhanced-geometry svg:viewBox="0 0 706 1104" draw:type="non-primitive" draw:enhanced-path="M 466 1104  C 489 1094 593 1098 605 1046  C 617 994 623 862 538 792  C 453 722 182 723 96 629  C 10 535 0 324 24 226  C 48 128 126 81 240 43  C 354 5 609 9 706 0  N"/>
        </draw:custom-shape>
        <draw:custom-shape draw:style-name="gr108" draw:text-style-name="P2" draw:layer="layout" svg:width="2.752cm" svg:height="1.694cm" svg:x="16.448cm" svg:y="11.218cm">
          <text:p/>
          <draw:enhanced-geometry svg:viewBox="0 0 624 449" draw:type="non-primitive" draw:enhanced-path="M 0 449  C 51 437 237 442 307 377  C 377 312 365 120 418 60  C 471 0 581 26 624 17  N"/>
        </draw:custom-shape>
        <draw:custom-shape draw:style-name="gr109" draw:text-style-name="P47" draw:layer="layout" svg:width="0.432cm" svg:height="0.45cm" svg:x="16.025cm" svg:y="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0" draw:text-style-name="P2" draw:layer="layout" svg:width="1.442cm" svg:height="0.216cm" svg:x="3.528cm" svg:y="4.405cm">
            <text:p/>
            <draw:enhanced-geometry svg:viewBox="0 0 443 66" draw:type="non-primitive" draw:enhanced-path="M 0 4  C 62 5 299 0 371 10  C 443 20 422 54 435 66  N"/>
          </draw:custom-shape>
          <draw:custom-shape draw:style-name="gr111" draw:text-style-name="P2" draw:layer="layout" svg:width="0.771cm" svg:height="0.384cm" svg:x="3.409cm" svg:y="3.47cm">
            <text:p/>
            <draw:enhanced-geometry svg:viewBox="0 0 238 117" draw:type="non-primitive" draw:enhanced-path="M 238 117  C 223 114 173 116 149 99  C 125 82 121 32 96 16  C 71 0 20 5 0 2  N"/>
          </draw:custom-shape>
          <draw:custom-shape draw:style-name="gr112" draw:text-style-name="P14" draw:layer="layout" svg:width="1.094cm" svg:height="1.094cm" svg:x="3.563cm" svg:y="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4cm" svg:height="0.159cm" svg:x="4.035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2" draw:text-style-name="P14" draw:layer="layout" svg:width="1.094cm" svg:height="1.094cm" svg:x="6.059cm" svg:y="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6cm" svg:x="6.528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9" draw:text-style-name="P41" draw:layer="layout" svg:x1="3.876cm" svg:y1="4.933cm" svg:x2="6.998cm" svg:y2="4.933cm">
                <text:p/>
              </draw:line>
              <draw:g>
                <draw:line draw:style-name="gr69" draw:text-style-name="P41" draw:layer="layout" svg:x1="4.018cm" svg:y1="5.037cm" svg:x2="4.159cm" svg:y2="4.829cm">
                  <text:p/>
                </draw:line>
                <draw:line draw:style-name="gr69" draw:text-style-name="P41" draw:layer="layout" svg:x1="4.159cm" svg:y1="5.037cm" svg:x2="4.301cm" svg:y2="4.829cm">
                  <text:p/>
                </draw:line>
                <draw:line draw:style-name="gr69" draw:text-style-name="P41" draw:layer="layout" svg:x1="4.301cm" svg:y1="5.037cm" svg:x2="4.443cm" svg:y2="4.829cm">
                  <text:p/>
                </draw:line>
              </draw:g>
              <draw:custom-shape draw:style-name="gr114" draw:text-style-name="P5" draw:layer="layout" svg:width="1.702cm" svg:height="0.624cm" svg:x="4.586cm" svg:y="4.621cm">
                <text:p/>
                <draw:enhanced-geometry svg:viewBox="0 0 21600 21600" draw:type="rectangle" draw:enhanced-path="M 0 0 L 21600 0 21600 21600 0 21600 0 0 Z N"/>
              </draw:custom-shape>
              <draw:g>
                <draw:line draw:style-name="gr69" draw:text-style-name="P41" draw:layer="layout" svg:x1="6.43cm" svg:y1="5.037cm" svg:x2="6.571cm" svg:y2="4.829cm">
                  <text:p/>
                </draw:line>
                <draw:line draw:style-name="gr69" draw:text-style-name="P41" draw:layer="layout" svg:x1="6.571cm" svg:y1="5.037cm" svg:x2="6.713cm" svg:y2="4.829cm">
                  <text:p/>
                </draw:line>
                <draw:line draw:style-name="gr69" draw:text-style-name="P41" draw:layer="layout" svg:x1="6.713cm" svg:y1="5.037cm" svg:x2="6.855cm" svg:y2="4.829cm">
                  <text:p/>
                </draw:line>
              </draw:g>
            </draw:g>
            <draw:custom-shape draw:style-name="gr115" draw:text-style-name="P38" draw:layer="layout" svg:width="2.131cm" svg:height="0.845cm" svg:x="4.586cm" svg:y="4.729cm">
              <text:list text:style-name="L1">
                <text:list-header>
                  <text:p text:style-name="P37"><text:span text:style-name="T2"/></text:p>
                </text:list-header>
              </text:list>
              <draw:enhanced-geometry svg:viewBox="0 0 21600 21600" draw:type="mso-spt202" draw:enhanced-path="M 0 0 L 21600 0 21600 21600 0 21600 0 0 Z N"/>
            </draw:custom-shape>
          </draw:g>
          <draw:line draw:style-name="gr71" draw:text-style-name="P41" draw:layer="layout" svg:x1="4.035cm" svg:y1="2.584cm" svg:x2="1.693cm" svg:y2="2.584cm">
            <text:p/>
          </draw:line>
          <draw:custom-shape draw:style-name="gr116" draw:text-style-name="P14" draw:layer="layout" svg:width="0.472cm" svg:height="1.252cm" svg:x="6.526cm" svg:y="2.1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9" draw:text-style-name="P41" draw:layer="layout" svg:x1="2.161cm" svg:y1="5.402cm" svg:x2="7.62cm" svg:y2="5.402cm">
            <text:p/>
          </draw:line>
          <draw:line draw:style-name="gr69" draw:text-style-name="P41" draw:layer="layout" svg:x1="7.62cm" svg:y1="5.401cm" svg:x2="7.62cm" svg:y2="4.462cm">
            <text:p/>
          </draw:line>
          <draw:line draw:style-name="gr69" draw:text-style-name="P41" draw:layer="layout" svg:x1="7.619cm" svg:y1="4.463cm" svg:x2="7.152cm" svg:y2="4.463cm">
            <text:p/>
          </draw:line>
          <draw:line draw:style-name="gr69" draw:text-style-name="P41" draw:layer="layout" svg:x1="7.466cm" svg:y1="4.463cm" svg:x2="7.466cm" svg:y2="3.369cm">
            <text:p/>
          </draw:line>
          <draw:line draw:style-name="gr69" draw:text-style-name="P41" draw:layer="layout" svg:x1="7.465cm" svg:y1="3.369cm" svg:x2="4.034cm" svg:y2="3.369cm">
            <text:p/>
          </draw:line>
          <draw:line draw:style-name="gr69" draw:text-style-name="P41" draw:layer="layout" svg:x1="2.161cm" svg:y1="2.584cm" svg:x2="2.161cm" svg:y2="5.402cm">
            <text:p/>
          </draw:line>
          <draw:line draw:style-name="gr69" draw:text-style-name="P41" draw:layer="layout" svg:x1="4.035cm" svg:y1="2.584cm" svg:x2="4.035cm" svg:y2="3.369cm">
            <text:p/>
          </draw:line>
          <draw:custom-shape draw:style-name="gr117" draw:text-style-name="P36" draw:layer="layout" svg:width="1.248cm" svg:height="1.566cm" svg:x="2.315cm" svg:y="3.21cm">
            <text:p/>
            <draw:enhanced-geometry svg:viewBox="0 0 21600 21600" draw:type="rectangle" draw:enhanced-path="M 0 0 L 21600 0 21600 21600 0 21600 0 0 Z N"/>
          </draw:custom-shape>
          <draw:g>
            <draw:custom-shape draw:style-name="gr118" draw:text-style-name="P14" draw:layer="layout" svg:width="3.118cm" svg:height="0.627cm" svg:x="4.189cm" svg:y="3.523cm">
              <text:p/>
              <draw:enhanced-geometry svg:viewBox="0 0 21600 21600" draw:mirror-horizontal="true" draw:type="rectangle" draw:enhanced-path="M 0 0 L 21600 0 21600 21600 0 21600 0 0 Z N"/>
            </draw:custom-shape>
            <draw:g>
              <draw:line draw:style-name="gr69" draw:text-style-name="P41" draw:layer="layout" svg:x1="4.323cm" svg:y1="3.627cm" svg:x2="4.323cm" svg:y2="4.045cm">
                <text:p/>
              </draw:line>
              <draw:line draw:style-name="gr69" draw:text-style-name="P41" draw:layer="layout" svg:x1="4.458cm" svg:y1="3.731cm" svg:x2="4.458cm" svg:y2="3.94cm">
                <text:p/>
              </draw:line>
            </draw:g>
            <draw:g>
              <draw:line draw:style-name="gr69" draw:text-style-name="P41" draw:layer="layout" svg:x1="4.594cm" svg:y1="3.627cm" svg:x2="4.594cm" svg:y2="4.045cm">
                <text:p/>
              </draw:line>
              <draw:line draw:style-name="gr69" draw:text-style-name="P41" draw:layer="layout" svg:x1="4.729cm" svg:y1="3.731cm" svg:x2="4.729cm" svg:y2="3.94cm">
                <text:p/>
              </draw:line>
            </draw:g>
            <draw:g>
              <draw:line draw:style-name="gr69" draw:text-style-name="P41" draw:layer="layout" svg:x1="4.865cm" svg:y1="3.627cm" svg:x2="4.865cm" svg:y2="4.045cm">
                <text:p/>
              </draw:line>
              <draw:line draw:style-name="gr69" draw:text-style-name="P41" draw:layer="layout" svg:x1="5cm" svg:y1="3.731cm" svg:x2="5cm" svg:y2="3.94cm">
                <text:p/>
              </draw:line>
            </draw:g>
            <draw:g>
              <draw:line draw:style-name="gr69" draw:text-style-name="P41" draw:layer="layout" svg:x1="5.137cm" svg:y1="3.627cm" svg:x2="5.137cm" svg:y2="4.045cm">
                <text:p/>
              </draw:line>
              <draw:line draw:style-name="gr69" draw:text-style-name="P41" draw:layer="layout" svg:x1="5.272cm" svg:y1="3.731cm" svg:x2="5.272cm" svg:y2="3.94cm">
                <text:p/>
              </draw:line>
            </draw:g>
            <draw:g>
              <draw:line draw:style-name="gr69" draw:text-style-name="P41" draw:layer="layout" svg:x1="5.408cm" svg:y1="3.627cm" svg:x2="5.408cm" svg:y2="4.045cm">
                <text:p/>
              </draw:line>
              <draw:line draw:style-name="gr69" draw:text-style-name="P41" draw:layer="layout" svg:x1="5.543cm" svg:y1="3.731cm" svg:x2="5.543cm" svg:y2="3.94cm">
                <text:p/>
              </draw:line>
            </draw:g>
            <draw:g>
              <draw:line draw:style-name="gr69" draw:text-style-name="P41" draw:layer="layout" svg:x1="5.679cm" svg:y1="3.627cm" svg:x2="5.679cm" svg:y2="4.045cm">
                <text:p/>
              </draw:line>
              <draw:line draw:style-name="gr69" draw:text-style-name="P41" draw:layer="layout" svg:x1="5.814cm" svg:y1="3.731cm" svg:x2="5.814cm" svg:y2="3.94cm">
                <text:p/>
              </draw:line>
            </draw:g>
            <draw:g>
              <draw:line draw:style-name="gr69" draw:text-style-name="P41" draw:layer="layout" svg:x1="5.95cm" svg:y1="3.627cm" svg:x2="5.95cm" svg:y2="4.045cm">
                <text:p/>
              </draw:line>
              <draw:line draw:style-name="gr69" draw:text-style-name="P41" draw:layer="layout" svg:x1="6.085cm" svg:y1="3.731cm" svg:x2="6.085cm" svg:y2="3.94cm">
                <text:p/>
              </draw:line>
            </draw:g>
            <draw:g>
              <draw:line draw:style-name="gr69" draw:text-style-name="P41" draw:layer="layout" svg:x1="6.221cm" svg:y1="3.627cm" svg:x2="6.221cm" svg:y2="4.045cm">
                <text:p/>
              </draw:line>
              <draw:line draw:style-name="gr69" draw:text-style-name="P41" draw:layer="layout" svg:x1="6.356cm" svg:y1="3.731cm" svg:x2="6.356cm" svg:y2="3.94cm">
                <text:p/>
              </draw:line>
            </draw:g>
            <draw:g>
              <draw:line draw:style-name="gr69" draw:text-style-name="P41" draw:layer="layout" svg:x1="6.492cm" svg:y1="3.627cm" svg:x2="6.492cm" svg:y2="4.045cm">
                <text:p/>
              </draw:line>
              <draw:line draw:style-name="gr69" draw:text-style-name="P41" draw:layer="layout" svg:x1="6.627cm" svg:y1="3.731cm" svg:x2="6.627cm" svg:y2="3.94cm">
                <text:p/>
              </draw:line>
            </draw:g>
            <draw:g>
              <draw:line draw:style-name="gr69" draw:text-style-name="P41" draw:layer="layout" svg:x1="6.764cm" svg:y1="3.627cm" svg:x2="6.764cm" svg:y2="4.045cm">
                <text:p/>
              </draw:line>
              <draw:line draw:style-name="gr69" draw:text-style-name="P41" draw:layer="layout" svg:x1="6.899cm" svg:y1="3.731cm" svg:x2="6.899cm" svg:y2="3.94cm">
                <text:p/>
              </draw:line>
            </draw:g>
            <draw:g>
              <draw:line draw:style-name="gr69" draw:text-style-name="P41" draw:layer="layout" svg:x1="7.035cm" svg:y1="3.627cm" svg:x2="7.035cm" svg:y2="4.045cm">
                <text:p/>
              </draw:line>
              <draw:line draw:style-name="gr69" draw:text-style-name="P41" draw:layer="layout" svg:x1="7.17cm" svg:y1="3.731cm" svg:x2="7.17cm" svg:y2="3.94cm">
                <text:p/>
              </draw:line>
            </draw:g>
          </draw:g>
          <draw:custom-shape draw:style-name="gr119" draw:text-style-name="P14" draw:layer="layout" svg:width="0.468cm" svg:height="0.785cm" svg:x="5.437cm" svg:y="2.584cm">
            <text:p/>
            <draw:enhanced-geometry svg:viewBox="0 0 21600 21600" draw:type="rectangle" draw:enhanced-path="M 0 0 L 21600 0 21600 21600 0 21600 0 0 Z N"/>
          </draw:custom-shape>
          <draw:custom-shape draw:style-name="gr120" draw:text-style-name="P14" draw:layer="layout" svg:width="0.468cm" svg:height="0.472cm" svg:x="4.502cm" svg:y="2.897cm">
            <text:p/>
            <draw:enhanced-geometry svg:viewBox="0 0 21600 21600" draw:type="rectangle" draw:enhanced-path="M 0 0 L 21600 0 21600 21600 0 21600 0 0 Z N"/>
          </draw:custom-shape>
          <draw:custom-shape draw:style-name="gr121" draw:text-style-name="P13" draw:layer="layout" svg:width="1.248cm" svg:height="0.853cm" svg:x="2.315cm" svg:y="3.682cm">
            <text:list text:style-name="L1">
              <text:list-header>
                <text:p text:style-name="P12"><text:span text:style-name="T2">Rx</text:span></text:p>
              </text:list-header>
            </text:list>
            <draw:enhanced-geometry svg:viewBox="0 0 21600 21600" draw:type="mso-spt202" draw:enhanced-path="M 0 0 L 21600 0 21600 21600 0 21600 0 0 Z N"/>
          </draw:custom-shape>
          <draw:custom-shape draw:style-name="gr82" draw:text-style-name="P47" draw:layer="layout" svg:width="0.432cm" svg:height="0.449cm" svg:x="2.963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2" draw:text-style-name="P13" draw:layer="layout" svg:width="5.503cm" svg:height="0.853cm" svg:x="1.482cm" svg:y="17.145cm">
            <text:list text:style-name="L1">
              <text:list-header>
                <text:p text:style-name="P12"><text:span text:style-name="T2">27.145 MHz - PCM</text:span></text:p>
              </text:list-header>
            </text:list>
            <draw:enhanced-geometry svg:viewBox="0 0 21600 21600" draw:type="mso-spt202" draw:enhanced-path="M 0 0 L 21600 0 21600 21600 0 21600 0 0 Z N"/>
          </draw:custom-shape>
          <draw:custom-shape draw:style-name="gr109" draw:text-style-name="P47" draw:layer="layout" svg:width="0.432cm" svg:height="0.45cm" svg:x="1.27cm" svg:y="17.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3" draw:text-style-name="P54" draw:layer="layout" svg:width="10.583cm" svg:height="1.785cm" svg:x="7.197cm" svg:y="0.212cm">
          <text:list text:style-name="L1">
            <text:list-header>
              <text:p text:style-name="P53"><text:span text:style-name="T20">Two locomotives and two turnouts driven with only one throttle</text:span></text:p>
            </text:list-header>
          </text:list>
          <draw:enhanced-geometry svg:viewBox="0 0 21600 21600" draw:type="rectangle" draw:enhanced-path="M 0 0 L 21600 0 21600 21600 0 21600 0 0 Z N"/>
        </draw:custom-shape>
        <draw:g>
          <draw:custom-shape draw:style-name="gr82" draw:text-style-name="P47" draw:layer="layout" svg:width="0.432cm" svg:height="0.449cm" svg:x="19.262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7" draw:layer="layout" svg:width="0.432cm" svg:height="0.449cm" svg:x="19.262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4" draw:text-style-name="P14" draw:layer="layout" svg:width="1.094cm" svg:height="1.076cm" svg:x="21.065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6cm" svg:height="0.153cm" svg:x="21.533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14" draw:layer="layout" svg:width="1.09cm" svg:height="1.076cm" svg:x="22.939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23.406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69" draw:text-style-name="P41" draw:layer="layout" svg:x1="21.378cm" svg:y1="4.945cm" svg:x2="23.72cm" svg:y2="4.945cm">
              <text:p/>
            </draw:line>
            <draw:g>
              <draw:line draw:style-name="gr69" draw:text-style-name="P41" draw:layer="layout" svg:x1="21.484cm" svg:y1="5.047cm" svg:x2="21.59cm" svg:y2="4.843cm">
                <text:p/>
              </draw:line>
              <draw:line draw:style-name="gr69" draw:text-style-name="P41" draw:layer="layout" svg:x1="21.59cm" svg:y1="5.047cm" svg:x2="21.696cm" svg:y2="4.843cm">
                <text:p/>
              </draw:line>
              <draw:line draw:style-name="gr69" draw:text-style-name="P41" draw:layer="layout" svg:x1="21.696cm" svg:y1="5.047cm" svg:x2="21.802cm" svg:y2="4.843cm">
                <text:p/>
              </draw:line>
            </draw:g>
            <draw:custom-shape draw:style-name="gr126" draw:text-style-name="P5" draw:layer="layout" svg:width="1.277cm" svg:height="0.613cm" svg:x="21.91cm" svg:y="4.639cm">
              <text:p/>
              <draw:enhanced-geometry svg:viewBox="0 0 21600 21600" draw:type="rectangle" draw:enhanced-path="M 0 0 L 21600 0 21600 21600 0 21600 0 0 Z N"/>
            </draw:custom-shape>
            <draw:g>
              <draw:line draw:style-name="gr69" draw:text-style-name="P41" draw:layer="layout" svg:x1="23.294cm" svg:y1="5.047cm" svg:x2="23.4cm" svg:y2="4.843cm">
                <text:p/>
              </draw:line>
              <draw:line draw:style-name="gr69" draw:text-style-name="P41" draw:layer="layout" svg:x1="23.4cm" svg:y1="5.047cm" svg:x2="23.506cm" svg:y2="4.843cm">
                <text:p/>
              </draw:line>
              <draw:line draw:style-name="gr69" draw:text-style-name="P41" draw:layer="layout" svg:x1="23.506cm" svg:y1="5.047cm" svg:x2="23.612cm" svg:y2="4.843cm">
                <text:p/>
              </draw:line>
            </draw:g>
          </draw:g>
          <draw:custom-shape draw:style-name="gr127" draw:text-style-name="P38" draw:layer="layout" svg:width="2.125cm" svg:height="0.847cm" svg:x="21.621cm" svg:y="4.74cm">
            <text:list text:style-name="L1">
              <text:list-header>
                <text:p text:style-name="P37"><text:span text:style-name="T2"/></text:p>
              </text:list-header>
            </text:list>
            <draw:enhanced-geometry svg:viewBox="0 0 21600 21600" draw:type="mso-spt202" draw:enhanced-path="M 0 0 L 21600 0 21600 21600 0 21600 0 0 Z N"/>
          </draw:custom-shape>
          <draw:line draw:style-name="gr69" draw:text-style-name="P41" draw:layer="layout" svg:x1="24.342cm" svg:y1="5.406cm" svg:x2="24.342cm" svg:y2="4.022cm">
            <text:p/>
          </draw:line>
          <draw:line draw:style-name="gr69" draw:text-style-name="P41" draw:layer="layout" svg:x1="24.341cm" svg:y1="4.022cm" svg:x2="24.186cm" svg:y2="2.946cm">
            <text:p/>
          </draw:line>
          <draw:line draw:style-name="gr69" draw:text-style-name="P41" draw:layer="layout" svg:x1="24.186cm" svg:y1="2.946cm" svg:x2="15.605cm" svg:y2="2.946cm">
            <text:p/>
          </draw:line>
          <draw:custom-shape draw:style-name="gr128" draw:text-style-name="P36" draw:layer="layout" svg:width="1.248cm" svg:height="1.543cm" svg:x="19.037cm" svg:y="3.25cm">
            <text:p/>
            <draw:enhanced-geometry svg:viewBox="0 0 21600 21600" draw:type="rectangle" draw:enhanced-path="M 0 0 L 21600 0 21600 21600 0 21600 0 0 Z N"/>
          </draw:custom-shape>
          <draw:g>
            <draw:custom-shape draw:style-name="gr129" draw:text-style-name="P14" draw:layer="layout" svg:width="3.118cm" svg:height="0.618cm" svg:x="20.911cm" svg:y="3.404cm">
              <text:p/>
              <draw:enhanced-geometry svg:viewBox="0 0 21600 21600" draw:mirror-horizontal="true" draw:type="rectangle" draw:enhanced-path="M 0 0 L 21600 0 21600 21600 0 21600 0 0 Z N"/>
            </draw:custom-shape>
            <draw:g>
              <draw:line draw:style-name="gr69" draw:text-style-name="P41" draw:layer="layout" svg:x1="21.045cm" svg:y1="3.506cm" svg:x2="21.045cm" svg:y2="3.918cm">
                <text:p/>
              </draw:line>
              <draw:line draw:style-name="gr69" draw:text-style-name="P41" draw:layer="layout" svg:x1="21.18cm" svg:y1="3.609cm" svg:x2="21.18cm" svg:y2="3.815cm">
                <text:p/>
              </draw:line>
            </draw:g>
            <draw:g>
              <draw:line draw:style-name="gr69" draw:text-style-name="P41" draw:layer="layout" svg:x1="21.316cm" svg:y1="3.506cm" svg:x2="21.316cm" svg:y2="3.918cm">
                <text:p/>
              </draw:line>
              <draw:line draw:style-name="gr69" draw:text-style-name="P41" draw:layer="layout" svg:x1="21.451cm" svg:y1="3.609cm" svg:x2="21.451cm" svg:y2="3.815cm">
                <text:p/>
              </draw:line>
            </draw:g>
            <draw:g>
              <draw:line draw:style-name="gr69" draw:text-style-name="P41" draw:layer="layout" svg:x1="21.587cm" svg:y1="3.506cm" svg:x2="21.587cm" svg:y2="3.918cm">
                <text:p/>
              </draw:line>
              <draw:line draw:style-name="gr69" draw:text-style-name="P41" draw:layer="layout" svg:x1="21.722cm" svg:y1="3.609cm" svg:x2="21.722cm" svg:y2="3.815cm">
                <text:p/>
              </draw:line>
            </draw:g>
            <draw:g>
              <draw:line draw:style-name="gr69" draw:text-style-name="P41" draw:layer="layout" svg:x1="21.859cm" svg:y1="3.506cm" svg:x2="21.859cm" svg:y2="3.918cm">
                <text:p/>
              </draw:line>
              <draw:line draw:style-name="gr69" draw:text-style-name="P41" draw:layer="layout" svg:x1="21.994cm" svg:y1="3.609cm" svg:x2="21.994cm" svg:y2="3.815cm">
                <text:p/>
              </draw:line>
            </draw:g>
            <draw:g>
              <draw:line draw:style-name="gr69" draw:text-style-name="P41" draw:layer="layout" svg:x1="22.13cm" svg:y1="3.506cm" svg:x2="22.13cm" svg:y2="3.918cm">
                <text:p/>
              </draw:line>
              <draw:line draw:style-name="gr69" draw:text-style-name="P41" draw:layer="layout" svg:x1="22.265cm" svg:y1="3.609cm" svg:x2="22.265cm" svg:y2="3.815cm">
                <text:p/>
              </draw:line>
            </draw:g>
            <draw:g>
              <draw:line draw:style-name="gr69" draw:text-style-name="P41" draw:layer="layout" svg:x1="22.401cm" svg:y1="3.506cm" svg:x2="22.401cm" svg:y2="3.918cm">
                <text:p/>
              </draw:line>
              <draw:line draw:style-name="gr69" draw:text-style-name="P41" draw:layer="layout" svg:x1="22.536cm" svg:y1="3.609cm" svg:x2="22.536cm" svg:y2="3.815cm">
                <text:p/>
              </draw:line>
            </draw:g>
            <draw:g>
              <draw:line draw:style-name="gr69" draw:text-style-name="P41" draw:layer="layout" svg:x1="22.672cm" svg:y1="3.506cm" svg:x2="22.672cm" svg:y2="3.918cm">
                <text:p/>
              </draw:line>
              <draw:line draw:style-name="gr69" draw:text-style-name="P41" draw:layer="layout" svg:x1="22.807cm" svg:y1="3.609cm" svg:x2="22.807cm" svg:y2="3.815cm">
                <text:p/>
              </draw:line>
            </draw:g>
            <draw:g>
              <draw:line draw:style-name="gr69" draw:text-style-name="P41" draw:layer="layout" svg:x1="22.943cm" svg:y1="3.506cm" svg:x2="22.943cm" svg:y2="3.918cm">
                <text:p/>
              </draw:line>
              <draw:line draw:style-name="gr69" draw:text-style-name="P41" draw:layer="layout" svg:x1="23.078cm" svg:y1="3.609cm" svg:x2="23.078cm" svg:y2="3.815cm">
                <text:p/>
              </draw:line>
            </draw:g>
            <draw:g>
              <draw:line draw:style-name="gr69" draw:text-style-name="P41" draw:layer="layout" svg:x1="23.214cm" svg:y1="3.506cm" svg:x2="23.214cm" svg:y2="3.918cm">
                <text:p/>
              </draw:line>
              <draw:line draw:style-name="gr69" draw:text-style-name="P41" draw:layer="layout" svg:x1="23.349cm" svg:y1="3.609cm" svg:x2="23.349cm" svg:y2="3.815cm">
                <text:p/>
              </draw:line>
            </draw:g>
            <draw:g>
              <draw:line draw:style-name="gr69" draw:text-style-name="P41" draw:layer="layout" svg:x1="23.486cm" svg:y1="3.506cm" svg:x2="23.486cm" svg:y2="3.918cm">
                <text:p/>
              </draw:line>
              <draw:line draw:style-name="gr69" draw:text-style-name="P41" draw:layer="layout" svg:x1="23.621cm" svg:y1="3.609cm" svg:x2="23.621cm" svg:y2="3.815cm">
                <text:p/>
              </draw:line>
            </draw:g>
            <draw:g>
              <draw:line draw:style-name="gr69" draw:text-style-name="P41" draw:layer="layout" svg:x1="23.757cm" svg:y1="3.506cm" svg:x2="23.757cm" svg:y2="3.918cm">
                <text:p/>
              </draw:line>
              <draw:line draw:style-name="gr69" draw:text-style-name="P41" draw:layer="layout" svg:x1="23.892cm" svg:y1="3.609cm" svg:x2="23.892cm" svg:y2="3.815cm">
                <text:p/>
              </draw:line>
            </draw:g>
          </draw:g>
          <draw:custom-shape draw:style-name="gr130" draw:text-style-name="P2" draw:layer="layout" svg:width="1.883cm" svg:height="0.309cm" svg:x="20.285cm" svg:y="4.33cm">
            <text:p/>
            <draw:enhanced-geometry svg:viewBox="0 0 443 66" draw:type="non-primitive" draw:enhanced-path="M 0 4  C 62 5 299 0 371 10  C 443 20 422 54 435 66  N"/>
          </draw:custom-shape>
          <draw:custom-shape draw:style-name="gr131" draw:text-style-name="P2" draw:layer="layout" svg:width="0.626cm" svg:height="0.309cm" svg:x="20.285cm" svg:y="3.404cm">
            <text:p/>
            <draw:enhanced-geometry svg:viewBox="0 0 238 117" draw:type="non-primitive" draw:enhanced-path="M 238 117  C 223 114 173 116 149 99  C 125 82 121 32 96 16  C 71 0 20 5 0 2  N"/>
          </draw:custom-shape>
          <draw:custom-shape draw:style-name="gr132" draw:text-style-name="P13" draw:layer="layout" svg:width="1.248cm" svg:height="0.853cm" svg:x="19.037cm" svg:y="3.713cm">
            <text:list text:style-name="L1">
              <text:list-header>
                <text:p text:style-name="P12"><text:span text:style-name="T2">Rx</text:span></text:p>
              </text:list-header>
            </text:list>
            <draw:enhanced-geometry svg:viewBox="0 0 21600 21600" draw:type="mso-spt202" draw:enhanced-path="M 0 0 L 21600 0 21600 21600 0 21600 0 0 Z N"/>
          </draw:custom-shape>
          <draw:g>
            <draw:custom-shape draw:style-name="gr133" draw:text-style-name="P14" draw:layer="layout" svg:width="1.089cm" svg:height="1.076cm" svg:x="15.765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16.231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4" draw:text-style-name="P14" draw:layer="layout" svg:width="1.094cm" svg:height="1.076cm" svg:x="17.634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18.103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9" draw:text-style-name="P41" draw:layer="layout" svg:x1="15.452cm" svg:y1="5.406cm" svg:x2="24.342cm" svg:y2="5.406cm">
            <text:p/>
          </draw:line>
          <draw:line draw:style-name="gr69" draw:text-style-name="P41" draw:layer="layout" svg:x1="15.452cm" svg:y1="5.406cm" svg:x2="15.452cm" svg:y2="4.022cm">
            <text:p/>
          </draw:line>
          <draw:line draw:style-name="gr69" draw:text-style-name="P41" draw:layer="layout" svg:x1="15.452cm" svg:y1="4.022cm" svg:x2="15.606cm" svg:y2="2.946cm">
            <text:p/>
          </draw:line>
          <draw:custom-shape draw:style-name="gr134" draw:text-style-name="P2" draw:layer="layout" svg:width="1.406cm" svg:height="0.618cm" svg:x="16.387cm" svg:y="2.3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5" draw:text-style-name="P2" draw:layer="layout" svg:width="1.407cm" svg:height="0.618cm" svg:x="22cm" svg:y="2.328cm">
            <text:p/>
            <draw:enhanced-geometry svg:viewBox="0 0 21600 21600" draw:glue-points="10800 0 0 10800 10800 21600 21600 10800" draw:text-areas="5400 5400 16200 16200" draw:type="diamond" draw:enhanced-path="M 10800 0 L 21600 10800 10800 21600 0 10800 10800 0 Z N"/>
          </draw:custom-shape>
          <draw:g>
            <draw:line draw:style-name="gr69" draw:text-style-name="P41" draw:layer="layout" svg:x1="16.073cm" svg:y1="4.945cm" svg:x2="18.415cm" svg:y2="4.945cm">
              <text:p/>
            </draw:line>
            <draw:g>
              <draw:line draw:style-name="gr69" draw:text-style-name="P41" draw:layer="layout" svg:x1="16.179cm" svg:y1="5.047cm" svg:x2="16.285cm" svg:y2="4.843cm">
                <text:p/>
              </draw:line>
              <draw:line draw:style-name="gr69" draw:text-style-name="P41" draw:layer="layout" svg:x1="16.285cm" svg:y1="5.047cm" svg:x2="16.391cm" svg:y2="4.843cm">
                <text:p/>
              </draw:line>
              <draw:line draw:style-name="gr69" draw:text-style-name="P41" draw:layer="layout" svg:x1="16.391cm" svg:y1="5.047cm" svg:x2="16.497cm" svg:y2="4.843cm">
                <text:p/>
              </draw:line>
            </draw:g>
            <draw:custom-shape draw:style-name="gr126" draw:text-style-name="P5" draw:layer="layout" svg:width="1.277cm" svg:height="0.613cm" svg:x="16.605cm" svg:y="4.639cm">
              <text:p/>
              <draw:enhanced-geometry svg:viewBox="0 0 21600 21600" draw:type="rectangle" draw:enhanced-path="M 0 0 L 21600 0 21600 21600 0 21600 0 0 Z N"/>
            </draw:custom-shape>
            <draw:g>
              <draw:line draw:style-name="gr69" draw:text-style-name="P41" draw:layer="layout" svg:x1="17.989cm" svg:y1="5.047cm" svg:x2="18.095cm" svg:y2="4.843cm">
                <text:p/>
              </draw:line>
              <draw:line draw:style-name="gr69" draw:text-style-name="P41" draw:layer="layout" svg:x1="18.095cm" svg:y1="5.047cm" svg:x2="18.201cm" svg:y2="4.843cm">
                <text:p/>
              </draw:line>
              <draw:line draw:style-name="gr69" draw:text-style-name="P41" draw:layer="layout" svg:x1="18.201cm" svg:y1="5.047cm" svg:x2="18.307cm" svg:y2="4.843cm">
                <text:p/>
              </draw:line>
            </draw:g>
          </draw:g>
          <draw:custom-shape draw:style-name="gr136" draw:text-style-name="P2" draw:layer="layout" svg:width="1.879cm" svg:height="0.309cm" svg:x="17.156cm" svg:y="4.33cm">
            <text:p/>
            <draw:enhanced-geometry svg:viewBox="0 0 443 66" draw:mirror-horizontal="true" draw:type="non-primitive" draw:enhanced-path="M 0 4  C 62 5 299 0 371 10  C 443 20 422 54 435 66  N"/>
          </draw:custom-shape>
          <draw:custom-shape draw:style-name="gr82" draw:text-style-name="P47" draw:layer="layout" svg:width="0.432cm" svg:height="0.449cm" svg:x="19.685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7" draw:text-style-name="P38" draw:layer="layout" svg:width="0.846cm" svg:height="0.853cm" svg:x="3.087cm" svg:y="8.043cm">
          <text:list text:style-name="L1">
            <text:list-header>
              <text:p text:style-name="P37"><text:span text:style-name="T17">A</text:span></text:p>
            </text:list-header>
          </text:list>
          <draw:enhanced-geometry svg:viewBox="0 0 21600 21600" draw:type="mso-spt202" draw:enhanced-path="M 0 0 L 21600 0 21600 21600 0 21600 0 0 Z N"/>
        </draw:custom-shape>
        <draw:custom-shape draw:style-name="gr138" draw:text-style-name="P38" draw:layer="layout" svg:width="0.847cm" svg:height="0.853cm" svg:x="6.773cm" svg:y="9.948cm">
          <text:list text:style-name="L1">
            <text:list-header>
              <text:p text:style-name="P37"><text:span text:style-name="T17">B</text:span></text:p>
            </text:list-header>
          </text:list>
          <draw:enhanced-geometry svg:viewBox="0 0 21600 21600" draw:type="mso-spt202" draw:enhanced-path="M 0 0 L 21600 0 21600 21600 0 21600 0 0 Z N"/>
        </draw:custom-shape>
        <draw:custom-shape draw:style-name="gr139" draw:text-style-name="P38" draw:layer="layout" svg:width="0.847cm" svg:height="0.853cm" svg:x="6.35cm" svg:y="11.853cm">
          <text:list text:style-name="L1">
            <text:list-header>
              <text:p text:style-name="P37"><text:span text:style-name="T17">C</text:span></text:p>
            </text:list-header>
          </text:list>
          <draw:enhanced-geometry svg:viewBox="0 0 21600 21600" draw:type="mso-spt202" draw:enhanced-path="M 0 0 L 21600 0 21600 21600 0 21600 0 0 Z N"/>
        </draw:custom-shape>
        <draw:line draw:style-name="gr77" draw:text-style-name="P41" draw:layer="layout" svg:x1="5.292cm" svg:y1="10.794cm" svg:x2="18.838cm" svg:y2="4.021cm">
          <text:p/>
        </draw:line>
        <draw:g>
          <draw:custom-shape draw:style-name="gr4" draw:text-style-name="P9" draw:layer="layout" svg:width="0.14cm" svg:height="0.141cm" svg:x="6.491cm" svg:y="9.9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cm" svg:height="0.14cm" svg:x="6.491cm" svg:y="10.23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6.35cm 10.2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6.772cm 10.08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59cm" svg:height="0.153cm" svg:x="6.482cm" svg:y="10.081cm">
            <text:p/>
            <draw:enhanced-geometry svg:viewBox="0 0 21600 21600" draw:mirror-vertical="true" draw:type="rectangle" draw:enhanced-path="M 0 0 L 21600 0 21600 21600 0 21600 0 0 Z N"/>
          </draw:custom-shape>
        </draw:g>
        <draw:custom-shape draw:style-name="gr140" draw:text-style-name="P35" draw:layer="layout" svg:width="5.402cm" svg:height="1.905cm" svg:x="0.313cm" svg:y="0.123cm">
          <text:list text:style-name="L1">
            <text:list-header>
              <text:p text:style-name="P34"><text:span text:style-name="T5">Model train control:</text:span><text:span text:style-name="T5"><text:line-break/></text:span><text:span text:style-name="T5">RCS system</text:span></text:p>
            </text:list-header>
          </text:list>
          <draw:enhanced-geometry svg:viewBox="0 0 21600 21600" draw:type="rectangle" draw:enhanced-path="M 0 0 L 21600 0 21600 21600 0 21600 0 0 Z N"/>
        </draw:custom-shape>
        <draw:custom-shape draw:style-name="gr141" draw:text-style-name="P23" draw:layer="layout" svg:width="7.832cm" svg:height="1.058cm" svg:x="17.78cm" svg:y="0cm">
          <text:list text:style-name="L1">
            <text:list-header>
              <text:p text:style-name="P22"><text:span text:style-name="T8">Author: Pierre Rouzeau copyright cc: by-nc-sa</text:span><text:span text:style-name="T8"><text:line-break/></text:span><text:span text:style-name="T8">Author is not linked with RCS system</text:span></text:p>
            </text:list-header>
          </text:list>
          <draw:enhanced-geometry svg:viewBox="0 0 21600 21600" draw:type="rectangle" draw:enhanced-path="M 0 0 L 21600 0 21600 21600 0 21600 0 0 Z N"/>
        </draw:custom-shape>
        <presentation:notes draw:style-name="dp2">
          <draw:page-thumbnail draw:style-name="gr30" draw:layer="layout" svg:width="7.142cm" svg:height="9.524cm" svg:x="5.953cm" svg:y="1.93cm" draw:page-number="3" presentation:class="page"/>
          <draw:frame presentation:style-name="pr3" draw:text-style-name="P29" draw:layer="layout" svg:width="15.239cm" svg:height="11.429cm" svg:x="1.905cm" svg:y="12.065cm" presentation:class="notes" presentation:placeholder="true">
            <draw:text-box/>
          </draw:frame>
        </presentation:notes>
      </draw:page>
      <draw:page draw:name="page4" draw:style-name="dp1" draw:master-page-name="Standard">
        <draw:line draw:style-name="gr91" draw:text-style-name="P41" draw:layer="layout" svg:x1="0.212cm" svg:y1="7.452cm" svg:x2="25.188cm" svg:y2="7.452cm">
          <text:p/>
        </draw:line>
        <draw:g>
          <draw:custom-shape draw:style-name="gr78" draw:text-style-name="P5" draw:layer="layout" svg:width="2.751cm" svg:height="4.189cm" svg:x="18.203cm" svg:y="12.956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 draw:text-style-name="P13" draw:layer="layout" svg:width="2.028cm" svg:height="0.853cm" svg:x="18.203cm" svg:y="16.13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80" draw:text-style-name="P8" draw:layer="layout" svg:width="0.433cm" svg:height="0.444cm" svg:x="18.494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19.072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19.65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20.229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8" draw:layer="layout" svg:width="0.433cm" svg:height="0.448cm" svg:x="18.494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19.072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19.651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20.229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2" draw:text-style-name="P47" draw:layer="layout" svg:width="0.432cm" svg:height="0.449cm" svg:x="20.231cm" svg:y="16.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19.795cm" svg:y="14.7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19.795cm" svg:y="15.07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19.649cm 15.0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0.086cm 14.93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19.785cm" svg:y="14.924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18.494cm" svg:y="13.2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0" draw:layer="layout" svg:width="0.437cm" svg:height="0.449cm" svg:x="19.649cm" svg:y="13.28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11" draw:layer="layout" svg:width="0.432cm" svg:height="0.448cm" svg:x="19.076cm" svg:y="13.2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3" draw:text-style-name="P49" draw:layer="layout" svg:width="0.723cm" svg:height="0.599cm" svg:x="18.926cm" svg:y="13.202cm">
            <text:list text:style-name="L3">
              <text:list-header>
                <text:p text:style-name="P48"><text:span text:style-name="T18">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20.231cm" svg:y="13.566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20.231cm" svg:y="13.2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6" draw:text-style-name="P14" draw:layer="layout" svg:width="0.437cm" svg:height="0.449cm" svg:x="20.222cm" svg:y="14.78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20.3cm" svg:y="14.87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7" draw:text-style-name="P9" draw:layer="layout" svg:width="0.449cm" svg:height="0.432cm" draw:transform="rotate (-1.5707963267949) translate (18.926cm 14.77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9" draw:layer="layout" svg:width="0.146cm" svg:height="0.449cm" svg:x="18.78cm" svg:y="14.781cm">
            <text:p/>
            <draw:enhanced-geometry svg:viewBox="0 0 21600 21600" draw:type="rectangle" draw:enhanced-path="M 0 0 L 21600 0 21600 21600 0 21600 0 0 Z N"/>
          </draw:custom-shape>
          <draw:g>
            <draw:custom-shape draw:style-name="gr6" draw:text-style-name="P10" draw:layer="layout" svg:width="0.146cm" svg:height="0.143cm" svg:x="19.217cm" svg:y="15.11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19.071cm" svg:y="14.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9" draw:text-style-name="P10" draw:layer="layout" svg:width="0.376cm" svg:height="0.555cm" svg:x="19.098cm" svg:y="14.732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0" draw:text-style-name="P10" draw:layer="layout" svg:width="0.303cm" svg:height="0.193cm" svg:x="19.137cm" svg:y="14.925cm">
              <text:p/>
              <draw:enhanced-geometry svg:viewBox="0 0 21600 21600" draw:type="rectangle" draw:enhanced-path="M 0 0 L 21600 0 21600 21600 0 21600 0 0 Z N"/>
            </draw:custom-shape>
          </draw:g>
        </draw:g>
        <draw:line draw:style-name="gr71" draw:text-style-name="P41" draw:layer="layout" svg:x1="5.927cm" svg:y1="6.817cm" svg:x2="7.408cm" svg:y2="6.817cm">
          <text:p/>
        </draw:line>
        <draw:custom-shape draw:style-name="gr144" draw:text-style-name="P2" draw:layer="layout" svg:width="7.241cm" svg:height="1.102cm" svg:x="1.058cm" svg:y="5.177cm">
          <text:p/>
          <draw:enhanced-geometry svg:viewBox="0 0 1677 250" draw:type="non-primitive" draw:enhanced-path="M 1677 139  C 1660 141 1622 135 1576 151  C 1530 167 1527 224 1403 237  C 1279 250 1044 236 832 228  C 620 220 266 225 133 187  C 0 149 54 39 33 0  N"/>
        </draw:custom-shape>
        <draw:line draw:style-name="gr91" draw:text-style-name="P41" draw:layer="layout" svg:x1="0.847cm" svg:y1="14.014cm" svg:x2="11.853cm" svg:y2="14.014cm">
          <text:p/>
        </draw:line>
        <draw:line draw:style-name="gr77" draw:text-style-name="P41" draw:layer="layout" svg:x1="19.262cm" svg:y1="12.487cm" svg:x2="20.214cm" svg:y2="6.75cm">
          <text:p/>
        </draw:line>
        <draw:line draw:style-name="gr77" draw:text-style-name="P41" draw:layer="layout" svg:x1="19.261cm" svg:y1="12.487cm" svg:x2="14.542cm" svg:y2="6.706cm">
          <text:p/>
        </draw:line>
        <draw:line draw:style-name="gr77" draw:text-style-name="P41" draw:layer="layout" svg:x1="18.202cm" svg:y1="12.532cm" svg:x2="8.889cm" svg:y2="6.35cm">
          <text:p/>
        </draw:line>
        <draw:line draw:style-name="gr77" draw:text-style-name="P41" draw:layer="layout" svg:x1="17.779cm" svg:y1="13.166cm" svg:x2="6.922cm" svg:y2="12.421cm">
          <text:p/>
        </draw:line>
        <draw:g>
          <draw:custom-shape draw:style-name="gr4" draw:text-style-name="P9" draw:layer="layout" svg:width="0.14cm" svg:height="0.141cm" svg:x="16.797cm" svg:y="1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cm" svg:height="0.14cm" svg:x="16.797cm" svg:y="11.712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16.656cm 11.7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17.078cm 11.56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59cm" svg:height="0.152cm" svg:x="16.788cm" svg:y="11.565cm">
            <text:p/>
            <draw:enhanced-geometry svg:viewBox="0 0 21600 21600" draw:mirror-vertical="true" draw:type="rectangle" draw:enhanced-path="M 0 0 L 21600 0 21600 21600 0 21600 0 0 Z N"/>
          </draw:custom-shape>
        </draw:g>
        <draw:g>
          <draw:custom-shape draw:style-name="gr92" draw:text-style-name="P14" draw:layer="layout" svg:width="0.423cm" svg:height="0.423cm" svg:x="15.24cm" svg:y="12.74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73cm" svg:height="0.262cm" svg:x="15.316cm" svg:y="12.8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45" draw:text-style-name="P38" draw:layer="layout" svg:width="0.847cm" svg:height="0.853cm" svg:x="16.911cm" svg:y="9.146cm">
          <text:list text:style-name="L1">
            <text:list-header>
              <text:p text:style-name="P37"><text:span text:style-name="T17">A</text:span></text:p>
            </text:list-header>
          </text:list>
          <draw:enhanced-geometry svg:viewBox="0 0 21600 21600" draw:type="mso-spt202" draw:enhanced-path="M 0 0 L 21600 0 21600 21600 0 21600 0 0 Z N"/>
        </draw:custom-shape>
        <draw:custom-shape draw:style-name="gr146" draw:text-style-name="P38" draw:layer="layout" svg:width="0.847cm" svg:height="0.853cm" svg:x="19.685cm" svg:y="9.102cm">
          <text:list text:style-name="L1">
            <text:list-header>
              <text:p text:style-name="P37"><text:span text:style-name="T17">A</text:span></text:p>
            </text:list-header>
          </text:list>
          <draw:enhanced-geometry svg:viewBox="0 0 21600 21600" draw:type="mso-spt202" draw:enhanced-path="M 0 0 L 21600 0 21600 21600 0 21600 0 0 Z N"/>
        </draw:custom-shape>
        <draw:custom-shape draw:style-name="gr147" draw:text-style-name="P38" draw:layer="layout" svg:width="0.847cm" svg:height="0.853cm" svg:x="15.875cm" svg:y="10.416cm">
          <text:list text:style-name="L1">
            <text:list-header>
              <text:p text:style-name="P37"><text:span text:style-name="T17">B</text:span></text:p>
            </text:list-header>
          </text:list>
          <draw:enhanced-geometry svg:viewBox="0 0 21600 21600" draw:type="mso-spt202" draw:enhanced-path="M 0 0 L 21600 0 21600 21600 0 21600 0 0 Z N"/>
        </draw:custom-shape>
        <draw:custom-shape draw:style-name="gr148" draw:text-style-name="P38" draw:layer="layout" svg:width="0.846cm" svg:height="0.853cm" svg:x="15.452cm" svg:y="12.956cm">
          <text:list text:style-name="L1">
            <text:list-header>
              <text:p text:style-name="P37"><text:span text:style-name="T17">C</text:span></text:p>
            </text:list-header>
          </text:list>
          <draw:enhanced-geometry svg:viewBox="0 0 21600 21600" draw:type="mso-spt202" draw:enhanced-path="M 0 0 L 21600 0 21600 21600 0 21600 0 0 Z N"/>
        </draw:custom-shape>
        <draw:custom-shape draw:style-name="gr149" draw:text-style-name="P54" draw:layer="layout" svg:width="12.614cm" svg:height="3.309cm" svg:x="5.784cm" svg:y="0.212cm">
          <text:list text:style-name="L1">
            <text:list-header>
              <text:p text:style-name="P53"><text:span text:style-name="T20">Consist of two locomotives driven with</text:span><text:span text:style-name="T20"><text:line-break/></text:span><text:span text:style-name="T20"> same signal, lamps on accessory receiver,</text:span><text:span text:style-name="T20"><text:line-break/></text:span><text:span text:style-name="T20"> a third independant locomotive,</text:span><text:span text:style-name="T20"><text:line-break/></text:span><text:span text:style-name="T20">all driven with only one throttle</text:span></text:p>
            </text:list-header>
          </text:list>
          <draw:enhanced-geometry svg:viewBox="0 0 21600 21600" draw:type="rectangle" draw:enhanced-path="M 0 0 L 21600 0 21600 21600 0 21600 0 0 Z N"/>
        </draw:custom-shape>
        <draw:line draw:style-name="gr71" draw:text-style-name="P41" draw:layer="layout" svg:x1="12.488cm" svg:y1="6.773cm" svg:x2="14.182cm" svg:y2="6.773cm">
          <text:p/>
        </draw:line>
        <draw:g>
          <draw:custom-shape draw:style-name="gr150" draw:text-style-name="P38" draw:layer="layout" svg:width="1.978cm" svg:height="0.847cm" svg:x="3.488cm" svg:y="6.447cm">
            <text:list text:style-name="L1">
              <text:list-header>
                <text:p text:style-name="P37"><text:span text:style-name="T2"/></text:p>
              </text:list-header>
            </text:list>
            <draw:enhanced-geometry svg:viewBox="0 0 21600 21600" draw:type="mso-spt202" draw:enhanced-path="M 0 0 L 21600 0 21600 21600 0 21600 0 0 Z N"/>
          </draw:custom-shape>
          <draw:g>
            <draw:custom-shape draw:style-name="gr151" draw:text-style-name="P14" draw:layer="layout" svg:width="1.022cm" svg:height="1.036cm" svg:x="4.516cm" svg:y="6.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45cm" svg:height="0.148cm" svg:x="4.954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2" draw:text-style-name="P38" draw:layer="layout" svg:width="1.995cm" svg:height="0.847cm" svg:x="4.012cm" svg:y="6.469cm">
            <text:list text:style-name="L1">
              <text:list-header>
                <text:p text:style-name="P37"><text:span text:style-name="T2"/></text:p>
              </text:list-header>
            </text:list>
            <draw:enhanced-geometry svg:viewBox="0 0 21600 21600" draw:type="mso-spt202" draw:enhanced-path="M 0 0 L 21600 0 21600 21600 0 21600 0 0 Z N"/>
          </draw:custom-shape>
          <draw:line draw:style-name="gr69" draw:text-style-name="P41" draw:layer="layout" svg:x1="6.268cm" svg:y1="7.113cm" svg:x2="6.268cm" svg:y2="4.445cm">
            <text:p/>
          </draw:line>
          <draw:line draw:style-name="gr71" draw:text-style-name="P41" draw:layer="layout" svg:x1="6.561cm" svg:y1="4.445cm" svg:x2="0.422cm" svg:y2="4.445cm">
            <text:p/>
          </draw:line>
          <draw:g>
            <draw:custom-shape draw:style-name="gr151" draw:text-style-name="P14" draw:layer="layout" svg:width="1.022cm" svg:height="1.036cm" svg:x="1.446cm" svg:y="6.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46cm" svg:height="0.148cm" svg:x="1.884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9" draw:text-style-name="P41" draw:layer="layout" svg:x1="0.717cm" svg:y1="7.113cm" svg:x2="6.267cm" svg:y2="7.113cm">
            <text:p/>
          </draw:line>
          <draw:line draw:style-name="gr69" draw:text-style-name="P41" draw:layer="layout" svg:x1="0.717cm" svg:y1="7.113cm" svg:x2="0.717cm" svg:y2="4.445cm">
            <text:p/>
          </draw:line>
          <draw:g>
            <draw:custom-shape draw:style-name="gr153" draw:text-style-name="P55" draw:layer="layout" svg:width="0.302cm" svg:height="0.285cm" draw:transform="rotate (1.5707963267949) translate (5.597cm 5.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5.489cm" svg:y1="5.052cm" svg:x2="5.346cm" svg:y2="5.052cm">
              <text:p/>
            </draw:line>
            <draw:line draw:style-name="gr39" draw:text-style-name="P41" draw:layer="layout" svg:x1="5.984cm" svg:y1="5.052cm" svg:x2="6.127cm" svg:y2="5.052cm">
              <text:p/>
            </draw:line>
            <draw:line draw:style-name="gr39" draw:text-style-name="P41" draw:layer="layout" svg:x1="5.739cm" svg:y1="4.794cm" svg:x2="5.739cm" svg:y2="4.644cm">
              <text:p/>
            </draw:line>
            <draw:line draw:style-name="gr39" draw:text-style-name="P41" draw:layer="layout" svg:x1="5.882cm" svg:y1="4.901cm" svg:x2="6.025cm" svg:y2="4.751cm">
              <text:p/>
            </draw:line>
            <draw:line draw:style-name="gr39" draw:text-style-name="P41" draw:layer="layout" svg:x1="5.454cm" svg:y1="5.353cm" svg:x2="5.597cm" svg:y2="5.203cm">
              <text:p/>
            </draw:line>
            <draw:line draw:style-name="gr39" draw:text-style-name="P41" draw:layer="layout" svg:x1="5.596cm" svg:y1="4.901cm" svg:x2="5.453cm" svg:y2="4.751cm">
              <text:p/>
            </draw:line>
            <draw:line draw:style-name="gr39" draw:text-style-name="P41" draw:layer="layout" svg:x1="5.882cm" svg:y1="5.203cm" svg:x2="6.025cm" svg:y2="5.353cm">
              <text:p/>
            </draw:line>
          </draw:g>
          <draw:g>
            <draw:custom-shape draw:style-name="gr153" draw:text-style-name="P55" draw:layer="layout" svg:width="0.302cm" svg:height="0.285cm" draw:transform="rotate (1.5707963267949) translate (1.108cm 5.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1cm" svg:y1="5.052cm" svg:x2="0.857cm" svg:y2="5.052cm">
              <text:p/>
            </draw:line>
            <draw:line draw:style-name="gr39" draw:text-style-name="P41" draw:layer="layout" svg:x1="1.495cm" svg:y1="5.052cm" svg:x2="1.638cm" svg:y2="5.052cm">
              <text:p/>
            </draw:line>
            <draw:line draw:style-name="gr39" draw:text-style-name="P41" draw:layer="layout" svg:x1="1.25cm" svg:y1="4.794cm" svg:x2="1.25cm" svg:y2="4.644cm">
              <text:p/>
            </draw:line>
            <draw:line draw:style-name="gr39" draw:text-style-name="P41" draw:layer="layout" svg:x1="1.393cm" svg:y1="4.901cm" svg:x2="1.536cm" svg:y2="4.751cm">
              <text:p/>
            </draw:line>
            <draw:line draw:style-name="gr39" draw:text-style-name="P41" draw:layer="layout" svg:x1="0.965cm" svg:y1="5.353cm" svg:x2="1.108cm" svg:y2="5.203cm">
              <text:p/>
            </draw:line>
            <draw:line draw:style-name="gr39" draw:text-style-name="P41" draw:layer="layout" svg:x1="1.107cm" svg:y1="4.901cm" svg:x2="0.964cm" svg:y2="4.751cm">
              <text:p/>
            </draw:line>
            <draw:line draw:style-name="gr39" draw:text-style-name="P41" draw:layer="layout" svg:x1="1.393cm" svg:y1="5.203cm" svg:x2="1.536cm" svg:y2="5.353cm">
              <text:p/>
            </draw:line>
          </draw:g>
        </draw:g>
        <draw:custom-shape draw:style-name="gr154" draw:text-style-name="P2" draw:layer="layout" svg:width="2.602cm" svg:height="0.917cm" svg:x="5.653cm" svg:y="5.177cm">
          <text:p/>
          <draw:enhanced-geometry svg:viewBox="0 0 590 208" draw:type="non-primitive" draw:enhanced-path="M 590 84  C 577 86 548 82 510 98  C 472 114 408 165 360 182  C 312 199 274 202 220 201  C 166 200 66 208 33 175  C 0 142 22 36 19 0  N"/>
        </draw:custom-shape>
        <draw:line draw:style-name="gr71" draw:text-style-name="P41" draw:layer="layout" svg:x1="18.838cm" svg:y1="6.773cm" svg:x2="19.685cm" svg:y2="6.773cm">
          <text:p/>
        </draw:line>
        <draw:g>
          <draw:custom-shape draw:style-name="gr155" draw:text-style-name="P13" draw:layer="layout" svg:width="5.503cm" svg:height="0.853cm" svg:x="1.482cm" svg:y="17.145cm">
            <text:list text:style-name="L1">
              <text:list-header>
                <text:p text:style-name="P12"><text:span text:style-name="T2">27.145 MHz - PCM</text:span></text:p>
              </text:list-header>
            </text:list>
            <draw:enhanced-geometry svg:viewBox="0 0 21600 21600" draw:type="mso-spt202" draw:enhanced-path="M 0 0 L 21600 0 21600 21600 0 21600 0 0 Z N"/>
          </draw:custom-shape>
          <draw:custom-shape draw:style-name="gr109" draw:text-style-name="P47" draw:layer="layout" svg:width="0.432cm" svg:height="0.45cm" svg:x="1.27cm" svg:y="17.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56" draw:text-style-name="P14" draw:layer="layout" svg:width="1.058cm" svg:height="1.036cm" svg:x="11.007cm" svg:y="6.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cm" svg:height="0.148cm" svg:x="11.46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7" draw:text-style-name="P38" draw:layer="layout" svg:width="2.064cm" svg:height="0.847cm" svg:x="10.486cm" svg:y="6.469cm">
            <text:list text:style-name="L1">
              <text:list-header>
                <text:p text:style-name="P37"><text:span text:style-name="T2"/></text:p>
              </text:list-header>
            </text:list>
            <draw:enhanced-geometry svg:viewBox="0 0 21600 21600" draw:type="mso-spt202" draw:enhanced-path="M 0 0 L 21600 0 21600 21600 0 21600 0 0 Z N"/>
          </draw:custom-shape>
          <draw:line draw:style-name="gr69" draw:text-style-name="P41" draw:layer="layout" svg:x1="12.819cm" svg:y1="7.113cm" svg:x2="12.819cm" svg:y2="4.445cm">
            <text:p/>
          </draw:line>
          <draw:line draw:style-name="gr71" draw:text-style-name="P41" draw:layer="layout" svg:x1="13.123cm" svg:y1="4.445cm" svg:x2="6.773cm" svg:y2="4.445cm">
            <text:p/>
          </draw:line>
          <draw:g>
            <draw:custom-shape draw:style-name="gr158" draw:text-style-name="P14" draw:layer="layout" svg:width="2.627cm" svg:height="0.679cm" svg:x="9.973cm" svg:y="5.543cm">
              <text:p/>
              <draw:enhanced-geometry svg:viewBox="0 0 21600 21600" draw:mirror-horizontal="true" draw:type="rectangle" draw:enhanced-path="M 0 0 L 21600 0 21600 21600 0 21600 0 0 Z N"/>
            </draw:custom-shape>
            <draw:g>
              <draw:line draw:style-name="gr69" draw:text-style-name="P41" draw:layer="layout" svg:x1="10.158cm" svg:y1="5.655cm" svg:x2="10.158cm" svg:y2="6.109cm">
                <text:p/>
              </draw:line>
              <draw:line draw:style-name="gr69" draw:text-style-name="P41" draw:layer="layout" svg:x1="10.291cm" svg:y1="5.768cm" svg:x2="10.291cm" svg:y2="5.994cm">
                <text:p/>
              </draw:line>
            </draw:g>
            <draw:g>
              <draw:line draw:style-name="gr69" draw:text-style-name="P41" draw:layer="layout" svg:x1="10.423cm" svg:y1="5.655cm" svg:x2="10.423cm" svg:y2="6.109cm">
                <text:p/>
              </draw:line>
              <draw:line draw:style-name="gr69" draw:text-style-name="P41" draw:layer="layout" svg:x1="10.56cm" svg:y1="5.768cm" svg:x2="10.56cm" svg:y2="5.994cm">
                <text:p/>
              </draw:line>
            </draw:g>
            <draw:g>
              <draw:line draw:style-name="gr69" draw:text-style-name="P41" draw:layer="layout" svg:x1="10.693cm" svg:y1="5.655cm" svg:x2="10.693cm" svg:y2="6.109cm">
                <text:p/>
              </draw:line>
              <draw:line draw:style-name="gr69" draw:text-style-name="P41" draw:layer="layout" svg:x1="10.826cm" svg:y1="5.768cm" svg:x2="10.826cm" svg:y2="5.994cm">
                <text:p/>
              </draw:line>
            </draw:g>
            <draw:g>
              <draw:line draw:style-name="gr69" draw:text-style-name="P41" draw:layer="layout" svg:x1="10.964cm" svg:y1="5.655cm" svg:x2="10.964cm" svg:y2="6.109cm">
                <text:p/>
              </draw:line>
              <draw:line draw:style-name="gr69" draw:text-style-name="P41" draw:layer="layout" svg:x1="11.096cm" svg:y1="5.768cm" svg:x2="11.096cm" svg:y2="5.994cm">
                <text:p/>
              </draw:line>
            </draw:g>
            <draw:g>
              <draw:line draw:style-name="gr69" draw:text-style-name="P41" draw:layer="layout" svg:x1="11.228cm" svg:y1="5.655cm" svg:x2="11.228cm" svg:y2="6.109cm">
                <text:p/>
              </draw:line>
              <draw:line draw:style-name="gr69" draw:text-style-name="P41" draw:layer="layout" svg:x1="11.365cm" svg:y1="5.768cm" svg:x2="11.365cm" svg:y2="5.994cm">
                <text:p/>
              </draw:line>
            </draw:g>
            <draw:g>
              <draw:line draw:style-name="gr69" draw:text-style-name="P41" draw:layer="layout" svg:x1="11.498cm" svg:y1="5.655cm" svg:x2="11.498cm" svg:y2="6.109cm">
                <text:p/>
              </draw:line>
              <draw:line draw:style-name="gr69" draw:text-style-name="P41" draw:layer="layout" svg:x1="11.631cm" svg:y1="5.768cm" svg:x2="11.631cm" svg:y2="5.994cm">
                <text:p/>
              </draw:line>
            </draw:g>
            <draw:g>
              <draw:line draw:style-name="gr69" draw:text-style-name="P41" draw:layer="layout" svg:x1="11.763cm" svg:y1="5.655cm" svg:x2="11.763cm" svg:y2="6.109cm">
                <text:p/>
              </draw:line>
              <draw:line draw:style-name="gr69" draw:text-style-name="P41" draw:layer="layout" svg:x1="11.9cm" svg:y1="5.768cm" svg:x2="11.9cm" svg:y2="5.994cm">
                <text:p/>
              </draw:line>
            </draw:g>
            <draw:g>
              <draw:line draw:style-name="gr69" draw:text-style-name="P41" draw:layer="layout" svg:x1="12.032cm" svg:y1="5.655cm" svg:x2="12.032cm" svg:y2="6.109cm">
                <text:p/>
              </draw:line>
              <draw:line draw:style-name="gr69" draw:text-style-name="P41" draw:layer="layout" svg:x1="12.165cm" svg:y1="5.768cm" svg:x2="12.165cm" svg:y2="5.994cm">
                <text:p/>
              </draw:line>
            </draw:g>
            <draw:g>
              <draw:line draw:style-name="gr69" draw:text-style-name="P41" draw:layer="layout" svg:x1="12.304cm" svg:y1="5.655cm" svg:x2="12.304cm" svg:y2="6.109cm">
                <text:p/>
              </draw:line>
              <draw:line draw:style-name="gr69" draw:text-style-name="P41" draw:layer="layout" svg:x1="12.436cm" svg:y1="5.768cm" svg:x2="12.436cm" svg:y2="5.994cm">
                <text:p/>
              </draw:line>
            </draw:g>
          </draw:g>
          <draw:custom-shape draw:style-name="gr159" draw:text-style-name="P36" draw:layer="layout" svg:width="1.208cm" svg:height="1.482cm" svg:x="8.286cm" svg:y="4.74cm">
            <text:p/>
            <draw:enhanced-geometry svg:viewBox="0 0 21600 21600" draw:type="rectangle" draw:enhanced-path="M 0 0 L 21600 0 21600 21600 0 21600 0 0 Z N"/>
          </draw:custom-shape>
          <draw:custom-shape draw:style-name="gr160" draw:text-style-name="P13" draw:layer="layout" svg:width="1.208cm" svg:height="0.853cm" svg:x="8.286cm" svg:y="5.292cm">
            <text:list text:style-name="L1">
              <text:list-header>
                <text:p text:style-name="P12"><text:span text:style-name="T2">Rx</text:span></text:p>
              </text:list-header>
            </text:list>
            <draw:enhanced-geometry svg:viewBox="0 0 21600 21600" draw:type="mso-spt202" draw:enhanced-path="M 0 0 L 21600 0 21600 21600 0 21600 0 0 Z N"/>
          </draw:custom-shape>
          <draw:g>
            <draw:custom-shape draw:style-name="gr156" draw:text-style-name="P14" draw:layer="layout" svg:width="1.058cm" svg:height="1.036cm" svg:x="7.832cm" svg:y="6.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1cm" svg:height="0.148cm" svg:x="8.285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9" draw:text-style-name="P41" draw:layer="layout" svg:x1="7.078cm" svg:y1="7.113cm" svg:x2="12.819cm" svg:y2="7.113cm">
            <text:p/>
          </draw:line>
          <draw:line draw:style-name="gr69" draw:text-style-name="P41" draw:layer="layout" svg:x1="7.078cm" svg:y1="7.113cm" svg:x2="7.078cm" svg:y2="4.445cm">
            <text:p/>
          </draw:line>
          <draw:g>
            <draw:custom-shape draw:style-name="gr153" draw:text-style-name="P55" draw:layer="layout" svg:width="0.302cm" svg:height="0.295cm" svg:x="12.065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12.216cm" svg:y1="4.743cm" svg:x2="12.216cm" svg:y2="4.595cm">
              <text:p/>
            </draw:line>
            <draw:line draw:style-name="gr39" draw:text-style-name="P41" draw:layer="layout" svg:x1="12.216cm" svg:y1="5.254cm" svg:x2="12.216cm" svg:y2="5.402cm">
              <text:p/>
            </draw:line>
            <draw:line draw:style-name="gr39" draw:text-style-name="P41" draw:layer="layout" svg:x1="12.474cm" svg:y1="5.001cm" svg:x2="12.624cm" svg:y2="5.001cm">
              <text:p/>
            </draw:line>
            <draw:line draw:style-name="gr39" draw:text-style-name="P41" draw:layer="layout" svg:x1="12.367cm" svg:y1="5.149cm" svg:x2="12.517cm" svg:y2="5.297cm">
              <text:p/>
            </draw:line>
            <draw:line draw:style-name="gr39" draw:text-style-name="P41" draw:layer="layout" svg:x1="11.915cm" svg:y1="4.706cm" svg:x2="12.065cm" svg:y2="4.854cm">
              <text:p/>
            </draw:line>
            <draw:line draw:style-name="gr39" draw:text-style-name="P41" draw:layer="layout" svg:x1="12.367cm" svg:y1="4.854cm" svg:x2="12.517cm" svg:y2="4.706cm">
              <text:p/>
            </draw:line>
            <draw:line draw:style-name="gr39" draw:text-style-name="P41" draw:layer="layout" svg:x1="12.065cm" svg:y1="5.149cm" svg:x2="11.915cm" svg:y2="5.297cm">
              <text:p/>
            </draw:line>
          </draw:g>
          <draw:g>
            <draw:custom-shape draw:style-name="gr153" draw:text-style-name="P55" draw:layer="layout" svg:width="0.302cm" svg:height="0.295cm" draw:transform="rotate (-3.14159265358979) translate (7.832cm 5.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7.681cm" svg:y1="5.253cm" svg:x2="7.681cm" svg:y2="5.401cm">
              <text:p/>
            </draw:line>
            <draw:line draw:style-name="gr39" draw:text-style-name="P41" draw:layer="layout" svg:x1="7.681cm" svg:y1="4.742cm" svg:x2="7.681cm" svg:y2="4.594cm">
              <text:p/>
            </draw:line>
            <draw:line draw:style-name="gr39" draw:text-style-name="P41" draw:layer="layout" svg:x1="7.423cm" svg:y1="4.995cm" svg:x2="7.273cm" svg:y2="4.995cm">
              <text:p/>
            </draw:line>
            <draw:line draw:style-name="gr39" draw:text-style-name="P41" draw:layer="layout" svg:x1="7.53cm" svg:y1="4.847cm" svg:x2="7.38cm" svg:y2="4.699cm">
              <text:p/>
            </draw:line>
            <draw:line draw:style-name="gr39" draw:text-style-name="P41" draw:layer="layout" svg:x1="7.982cm" svg:y1="5.29cm" svg:x2="7.832cm" svg:y2="5.142cm">
              <text:p/>
            </draw:line>
            <draw:line draw:style-name="gr39" draw:text-style-name="P41" draw:layer="layout" svg:x1="7.53cm" svg:y1="5.142cm" svg:x2="7.38cm" svg:y2="5.29cm">
              <text:p/>
            </draw:line>
            <draw:line draw:style-name="gr39" draw:text-style-name="P41" draw:layer="layout" svg:x1="7.832cm" svg:y1="4.847cm" svg:x2="7.982cm" svg:y2="4.699cm">
              <text:p/>
            </draw:line>
          </draw:g>
          <draw:custom-shape draw:style-name="gr161" draw:text-style-name="P2" draw:layer="layout" svg:width="0.441cm" svg:height="0.229cm" svg:x="7.827cm" svg:y="4.992cm">
            <text:p/>
            <draw:enhanced-geometry svg:viewBox="0 0 141 75" draw:type="non-primitive" draw:enhanced-path="M 0 5  C 10 6 45 0 62 10  C 79 20 90 52 103 63  C 116 74 133 73 141 75  N"/>
          </draw:custom-shape>
          <draw:custom-shape draw:style-name="gr162" draw:text-style-name="P2" draw:layer="layout" svg:width="2.571cm" svg:height="0.392cm" svg:x="9.494cm" svg:y="4.851cm">
            <text:p/>
            <draw:enhanced-geometry svg:viewBox="0 0 816 126" draw:type="non-primitive" draw:enhanced-path="M 0 122  C 46 119 195 126 275 108  C 355 90 391 24 481 12  C 571 0 746 33 816 38  N"/>
          </draw:custom-shape>
          <draw:custom-shape draw:style-name="gr163" draw:text-style-name="P2" draw:layer="layout" svg:width="0.454cm" svg:height="0.198cm" svg:x="9.494cm" svg:y="5.724cm">
            <text:p/>
            <draw:enhanced-geometry svg:viewBox="0 0 144 64" draw:type="non-primitive" draw:enhanced-path="M 0 8  C 16 4 32 0 48 8  C 64 16 80 48 96 56  C 112 64 128 60 144 56  N"/>
          </draw:custom-shape>
          <draw:custom-shape draw:style-name="gr109" draw:text-style-name="P47" draw:layer="layout" svg:width="0.432cm" svg:height="0.45cm" svg:x="8.881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64" draw:text-style-name="P14" draw:layer="layout" svg:width="1.093cm" svg:height="1.076cm" svg:x="7.519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6cm" svg:height="0.153cm" svg:x="7.987cm" svg:y="1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3" draw:text-style-name="P14" draw:layer="layout" svg:width="1.089cm" svg:height="1.076cm" svg:x="9.393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9.86cm" svg:y="1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69" draw:text-style-name="P41" draw:layer="layout" svg:x1="7.832cm" svg:y1="13.244cm" svg:x2="10.173cm" svg:y2="13.244cm">
              <text:p/>
            </draw:line>
            <draw:g>
              <draw:line draw:style-name="gr69" draw:text-style-name="P41" draw:layer="layout" svg:x1="7.938cm" svg:y1="13.346cm" svg:x2="8.044cm" svg:y2="13.142cm">
                <text:p/>
              </draw:line>
              <draw:line draw:style-name="gr69" draw:text-style-name="P41" draw:layer="layout" svg:x1="8.044cm" svg:y1="13.346cm" svg:x2="8.15cm" svg:y2="13.142cm">
                <text:p/>
              </draw:line>
              <draw:line draw:style-name="gr69" draw:text-style-name="P41" draw:layer="layout" svg:x1="8.15cm" svg:y1="13.346cm" svg:x2="8.256cm" svg:y2="13.142cm">
                <text:p/>
              </draw:line>
            </draw:g>
            <draw:custom-shape draw:style-name="gr126" draw:text-style-name="P5" draw:layer="layout" svg:width="1.277cm" svg:height="0.613cm" svg:x="8.364cm" svg:y="12.938cm">
              <text:p/>
              <draw:enhanced-geometry svg:viewBox="0 0 21600 21600" draw:type="rectangle" draw:enhanced-path="M 0 0 L 21600 0 21600 21600 0 21600 0 0 Z N"/>
            </draw:custom-shape>
            <draw:g>
              <draw:line draw:style-name="gr69" draw:text-style-name="P41" draw:layer="layout" svg:x1="9.747cm" svg:y1="13.346cm" svg:x2="9.853cm" svg:y2="13.142cm">
                <text:p/>
              </draw:line>
              <draw:line draw:style-name="gr69" draw:text-style-name="P41" draw:layer="layout" svg:x1="9.853cm" svg:y1="13.346cm" svg:x2="9.959cm" svg:y2="13.142cm">
                <text:p/>
              </draw:line>
              <draw:line draw:style-name="gr69" draw:text-style-name="P41" draw:layer="layout" svg:x1="9.959cm" svg:y1="13.346cm" svg:x2="10.065cm" svg:y2="13.142cm">
                <text:p/>
              </draw:line>
            </draw:g>
          </draw:g>
          <draw:custom-shape draw:style-name="gr165" draw:text-style-name="P38" draw:layer="layout" svg:width="2.126cm" svg:height="0.846cm" svg:x="8.074cm" svg:y="13.04cm">
            <text:list text:style-name="L1">
              <text:list-header>
                <text:p text:style-name="P37"><text:span text:style-name="T2"/></text:p>
              </text:list-header>
            </text:list>
            <draw:enhanced-geometry svg:viewBox="0 0 21600 21600" draw:type="mso-spt202" draw:enhanced-path="M 0 0 L 21600 0 21600 21600 0 21600 0 0 Z N"/>
          </draw:custom-shape>
          <draw:line draw:style-name="gr69" draw:text-style-name="P41" draw:layer="layout" svg:x1="10.795cm" svg:y1="13.705cm" svg:x2="10.795cm" svg:y2="12.321cm">
            <text:p/>
          </draw:line>
          <draw:line draw:style-name="gr69" draw:text-style-name="P41" draw:layer="layout" svg:x1="10.795cm" svg:y1="12.321cm" svg:x2="10.641cm" svg:y2="11.245cm">
            <text:p/>
          </draw:line>
          <draw:line draw:style-name="gr69" draw:text-style-name="P41" draw:layer="layout" svg:x1="10.641cm" svg:y1="11.245cm" svg:x2="2.059cm" svg:y2="11.245cm">
            <text:p/>
          </draw:line>
          <draw:custom-shape draw:style-name="gr128" draw:text-style-name="P36" draw:layer="layout" svg:width="1.248cm" svg:height="1.543cm" svg:x="5.49cm" svg:y="11.549cm">
            <text:p/>
            <draw:enhanced-geometry svg:viewBox="0 0 21600 21600" draw:type="rectangle" draw:enhanced-path="M 0 0 L 21600 0 21600 21600 0 21600 0 0 Z N"/>
          </draw:custom-shape>
          <draw:g>
            <draw:custom-shape draw:style-name="gr129" draw:text-style-name="P14" draw:layer="layout" svg:width="3.118cm" svg:height="0.618cm" svg:x="7.364cm" svg:y="11.703cm">
              <text:p/>
              <draw:enhanced-geometry svg:viewBox="0 0 21600 21600" draw:mirror-horizontal="true" draw:type="rectangle" draw:enhanced-path="M 0 0 L 21600 0 21600 21600 0 21600 0 0 Z N"/>
            </draw:custom-shape>
            <draw:g>
              <draw:line draw:style-name="gr69" draw:text-style-name="P41" draw:layer="layout" svg:x1="7.498cm" svg:y1="11.805cm" svg:x2="7.498cm" svg:y2="12.217cm">
                <text:p/>
              </draw:line>
              <draw:line draw:style-name="gr69" draw:text-style-name="P41" draw:layer="layout" svg:x1="7.633cm" svg:y1="11.908cm" svg:x2="7.633cm" svg:y2="12.114cm">
                <text:p/>
              </draw:line>
            </draw:g>
            <draw:g>
              <draw:line draw:style-name="gr69" draw:text-style-name="P41" draw:layer="layout" svg:x1="7.769cm" svg:y1="11.805cm" svg:x2="7.769cm" svg:y2="12.217cm">
                <text:p/>
              </draw:line>
              <draw:line draw:style-name="gr69" draw:text-style-name="P41" draw:layer="layout" svg:x1="7.904cm" svg:y1="11.908cm" svg:x2="7.904cm" svg:y2="12.114cm">
                <text:p/>
              </draw:line>
            </draw:g>
            <draw:g>
              <draw:line draw:style-name="gr69" draw:text-style-name="P41" draw:layer="layout" svg:x1="8.04cm" svg:y1="11.805cm" svg:x2="8.04cm" svg:y2="12.217cm">
                <text:p/>
              </draw:line>
              <draw:line draw:style-name="gr69" draw:text-style-name="P41" draw:layer="layout" svg:x1="8.175cm" svg:y1="11.908cm" svg:x2="8.175cm" svg:y2="12.114cm">
                <text:p/>
              </draw:line>
            </draw:g>
            <draw:g>
              <draw:line draw:style-name="gr69" draw:text-style-name="P41" draw:layer="layout" svg:x1="8.312cm" svg:y1="11.805cm" svg:x2="8.312cm" svg:y2="12.217cm">
                <text:p/>
              </draw:line>
              <draw:line draw:style-name="gr69" draw:text-style-name="P41" draw:layer="layout" svg:x1="8.447cm" svg:y1="11.908cm" svg:x2="8.447cm" svg:y2="12.114cm">
                <text:p/>
              </draw:line>
            </draw:g>
            <draw:g>
              <draw:line draw:style-name="gr69" draw:text-style-name="P41" draw:layer="layout" svg:x1="8.583cm" svg:y1="11.805cm" svg:x2="8.583cm" svg:y2="12.217cm">
                <text:p/>
              </draw:line>
              <draw:line draw:style-name="gr69" draw:text-style-name="P41" draw:layer="layout" svg:x1="8.718cm" svg:y1="11.908cm" svg:x2="8.718cm" svg:y2="12.114cm">
                <text:p/>
              </draw:line>
            </draw:g>
            <draw:g>
              <draw:line draw:style-name="gr69" draw:text-style-name="P41" draw:layer="layout" svg:x1="8.854cm" svg:y1="11.805cm" svg:x2="8.854cm" svg:y2="12.217cm">
                <text:p/>
              </draw:line>
              <draw:line draw:style-name="gr69" draw:text-style-name="P41" draw:layer="layout" svg:x1="8.989cm" svg:y1="11.908cm" svg:x2="8.989cm" svg:y2="12.114cm">
                <text:p/>
              </draw:line>
            </draw:g>
            <draw:g>
              <draw:line draw:style-name="gr69" draw:text-style-name="P41" draw:layer="layout" svg:x1="9.125cm" svg:y1="11.805cm" svg:x2="9.125cm" svg:y2="12.217cm">
                <text:p/>
              </draw:line>
              <draw:line draw:style-name="gr69" draw:text-style-name="P41" draw:layer="layout" svg:x1="9.26cm" svg:y1="11.908cm" svg:x2="9.26cm" svg:y2="12.114cm">
                <text:p/>
              </draw:line>
            </draw:g>
            <draw:g>
              <draw:line draw:style-name="gr69" draw:text-style-name="P41" draw:layer="layout" svg:x1="9.396cm" svg:y1="11.805cm" svg:x2="9.396cm" svg:y2="12.217cm">
                <text:p/>
              </draw:line>
              <draw:line draw:style-name="gr69" draw:text-style-name="P41" draw:layer="layout" svg:x1="9.531cm" svg:y1="11.908cm" svg:x2="9.531cm" svg:y2="12.114cm">
                <text:p/>
              </draw:line>
            </draw:g>
            <draw:g>
              <draw:line draw:style-name="gr69" draw:text-style-name="P41" draw:layer="layout" svg:x1="9.667cm" svg:y1="11.805cm" svg:x2="9.667cm" svg:y2="12.217cm">
                <text:p/>
              </draw:line>
              <draw:line draw:style-name="gr69" draw:text-style-name="P41" draw:layer="layout" svg:x1="9.802cm" svg:y1="11.908cm" svg:x2="9.802cm" svg:y2="12.114cm">
                <text:p/>
              </draw:line>
            </draw:g>
            <draw:g>
              <draw:line draw:style-name="gr69" draw:text-style-name="P41" draw:layer="layout" svg:x1="9.939cm" svg:y1="11.805cm" svg:x2="9.939cm" svg:y2="12.217cm">
                <text:p/>
              </draw:line>
              <draw:line draw:style-name="gr69" draw:text-style-name="P41" draw:layer="layout" svg:x1="10.074cm" svg:y1="11.908cm" svg:x2="10.074cm" svg:y2="12.114cm">
                <text:p/>
              </draw:line>
            </draw:g>
            <draw:g>
              <draw:line draw:style-name="gr69" draw:text-style-name="P41" draw:layer="layout" svg:x1="10.21cm" svg:y1="11.805cm" svg:x2="10.21cm" svg:y2="12.217cm">
                <text:p/>
              </draw:line>
              <draw:line draw:style-name="gr69" draw:text-style-name="P41" draw:layer="layout" svg:x1="10.345cm" svg:y1="11.908cm" svg:x2="10.345cm" svg:y2="12.114cm">
                <text:p/>
              </draw:line>
            </draw:g>
          </draw:g>
          <draw:custom-shape draw:style-name="gr166" draw:text-style-name="P2" draw:layer="layout" svg:width="1.883cm" svg:height="0.309cm" svg:x="6.738cm" svg:y="12.629cm">
            <text:p/>
            <draw:enhanced-geometry svg:viewBox="0 0 443 66" draw:type="non-primitive" draw:enhanced-path="M 0 4  C 62 5 299 0 371 10  C 443 20 422 54 435 66  N"/>
          </draw:custom-shape>
          <draw:custom-shape draw:style-name="gr167" draw:text-style-name="P2" draw:layer="layout" svg:width="0.626cm" svg:height="0.309cm" svg:x="6.738cm" svg:y="11.703cm">
            <text:p/>
            <draw:enhanced-geometry svg:viewBox="0 0 238 117" draw:type="non-primitive" draw:enhanced-path="M 238 117  C 223 114 173 116 149 99  C 125 82 121 32 96 16  C 71 0 20 5 0 2  N"/>
          </draw:custom-shape>
          <draw:custom-shape draw:style-name="gr168" draw:text-style-name="P13" draw:layer="layout" svg:width="1.248cm" svg:height="0.853cm" svg:x="5.503cm" svg:y="12.166cm">
            <text:list text:style-name="L1">
              <text:list-header>
                <text:p text:style-name="P12"><text:span text:style-name="T2">Rx</text:span></text:p>
              </text:list-header>
            </text:list>
            <draw:enhanced-geometry svg:viewBox="0 0 21600 21600" draw:type="mso-spt202" draw:enhanced-path="M 0 0 L 21600 0 21600 21600 0 21600 0 0 Z N"/>
          </draw:custom-shape>
          <draw:g>
            <draw:custom-shape draw:style-name="gr133" draw:text-style-name="P14" draw:layer="layout" svg:width="1.089cm" svg:height="1.076cm" svg:x="2.218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2.684cm" svg:y="1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4" draw:text-style-name="P14" draw:layer="layout" svg:width="1.093cm" svg:height="1.076cm" svg:x="4.088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4.556cm" svg:y="1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9" draw:text-style-name="P41" draw:layer="layout" svg:x1="1.905cm" svg:y1="13.705cm" svg:x2="10.795cm" svg:y2="13.705cm">
            <text:p/>
          </draw:line>
          <draw:line draw:style-name="gr71" draw:text-style-name="P41" draw:layer="layout" svg:x1="2.686cm" svg:y1="13.242cm" svg:x2="4.714cm" svg:y2="13.242cm">
            <text:p/>
          </draw:line>
          <draw:line draw:style-name="gr69" draw:text-style-name="P41" draw:layer="layout" svg:x1="1.905cm" svg:y1="13.705cm" svg:x2="1.905cm" svg:y2="12.321cm">
            <text:p/>
          </draw:line>
          <draw:line draw:style-name="gr69" draw:text-style-name="P41" draw:layer="layout" svg:x1="1.905cm" svg:y1="12.321cm" svg:x2="2.059cm" svg:y2="11.245cm">
            <text:p/>
          </draw:line>
          <draw:custom-shape draw:style-name="gr135" draw:text-style-name="P2" draw:layer="layout" svg:width="1.407cm" svg:height="0.618cm" svg:x="2.84cm" svg:y="10.6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5" draw:text-style-name="P2" draw:layer="layout" svg:width="1.407cm" svg:height="0.618cm" svg:x="8.453cm" svg:y="10.6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9" draw:text-style-name="P47" draw:layer="layout" svg:width="0.432cm" svg:height="0.45cm" svg:x="6.13cm" svg:y="11.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9" draw:text-style-name="P2" draw:layer="layout" svg:width="1.389cm" svg:height="0.203cm" svg:x="15.103cm" svg:y="6.204cm">
            <text:p/>
            <draw:enhanced-geometry svg:viewBox="0 0 443 66" draw:type="non-primitive" draw:enhanced-path="M 0 4  C 62 5 299 0 371 10  C 443 20 422 54 435 66  N"/>
          </draw:custom-shape>
          <draw:custom-shape draw:style-name="gr170" draw:text-style-name="P2" draw:layer="layout" svg:width="0.745cm" svg:height="0.366cm" svg:x="14.989cm" svg:y="5.314cm">
            <text:p/>
            <draw:enhanced-geometry svg:viewBox="0 0 238 117" draw:type="non-primitive" draw:enhanced-path="M 238 117  C 223 114 173 116 149 99  C 125 82 121 32 96 16  C 71 0 20 5 0 2  N"/>
          </draw:custom-shape>
          <draw:custom-shape draw:style-name="gr171" draw:text-style-name="P14" draw:layer="layout" svg:width="1.054cm" svg:height="1.045cm" svg:x="15.139cm" svg:y="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cm" svg:height="0.15cm" svg:x="15.593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1" draw:text-style-name="P14" draw:layer="layout" svg:width="1.054cm" svg:height="1.045cm" svg:x="17.546cm" svg:y="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cm" svg:height="0.149cm" svg:x="17.998cm" svg:y="6.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9" draw:text-style-name="P41" draw:layer="layout" svg:x1="15.438cm" svg:y1="6.705cm" svg:x2="18.45cm" svg:y2="6.705cm">
                <text:p/>
              </draw:line>
              <draw:g>
                <draw:line draw:style-name="gr69" draw:text-style-name="P41" draw:layer="layout" svg:x1="15.575cm" svg:y1="6.804cm" svg:x2="15.711cm" svg:y2="6.605cm">
                  <text:p/>
                </draw:line>
                <draw:line draw:style-name="gr69" draw:text-style-name="P41" draw:layer="layout" svg:x1="15.711cm" svg:y1="6.804cm" svg:x2="15.848cm" svg:y2="6.605cm">
                  <text:p/>
                </draw:line>
                <draw:line draw:style-name="gr69" draw:text-style-name="P41" draw:layer="layout" svg:x1="15.848cm" svg:y1="6.804cm" svg:x2="15.985cm" svg:y2="6.605cm">
                  <text:p/>
                </draw:line>
              </draw:g>
              <draw:custom-shape draw:style-name="gr172" draw:text-style-name="P5" draw:layer="layout" svg:width="1.642cm" svg:height="0.597cm" svg:x="16.123cm" svg:y="6.407cm">
                <text:p/>
                <draw:enhanced-geometry svg:viewBox="0 0 21600 21600" draw:type="rectangle" draw:enhanced-path="M 0 0 L 21600 0 21600 21600 0 21600 0 0 Z N"/>
              </draw:custom-shape>
              <draw:g>
                <draw:line draw:style-name="gr69" draw:text-style-name="P41" draw:layer="layout" svg:x1="17.902cm" svg:y1="6.804cm" svg:x2="18.038cm" svg:y2="6.605cm">
                  <text:p/>
                </draw:line>
                <draw:line draw:style-name="gr69" draw:text-style-name="P41" draw:layer="layout" svg:x1="18.038cm" svg:y1="6.804cm" svg:x2="18.175cm" svg:y2="6.605cm">
                  <text:p/>
                </draw:line>
                <draw:line draw:style-name="gr69" draw:text-style-name="P41" draw:layer="layout" svg:x1="18.175cm" svg:y1="6.804cm" svg:x2="18.312cm" svg:y2="6.605cm">
                  <text:p/>
                </draw:line>
              </draw:g>
            </draw:g>
            <draw:custom-shape draw:style-name="gr173" draw:text-style-name="P38" draw:layer="layout" svg:width="2.056cm" svg:height="0.847cm" svg:x="16.123cm" svg:y="6.512cm">
              <text:list text:style-name="L1">
                <text:list-header>
                  <text:p text:style-name="P37"><text:span text:style-name="T2"/></text:p>
                </text:list-header>
              </text:list>
              <draw:enhanced-geometry svg:viewBox="0 0 21600 21600" draw:type="mso-spt202" draw:enhanced-path="M 0 0 L 21600 0 21600 21600 0 21600 0 0 Z N"/>
            </draw:custom-shape>
          </draw:g>
          <draw:line draw:style-name="gr71" draw:text-style-name="P41" draw:layer="layout" svg:x1="15.593cm" svg:y1="4.467cm" svg:x2="13.335cm" svg:y2="4.467cm">
            <text:p/>
          </draw:line>
          <draw:custom-shape draw:style-name="gr174" draw:text-style-name="P14" draw:layer="layout" svg:width="0.454cm" svg:height="1.195cm" svg:x="17.996cm" svg:y="4.0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9" draw:text-style-name="P41" draw:layer="layout" svg:x1="13.785cm" svg:y1="7.153cm" svg:x2="19.05cm" svg:y2="7.153cm">
            <text:p/>
          </draw:line>
          <draw:line draw:style-name="gr69" draw:text-style-name="P41" draw:layer="layout" svg:x1="19.05cm" svg:y1="7.153cm" svg:x2="19.05cm" svg:y2="6.257cm">
            <text:p/>
          </draw:line>
          <draw:line draw:style-name="gr69" draw:text-style-name="P41" draw:layer="layout" svg:x1="19.05cm" svg:y1="6.257cm" svg:x2="18.6cm" svg:y2="6.257cm">
            <text:p/>
          </draw:line>
          <draw:line draw:style-name="gr69" draw:text-style-name="P41" draw:layer="layout" svg:x1="18.9cm" svg:y1="6.257cm" svg:x2="18.9cm" svg:y2="5.217cm">
            <text:p/>
          </draw:line>
          <draw:line draw:style-name="gr69" draw:text-style-name="P41" draw:layer="layout" svg:x1="18.899cm" svg:y1="5.217cm" svg:x2="15.592cm" svg:y2="5.217cm">
            <text:p/>
          </draw:line>
          <draw:line draw:style-name="gr69" draw:text-style-name="P41" draw:layer="layout" svg:x1="13.785cm" svg:y1="4.467cm" svg:x2="13.785cm" svg:y2="7.153cm">
            <text:p/>
          </draw:line>
          <draw:line draw:style-name="gr69" draw:text-style-name="P41" draw:layer="layout" svg:x1="15.593cm" svg:y1="4.467cm" svg:x2="15.593cm" svg:y2="5.217cm">
            <text:p/>
          </draw:line>
          <draw:custom-shape draw:style-name="gr175" draw:text-style-name="P36" draw:layer="layout" svg:width="1.204cm" svg:height="1.49cm" svg:x="13.935cm" svg:y="5.067cm">
            <text:p/>
            <draw:enhanced-geometry svg:viewBox="0 0 21600 21600" draw:type="rectangle" draw:enhanced-path="M 0 0 L 21600 0 21600 21600 0 21600 0 0 Z N"/>
          </draw:custom-shape>
          <draw:g>
            <draw:custom-shape draw:style-name="gr176" draw:text-style-name="P14" draw:layer="layout" svg:width="3.007cm" svg:height="0.6cm" svg:x="15.741cm" svg:y="5.362cm">
              <text:p/>
              <draw:enhanced-geometry svg:viewBox="0 0 21600 21600" draw:mirror-horizontal="true" draw:type="rectangle" draw:enhanced-path="M 0 0 L 21600 0 21600 21600 0 21600 0 0 Z N"/>
            </draw:custom-shape>
            <draw:g>
              <draw:line draw:style-name="gr69" draw:text-style-name="P41" draw:layer="layout" svg:x1="15.873cm" svg:y1="5.461cm" svg:x2="15.873cm" svg:y2="5.861cm">
                <text:p/>
              </draw:line>
              <draw:line draw:style-name="gr69" draw:text-style-name="P41" draw:layer="layout" svg:x1="16.003cm" svg:y1="5.561cm" svg:x2="16.003cm" svg:y2="5.761cm">
                <text:p/>
              </draw:line>
            </draw:g>
            <draw:g>
              <draw:line draw:style-name="gr69" draw:text-style-name="P41" draw:layer="layout" svg:x1="16.135cm" svg:y1="5.461cm" svg:x2="16.135cm" svg:y2="5.861cm">
                <text:p/>
              </draw:line>
              <draw:line draw:style-name="gr69" draw:text-style-name="P41" draw:layer="layout" svg:x1="16.265cm" svg:y1="5.561cm" svg:x2="16.265cm" svg:y2="5.761cm">
                <text:p/>
              </draw:line>
            </draw:g>
            <draw:g>
              <draw:line draw:style-name="gr69" draw:text-style-name="P41" draw:layer="layout" svg:x1="16.396cm" svg:y1="5.461cm" svg:x2="16.396cm" svg:y2="5.861cm">
                <text:p/>
              </draw:line>
              <draw:line draw:style-name="gr69" draw:text-style-name="P41" draw:layer="layout" svg:x1="16.526cm" svg:y1="5.561cm" svg:x2="16.526cm" svg:y2="5.761cm">
                <text:p/>
              </draw:line>
            </draw:g>
            <draw:g>
              <draw:line draw:style-name="gr69" draw:text-style-name="P41" draw:layer="layout" svg:x1="16.658cm" svg:y1="5.461cm" svg:x2="16.658cm" svg:y2="5.861cm">
                <text:p/>
              </draw:line>
              <draw:line draw:style-name="gr69" draw:text-style-name="P41" draw:layer="layout" svg:x1="16.788cm" svg:y1="5.561cm" svg:x2="16.788cm" svg:y2="5.761cm">
                <text:p/>
              </draw:line>
            </draw:g>
            <draw:g>
              <draw:line draw:style-name="gr69" draw:text-style-name="P41" draw:layer="layout" svg:x1="16.919cm" svg:y1="5.461cm" svg:x2="16.919cm" svg:y2="5.861cm">
                <text:p/>
              </draw:line>
              <draw:line draw:style-name="gr69" draw:text-style-name="P41" draw:layer="layout" svg:x1="17.049cm" svg:y1="5.561cm" svg:x2="17.049cm" svg:y2="5.761cm">
                <text:p/>
              </draw:line>
            </draw:g>
            <draw:g>
              <draw:line draw:style-name="gr69" draw:text-style-name="P41" draw:layer="layout" svg:x1="17.181cm" svg:y1="5.461cm" svg:x2="17.181cm" svg:y2="5.861cm">
                <text:p/>
              </draw:line>
              <draw:line draw:style-name="gr69" draw:text-style-name="P41" draw:layer="layout" svg:x1="17.311cm" svg:y1="5.561cm" svg:x2="17.311cm" svg:y2="5.761cm">
                <text:p/>
              </draw:line>
            </draw:g>
            <draw:g>
              <draw:line draw:style-name="gr69" draw:text-style-name="P41" draw:layer="layout" svg:x1="17.443cm" svg:y1="5.461cm" svg:x2="17.443cm" svg:y2="5.861cm">
                <text:p/>
              </draw:line>
              <draw:line draw:style-name="gr69" draw:text-style-name="P41" draw:layer="layout" svg:x1="17.573cm" svg:y1="5.561cm" svg:x2="17.573cm" svg:y2="5.761cm">
                <text:p/>
              </draw:line>
            </draw:g>
            <draw:g>
              <draw:line draw:style-name="gr69" draw:text-style-name="P41" draw:layer="layout" svg:x1="17.704cm" svg:y1="5.461cm" svg:x2="17.704cm" svg:y2="5.861cm">
                <text:p/>
              </draw:line>
              <draw:line draw:style-name="gr69" draw:text-style-name="P41" draw:layer="layout" svg:x1="17.834cm" svg:y1="5.561cm" svg:x2="17.834cm" svg:y2="5.761cm">
                <text:p/>
              </draw:line>
            </draw:g>
            <draw:g>
              <draw:line draw:style-name="gr69" draw:text-style-name="P41" draw:layer="layout" svg:x1="17.965cm" svg:y1="5.461cm" svg:x2="17.965cm" svg:y2="5.861cm">
                <text:p/>
              </draw:line>
              <draw:line draw:style-name="gr69" draw:text-style-name="P41" draw:layer="layout" svg:x1="18.095cm" svg:y1="5.561cm" svg:x2="18.095cm" svg:y2="5.761cm">
                <text:p/>
              </draw:line>
            </draw:g>
            <draw:g>
              <draw:line draw:style-name="gr69" draw:text-style-name="P41" draw:layer="layout" svg:x1="18.227cm" svg:y1="5.461cm" svg:x2="18.227cm" svg:y2="5.861cm">
                <text:p/>
              </draw:line>
              <draw:line draw:style-name="gr69" draw:text-style-name="P41" draw:layer="layout" svg:x1="18.357cm" svg:y1="5.561cm" svg:x2="18.357cm" svg:y2="5.761cm">
                <text:p/>
              </draw:line>
            </draw:g>
            <draw:g>
              <draw:line draw:style-name="gr69" draw:text-style-name="P41" draw:layer="layout" svg:x1="18.489cm" svg:y1="5.461cm" svg:x2="18.489cm" svg:y2="5.861cm">
                <text:p/>
              </draw:line>
              <draw:line draw:style-name="gr69" draw:text-style-name="P41" draw:layer="layout" svg:x1="18.619cm" svg:y1="5.561cm" svg:x2="18.619cm" svg:y2="5.761cm">
                <text:p/>
              </draw:line>
            </draw:g>
          </draw:g>
          <draw:custom-shape draw:style-name="gr177" draw:text-style-name="P14" draw:layer="layout" svg:width="0.449cm" svg:height="0.75cm" svg:x="16.947cm" svg:y="4.467cm">
            <text:p/>
            <draw:enhanced-geometry svg:viewBox="0 0 21600 21600" draw:type="rectangle" draw:enhanced-path="M 0 0 L 21600 0 21600 21600 0 21600 0 0 Z N"/>
          </draw:custom-shape>
          <draw:custom-shape draw:style-name="gr178" draw:text-style-name="P14" draw:layer="layout" svg:width="0.449cm" svg:height="0.45cm" svg:x="16.043cm" svg:y="4.767cm">
            <text:p/>
            <draw:enhanced-geometry svg:viewBox="0 0 21600 21600" draw:type="rectangle" draw:enhanced-path="M 0 0 L 21600 0 21600 21600 0 21600 0 0 Z N"/>
          </draw:custom-shape>
          <draw:custom-shape draw:style-name="gr179" draw:text-style-name="P13" draw:layer="layout" svg:width="1.204cm" svg:height="0.853cm" svg:x="13.935cm" svg:y="5.512cm">
            <text:list text:style-name="L1">
              <text:list-header>
                <text:p text:style-name="P12"><text:span text:style-name="T2">Rx</text:span></text:p>
              </text:list-header>
            </text:list>
            <draw:enhanced-geometry svg:viewBox="0 0 21600 21600" draw:type="mso-spt202" draw:enhanced-path="M 0 0 L 21600 0 21600 21600 0 21600 0 0 Z N"/>
          </draw:custom-shape>
          <draw:custom-shape draw:style-name="gr109" draw:text-style-name="P47" draw:layer="layout" svg:width="0.432cm" svg:height="0.45cm" svg:x="14.526cm" svg:y="5.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9" draw:text-style-name="P2" draw:layer="layout" svg:width="1.389cm" svg:height="0.203cm" svg:x="20.818cm" svg:y="6.204cm">
            <text:p/>
            <draw:enhanced-geometry svg:viewBox="0 0 443 66" draw:type="non-primitive" draw:enhanced-path="M 0 4  C 62 5 299 0 371 10  C 443 20 422 54 435 66  N"/>
          </draw:custom-shape>
          <draw:custom-shape draw:style-name="gr170" draw:text-style-name="P2" draw:layer="layout" svg:width="0.745cm" svg:height="0.366cm" svg:x="20.704cm" svg:y="5.314cm">
            <text:p/>
            <draw:enhanced-geometry svg:viewBox="0 0 238 117" draw:type="non-primitive" draw:enhanced-path="M 238 117  C 223 114 173 116 149 99  C 125 82 121 32 96 16  C 71 0 20 5 0 2  N"/>
          </draw:custom-shape>
          <draw:custom-shape draw:style-name="gr171" draw:text-style-name="P14" draw:layer="layout" svg:width="1.054cm" svg:height="1.045cm" svg:x="20.854cm" svg:y="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cm" svg:height="0.15cm" svg:x="21.308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1" draw:text-style-name="P14" draw:layer="layout" svg:width="1.054cm" svg:height="1.045cm" svg:x="23.261cm" svg:y="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cm" svg:height="0.149cm" svg:x="23.713cm" svg:y="6.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9" draw:text-style-name="P41" draw:layer="layout" svg:x1="21.153cm" svg:y1="6.705cm" svg:x2="24.165cm" svg:y2="6.705cm">
                <text:p/>
              </draw:line>
              <draw:g>
                <draw:line draw:style-name="gr69" draw:text-style-name="P41" draw:layer="layout" svg:x1="21.29cm" svg:y1="6.804cm" svg:x2="21.426cm" svg:y2="6.605cm">
                  <text:p/>
                </draw:line>
                <draw:line draw:style-name="gr69" draw:text-style-name="P41" draw:layer="layout" svg:x1="21.426cm" svg:y1="6.804cm" svg:x2="21.563cm" svg:y2="6.605cm">
                  <text:p/>
                </draw:line>
                <draw:line draw:style-name="gr69" draw:text-style-name="P41" draw:layer="layout" svg:x1="21.563cm" svg:y1="6.804cm" svg:x2="21.7cm" svg:y2="6.605cm">
                  <text:p/>
                </draw:line>
              </draw:g>
              <draw:custom-shape draw:style-name="gr172" draw:text-style-name="P5" draw:layer="layout" svg:width="1.642cm" svg:height="0.597cm" svg:x="21.838cm" svg:y="6.407cm">
                <text:p/>
                <draw:enhanced-geometry svg:viewBox="0 0 21600 21600" draw:type="rectangle" draw:enhanced-path="M 0 0 L 21600 0 21600 21600 0 21600 0 0 Z N"/>
              </draw:custom-shape>
              <draw:g>
                <draw:line draw:style-name="gr69" draw:text-style-name="P41" draw:layer="layout" svg:x1="23.617cm" svg:y1="6.804cm" svg:x2="23.753cm" svg:y2="6.605cm">
                  <text:p/>
                </draw:line>
                <draw:line draw:style-name="gr69" draw:text-style-name="P41" draw:layer="layout" svg:x1="23.753cm" svg:y1="6.804cm" svg:x2="23.89cm" svg:y2="6.605cm">
                  <text:p/>
                </draw:line>
                <draw:line draw:style-name="gr69" draw:text-style-name="P41" draw:layer="layout" svg:x1="23.89cm" svg:y1="6.804cm" svg:x2="24.027cm" svg:y2="6.605cm">
                  <text:p/>
                </draw:line>
              </draw:g>
            </draw:g>
            <draw:custom-shape draw:style-name="gr180" draw:text-style-name="P38" draw:layer="layout" svg:width="2.056cm" svg:height="0.847cm" svg:x="21.838cm" svg:y="6.512cm">
              <text:list text:style-name="L1">
                <text:list-header>
                  <text:p text:style-name="P37"><text:span text:style-name="T2"/></text:p>
                </text:list-header>
              </text:list>
              <draw:enhanced-geometry svg:viewBox="0 0 21600 21600" draw:type="mso-spt202" draw:enhanced-path="M 0 0 L 21600 0 21600 21600 0 21600 0 0 Z N"/>
            </draw:custom-shape>
          </draw:g>
          <draw:line draw:style-name="gr71" draw:text-style-name="P41" draw:layer="layout" svg:x1="21.308cm" svg:y1="4.467cm" svg:x2="19.05cm" svg:y2="4.467cm">
            <text:p/>
          </draw:line>
          <draw:custom-shape draw:style-name="gr174" draw:text-style-name="P14" draw:layer="layout" svg:width="0.454cm" svg:height="1.195cm" svg:x="23.711cm" svg:y="4.0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9" draw:text-style-name="P41" draw:layer="layout" svg:x1="19.5cm" svg:y1="7.153cm" svg:x2="24.765cm" svg:y2="7.153cm">
            <text:p/>
          </draw:line>
          <draw:line draw:style-name="gr69" draw:text-style-name="P41" draw:layer="layout" svg:x1="24.765cm" svg:y1="7.153cm" svg:x2="24.765cm" svg:y2="6.257cm">
            <text:p/>
          </draw:line>
          <draw:line draw:style-name="gr69" draw:text-style-name="P41" draw:layer="layout" svg:x1="24.765cm" svg:y1="6.257cm" svg:x2="24.315cm" svg:y2="6.257cm">
            <text:p/>
          </draw:line>
          <draw:line draw:style-name="gr69" draw:text-style-name="P41" draw:layer="layout" svg:x1="24.615cm" svg:y1="6.257cm" svg:x2="24.615cm" svg:y2="5.217cm">
            <text:p/>
          </draw:line>
          <draw:line draw:style-name="gr69" draw:text-style-name="P41" draw:layer="layout" svg:x1="24.614cm" svg:y1="5.217cm" svg:x2="21.307cm" svg:y2="5.217cm">
            <text:p/>
          </draw:line>
          <draw:line draw:style-name="gr69" draw:text-style-name="P41" draw:layer="layout" svg:x1="19.5cm" svg:y1="4.467cm" svg:x2="19.5cm" svg:y2="7.153cm">
            <text:p/>
          </draw:line>
          <draw:line draw:style-name="gr69" draw:text-style-name="P41" draw:layer="layout" svg:x1="21.308cm" svg:y1="4.467cm" svg:x2="21.308cm" svg:y2="5.217cm">
            <text:p/>
          </draw:line>
          <draw:custom-shape draw:style-name="gr175" draw:text-style-name="P36" draw:layer="layout" svg:width="1.204cm" svg:height="1.49cm" svg:x="19.65cm" svg:y="5.067cm">
            <text:p/>
            <draw:enhanced-geometry svg:viewBox="0 0 21600 21600" draw:type="rectangle" draw:enhanced-path="M 0 0 L 21600 0 21600 21600 0 21600 0 0 Z N"/>
          </draw:custom-shape>
          <draw:g>
            <draw:custom-shape draw:style-name="gr176" draw:text-style-name="P14" draw:layer="layout" svg:width="3.007cm" svg:height="0.6cm" svg:x="21.456cm" svg:y="5.362cm">
              <text:p/>
              <draw:enhanced-geometry svg:viewBox="0 0 21600 21600" draw:mirror-horizontal="true" draw:type="rectangle" draw:enhanced-path="M 0 0 L 21600 0 21600 21600 0 21600 0 0 Z N"/>
            </draw:custom-shape>
            <draw:g>
              <draw:line draw:style-name="gr69" draw:text-style-name="P41" draw:layer="layout" svg:x1="21.588cm" svg:y1="5.461cm" svg:x2="21.588cm" svg:y2="5.861cm">
                <text:p/>
              </draw:line>
              <draw:line draw:style-name="gr69" draw:text-style-name="P41" draw:layer="layout" svg:x1="21.718cm" svg:y1="5.561cm" svg:x2="21.718cm" svg:y2="5.761cm">
                <text:p/>
              </draw:line>
            </draw:g>
            <draw:g>
              <draw:line draw:style-name="gr69" draw:text-style-name="P41" draw:layer="layout" svg:x1="21.85cm" svg:y1="5.461cm" svg:x2="21.85cm" svg:y2="5.861cm">
                <text:p/>
              </draw:line>
              <draw:line draw:style-name="gr69" draw:text-style-name="P41" draw:layer="layout" svg:x1="21.98cm" svg:y1="5.561cm" svg:x2="21.98cm" svg:y2="5.761cm">
                <text:p/>
              </draw:line>
            </draw:g>
            <draw:g>
              <draw:line draw:style-name="gr69" draw:text-style-name="P41" draw:layer="layout" svg:x1="22.111cm" svg:y1="5.461cm" svg:x2="22.111cm" svg:y2="5.861cm">
                <text:p/>
              </draw:line>
              <draw:line draw:style-name="gr69" draw:text-style-name="P41" draw:layer="layout" svg:x1="22.241cm" svg:y1="5.561cm" svg:x2="22.241cm" svg:y2="5.761cm">
                <text:p/>
              </draw:line>
            </draw:g>
            <draw:g>
              <draw:line draw:style-name="gr69" draw:text-style-name="P41" draw:layer="layout" svg:x1="22.373cm" svg:y1="5.461cm" svg:x2="22.373cm" svg:y2="5.861cm">
                <text:p/>
              </draw:line>
              <draw:line draw:style-name="gr69" draw:text-style-name="P41" draw:layer="layout" svg:x1="22.503cm" svg:y1="5.561cm" svg:x2="22.503cm" svg:y2="5.761cm">
                <text:p/>
              </draw:line>
            </draw:g>
            <draw:g>
              <draw:line draw:style-name="gr69" draw:text-style-name="P41" draw:layer="layout" svg:x1="22.634cm" svg:y1="5.461cm" svg:x2="22.634cm" svg:y2="5.861cm">
                <text:p/>
              </draw:line>
              <draw:line draw:style-name="gr69" draw:text-style-name="P41" draw:layer="layout" svg:x1="22.764cm" svg:y1="5.561cm" svg:x2="22.764cm" svg:y2="5.761cm">
                <text:p/>
              </draw:line>
            </draw:g>
            <draw:g>
              <draw:line draw:style-name="gr69" draw:text-style-name="P41" draw:layer="layout" svg:x1="22.896cm" svg:y1="5.461cm" svg:x2="22.896cm" svg:y2="5.861cm">
                <text:p/>
              </draw:line>
              <draw:line draw:style-name="gr69" draw:text-style-name="P41" draw:layer="layout" svg:x1="23.026cm" svg:y1="5.561cm" svg:x2="23.026cm" svg:y2="5.761cm">
                <text:p/>
              </draw:line>
            </draw:g>
            <draw:g>
              <draw:line draw:style-name="gr69" draw:text-style-name="P41" draw:layer="layout" svg:x1="23.158cm" svg:y1="5.461cm" svg:x2="23.158cm" svg:y2="5.861cm">
                <text:p/>
              </draw:line>
              <draw:line draw:style-name="gr69" draw:text-style-name="P41" draw:layer="layout" svg:x1="23.288cm" svg:y1="5.561cm" svg:x2="23.288cm" svg:y2="5.761cm">
                <text:p/>
              </draw:line>
            </draw:g>
            <draw:g>
              <draw:line draw:style-name="gr69" draw:text-style-name="P41" draw:layer="layout" svg:x1="23.419cm" svg:y1="5.461cm" svg:x2="23.419cm" svg:y2="5.861cm">
                <text:p/>
              </draw:line>
              <draw:line draw:style-name="gr69" draw:text-style-name="P41" draw:layer="layout" svg:x1="23.549cm" svg:y1="5.561cm" svg:x2="23.549cm" svg:y2="5.761cm">
                <text:p/>
              </draw:line>
            </draw:g>
            <draw:g>
              <draw:line draw:style-name="gr69" draw:text-style-name="P41" draw:layer="layout" svg:x1="23.68cm" svg:y1="5.461cm" svg:x2="23.68cm" svg:y2="5.861cm">
                <text:p/>
              </draw:line>
              <draw:line draw:style-name="gr69" draw:text-style-name="P41" draw:layer="layout" svg:x1="23.81cm" svg:y1="5.561cm" svg:x2="23.81cm" svg:y2="5.761cm">
                <text:p/>
              </draw:line>
            </draw:g>
            <draw:g>
              <draw:line draw:style-name="gr69" draw:text-style-name="P41" draw:layer="layout" svg:x1="23.942cm" svg:y1="5.461cm" svg:x2="23.942cm" svg:y2="5.861cm">
                <text:p/>
              </draw:line>
              <draw:line draw:style-name="gr69" draw:text-style-name="P41" draw:layer="layout" svg:x1="24.072cm" svg:y1="5.561cm" svg:x2="24.072cm" svg:y2="5.761cm">
                <text:p/>
              </draw:line>
            </draw:g>
            <draw:g>
              <draw:line draw:style-name="gr69" draw:text-style-name="P41" draw:layer="layout" svg:x1="24.204cm" svg:y1="5.461cm" svg:x2="24.204cm" svg:y2="5.861cm">
                <text:p/>
              </draw:line>
              <draw:line draw:style-name="gr69" draw:text-style-name="P41" draw:layer="layout" svg:x1="24.334cm" svg:y1="5.561cm" svg:x2="24.334cm" svg:y2="5.761cm">
                <text:p/>
              </draw:line>
            </draw:g>
          </draw:g>
          <draw:custom-shape draw:style-name="gr177" draw:text-style-name="P14" draw:layer="layout" svg:width="0.449cm" svg:height="0.75cm" svg:x="22.662cm" svg:y="4.467cm">
            <text:p/>
            <draw:enhanced-geometry svg:viewBox="0 0 21600 21600" draw:type="rectangle" draw:enhanced-path="M 0 0 L 21600 0 21600 21600 0 21600 0 0 Z N"/>
          </draw:custom-shape>
          <draw:custom-shape draw:style-name="gr178" draw:text-style-name="P14" draw:layer="layout" svg:width="0.449cm" svg:height="0.45cm" svg:x="21.758cm" svg:y="4.767cm">
            <text:p/>
            <draw:enhanced-geometry svg:viewBox="0 0 21600 21600" draw:type="rectangle" draw:enhanced-path="M 0 0 L 21600 0 21600 21600 0 21600 0 0 Z N"/>
          </draw:custom-shape>
          <draw:custom-shape draw:style-name="gr181" draw:text-style-name="P13" draw:layer="layout" svg:width="1.204cm" svg:height="0.853cm" svg:x="19.65cm" svg:y="5.512cm">
            <text:list text:style-name="L1">
              <text:list-header>
                <text:p text:style-name="P12"><text:span text:style-name="T2">Rx</text:span></text:p>
              </text:list-header>
            </text:list>
            <draw:enhanced-geometry svg:viewBox="0 0 21600 21600" draw:type="mso-spt202" draw:enhanced-path="M 0 0 L 21600 0 21600 21600 0 21600 0 0 Z N"/>
          </draw:custom-shape>
          <draw:custom-shape draw:style-name="gr109" draw:text-style-name="P47" draw:layer="layout" svg:width="0.432cm" svg:height="0.45cm" svg:x="20.241cm" svg:y="5.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2" draw:text-style-name="P57" draw:layer="layout" svg:width="6.672cm" svg:height="1.905cm" svg:x="0.101cm" svg:y="0.123cm">
          <text:list text:style-name="L1">
            <text:list-header>
              <text:p text:style-name="P56"><text:span text:style-name="T21">Model train control: </text:span><text:span text:style-name="T21"><text:line-break/></text:span><text:span text:style-name="T21">RCS system</text:span></text:p>
            </text:list-header>
          </text:list>
          <draw:enhanced-geometry svg:viewBox="0 0 21600 21600" draw:type="rectangle" draw:enhanced-path="M 0 0 L 21600 0 21600 21600 0 21600 0 0 Z N"/>
        </draw:custom-shape>
        <draw:custom-shape draw:style-name="gr183" draw:text-style-name="P23" draw:layer="layout" svg:width="7.832cm" svg:height="1.058cm" svg:x="17.568cm" svg:y="0cm">
          <text:list text:style-name="L1">
            <text:list-header>
              <text:p text:style-name="P22"><text:span text:style-name="T8">Author: Pierre Rouzeau copyright cc: by-nc-sa</text:span><text:span text:style-name="T8"><text:line-break/></text:span><text:span text:style-name="T8">Author is not linked with RCS system</text:span></text:p>
            </text:list-header>
          </text:list>
          <draw:enhanced-geometry svg:viewBox="0 0 21600 21600" draw:type="rectangle" draw:enhanced-path="M 0 0 L 21600 0 21600 21600 0 21600 0 0 Z N"/>
        </draw:custom-shape>
        <presentation:notes draw:style-name="dp2">
          <draw:page-thumbnail draw:style-name="gr30" draw:layer="layout" svg:width="7.142cm" svg:height="9.524cm" svg:x="5.953cm" svg:y="1.93cm" draw:page-number="4" presentation:class="page"/>
          <draw:frame presentation:style-name="pr3" draw:text-style-name="P29" draw:layer="layout" svg:width="15.239cm" svg:height="11.429cm" svg:x="1.905cm" svg:y="12.065cm" presentation:class="notes" presentation:placeholder="true">
            <draw:text-box/>
          </draw:frame>
        </presentation:notes>
      </draw:page>
      <draw:page draw:name="page5" draw:style-name="dp1" draw:master-page-name="Standard">
        <draw:g>
          <draw:line draw:style-name="gr66" draw:text-style-name="P41" draw:layer="layout" svg:x1="14.817cm" svg:y1="8.466cm" svg:x2="14.817cm" svg:y2="6.561cm">
            <text:p/>
          </draw:line>
          <draw:custom-shape draw:style-name="gr72" draw:text-style-name="P2" draw:layer="layout" svg:width="23.706cm" svg:height="19.474cm" svg:x="1.481cm" svg:y="7.407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2" draw:layer="layout" svg:width="24.976cm" svg:height="20.744cm" svg:x="0.847cm" svg:y="6.773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9" draw:text-style-name="P41" draw:layer="layout" svg:x1="11.853cm" svg:y1="6.773cm" svg:x2="19.685cm" svg:y2="6.773cm">
            <text:p/>
          </draw:line>
          <draw:line draw:style-name="gr69" draw:text-style-name="P41" draw:layer="layout" svg:x1="11.853cm" svg:y1="7.408cm" svg:x2="19.685cm" svg:y2="7.408cm">
            <text:p/>
          </draw:line>
          <draw:custom-shape draw:style-name="gr74" draw:text-style-name="P2" draw:layer="layout" svg:width="1.059cm" svg:height="0.847cm" svg:x="14.393cm" svg:y="8.043cm">
            <text:p/>
            <draw:enhanced-geometry svg:viewBox="0 0 21600 21600" draw:type="rectangle" draw:enhanced-path="M 0 0 L 21600 0 21600 21600 0 21600 0 0 Z N"/>
          </draw:custom-shape>
          <draw:line draw:style-name="gr71" draw:text-style-name="P41" draw:layer="layout" svg:x1="12.065cm" svg:y1="6.562cm" svg:x2="12.065cm" svg:y2="7.62cm">
            <text:p/>
          </draw:line>
          <draw:line draw:style-name="gr71" draw:text-style-name="P41" draw:layer="layout" svg:x1="12.488cm" svg:y1="6.562cm" svg:x2="12.488cm" svg:y2="7.62cm">
            <text:p/>
          </draw:line>
          <draw:line draw:style-name="gr71" draw:text-style-name="P41" draw:layer="layout" svg:x1="12.912cm" svg:y1="6.562cm" svg:x2="12.912cm" svg:y2="7.62cm">
            <text:p/>
          </draw:line>
          <draw:line draw:style-name="gr71" draw:text-style-name="P41" draw:layer="layout" svg:x1="13.335cm" svg:y1="6.562cm" svg:x2="13.335cm" svg:y2="7.62cm">
            <text:p/>
          </draw:line>
          <draw:line draw:style-name="gr71" draw:text-style-name="P41" draw:layer="layout" svg:x1="13.758cm" svg:y1="6.562cm" svg:x2="13.758cm" svg:y2="7.62cm">
            <text:p/>
          </draw:line>
          <draw:line draw:style-name="gr71" draw:text-style-name="P41" draw:layer="layout" svg:x1="14.182cm" svg:y1="6.562cm" svg:x2="14.182cm" svg:y2="7.62cm">
            <text:p/>
          </draw:line>
          <draw:line draw:style-name="gr71" draw:text-style-name="P41" draw:layer="layout" svg:x1="14.605cm" svg:y1="6.562cm" svg:x2="14.605cm" svg:y2="7.62cm">
            <text:p/>
          </draw:line>
          <draw:line draw:style-name="gr71" draw:text-style-name="P41" draw:layer="layout" svg:x1="15.028cm" svg:y1="6.562cm" svg:x2="15.028cm" svg:y2="7.62cm">
            <text:p/>
          </draw:line>
          <draw:line draw:style-name="gr71" draw:text-style-name="P41" draw:layer="layout" svg:x1="15.452cm" svg:y1="6.562cm" svg:x2="15.452cm" svg:y2="7.62cm">
            <text:p/>
          </draw:line>
          <draw:line draw:style-name="gr71" draw:text-style-name="P41" draw:layer="layout" svg:x1="15.875cm" svg:y1="6.562cm" svg:x2="15.875cm" svg:y2="7.832cm">
            <text:p/>
          </draw:line>
          <draw:line draw:style-name="gr71" draw:text-style-name="P41" draw:layer="layout" svg:x1="16.722cm" svg:y1="6.562cm" svg:x2="16.722cm" svg:y2="8.043cm">
            <text:p/>
          </draw:line>
          <draw:line draw:style-name="gr71" draw:text-style-name="P41" draw:layer="layout" svg:x1="17.145cm" svg:y1="6.562cm" svg:x2="17.145cm" svg:y2="8.043cm">
            <text:p/>
          </draw:line>
          <draw:line draw:style-name="gr71" draw:text-style-name="P41" draw:layer="layout" svg:x1="17.568cm" svg:y1="6.562cm" svg:x2="17.568cm" svg:y2="8.255cm">
            <text:p/>
          </draw:line>
          <draw:line draw:style-name="gr71" draw:text-style-name="P41" draw:layer="layout" svg:x1="17.992cm" svg:y1="6.562cm" svg:x2="17.992cm" svg:y2="8.467cm">
            <text:p/>
          </draw:line>
          <draw:line draw:style-name="gr71" draw:text-style-name="P41" draw:layer="layout" svg:x1="18.415cm" svg:y1="6.562cm" svg:x2="18.415cm" svg:y2="8.467cm">
            <text:p/>
          </draw:line>
          <draw:line draw:style-name="gr71" draw:text-style-name="P41" draw:layer="layout" svg:x1="16.298cm" svg:y1="6.562cm" svg:x2="16.298cm" svg:y2="7.832cm">
            <text:p/>
          </draw:line>
        </draw:g>
        <draw:custom-shape draw:style-name="gr184" draw:text-style-name="P14" draw:layer="layout" svg:width="7.408cm" svg:height="13.123cm" svg:x="18.627cm" svg:y="5.927cm">
          <text:p/>
          <draw:enhanced-geometry svg:viewBox="0 0 21600 21600" draw:type="rectangle" draw:enhanced-path="M 0 0 L 21600 0 21600 21600 0 21600 0 0 Z N"/>
        </draw:custom-shape>
        <draw:g>
          <draw:custom-shape draw:style-name="gr185" draw:text-style-name="P5" draw:layer="layout" svg:width="2.751cm" svg:height="4.233cm" svg:x="4.657cm" svg:y="12.277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28" draw:layer="layout" svg:width="2.028cm" svg:height="1.275cm" svg:x="4.657cm" svg:y="15.24cm">
            <text:list text:style-name="L1">
              <text:list-header>
                <text:p text:style-name="P27"><text:span text:style-name="T22">TRC-TX-24</text:span></text:p>
              </text:list-header>
            </text:list>
            <draw:enhanced-geometry svg:viewBox="0 0 21600 21600" draw:type="mso-spt202" draw:enhanced-path="M 0 0 L 21600 0 21600 21600 0 21600 0 0 Z N"/>
          </draw:custom-shape>
          <draw:g>
            <draw:custom-shape draw:style-name="gr187" draw:text-style-name="P8" draw:layer="layout" svg:width="0.433cm" svg:height="0.454cm" svg:x="4.947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 draw:layer="layout" svg:width="0.433cm" svg:height="0.454cm" svg:x="5.525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 draw:layer="layout" svg:width="0.433cm" svg:height="0.454cm" svg:x="6.103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 draw:layer="layout" svg:width="0.433cm" svg:height="0.454cm" svg:x="6.682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8" draw:text-style-name="P8" draw:layer="layout" svg:width="0.433cm" svg:height="0.455cm" svg:x="4.947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8" draw:layer="layout" svg:width="0.433cm" svg:height="0.455cm" svg:x="5.525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8" draw:layer="layout" svg:width="0.433cm" svg:height="0.455cm" svg:x="6.104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8" draw:layer="layout" svg:width="0.433cm" svg:height="0.455cm" svg:x="6.682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9" draw:text-style-name="P47" draw:layer="layout" svg:width="0.431cm" svg:height="0.454cm" svg:x="6.685cm" svg:y="15.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7" draw:layer="layout" svg:width="2.751cm" svg:height="0.937cm" svg:x="4.657cm" svg:y="12.4cm">
            <text:list text:style-name="L4">
              <text:list-header>
                <text:p text:style-name="P16"><text:span text:style-name="T23">1 <text:s/>2 <text:s/>3 <text:s/>4</text:span></text:p>
              </text:list-header>
            </text:list>
            <draw:enhanced-geometry svg:viewBox="0 0 21600 21600" draw:type="mso-spt202" draw:enhanced-path="M 0 0 L 21600 0 21600 21600 0 21600 0 0 Z N"/>
          </draw:custom-shape>
          <draw:custom-shape draw:style-name="gr191" draw:text-style-name="P59" draw:layer="layout" svg:width="2.751cm" svg:height="0.895cm" svg:x="4.657cm" svg:y="13.926cm">
            <text:list text:style-name="L4">
              <text:list-header>
                <text:p text:style-name="P58"><text:span text:style-name="T24">5 <text:s/>6 <text:s/>B <text:s/>C</text:span></text:p>
              </text:list-header>
            </text:list>
            <draw:enhanced-geometry svg:viewBox="0 0 21600 21600" draw:type="mso-spt202" draw:enhanced-path="M 0 0 L 21600 0 21600 21600 0 21600 0 0 Z N"/>
          </draw:custom-shape>
        </draw:g>
        <draw:g>
          <draw:custom-shape draw:style-name="gr78" draw:text-style-name="P5" draw:layer="layout" svg:width="2.751cm" svg:height="4.189cm" svg:x="1.058cm" svg:y="12.277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13" draw:layer="layout" svg:width="2.028cm" svg:height="0.853cm" svg:x="1.058cm" svg:y="15.451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80" draw:text-style-name="P8" draw:layer="layout" svg:width="0.433cm" svg:height="0.444cm" svg:x="1.349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1.927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2.505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3.084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8" draw:layer="layout" svg:width="0.433cm" svg:height="0.448cm" svg:x="1.349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1.927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2.506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3.084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2" draw:text-style-name="P47" draw:layer="layout" svg:width="0.432cm" svg:height="0.449cm" svg:x="3.086cm" svg:y="15.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2.65cm" svg:y="14.1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2.65cm" svg:y="14.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504cm 14.4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941cm 14.252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2.64cm" svg:y="14.245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1.349cm" svg:y="12.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0" draw:layer="layout" svg:width="0.437cm" svg:height="0.449cm" svg:x="2.504cm" svg:y="12.60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11" draw:layer="layout" svg:width="0.432cm" svg:height="0.448cm" svg:x="1.931cm" svg:y="12.6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3" draw:text-style-name="P49" draw:layer="layout" svg:width="0.723cm" svg:height="0.599cm" svg:x="1.781cm" svg:y="12.523cm">
            <text:list text:style-name="L3">
              <text:list-header>
                <text:p text:style-name="P48"><text:span text:style-name="T18">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3.086cm" svg:y="12.88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3.086cm" svg:y="1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6" draw:text-style-name="P14" draw:layer="layout" svg:width="0.437cm" svg:height="0.449cm" svg:x="3.077cm" svg:y="14.1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3.155cm" svg:y="14.1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7" draw:text-style-name="P9" draw:layer="layout" svg:width="0.449cm" svg:height="0.432cm" draw:transform="rotate (-1.5707963267949) translate (1.781cm 14.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9" draw:layer="layout" svg:width="0.146cm" svg:height="0.449cm" svg:x="1.635cm" svg:y="14.102cm">
            <text:p/>
            <draw:enhanced-geometry svg:viewBox="0 0 21600 21600" draw:type="rectangle" draw:enhanced-path="M 0 0 L 21600 0 21600 21600 0 21600 0 0 Z N"/>
          </draw:custom-shape>
          <draw:g>
            <draw:custom-shape draw:style-name="gr6" draw:text-style-name="P10" draw:layer="layout" svg:width="0.146cm" svg:height="0.143cm" svg:x="2.072cm" svg:y="14.431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1.926cm" svg:y="14.0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9" draw:text-style-name="P10" draw:layer="layout" svg:width="0.376cm" svg:height="0.555cm" svg:x="1.953cm" svg:y="14.053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0" draw:text-style-name="P10" draw:layer="layout" svg:width="0.303cm" svg:height="0.193cm" svg:x="1.992cm" svg:y="14.246cm">
              <text:p/>
              <draw:enhanced-geometry svg:viewBox="0 0 21600 21600" draw:type="rectangle" draw:enhanced-path="M 0 0 L 21600 0 21600 21600 0 21600 0 0 Z N"/>
            </draw:custom-shape>
          </draw:g>
        </draw:g>
        <draw:g>
          <draw:custom-shape draw:style-name="gr78" draw:text-style-name="P5" draw:layer="layout" svg:width="2.751cm" svg:height="4.189cm" svg:x="21.59cm" svg:y="12.277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4" draw:text-style-name="P13" draw:layer="layout" svg:width="2.028cm" svg:height="0.853cm" svg:x="21.59cm" svg:y="15.451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80" draw:text-style-name="P8" draw:layer="layout" svg:width="0.433cm" svg:height="0.444cm" svg:x="21.881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22.459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23.037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23.616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8" draw:layer="layout" svg:width="0.433cm" svg:height="0.448cm" svg:x="21.881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22.459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23.038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23.616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2" draw:text-style-name="P47" draw:layer="layout" svg:width="0.432cm" svg:height="0.449cm" svg:x="23.618cm" svg:y="15.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23.182cm" svg:y="14.1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23.182cm" svg:y="14.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3.036cm 14.4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3.473cm 14.252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23.172cm" svg:y="14.245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21.881cm" svg:y="12.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0" draw:layer="layout" svg:width="0.437cm" svg:height="0.449cm" svg:x="23.036cm" svg:y="12.60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11" draw:layer="layout" svg:width="0.432cm" svg:height="0.448cm" svg:x="22.463cm" svg:y="12.6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5" draw:text-style-name="P49" draw:layer="layout" svg:width="0.723cm" svg:height="0.599cm" svg:x="22.313cm" svg:y="12.523cm">
            <text:list text:style-name="L3">
              <text:list-header>
                <text:p text:style-name="P48"><text:span text:style-name="T18">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23.618cm" svg:y="12.88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23.618cm" svg:y="1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6" draw:text-style-name="P14" draw:layer="layout" svg:width="0.437cm" svg:height="0.449cm" svg:x="23.609cm" svg:y="14.1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23.687cm" svg:y="14.1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7" draw:text-style-name="P9" draw:layer="layout" svg:width="0.449cm" svg:height="0.432cm" draw:transform="rotate (-1.5707963267949) translate (22.313cm 14.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9" draw:layer="layout" svg:width="0.146cm" svg:height="0.449cm" svg:x="22.167cm" svg:y="14.102cm">
            <text:p/>
            <draw:enhanced-geometry svg:viewBox="0 0 21600 21600" draw:type="rectangle" draw:enhanced-path="M 0 0 L 21600 0 21600 21600 0 21600 0 0 Z N"/>
          </draw:custom-shape>
          <draw:g>
            <draw:custom-shape draw:style-name="gr6" draw:text-style-name="P10" draw:layer="layout" svg:width="0.146cm" svg:height="0.143cm" svg:x="22.604cm" svg:y="14.431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22.458cm" svg:y="14.0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9" draw:text-style-name="P10" draw:layer="layout" svg:width="0.376cm" svg:height="0.555cm" svg:x="22.485cm" svg:y="14.053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0" draw:text-style-name="P10" draw:layer="layout" svg:width="0.303cm" svg:height="0.193cm" svg:x="22.524cm" svg:y="14.246cm">
              <text:p/>
              <draw:enhanced-geometry svg:viewBox="0 0 21600 21600" draw:type="rectangle" draw:enhanced-path="M 0 0 L 21600 0 21600 21600 0 21600 0 0 Z N"/>
            </draw:custom-shape>
          </draw:g>
        </draw:g>
        <draw:line draw:style-name="gr91" draw:text-style-name="P41" draw:layer="layout" svg:x1="0.212cm" svg:y1="5.503cm" svg:x2="25.188cm" svg:y2="5.503cm">
          <text:p/>
        </draw:line>
        <draw:line draw:style-name="gr77" draw:text-style-name="P41" draw:layer="layout" svg:x1="3.175cm" svg:y1="12.065cm" svg:x2="8.251cm" svg:y2="4.771cm">
          <text:p/>
        </draw:line>
        <draw:g>
          <draw:custom-shape draw:style-name="gr169" draw:text-style-name="P2" draw:layer="layout" svg:width="1.389cm" svg:height="0.202cm" svg:x="8.753cm" svg:y="4.269cm">
            <text:p/>
            <draw:enhanced-geometry svg:viewBox="0 0 443 66" draw:type="non-primitive" draw:enhanced-path="M 0 4  C 62 5 299 0 371 10  C 443 20 422 54 435 66  N"/>
          </draw:custom-shape>
          <draw:custom-shape draw:style-name="gr196" draw:text-style-name="P2" draw:layer="layout" svg:width="0.745cm" svg:height="0.362cm" svg:x="8.639cm" svg:y="3.391cm">
            <text:p/>
            <draw:enhanced-geometry svg:viewBox="0 0 238 117" draw:type="non-primitive" draw:enhanced-path="M 238 117  C 223 114 173 116 149 99  C 125 82 121 32 96 16  C 71 0 20 5 0 2  N"/>
          </draw:custom-shape>
          <draw:custom-shape draw:style-name="gr197" draw:text-style-name="P14" draw:layer="layout" svg:width="1.054cm" svg:height="1.032cm" svg:x="8.789cm" svg:y="4.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cm" svg:height="0.15cm" svg:x="9.243cm" svg:y="4.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7" draw:text-style-name="P14" draw:layer="layout" svg:width="1.054cm" svg:height="1.032cm" svg:x="11.196cm" svg:y="4.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cm" svg:height="0.147cm" svg:x="11.648cm" svg:y="4.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9" draw:text-style-name="P41" draw:layer="layout" svg:x1="9.088cm" svg:y1="4.765cm" svg:x2="12.1cm" svg:y2="4.765cm">
                <text:p/>
              </draw:line>
              <draw:g>
                <draw:line draw:style-name="gr69" draw:text-style-name="P41" draw:layer="layout" svg:x1="9.225cm" svg:y1="4.863cm" svg:x2="9.361cm" svg:y2="4.667cm">
                  <text:p/>
                </draw:line>
                <draw:line draw:style-name="gr69" draw:text-style-name="P41" draw:layer="layout" svg:x1="9.361cm" svg:y1="4.863cm" svg:x2="9.498cm" svg:y2="4.667cm">
                  <text:p/>
                </draw:line>
                <draw:line draw:style-name="gr69" draw:text-style-name="P41" draw:layer="layout" svg:x1="9.498cm" svg:y1="4.863cm" svg:x2="9.635cm" svg:y2="4.667cm">
                  <text:p/>
                </draw:line>
              </draw:g>
              <draw:custom-shape draw:style-name="gr198" draw:text-style-name="P5" draw:layer="layout" svg:width="1.642cm" svg:height="0.589cm" svg:x="9.773cm" svg:y="4.471cm">
                <text:p/>
                <draw:enhanced-geometry svg:viewBox="0 0 21600 21600" draw:type="rectangle" draw:enhanced-path="M 0 0 L 21600 0 21600 21600 0 21600 0 0 Z N"/>
              </draw:custom-shape>
              <draw:g>
                <draw:line draw:style-name="gr69" draw:text-style-name="P41" draw:layer="layout" svg:x1="11.552cm" svg:y1="4.863cm" svg:x2="11.688cm" svg:y2="4.667cm">
                  <text:p/>
                </draw:line>
                <draw:line draw:style-name="gr69" draw:text-style-name="P41" draw:layer="layout" svg:x1="11.688cm" svg:y1="4.863cm" svg:x2="11.825cm" svg:y2="4.667cm">
                  <text:p/>
                </draw:line>
                <draw:line draw:style-name="gr69" draw:text-style-name="P41" draw:layer="layout" svg:x1="11.825cm" svg:y1="4.863cm" svg:x2="11.962cm" svg:y2="4.667cm">
                  <text:p/>
                </draw:line>
              </draw:g>
            </draw:g>
            <draw:custom-shape draw:style-name="gr199" draw:text-style-name="P38" draw:layer="layout" svg:width="2.056cm" svg:height="0.847cm" svg:x="9.773cm" svg:y="4.573cm">
              <text:list text:style-name="L1">
                <text:list-header>
                  <text:p text:style-name="P37"><text:span text:style-name="T2"/></text:p>
                </text:list-header>
              </text:list>
              <draw:enhanced-geometry svg:viewBox="0 0 21600 21600" draw:type="mso-spt202" draw:enhanced-path="M 0 0 L 21600 0 21600 21600 0 21600 0 0 Z N"/>
            </draw:custom-shape>
          </draw:g>
          <draw:line draw:style-name="gr71" draw:text-style-name="P41" draw:layer="layout" svg:x1="9.243cm" svg:y1="2.558cm" svg:x2="6.985cm" svg:y2="2.558cm">
            <text:p/>
          </draw:line>
          <draw:custom-shape draw:style-name="gr200" draw:text-style-name="P14" draw:layer="layout" svg:width="0.454cm" svg:height="1.177cm" svg:x="11.646cm" svg:y="2.1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9" draw:text-style-name="P41" draw:layer="layout" svg:x1="7.435cm" svg:y1="5.208cm" svg:x2="12.7cm" svg:y2="5.208cm">
            <text:p/>
          </draw:line>
          <draw:line draw:style-name="gr69" draw:text-style-name="P41" draw:layer="layout" svg:x1="12.7cm" svg:y1="5.208cm" svg:x2="12.7cm" svg:y2="4.326cm">
            <text:p/>
          </draw:line>
          <draw:line draw:style-name="gr69" draw:text-style-name="P41" draw:layer="layout" svg:x1="12.7cm" svg:y1="4.326cm" svg:x2="12.25cm" svg:y2="4.326cm">
            <text:p/>
          </draw:line>
          <draw:line draw:style-name="gr69" draw:text-style-name="P41" draw:layer="layout" svg:x1="12.55cm" svg:y1="4.326cm" svg:x2="12.55cm" svg:y2="3.294cm">
            <text:p/>
          </draw:line>
          <draw:line draw:style-name="gr69" draw:text-style-name="P41" draw:layer="layout" svg:x1="12.549cm" svg:y1="3.294cm" svg:x2="9.242cm" svg:y2="3.294cm">
            <text:p/>
          </draw:line>
          <draw:line draw:style-name="gr69" draw:text-style-name="P41" draw:layer="layout" svg:x1="7.435cm" svg:y1="2.558cm" svg:x2="7.435cm" svg:y2="5.208cm">
            <text:p/>
          </draw:line>
          <draw:line draw:style-name="gr69" draw:text-style-name="P41" draw:layer="layout" svg:x1="9.243cm" svg:y1="2.558cm" svg:x2="9.243cm" svg:y2="3.294cm">
            <text:p/>
          </draw:line>
          <draw:custom-shape draw:style-name="gr201" draw:text-style-name="P36" draw:layer="layout" svg:width="1.204cm" svg:height="1.472cm" svg:x="7.585cm" svg:y="3.149cm">
            <text:p/>
            <draw:enhanced-geometry svg:viewBox="0 0 21600 21600" draw:type="rectangle" draw:enhanced-path="M 0 0 L 21600 0 21600 21600 0 21600 0 0 Z N"/>
          </draw:custom-shape>
          <draw:g>
            <draw:custom-shape draw:style-name="gr202" draw:text-style-name="P14" draw:layer="layout" svg:width="3.007cm" svg:height="0.586cm" svg:x="9.391cm" svg:y="3.444cm">
              <text:p/>
              <draw:enhanced-geometry svg:viewBox="0 0 21600 21600" draw:mirror-horizontal="true" draw:type="rectangle" draw:enhanced-path="M 0 0 L 21600 0 21600 21600 0 21600 0 0 Z N"/>
            </draw:custom-shape>
            <draw:g>
              <draw:line draw:style-name="gr69" draw:text-style-name="P41" draw:layer="layout" svg:x1="9.523cm" svg:y1="3.541cm" svg:x2="9.523cm" svg:y2="3.932cm">
                <text:p/>
              </draw:line>
              <draw:line draw:style-name="gr69" draw:text-style-name="P41" draw:layer="layout" svg:x1="9.653cm" svg:y1="3.639cm" svg:x2="9.653cm" svg:y2="3.834cm">
                <text:p/>
              </draw:line>
            </draw:g>
            <draw:g>
              <draw:line draw:style-name="gr69" draw:text-style-name="P41" draw:layer="layout" svg:x1="9.785cm" svg:y1="3.541cm" svg:x2="9.785cm" svg:y2="3.932cm">
                <text:p/>
              </draw:line>
              <draw:line draw:style-name="gr69" draw:text-style-name="P41" draw:layer="layout" svg:x1="9.915cm" svg:y1="3.639cm" svg:x2="9.915cm" svg:y2="3.834cm">
                <text:p/>
              </draw:line>
            </draw:g>
            <draw:g>
              <draw:line draw:style-name="gr69" draw:text-style-name="P41" draw:layer="layout" svg:x1="10.046cm" svg:y1="3.541cm" svg:x2="10.046cm" svg:y2="3.932cm">
                <text:p/>
              </draw:line>
              <draw:line draw:style-name="gr69" draw:text-style-name="P41" draw:layer="layout" svg:x1="10.176cm" svg:y1="3.639cm" svg:x2="10.176cm" svg:y2="3.834cm">
                <text:p/>
              </draw:line>
            </draw:g>
            <draw:g>
              <draw:line draw:style-name="gr69" draw:text-style-name="P41" draw:layer="layout" svg:x1="10.308cm" svg:y1="3.541cm" svg:x2="10.308cm" svg:y2="3.932cm">
                <text:p/>
              </draw:line>
              <draw:line draw:style-name="gr69" draw:text-style-name="P41" draw:layer="layout" svg:x1="10.438cm" svg:y1="3.639cm" svg:x2="10.438cm" svg:y2="3.834cm">
                <text:p/>
              </draw:line>
            </draw:g>
            <draw:g>
              <draw:line draw:style-name="gr69" draw:text-style-name="P41" draw:layer="layout" svg:x1="10.569cm" svg:y1="3.541cm" svg:x2="10.569cm" svg:y2="3.932cm">
                <text:p/>
              </draw:line>
              <draw:line draw:style-name="gr69" draw:text-style-name="P41" draw:layer="layout" svg:x1="10.699cm" svg:y1="3.639cm" svg:x2="10.699cm" svg:y2="3.834cm">
                <text:p/>
              </draw:line>
            </draw:g>
            <draw:g>
              <draw:line draw:style-name="gr69" draw:text-style-name="P41" draw:layer="layout" svg:x1="10.831cm" svg:y1="3.541cm" svg:x2="10.831cm" svg:y2="3.932cm">
                <text:p/>
              </draw:line>
              <draw:line draw:style-name="gr69" draw:text-style-name="P41" draw:layer="layout" svg:x1="10.961cm" svg:y1="3.639cm" svg:x2="10.961cm" svg:y2="3.834cm">
                <text:p/>
              </draw:line>
            </draw:g>
            <draw:g>
              <draw:line draw:style-name="gr69" draw:text-style-name="P41" draw:layer="layout" svg:x1="11.093cm" svg:y1="3.541cm" svg:x2="11.093cm" svg:y2="3.932cm">
                <text:p/>
              </draw:line>
              <draw:line draw:style-name="gr69" draw:text-style-name="P41" draw:layer="layout" svg:x1="11.223cm" svg:y1="3.639cm" svg:x2="11.223cm" svg:y2="3.834cm">
                <text:p/>
              </draw:line>
            </draw:g>
            <draw:g>
              <draw:line draw:style-name="gr69" draw:text-style-name="P41" draw:layer="layout" svg:x1="11.354cm" svg:y1="3.541cm" svg:x2="11.354cm" svg:y2="3.932cm">
                <text:p/>
              </draw:line>
              <draw:line draw:style-name="gr69" draw:text-style-name="P41" draw:layer="layout" svg:x1="11.484cm" svg:y1="3.639cm" svg:x2="11.484cm" svg:y2="3.834cm">
                <text:p/>
              </draw:line>
            </draw:g>
            <draw:g>
              <draw:line draw:style-name="gr69" draw:text-style-name="P41" draw:layer="layout" svg:x1="11.615cm" svg:y1="3.541cm" svg:x2="11.615cm" svg:y2="3.932cm">
                <text:p/>
              </draw:line>
              <draw:line draw:style-name="gr69" draw:text-style-name="P41" draw:layer="layout" svg:x1="11.745cm" svg:y1="3.639cm" svg:x2="11.745cm" svg:y2="3.834cm">
                <text:p/>
              </draw:line>
            </draw:g>
            <draw:g>
              <draw:line draw:style-name="gr69" draw:text-style-name="P41" draw:layer="layout" svg:x1="11.877cm" svg:y1="3.541cm" svg:x2="11.877cm" svg:y2="3.932cm">
                <text:p/>
              </draw:line>
              <draw:line draw:style-name="gr69" draw:text-style-name="P41" draw:layer="layout" svg:x1="12.007cm" svg:y1="3.639cm" svg:x2="12.007cm" svg:y2="3.834cm">
                <text:p/>
              </draw:line>
            </draw:g>
            <draw:g>
              <draw:line draw:style-name="gr69" draw:text-style-name="P41" draw:layer="layout" svg:x1="12.139cm" svg:y1="3.541cm" svg:x2="12.139cm" svg:y2="3.932cm">
                <text:p/>
              </draw:line>
              <draw:line draw:style-name="gr69" draw:text-style-name="P41" draw:layer="layout" svg:x1="12.269cm" svg:y1="3.639cm" svg:x2="12.269cm" svg:y2="3.834cm">
                <text:p/>
              </draw:line>
            </draw:g>
          </draw:g>
          <draw:custom-shape draw:style-name="gr203" draw:text-style-name="P14" draw:layer="layout" svg:width="0.449cm" svg:height="0.736cm" svg:x="10.597cm" svg:y="2.558cm">
            <text:p/>
            <draw:enhanced-geometry svg:viewBox="0 0 21600 21600" draw:type="rectangle" draw:enhanced-path="M 0 0 L 21600 0 21600 21600 0 21600 0 0 Z N"/>
          </draw:custom-shape>
          <draw:custom-shape draw:style-name="gr204" draw:text-style-name="P14" draw:layer="layout" svg:width="0.449cm" svg:height="0.441cm" svg:x="9.693cm" svg:y="2.853cm">
            <text:p/>
            <draw:enhanced-geometry svg:viewBox="0 0 21600 21600" draw:type="rectangle" draw:enhanced-path="M 0 0 L 21600 0 21600 21600 0 21600 0 0 Z N"/>
          </draw:custom-shape>
          <draw:custom-shape draw:style-name="gr205" draw:text-style-name="P13" draw:layer="layout" svg:width="1.204cm" svg:height="0.853cm" svg:x="7.585cm" svg:y="3.59cm">
            <text:list text:style-name="L1">
              <text:list-header>
                <text:p text:style-name="P12"><text:span text:style-name="T2">Rx</text:span></text:p>
              </text:list-header>
            </text:list>
            <draw:enhanced-geometry svg:viewBox="0 0 21600 21600" draw:type="mso-spt202" draw:enhanced-path="M 0 0 L 21600 0 21600 21600 0 21600 0 0 Z N"/>
          </draw:custom-shape>
          <draw:custom-shape draw:style-name="gr109" draw:text-style-name="P47" draw:layer="layout" svg:width="0.432cm" svg:height="0.45cm" svg:x="8.189cm" svg:y="3.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9" draw:text-style-name="P47" draw:layer="layout" svg:width="0.432cm" svg:height="0.45cm" svg:x="19.68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432cm" svg:height="0.45cm" svg:x="19.68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4" draw:text-style-name="P14" draw:layer="layout" svg:width="1.093cm" svg:height="1.076cm" svg:x="21.48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6cm" svg:height="0.153cm" svg:x="21.957cm" svg:y="4.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3" draw:text-style-name="P14" draw:layer="layout" svg:width="1.089cm" svg:height="1.076cm" svg:x="23.363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23.83cm" svg:y="4.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69" draw:text-style-name="P41" draw:layer="layout" svg:x1="21.802cm" svg:y1="4.733cm" svg:x2="24.143cm" svg:y2="4.733cm">
              <text:p/>
            </draw:line>
            <draw:g>
              <draw:line draw:style-name="gr69" draw:text-style-name="P41" draw:layer="layout" svg:x1="21.908cm" svg:y1="4.835cm" svg:x2="22.014cm" svg:y2="4.631cm">
                <text:p/>
              </draw:line>
              <draw:line draw:style-name="gr69" draw:text-style-name="P41" draw:layer="layout" svg:x1="22.014cm" svg:y1="4.835cm" svg:x2="22.12cm" svg:y2="4.631cm">
                <text:p/>
              </draw:line>
              <draw:line draw:style-name="gr69" draw:text-style-name="P41" draw:layer="layout" svg:x1="22.12cm" svg:y1="4.835cm" svg:x2="22.226cm" svg:y2="4.631cm">
                <text:p/>
              </draw:line>
            </draw:g>
            <draw:custom-shape draw:style-name="gr126" draw:text-style-name="P5" draw:layer="layout" svg:width="1.277cm" svg:height="0.613cm" svg:x="22.334cm" svg:y="4.427cm">
              <text:p/>
              <draw:enhanced-geometry svg:viewBox="0 0 21600 21600" draw:type="rectangle" draw:enhanced-path="M 0 0 L 21600 0 21600 21600 0 21600 0 0 Z N"/>
            </draw:custom-shape>
            <draw:g>
              <draw:line draw:style-name="gr69" draw:text-style-name="P41" draw:layer="layout" svg:x1="23.717cm" svg:y1="4.835cm" svg:x2="23.823cm" svg:y2="4.631cm">
                <text:p/>
              </draw:line>
              <draw:line draw:style-name="gr69" draw:text-style-name="P41" draw:layer="layout" svg:x1="23.823cm" svg:y1="4.835cm" svg:x2="23.929cm" svg:y2="4.631cm">
                <text:p/>
              </draw:line>
              <draw:line draw:style-name="gr69" draw:text-style-name="P41" draw:layer="layout" svg:x1="23.929cm" svg:y1="4.835cm" svg:x2="24.035cm" svg:y2="4.631cm">
                <text:p/>
              </draw:line>
            </draw:g>
          </draw:g>
          <draw:custom-shape draw:style-name="gr206" draw:text-style-name="P38" draw:layer="layout" svg:width="2.126cm" svg:height="0.846cm" svg:x="22.044cm" svg:y="4.529cm">
            <text:list text:style-name="L1">
              <text:list-header>
                <text:p text:style-name="P37"><text:span text:style-name="T2"/></text:p>
              </text:list-header>
            </text:list>
            <draw:enhanced-geometry svg:viewBox="0 0 21600 21600" draw:type="mso-spt202" draw:enhanced-path="M 0 0 L 21600 0 21600 21600 0 21600 0 0 Z N"/>
          </draw:custom-shape>
          <draw:line draw:style-name="gr69" draw:text-style-name="P41" draw:layer="layout" svg:x1="24.765cm" svg:y1="5.194cm" svg:x2="24.765cm" svg:y2="3.809cm">
            <text:p/>
          </draw:line>
          <draw:line draw:style-name="gr69" draw:text-style-name="P41" draw:layer="layout" svg:x1="24.765cm" svg:y1="3.81cm" svg:x2="24.611cm" svg:y2="2.734cm">
            <text:p/>
          </draw:line>
          <draw:line draw:style-name="gr69" draw:text-style-name="P41" draw:layer="layout" svg:x1="24.611cm" svg:y1="2.734cm" svg:x2="16.029cm" svg:y2="2.734cm">
            <text:p/>
          </draw:line>
          <draw:custom-shape draw:style-name="gr207" draw:text-style-name="P36" draw:layer="layout" svg:width="1.248cm" svg:height="1.544cm" svg:x="19.46cm" svg:y="3.038cm">
            <text:p/>
            <draw:enhanced-geometry svg:viewBox="0 0 21600 21600" draw:type="rectangle" draw:enhanced-path="M 0 0 L 21600 0 21600 21600 0 21600 0 0 Z N"/>
          </draw:custom-shape>
          <draw:g>
            <draw:custom-shape draw:style-name="gr208" draw:text-style-name="P14" draw:layer="layout" svg:width="3.118cm" svg:height="0.617cm" svg:x="21.334cm" svg:y="3.193cm">
              <text:p/>
              <draw:enhanced-geometry svg:viewBox="0 0 21600 21600" draw:mirror-horizontal="true" draw:type="rectangle" draw:enhanced-path="M 0 0 L 21600 0 21600 21600 0 21600 0 0 Z N"/>
            </draw:custom-shape>
            <draw:g>
              <draw:line draw:style-name="gr69" draw:text-style-name="P41" draw:layer="layout" svg:x1="21.468cm" svg:y1="3.295cm" svg:x2="21.468cm" svg:y2="3.707cm">
                <text:p/>
              </draw:line>
              <draw:line draw:style-name="gr69" draw:text-style-name="P41" draw:layer="layout" svg:x1="21.603cm" svg:y1="3.398cm" svg:x2="21.603cm" svg:y2="3.604cm">
                <text:p/>
              </draw:line>
            </draw:g>
            <draw:g>
              <draw:line draw:style-name="gr69" draw:text-style-name="P41" draw:layer="layout" svg:x1="21.739cm" svg:y1="3.295cm" svg:x2="21.739cm" svg:y2="3.707cm">
                <text:p/>
              </draw:line>
              <draw:line draw:style-name="gr69" draw:text-style-name="P41" draw:layer="layout" svg:x1="21.874cm" svg:y1="3.398cm" svg:x2="21.874cm" svg:y2="3.604cm">
                <text:p/>
              </draw:line>
            </draw:g>
            <draw:g>
              <draw:line draw:style-name="gr69" draw:text-style-name="P41" draw:layer="layout" svg:x1="22.01cm" svg:y1="3.295cm" svg:x2="22.01cm" svg:y2="3.707cm">
                <text:p/>
              </draw:line>
              <draw:line draw:style-name="gr69" draw:text-style-name="P41" draw:layer="layout" svg:x1="22.145cm" svg:y1="3.398cm" svg:x2="22.145cm" svg:y2="3.604cm">
                <text:p/>
              </draw:line>
            </draw:g>
            <draw:g>
              <draw:line draw:style-name="gr69" draw:text-style-name="P41" draw:layer="layout" svg:x1="22.282cm" svg:y1="3.295cm" svg:x2="22.282cm" svg:y2="3.707cm">
                <text:p/>
              </draw:line>
              <draw:line draw:style-name="gr69" draw:text-style-name="P41" draw:layer="layout" svg:x1="22.417cm" svg:y1="3.398cm" svg:x2="22.417cm" svg:y2="3.604cm">
                <text:p/>
              </draw:line>
            </draw:g>
            <draw:g>
              <draw:line draw:style-name="gr69" draw:text-style-name="P41" draw:layer="layout" svg:x1="22.553cm" svg:y1="3.295cm" svg:x2="22.553cm" svg:y2="3.707cm">
                <text:p/>
              </draw:line>
              <draw:line draw:style-name="gr69" draw:text-style-name="P41" draw:layer="layout" svg:x1="22.688cm" svg:y1="3.398cm" svg:x2="22.688cm" svg:y2="3.604cm">
                <text:p/>
              </draw:line>
            </draw:g>
            <draw:g>
              <draw:line draw:style-name="gr69" draw:text-style-name="P41" draw:layer="layout" svg:x1="22.824cm" svg:y1="3.295cm" svg:x2="22.824cm" svg:y2="3.707cm">
                <text:p/>
              </draw:line>
              <draw:line draw:style-name="gr69" draw:text-style-name="P41" draw:layer="layout" svg:x1="22.959cm" svg:y1="3.398cm" svg:x2="22.959cm" svg:y2="3.604cm">
                <text:p/>
              </draw:line>
            </draw:g>
            <draw:g>
              <draw:line draw:style-name="gr69" draw:text-style-name="P41" draw:layer="layout" svg:x1="23.095cm" svg:y1="3.295cm" svg:x2="23.095cm" svg:y2="3.707cm">
                <text:p/>
              </draw:line>
              <draw:line draw:style-name="gr69" draw:text-style-name="P41" draw:layer="layout" svg:x1="23.23cm" svg:y1="3.398cm" svg:x2="23.23cm" svg:y2="3.604cm">
                <text:p/>
              </draw:line>
            </draw:g>
            <draw:g>
              <draw:line draw:style-name="gr69" draw:text-style-name="P41" draw:layer="layout" svg:x1="23.366cm" svg:y1="3.295cm" svg:x2="23.366cm" svg:y2="3.707cm">
                <text:p/>
              </draw:line>
              <draw:line draw:style-name="gr69" draw:text-style-name="P41" draw:layer="layout" svg:x1="23.501cm" svg:y1="3.398cm" svg:x2="23.501cm" svg:y2="3.604cm">
                <text:p/>
              </draw:line>
            </draw:g>
            <draw:g>
              <draw:line draw:style-name="gr69" draw:text-style-name="P41" draw:layer="layout" svg:x1="23.637cm" svg:y1="3.295cm" svg:x2="23.637cm" svg:y2="3.707cm">
                <text:p/>
              </draw:line>
              <draw:line draw:style-name="gr69" draw:text-style-name="P41" draw:layer="layout" svg:x1="23.772cm" svg:y1="3.398cm" svg:x2="23.772cm" svg:y2="3.604cm">
                <text:p/>
              </draw:line>
            </draw:g>
            <draw:g>
              <draw:line draw:style-name="gr69" draw:text-style-name="P41" draw:layer="layout" svg:x1="23.909cm" svg:y1="3.295cm" svg:x2="23.909cm" svg:y2="3.707cm">
                <text:p/>
              </draw:line>
              <draw:line draw:style-name="gr69" draw:text-style-name="P41" draw:layer="layout" svg:x1="24.044cm" svg:y1="3.398cm" svg:x2="24.044cm" svg:y2="3.604cm">
                <text:p/>
              </draw:line>
            </draw:g>
            <draw:g>
              <draw:line draw:style-name="gr69" draw:text-style-name="P41" draw:layer="layout" svg:x1="24.18cm" svg:y1="3.295cm" svg:x2="24.18cm" svg:y2="3.707cm">
                <text:p/>
              </draw:line>
              <draw:line draw:style-name="gr69" draw:text-style-name="P41" draw:layer="layout" svg:x1="24.315cm" svg:y1="3.398cm" svg:x2="24.315cm" svg:y2="3.604cm">
                <text:p/>
              </draw:line>
            </draw:g>
          </draw:g>
          <draw:custom-shape draw:style-name="gr209" draw:text-style-name="P2" draw:layer="layout" svg:width="1.883cm" svg:height="0.308cm" svg:x="20.708cm" svg:y="4.119cm">
            <text:p/>
            <draw:enhanced-geometry svg:viewBox="0 0 443 66" draw:type="non-primitive" draw:enhanced-path="M 0 4  C 62 5 299 0 371 10  C 443 20 422 54 435 66  N"/>
          </draw:custom-shape>
          <draw:custom-shape draw:style-name="gr210" draw:text-style-name="P2" draw:layer="layout" svg:width="0.626cm" svg:height="0.308cm" svg:x="20.708cm" svg:y="3.193cm">
            <text:p/>
            <draw:enhanced-geometry svg:viewBox="0 0 238 117" draw:type="non-primitive" draw:enhanced-path="M 238 117  C 223 114 173 116 149 99  C 125 82 121 32 96 16  C 71 0 20 5 0 2  N"/>
          </draw:custom-shape>
          <draw:custom-shape draw:style-name="gr211" draw:text-style-name="P13" draw:layer="layout" svg:width="1.248cm" svg:height="0.853cm" svg:x="19.46cm" svg:y="3.501cm">
            <text:list text:style-name="L1">
              <text:list-header>
                <text:p text:style-name="P12"><text:span text:style-name="T2">Rx</text:span></text:p>
              </text:list-header>
            </text:list>
            <draw:enhanced-geometry svg:viewBox="0 0 21600 21600" draw:type="mso-spt202" draw:enhanced-path="M 0 0 L 21600 0 21600 21600 0 21600 0 0 Z N"/>
          </draw:custom-shape>
          <draw:g>
            <draw:custom-shape draw:style-name="gr133" draw:text-style-name="P14" draw:layer="layout" svg:width="1.089cm" svg:height="1.076cm" svg:x="16.188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16.654cm" svg:y="4.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4" draw:text-style-name="P14" draw:layer="layout" svg:width="1.093cm" svg:height="1.076cm" svg:x="18.058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5cm" svg:height="0.153cm" svg:x="18.526cm" svg:y="4.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9" draw:text-style-name="P41" draw:layer="layout" svg:x1="15.875cm" svg:y1="5.195cm" svg:x2="24.765cm" svg:y2="5.195cm">
            <text:p/>
          </draw:line>
          <draw:line draw:style-name="gr69" draw:text-style-name="P41" draw:layer="layout" svg:x1="15.875cm" svg:y1="5.194cm" svg:x2="15.875cm" svg:y2="3.809cm">
            <text:p/>
          </draw:line>
          <draw:line draw:style-name="gr69" draw:text-style-name="P41" draw:layer="layout" svg:x1="15.875cm" svg:y1="3.81cm" svg:x2="16.029cm" svg:y2="2.734cm">
            <text:p/>
          </draw:line>
          <draw:custom-shape draw:style-name="gr212" draw:text-style-name="P2" draw:layer="layout" svg:width="1.407cm" svg:height="0.617cm" svg:x="16.81cm" svg:y="2.11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2" draw:text-style-name="P2" draw:layer="layout" svg:width="1.407cm" svg:height="0.617cm" svg:x="22.423cm" svg:y="2.117cm">
            <text:p/>
            <draw:enhanced-geometry svg:viewBox="0 0 21600 21600" draw:glue-points="10800 0 0 10800 10800 21600 21600 10800" draw:text-areas="5400 5400 16200 16200" draw:type="diamond" draw:enhanced-path="M 10800 0 L 21600 10800 10800 21600 0 10800 10800 0 Z N"/>
          </draw:custom-shape>
          <draw:g>
            <draw:line draw:style-name="gr69" draw:text-style-name="P41" draw:layer="layout" svg:x1="16.497cm" svg:y1="4.733cm" svg:x2="18.838cm" svg:y2="4.733cm">
              <text:p/>
            </draw:line>
            <draw:g>
              <draw:line draw:style-name="gr69" draw:text-style-name="P41" draw:layer="layout" svg:x1="16.603cm" svg:y1="4.835cm" svg:x2="16.709cm" svg:y2="4.631cm">
                <text:p/>
              </draw:line>
              <draw:line draw:style-name="gr69" draw:text-style-name="P41" draw:layer="layout" svg:x1="16.709cm" svg:y1="4.835cm" svg:x2="16.815cm" svg:y2="4.631cm">
                <text:p/>
              </draw:line>
              <draw:line draw:style-name="gr69" draw:text-style-name="P41" draw:layer="layout" svg:x1="16.815cm" svg:y1="4.835cm" svg:x2="16.921cm" svg:y2="4.631cm">
                <text:p/>
              </draw:line>
            </draw:g>
            <draw:custom-shape draw:style-name="gr126" draw:text-style-name="P5" draw:layer="layout" svg:width="1.277cm" svg:height="0.613cm" svg:x="17.029cm" svg:y="4.427cm">
              <text:p/>
              <draw:enhanced-geometry svg:viewBox="0 0 21600 21600" draw:type="rectangle" draw:enhanced-path="M 0 0 L 21600 0 21600 21600 0 21600 0 0 Z N"/>
            </draw:custom-shape>
            <draw:g>
              <draw:line draw:style-name="gr69" draw:text-style-name="P41" draw:layer="layout" svg:x1="18.412cm" svg:y1="4.835cm" svg:x2="18.518cm" svg:y2="4.631cm">
                <text:p/>
              </draw:line>
              <draw:line draw:style-name="gr69" draw:text-style-name="P41" draw:layer="layout" svg:x1="18.518cm" svg:y1="4.835cm" svg:x2="18.624cm" svg:y2="4.631cm">
                <text:p/>
              </draw:line>
              <draw:line draw:style-name="gr69" draw:text-style-name="P41" draw:layer="layout" svg:x1="18.624cm" svg:y1="4.835cm" svg:x2="18.73cm" svg:y2="4.631cm">
                <text:p/>
              </draw:line>
            </draw:g>
          </draw:g>
          <draw:custom-shape draw:style-name="gr213" draw:text-style-name="P2" draw:layer="layout" svg:width="1.878cm" svg:height="0.308cm" svg:x="17.582cm" svg:y="4.119cm">
            <text:p/>
            <draw:enhanced-geometry svg:viewBox="0 0 443 66" draw:mirror-horizontal="true" draw:type="non-primitive" draw:enhanced-path="M 0 4  C 62 5 299 0 371 10  C 443 20 422 54 435 66  N"/>
          </draw:custom-shape>
          <draw:custom-shape draw:style-name="gr109" draw:text-style-name="P47" draw:layer="layout" svg:width="0.432cm" svg:height="0.45cm" svg:x="20.108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4" draw:text-style-name="P38" draw:layer="layout" svg:width="1.27cm" svg:height="0.853cm" svg:x="5.08cm" svg:y="8.89cm">
          <text:list text:style-name="L1">
            <text:list-header>
              <text:p text:style-name="P37"><text:span text:style-name="T17">1A</text:span></text:p>
            </text:list-header>
          </text:list>
          <draw:enhanced-geometry svg:viewBox="0 0 21600 21600" draw:type="mso-spt202" draw:enhanced-path="M 0 0 L 21600 0 21600 21600 0 21600 0 0 Z N"/>
        </draw:custom-shape>
        <draw:custom-shape draw:style-name="gr215" draw:text-style-name="P38" draw:layer="layout" svg:width="0.847cm" svg:height="0.853cm" svg:x="1.905cm" svg:y="16.51cm">
          <text:list text:style-name="L1">
            <text:list-header>
              <text:p text:style-name="P37"><text:span text:style-name="T25">1</text:span></text:p>
            </text:list-header>
          </text:list>
          <draw:enhanced-geometry svg:viewBox="0 0 21600 21600" draw:type="mso-spt202" draw:enhanced-path="M 0 0 L 21600 0 21600 21600 0 21600 0 0 Z N"/>
        </draw:custom-shape>
        <draw:custom-shape draw:style-name="gr216" draw:text-style-name="P38" draw:layer="layout" svg:width="0.847cm" svg:height="0.853cm" svg:x="5.715cm" svg:y="16.51cm">
          <text:list text:style-name="L1">
            <text:list-header>
              <text:p text:style-name="P37"><text:span text:style-name="T25">2</text:span></text:p>
            </text:list-header>
          </text:list>
          <draw:enhanced-geometry svg:viewBox="0 0 21600 21600" draw:type="mso-spt202" draw:enhanced-path="M 0 0 L 21600 0 21600 21600 0 21600 0 0 Z N"/>
        </draw:custom-shape>
        <draw:custom-shape draw:style-name="gr217" draw:text-style-name="P38" draw:layer="layout" svg:width="0.847cm" svg:height="0.853cm" svg:x="19.05cm" svg:y="16.51cm">
          <text:list text:style-name="L1">
            <text:list-header>
              <text:p text:style-name="P37"><text:span text:style-name="T25">2</text:span></text:p>
            </text:list-header>
          </text:list>
          <draw:enhanced-geometry svg:viewBox="0 0 21600 21600" draw:type="mso-spt202" draw:enhanced-path="M 0 0 L 21600 0 21600 21600 0 21600 0 0 Z N"/>
        </draw:custom-shape>
        <draw:custom-shape draw:style-name="gr218" draw:text-style-name="P38" draw:layer="layout" svg:width="0.847cm" svg:height="0.853cm" svg:x="22.648cm" svg:y="16.51cm">
          <text:list text:style-name="L1">
            <text:list-header>
              <text:p text:style-name="P37"><text:span text:style-name="T25">3</text:span></text:p>
            </text:list-header>
          </text:list>
          <draw:enhanced-geometry svg:viewBox="0 0 21600 21600" draw:type="mso-spt202" draw:enhanced-path="M 0 0 L 21600 0 21600 21600 0 21600 0 0 Z N"/>
        </draw:custom-shape>
        <draw:line draw:style-name="gr77" draw:text-style-name="P41" draw:layer="layout" svg:x1="22.859cm" svg:y1="12.064cm" svg:x2="20.138cm" svg:y2="4.713cm">
          <text:p/>
        </draw:line>
        <draw:custom-shape draw:style-name="gr219" draw:text-style-name="P38" draw:layer="layout" svg:width="1.27cm" svg:height="0.853cm" svg:x="21.378cm" svg:y="7.832cm">
          <text:list text:style-name="L1">
            <text:list-header>
              <text:p text:style-name="P37"><text:span text:style-name="T17">3A</text:span></text:p>
            </text:list-header>
          </text:list>
          <draw:enhanced-geometry svg:viewBox="0 0 21600 21600" draw:type="mso-spt202" draw:enhanced-path="M 0 0 L 21600 0 21600 21600 0 21600 0 0 Z N"/>
        </draw:custom-shape>
        <draw:custom-shape draw:style-name="gr220" draw:text-style-name="P54" draw:layer="layout" svg:width="11.801cm" svg:height="1.785cm" svg:x="6.685cm" svg:y="0.123cm">
          <text:list text:style-name="L1">
            <text:list-header>
              <text:p text:style-name="P53"><text:span text:style-name="T20">Separated Locomotives throttles with</text:span><text:span text:style-name="T20"><text:line-break/></text:span><text:span text:style-name="T20"> two duplicated Accessories transmitters</text:span></text:p>
            </text:list-header>
          </text:list>
          <draw:enhanced-geometry svg:viewBox="0 0 21600 21600" draw:type="rectangle" draw:enhanced-path="M 0 0 L 21600 0 21600 21600 0 21600 0 0 Z N"/>
        </draw:custom-shape>
        <draw:line draw:style-name="gr71" draw:text-style-name="P41" draw:layer="layout" svg:x1="6.138cm" svg:y1="4.824cm" svg:x2="7.832cm" svg:y2="4.824cm">
          <text:p/>
        </draw:line>
        <draw:line draw:style-name="gr77" draw:text-style-name="P41" draw:layer="layout" svg:x1="2.54cm" svg:y1="12.065cm" svg:x2="2.752cm" svg:y2="4.445cm">
          <text:p/>
        </draw:line>
        <draw:custom-shape draw:style-name="gr221" draw:text-style-name="P38" draw:layer="layout" svg:width="1.27cm" svg:height="0.853cm" svg:x="2.54cm" svg:y="8.467cm">
          <text:list text:style-name="L1">
            <text:list-header>
              <text:p text:style-name="P37"><text:span text:style-name="T17">1B</text:span></text:p>
            </text:list-header>
          </text:list>
          <draw:enhanced-geometry svg:viewBox="0 0 21600 21600" draw:type="mso-spt202" draw:enhanced-path="M 0 0 L 21600 0 21600 21600 0 21600 0 0 Z N"/>
        </draw:custom-shape>
        <draw:g>
          <draw:custom-shape draw:style-name="gr4" draw:text-style-name="P9" draw:layer="layout" svg:width="0.14cm" svg:height="0.141cm" svg:x="2.469cm" svg:y="11.2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cm" svg:height="0.14cm" svg:x="2.469cm" svg:y="11.50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2.328cm 11.4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2.75cm 11.35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59cm" svg:height="0.153cm" svg:x="2.46cm" svg:y="11.351cm">
            <text:p/>
            <draw:enhanced-geometry svg:viewBox="0 0 21600 21600" draw:mirror-vertical="true" draw:type="rectangle" draw:enhanced-path="M 0 0 L 21600 0 21600 21600 0 21600 0 0 Z N"/>
          </draw:custom-shape>
        </draw:g>
        <draw:g>
          <draw:custom-shape draw:style-name="gr185" draw:text-style-name="P5" draw:layer="layout" svg:width="2.751cm" svg:height="4.233cm" svg:x="17.992cm" svg:y="12.277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28" draw:layer="layout" svg:width="2.028cm" svg:height="1.275cm" svg:x="17.992cm" svg:y="15.24cm">
            <text:list text:style-name="L1">
              <text:list-header>
                <text:p text:style-name="P27"><text:span text:style-name="T22">TRC-TX-24</text:span></text:p>
              </text:list-header>
            </text:list>
            <draw:enhanced-geometry svg:viewBox="0 0 21600 21600" draw:type="mso-spt202" draw:enhanced-path="M 0 0 L 21600 0 21600 21600 0 21600 0 0 Z N"/>
          </draw:custom-shape>
          <draw:g>
            <draw:custom-shape draw:style-name="gr187" draw:text-style-name="P8" draw:layer="layout" svg:width="0.433cm" svg:height="0.454cm" svg:x="18.282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 draw:layer="layout" svg:width="0.433cm" svg:height="0.454cm" svg:x="18.86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 draw:layer="layout" svg:width="0.433cm" svg:height="0.454cm" svg:x="19.438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 draw:layer="layout" svg:width="0.433cm" svg:height="0.454cm" svg:x="20.017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8" draw:text-style-name="P8" draw:layer="layout" svg:width="0.433cm" svg:height="0.455cm" svg:x="18.282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8" draw:layer="layout" svg:width="0.433cm" svg:height="0.455cm" svg:x="18.86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8" draw:layer="layout" svg:width="0.433cm" svg:height="0.455cm" svg:x="19.439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8" draw:layer="layout" svg:width="0.433cm" svg:height="0.455cm" svg:x="20.017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9" draw:text-style-name="P47" draw:layer="layout" svg:width="0.431cm" svg:height="0.454cm" svg:x="20.02cm" svg:y="15.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7" draw:layer="layout" svg:width="2.751cm" svg:height="0.937cm" svg:x="17.992cm" svg:y="12.4cm">
            <text:list text:style-name="L4">
              <text:list-header>
                <text:p text:style-name="P16"><text:span text:style-name="T23">1 <text:s/>2 <text:s/>3 <text:s/>4</text:span></text:p>
              </text:list-header>
            </text:list>
            <draw:enhanced-geometry svg:viewBox="0 0 21600 21600" draw:type="mso-spt202" draw:enhanced-path="M 0 0 L 21600 0 21600 21600 0 21600 0 0 Z N"/>
          </draw:custom-shape>
          <draw:custom-shape draw:style-name="gr224" draw:text-style-name="P59" draw:layer="layout" svg:width="2.751cm" svg:height="0.895cm" svg:x="17.992cm" svg:y="13.926cm">
            <text:list text:style-name="L4">
              <text:list-header>
                <text:p text:style-name="P58"><text:span text:style-name="T24">5 <text:s/>6 <text:s/>B <text:s/>C</text:span></text:p>
              </text:list-header>
            </text:list>
            <draw:enhanced-geometry svg:viewBox="0 0 21600 21600" draw:type="mso-spt202" draw:enhanced-path="M 0 0 L 21600 0 21600 21600 0 21600 0 0 Z N"/>
          </draw:custom-shape>
        </draw:g>
        <draw:g>
          <draw:g>
            <draw:custom-shape draw:style-name="gr156" draw:text-style-name="P14" draw:layer="layout" svg:width="1.058cm" svg:height="1.036cm" svg:x="4.657cm" svg:y="4.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cm" svg:height="0.148cm" svg:x="5.11cm" svg:y="4.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5" draw:text-style-name="P38" draw:layer="layout" svg:width="2.064cm" svg:height="0.847cm" svg:x="4.136cm" svg:y="4.564cm">
            <text:list text:style-name="L1">
              <text:list-header>
                <text:p text:style-name="P37"><text:span text:style-name="T2"/></text:p>
              </text:list-header>
            </text:list>
            <draw:enhanced-geometry svg:viewBox="0 0 21600 21600" draw:type="mso-spt202" draw:enhanced-path="M 0 0 L 21600 0 21600 21600 0 21600 0 0 Z N"/>
          </draw:custom-shape>
          <draw:line draw:style-name="gr69" draw:text-style-name="P41" draw:layer="layout" svg:x1="6.469cm" svg:y1="5.208cm" svg:x2="6.469cm" svg:y2="2.54cm">
            <text:p/>
          </draw:line>
          <draw:line draw:style-name="gr71" draw:text-style-name="P41" draw:layer="layout" svg:x1="6.773cm" svg:y1="2.54cm" svg:x2="0.423cm" svg:y2="2.54cm">
            <text:p/>
          </draw:line>
          <draw:g>
            <draw:custom-shape draw:style-name="gr158" draw:text-style-name="P14" draw:layer="layout" svg:width="2.627cm" svg:height="0.679cm" svg:x="3.623cm" svg:y="3.638cm">
              <text:p/>
              <draw:enhanced-geometry svg:viewBox="0 0 21600 21600" draw:mirror-horizontal="true" draw:type="rectangle" draw:enhanced-path="M 0 0 L 21600 0 21600 21600 0 21600 0 0 Z N"/>
            </draw:custom-shape>
            <draw:g>
              <draw:line draw:style-name="gr69" draw:text-style-name="P41" draw:layer="layout" svg:x1="3.808cm" svg:y1="3.75cm" svg:x2="3.808cm" svg:y2="4.204cm">
                <text:p/>
              </draw:line>
              <draw:line draw:style-name="gr69" draw:text-style-name="P41" draw:layer="layout" svg:x1="3.941cm" svg:y1="3.863cm" svg:x2="3.941cm" svg:y2="4.089cm">
                <text:p/>
              </draw:line>
            </draw:g>
            <draw:g>
              <draw:line draw:style-name="gr69" draw:text-style-name="P41" draw:layer="layout" svg:x1="4.073cm" svg:y1="3.75cm" svg:x2="4.073cm" svg:y2="4.204cm">
                <text:p/>
              </draw:line>
              <draw:line draw:style-name="gr69" draw:text-style-name="P41" draw:layer="layout" svg:x1="4.21cm" svg:y1="3.863cm" svg:x2="4.21cm" svg:y2="4.089cm">
                <text:p/>
              </draw:line>
            </draw:g>
            <draw:g>
              <draw:line draw:style-name="gr69" draw:text-style-name="P41" draw:layer="layout" svg:x1="4.343cm" svg:y1="3.75cm" svg:x2="4.343cm" svg:y2="4.204cm">
                <text:p/>
              </draw:line>
              <draw:line draw:style-name="gr69" draw:text-style-name="P41" draw:layer="layout" svg:x1="4.476cm" svg:y1="3.863cm" svg:x2="4.476cm" svg:y2="4.089cm">
                <text:p/>
              </draw:line>
            </draw:g>
            <draw:g>
              <draw:line draw:style-name="gr69" draw:text-style-name="P41" draw:layer="layout" svg:x1="4.614cm" svg:y1="3.75cm" svg:x2="4.614cm" svg:y2="4.204cm">
                <text:p/>
              </draw:line>
              <draw:line draw:style-name="gr69" draw:text-style-name="P41" draw:layer="layout" svg:x1="4.746cm" svg:y1="3.863cm" svg:x2="4.746cm" svg:y2="4.089cm">
                <text:p/>
              </draw:line>
            </draw:g>
            <draw:g>
              <draw:line draw:style-name="gr69" draw:text-style-name="P41" draw:layer="layout" svg:x1="4.878cm" svg:y1="3.75cm" svg:x2="4.878cm" svg:y2="4.204cm">
                <text:p/>
              </draw:line>
              <draw:line draw:style-name="gr69" draw:text-style-name="P41" draw:layer="layout" svg:x1="5.015cm" svg:y1="3.863cm" svg:x2="5.015cm" svg:y2="4.089cm">
                <text:p/>
              </draw:line>
            </draw:g>
            <draw:g>
              <draw:line draw:style-name="gr69" draw:text-style-name="P41" draw:layer="layout" svg:x1="5.148cm" svg:y1="3.75cm" svg:x2="5.148cm" svg:y2="4.204cm">
                <text:p/>
              </draw:line>
              <draw:line draw:style-name="gr69" draw:text-style-name="P41" draw:layer="layout" svg:x1="5.281cm" svg:y1="3.863cm" svg:x2="5.281cm" svg:y2="4.089cm">
                <text:p/>
              </draw:line>
            </draw:g>
            <draw:g>
              <draw:line draw:style-name="gr69" draw:text-style-name="P41" draw:layer="layout" svg:x1="5.413cm" svg:y1="3.75cm" svg:x2="5.413cm" svg:y2="4.204cm">
                <text:p/>
              </draw:line>
              <draw:line draw:style-name="gr69" draw:text-style-name="P41" draw:layer="layout" svg:x1="5.55cm" svg:y1="3.863cm" svg:x2="5.55cm" svg:y2="4.089cm">
                <text:p/>
              </draw:line>
            </draw:g>
            <draw:g>
              <draw:line draw:style-name="gr69" draw:text-style-name="P41" draw:layer="layout" svg:x1="5.682cm" svg:y1="3.75cm" svg:x2="5.682cm" svg:y2="4.204cm">
                <text:p/>
              </draw:line>
              <draw:line draw:style-name="gr69" draw:text-style-name="P41" draw:layer="layout" svg:x1="5.815cm" svg:y1="3.863cm" svg:x2="5.815cm" svg:y2="4.089cm">
                <text:p/>
              </draw:line>
            </draw:g>
            <draw:g>
              <draw:line draw:style-name="gr69" draw:text-style-name="P41" draw:layer="layout" svg:x1="5.954cm" svg:y1="3.75cm" svg:x2="5.954cm" svg:y2="4.204cm">
                <text:p/>
              </draw:line>
              <draw:line draw:style-name="gr69" draw:text-style-name="P41" draw:layer="layout" svg:x1="6.086cm" svg:y1="3.863cm" svg:x2="6.086cm" svg:y2="4.089cm">
                <text:p/>
              </draw:line>
            </draw:g>
          </draw:g>
          <draw:g>
            <draw:custom-shape draw:style-name="gr159" draw:text-style-name="P36" draw:layer="layout" svg:width="1.208cm" svg:height="1.482cm" svg:x="1.936cm" svg:y="2.835cm">
              <text:p/>
              <draw:enhanced-geometry svg:viewBox="0 0 21600 21600" draw:type="rectangle" draw:enhanced-path="M 0 0 L 21600 0 21600 21600 0 21600 0 0 Z N"/>
            </draw:custom-shape>
            <draw:custom-shape draw:style-name="gr226" draw:text-style-name="P13" draw:layer="layout" svg:width="1.208cm" svg:height="0.853cm" svg:x="1.936cm" svg:y="3.279cm">
              <text:list text:style-name="L1">
                <text:list-header>
                  <text:p text:style-name="P12"><text:span text:style-name="T2">Rx</text:span></text:p>
                </text:list-header>
              </text:list>
              <draw:enhanced-geometry svg:viewBox="0 0 21600 21600" draw:type="mso-spt202" draw:enhanced-path="M 0 0 L 21600 0 21600 21600 0 21600 0 0 Z N"/>
            </draw:custom-shape>
          </draw:g>
          <draw:g>
            <draw:custom-shape draw:style-name="gr156" draw:text-style-name="P14" draw:layer="layout" svg:width="1.058cm" svg:height="1.036cm" svg:x="1.482cm" svg:y="4.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1cm" svg:height="0.148cm" svg:x="1.935cm" svg:y="4.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9" draw:text-style-name="P41" draw:layer="layout" svg:x1="0.728cm" svg:y1="5.208cm" svg:x2="6.469cm" svg:y2="5.208cm">
            <text:p/>
          </draw:line>
          <draw:line draw:style-name="gr69" draw:text-style-name="P41" draw:layer="layout" svg:x1="0.728cm" svg:y1="5.208cm" svg:x2="0.728cm" svg:y2="2.54cm">
            <text:p/>
          </draw:line>
          <draw:g>
            <draw:custom-shape draw:style-name="gr153" draw:text-style-name="P55" draw:layer="layout" svg:width="0.302cm" svg:height="0.295cm" svg:x="5.715cm" svg:y="2.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5.866cm" svg:y1="2.838cm" svg:x2="5.866cm" svg:y2="2.69cm">
              <text:p/>
            </draw:line>
            <draw:line draw:style-name="gr39" draw:text-style-name="P41" draw:layer="layout" svg:x1="5.866cm" svg:y1="3.349cm" svg:x2="5.866cm" svg:y2="3.497cm">
              <text:p/>
            </draw:line>
            <draw:line draw:style-name="gr39" draw:text-style-name="P41" draw:layer="layout" svg:x1="6.124cm" svg:y1="3.096cm" svg:x2="6.274cm" svg:y2="3.096cm">
              <text:p/>
            </draw:line>
            <draw:line draw:style-name="gr39" draw:text-style-name="P41" draw:layer="layout" svg:x1="6.017cm" svg:y1="3.244cm" svg:x2="6.167cm" svg:y2="3.392cm">
              <text:p/>
            </draw:line>
            <draw:line draw:style-name="gr39" draw:text-style-name="P41" draw:layer="layout" svg:x1="5.565cm" svg:y1="2.801cm" svg:x2="5.715cm" svg:y2="2.949cm">
              <text:p/>
            </draw:line>
            <draw:line draw:style-name="gr39" draw:text-style-name="P41" draw:layer="layout" svg:x1="6.017cm" svg:y1="2.949cm" svg:x2="6.167cm" svg:y2="2.801cm">
              <text:p/>
            </draw:line>
            <draw:line draw:style-name="gr39" draw:text-style-name="P41" draw:layer="layout" svg:x1="5.715cm" svg:y1="3.244cm" svg:x2="5.565cm" svg:y2="3.392cm">
              <text:p/>
            </draw:line>
          </draw:g>
          <draw:g>
            <draw:custom-shape draw:style-name="gr153" draw:text-style-name="P55" draw:layer="layout" svg:width="0.302cm" svg:height="0.295cm" draw:transform="rotate (-3.14159265358979) translate (1.482cm 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1.331cm" svg:y1="3.348cm" svg:x2="1.331cm" svg:y2="3.496cm">
              <text:p/>
            </draw:line>
            <draw:line draw:style-name="gr39" draw:text-style-name="P41" draw:layer="layout" svg:x1="1.331cm" svg:y1="2.837cm" svg:x2="1.331cm" svg:y2="2.689cm">
              <text:p/>
            </draw:line>
            <draw:line draw:style-name="gr39" draw:text-style-name="P41" draw:layer="layout" svg:x1="1.073cm" svg:y1="3.09cm" svg:x2="0.923cm" svg:y2="3.09cm">
              <text:p/>
            </draw:line>
            <draw:line draw:style-name="gr39" draw:text-style-name="P41" draw:layer="layout" svg:x1="1.18cm" svg:y1="2.942cm" svg:x2="1.03cm" svg:y2="2.794cm">
              <text:p/>
            </draw:line>
            <draw:line draw:style-name="gr39" draw:text-style-name="P41" draw:layer="layout" svg:x1="1.632cm" svg:y1="3.385cm" svg:x2="1.482cm" svg:y2="3.237cm">
              <text:p/>
            </draw:line>
            <draw:line draw:style-name="gr39" draw:text-style-name="P41" draw:layer="layout" svg:x1="1.18cm" svg:y1="3.237cm" svg:x2="1.03cm" svg:y2="3.385cm">
              <text:p/>
            </draw:line>
            <draw:line draw:style-name="gr39" draw:text-style-name="P41" draw:layer="layout" svg:x1="1.482cm" svg:y1="2.942cm" svg:x2="1.632cm" svg:y2="2.794cm">
              <text:p/>
            </draw:line>
          </draw:g>
          <draw:custom-shape draw:style-name="gr227" draw:text-style-name="P2" draw:layer="layout" svg:width="0.441cm" svg:height="0.229cm" svg:x="1.477cm" svg:y="3.087cm">
            <text:p/>
            <draw:enhanced-geometry svg:viewBox="0 0 141 75" draw:type="non-primitive" draw:enhanced-path="M 0 5  C 10 6 45 0 62 10  C 79 20 90 52 103 63  C 116 74 133 73 141 75  N"/>
          </draw:custom-shape>
          <draw:custom-shape draw:style-name="gr162" draw:text-style-name="P2" draw:layer="layout" svg:width="2.571cm" svg:height="0.392cm" svg:x="3.144cm" svg:y="2.946cm">
            <text:p/>
            <draw:enhanced-geometry svg:viewBox="0 0 816 126" draw:type="non-primitive" draw:enhanced-path="M 0 122  C 46 119 195 126 275 108  C 355 90 391 24 481 12  C 571 0 746 33 816 38  N"/>
          </draw:custom-shape>
          <draw:custom-shape draw:style-name="gr163" draw:text-style-name="P2" draw:layer="layout" svg:width="0.454cm" svg:height="0.198cm" svg:x="3.144cm" svg:y="3.819cm">
            <text:p/>
            <draw:enhanced-geometry svg:viewBox="0 0 144 64" draw:type="non-primitive" draw:enhanced-path="M 0 8  C 16 4 32 0 48 8  C 64 16 80 48 96 56  C 112 64 128 60 144 56  N"/>
          </draw:custom-shape>
          <draw:custom-shape draw:style-name="gr109" draw:text-style-name="P47" draw:layer="layout" svg:width="0.432cm" svg:height="0.45cm" svg:x="2.54cm" svg:y="2.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8" draw:text-style-name="P13" draw:layer="layout" svg:width="5.503cm" svg:height="0.853cm" svg:x="1.059cm" svg:y="17.568cm">
            <text:list text:style-name="L1">
              <text:list-header>
                <text:p text:style-name="P12"><text:span text:style-name="T2">27.145 MHz - PCM</text:span></text:p>
              </text:list-header>
            </text:list>
            <draw:enhanced-geometry svg:viewBox="0 0 21600 21600" draw:type="mso-spt202" draw:enhanced-path="M 0 0 L 21600 0 21600 21600 0 21600 0 0 Z N"/>
          </draw:custom-shape>
          <draw:custom-shape draw:style-name="gr109" draw:text-style-name="P47" draw:layer="layout" svg:width="0.432cm" svg:height="0.45cm" svg:x="0.847cm" svg:y="17.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69" draw:text-style-name="P41" draw:layer="layout" svg:x1="9.358cm" svg:y1="6.35cm" svg:x2="9.358cm" svg:y2="9.102cm">
            <text:p/>
          </draw:line>
          <draw:line draw:style-name="gr69" draw:text-style-name="P41" draw:layer="layout" svg:x1="8.934cm" svg:y1="9.102cm" svg:x2="9.781cm" svg:y2="9.102cm">
            <text:p/>
          </draw:line>
          <draw:line draw:style-name="gr69" draw:text-style-name="P41" draw:layer="layout" svg:x1="9.358cm" svg:y1="6.35cm" svg:x2="9.781cm" svg:y2="6.35cm">
            <text:p/>
          </draw:line>
        </draw:g>
        <draw:g>
          <draw:custom-shape draw:style-name="gr229" draw:text-style-name="P11" draw:layer="layout" svg:width="0.304cm" svg:height="0.296cm" draw:transform="rotate (1.5707963267949) translate (9.825cm 6.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9.715cm" svg:y1="6.337cm" svg:x2="9.565cm" svg:y2="6.337cm">
            <text:p/>
          </draw:line>
          <draw:line draw:style-name="gr39" draw:text-style-name="P41" draw:layer="layout" svg:x1="10.222cm" svg:y1="6.337cm" svg:x2="10.372cm" svg:y2="6.337cm">
            <text:p/>
          </draw:line>
          <draw:line draw:style-name="gr39" draw:text-style-name="P41" draw:layer="layout" svg:x1="9.971cm" svg:y1="6.077cm" svg:x2="9.971cm" svg:y2="5.927cm">
            <text:p/>
          </draw:line>
          <draw:line draw:style-name="gr39" draw:text-style-name="P41" draw:layer="layout" svg:x1="10.121cm" svg:y1="6.181cm" svg:x2="10.266cm" svg:y2="6.032cm">
            <text:p/>
          </draw:line>
          <draw:line draw:style-name="gr39" draw:text-style-name="P41" draw:layer="layout" svg:x1="9.675cm" svg:y1="6.637cm" svg:x2="9.825cm" svg:y2="6.487cm">
            <text:p/>
          </draw:line>
          <draw:line draw:style-name="gr39" draw:text-style-name="P41" draw:layer="layout" svg:x1="9.825cm" svg:y1="6.181cm" svg:x2="9.675cm" svg:y2="6.032cm">
            <text:p/>
          </draw:line>
          <draw:line draw:style-name="gr39" draw:text-style-name="P41" draw:layer="layout" svg:x1="10.119cm" svg:y1="6.487cm" svg:x2="10.264cm" svg:y2="6.637cm">
            <text:p/>
          </draw:line>
          <draw:line draw:style-name="gr39" draw:text-style-name="P41" draw:layer="layout" svg:x1="9.993cm" svg:y1="6.765cm" svg:x2="9.993cm" svg:y2="6.615cm">
            <text:p/>
          </draw:line>
        </draw:g>
        <draw:custom-shape draw:style-name="gr230" draw:text-style-name="P13" draw:layer="layout" svg:width="11.24cm" svg:height="4.713cm" svg:x="7.197cm" svg:y="13.123cm">
          <text:list text:style-name="L1">
            <text:list-header>
              <text:p text:style-name="P12"><text:span text:style-name="T2">Separated transmitters are the</text:span><text:span text:style-name="T2"><text:line-break/></text:span><text:span text:style-name="T2"> recommended solution because they are</text:span><text:span text:style-name="T2"><text:line-break/></text:span><text:span text:style-name="T2">less prone to false manipulation</text:span><text:span text:style-name="T2"><text:line-break/></text:span><text:span text:style-name="T2">and easy to exchange between train drivers.</text:span><text:span text:style-name="T2"><text:line-break/></text:span><text:span text:style-name="T2">You can label accessories transmitters</text:span><text:span text:style-name="T2"><text:line-break/></text:span><text:span text:style-name="T2">buttons.</text:span></text:p>
              <text:p text:style-name="P12"><text:span text:style-name="T2">1 transmitter costs 70 USD (60 Euros).</text:span></text:p>
            </text:list-header>
          </text:list>
          <draw:enhanced-geometry svg:viewBox="0 0 21600 21600" draw:type="rectangle" draw:enhanced-path="M 0 0 L 21600 0 21600 21600 0 21600 0 0 Z N"/>
        </draw:custom-shape>
        <draw:custom-shape draw:style-name="gr231" draw:text-style-name="P57" draw:layer="layout" svg:width="6.672cm" svg:height="1.905cm" svg:x="0.101cm" svg:y="0.123cm">
          <text:list text:style-name="L1">
            <text:list-header>
              <text:p text:style-name="P56"><text:span text:style-name="T21">Model train control: </text:span><text:span text:style-name="T21"><text:line-break/></text:span><text:span text:style-name="T21">RCS system</text:span></text:p>
            </text:list-header>
          </text:list>
          <draw:enhanced-geometry svg:viewBox="0 0 21600 21600" draw:type="rectangle" draw:enhanced-path="M 0 0 L 21600 0 21600 21600 0 21600 0 0 Z N"/>
        </draw:custom-shape>
        <draw:custom-shape draw:style-name="gr232" draw:text-style-name="P23" draw:layer="layout" svg:width="7.832cm" svg:height="1.058cm" svg:x="17.568cm" svg:y="0cm">
          <text:list text:style-name="L1">
            <text:list-header>
              <text:p text:style-name="P22"><text:span text:style-name="T8">Author: Pierre Rouzeau copyright cc: by-nc-sa</text:span><text:span text:style-name="T8"><text:line-break/></text:span><text:span text:style-name="T8">Author is not linked with RCS system</text:span></text:p>
            </text:list-header>
          </text:list>
          <draw:enhanced-geometry svg:viewBox="0 0 21600 21600" draw:type="rectangle" draw:enhanced-path="M 0 0 L 21600 0 21600 21600 0 21600 0 0 Z N"/>
        </draw:custom-shape>
        <draw:line draw:style-name="gr77" draw:text-style-name="P41" draw:layer="layout" svg:x1="7.62cm" svg:y1="12.487cm" svg:x2="9.948cm" svg:y2="10.794cm">
          <text:p/>
        </draw:line>
        <draw:g>
          <draw:g>
            <draw:custom-shape draw:style-name="gr233" draw:text-style-name="P14" draw:layer="layout" svg:width="0.952cm" svg:height="0.926cm" svg:x="20.003cm" svg:y="10.081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96" draw:text-style-name="P2" draw:layer="layout" svg:width="0.158cm" svg:height="0.154cm" svg:x="20.639cm" svg:y="10.458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96" draw:text-style-name="P2" draw:layer="layout" svg:width="0.158cm" svg:height="0.154cm" svg:x="20.163cm" svg:y="10.458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g>
          <draw:g>
            <draw:custom-shape draw:style-name="gr234" draw:text-style-name="P2" draw:layer="layout" svg:width="0.776cm" svg:height="0.952cm" draw:transform="rotate (-1.5707963267949) translate (19.05cm 10.147cm)">
              <text:p/>
              <draw:enhanced-geometry svg:viewBox="0 0 21600 21600" draw:mirror-vertical="true"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9" draw:text-style-name="P41" draw:layer="layout" svg:x1="18.574cm" svg:y1="10.147cm" svg:x2="19.208cm" svg:y2="10.147cm">
              <text:p/>
            </draw:line>
            <draw:line draw:style-name="gr69" draw:text-style-name="P41" draw:layer="layout" svg:x1="19.208cm" svg:y1="10.147cm" svg:x2="19.208cm" svg:y2="10.923cm">
              <text:p/>
            </draw:line>
            <draw:line draw:style-name="gr69" draw:text-style-name="P41" draw:layer="layout" svg:x1="19.208cm" svg:y1="10.923cm" svg:x2="18.574cm" svg:y2="10.923cm">
              <text:p/>
            </draw:line>
            <draw:line draw:style-name="gr40" draw:text-style-name="P41" draw:layer="layout" svg:x1="19.208cm" svg:y1="10.768cm" svg:x2="19.684cm" svg:y2="10.768cm">
              <text:p/>
            </draw:line>
            <draw:line draw:style-name="gr40" draw:text-style-name="P41" draw:layer="layout" svg:x1="19.208cm" svg:y1="10.303cm" svg:x2="19.684cm" svg:y2="10.303cm">
              <text:p/>
            </draw:line>
          </draw:g>
          <draw:custom-shape draw:style-name="gr235" draw:text-style-name="P14" draw:layer="layout" svg:width="2.54cm" svg:height="1.482cm" svg:x="14.605cm" svg:y="9.525cm">
            <text:p/>
            <draw:enhanced-geometry svg:viewBox="0 0 21600 21600" draw:mirror-horizontal="true" draw:mirror-vertical="true" draw:type="rectangle" draw:enhanced-path="M 0 0 L 21600 0 21600 21600 0 21600 0 0 Z N"/>
          </draw:custom-shape>
          <draw:custom-shape draw:style-name="gr236" draw:text-style-name="P2" draw:layer="layout" svg:width="0.335cm" svg:height="0.953cm" draw:transform="rotate (-1.5707963267949) translate (18.097cm 10.204cm)">
            <text:p/>
            <draw:enhanced-geometry svg:viewBox="0 0 104 192" draw:type="non-primitive" draw:enhanced-path="M 4 192  C 6 179 0 134 14 114  C 28 94 76 91 90 72  C 104 53 98 15 100 0  N"/>
          </draw:custom-shape>
          <draw:custom-shape draw:style-name="gr101" draw:text-style-name="P2" draw:layer="layout" svg:width="0.794cm" svg:height="0.935cm" svg:x="15.875cm" svg:y="9.8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1" draw:text-style-name="P2" draw:layer="layout" svg:width="0.794cm" svg:height="0.935cm" svg:x="15.081cm" svg:y="9.8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line draw:style-name="gr77" draw:text-style-name="P41" draw:layer="layout" svg:x1="17.779cm" svg:y1="12.487cm" svg:x2="12.064cm" svg:y2="11.006cm">
          <text:p/>
        </draw:line>
        <draw:custom-shape draw:style-name="gr237" draw:text-style-name="P38" draw:layer="layout" svg:width="1.27cm" svg:height="0.853cm" svg:x="7.62cm" svg:y="11.073cm">
          <text:list text:style-name="L1">
            <text:list-header>
              <text:p text:style-name="P37"><text:span text:style-name="T17">2A</text:span></text:p>
            </text:list-header>
          </text:list>
          <draw:enhanced-geometry svg:viewBox="0 0 21600 21600" draw:type="mso-spt202" draw:enhanced-path="M 0 0 L 21600 0 21600 21600 0 21600 0 0 Z N"/>
        </draw:custom-shape>
        <draw:custom-shape draw:style-name="gr238" draw:text-style-name="P38" draw:layer="layout" svg:width="1.27cm" svg:height="0.853cm" svg:x="16.298cm" svg:y="11.43cm">
          <text:list text:style-name="L1">
            <text:list-header>
              <text:p text:style-name="P37"><text:span text:style-name="T17">2A</text:span></text:p>
            </text:list-header>
          </text:list>
          <draw:enhanced-geometry svg:viewBox="0 0 21600 21600" draw:type="mso-spt202" draw:enhanced-path="M 0 0 L 21600 0 21600 21600 0 21600 0 0 Z N"/>
        </draw:custom-shape>
        <draw:custom-shape draw:style-name="gr239" draw:text-style-name="P2" draw:layer="layout" svg:width="2.699cm" svg:height="0.327cm" svg:x="11.88cm" svg:y="10.292cm">
          <text:p/>
          <draw:enhanced-geometry svg:viewBox="0 0 612 74" draw:type="non-primitive" draw:enhanced-path="M 612 2  C 573 3 446 0 375 10  C 304 20 245 54 183 64  C 121 74 38 70 0 71  N"/>
        </draw:custom-shape>
        <draw:custom-shape draw:style-name="gr240" draw:text-style-name="P2" draw:layer="layout" svg:width="2.981cm" svg:height="0.406cm" svg:x="11.633cm" svg:y="9.904cm">
          <text:p/>
          <draw:enhanced-geometry svg:viewBox="0 0 676 92" draw:type="non-primitive" draw:enhanced-path="M 676 88  C 643 87 554 92 479 79  C 404 66 303 24 223 12  C 143 0 46 8 0 7  N"/>
        </draw:custom-shape>
        <draw:g>
          <draw:custom-shape draw:style-name="gr93" draw:text-style-name="P36" draw:layer="layout" svg:width="1.693cm" svg:height="2.751cm" svg:x="10.16cm" svg:y="8.467cm">
            <text:p/>
            <draw:enhanced-geometry svg:viewBox="0 0 21600 21600" draw:type="rectangle" draw:enhanced-path="M 0 0 L 21600 0 21600 21600 0 21600 0 0 Z N"/>
          </draw:custom-shape>
          <draw:custom-shape draw:style-name="gr241" draw:text-style-name="P13" draw:layer="layout" svg:width="1.248cm" svg:height="0.853cm" svg:x="10.16cm" svg:y="10.31cm">
            <text:list text:style-name="L1">
              <text:list-header>
                <text:p text:style-name="P12"><text:span text:style-name="T2">Rx</text:span></text:p>
              </text:list-header>
            </text:list>
            <draw:enhanced-geometry svg:viewBox="0 0 21600 21600" draw:type="mso-spt202" draw:enhanced-path="M 0 0 L 21600 0 21600 21600 0 21600 0 0 Z N"/>
          </draw:custom-shape>
          <draw:custom-shape draw:style-name="gr242" draw:text-style-name="P51" draw:layer="layout" svg:width="0.847cm" svg:height="0.635cm" svg:x="10.795cm" svg:y="9.525cm">
            <text:list text:style-name="L6">
              <text:list-header>
                <text:p text:style-name="P50"><text:span text:style-name="T19"><text:s/></text:span></text:p>
              </text:list-header>
            </text:list>
            <draw:enhanced-geometry svg:viewBox="0 0 21600 21600" draw:type="rectangle" draw:enhanced-path="M 0 0 L 21600 0 21600 21600 0 21600 0 0 Z N"/>
          </draw:custom-shape>
          <draw:custom-shape draw:style-name="gr243" draw:text-style-name="P2" draw:layer="layout" svg:width="0.847cm" svg:height="0.635cm" svg:x="10.795cm" svg:y="8.678cm">
            <text:p/>
            <draw:enhanced-geometry svg:viewBox="0 0 21600 21600" draw:type="rectangle" draw:enhanced-path="M 0 0 L 21600 0 21600 21600 0 21600 0 0 Z N"/>
          </draw:custom-shape>
          <draw:custom-shape draw:style-name="gr106" draw:text-style-name="P2" draw:layer="layout" svg:width="0.679cm" svg:height="0.926cm" svg:x="11.642cm" svg:y="9.066cm">
            <text:p/>
            <draw:enhanced-geometry svg:viewBox="0 0 154 210" draw:type="non-primitive" draw:enhanced-path="M 0 200  C 22 197 112 210 133 182  C 154 154 150 58 128 29  C 106 0 27 12 0 8  N"/>
          </draw:custom-shape>
          <draw:custom-shape draw:style-name="gr109" draw:text-style-name="P47" draw:layer="layout" svg:width="0.432cm" svg:height="0.45cm" svg:x="11.218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4" draw:text-style-name="P2" draw:layer="layout" svg:width="2.708cm" svg:height="2.39cm" svg:x="9.635cm" svg:y="6.5cm">
          <text:p/>
          <draw:enhanced-geometry svg:viewBox="0 0 617 640" draw:type="non-primitive" draw:enhanced-path="M 458 640  C 480 634 580 638 592 605  C 604 572 617 480 533 443  C 449 406 172 432 86 383  C 0 334 21 210 18 146  C 15 82 58 30 68 0  N"/>
        </draw:custom-shape>
        <draw:custom-shape draw:style-name="gr245" draw:text-style-name="P2" draw:layer="layout" svg:width="2.751cm" svg:height="1.27cm" svg:x="11.642cm" svg:y="8.467cm">
          <text:p/>
          <draw:enhanced-geometry svg:viewBox="0 0 624 449" draw:type="non-primitive" draw:enhanced-path="M 0 449  C 51 437 237 442 307 377  C 377 312 365 120 418 60  C 471 0 581 26 624 17  N"/>
        </draw:custom-shape>
        <presentation:notes draw:style-name="dp2">
          <draw:page-thumbnail draw:style-name="gr30" draw:layer="layout" svg:width="7.142cm" svg:height="9.524cm" svg:x="5.953cm" svg:y="1.93cm" draw:page-number="5" presentation:class="page"/>
          <draw:frame presentation:style-name="pr3" draw:text-style-name="P29" draw:layer="layout" svg:width="15.239cm" svg:height="11.429cm" svg:x="1.905cm" svg:y="12.065cm" presentation:class="notes" presentation:placeholder="true">
            <draw:text-box/>
          </draw:frame>
        </presentation:notes>
      </draw:page>
      <draw:page draw:name="page6" draw:style-name="dp1" draw:master-page-name="Standard">
        <draw:g>
          <draw:custom-shape draw:style-name="gr246" draw:text-style-name="P2" draw:layer="layout" svg:width="0.423cm" svg:height="1.822cm" draw:transform="rotate (-1.5707963267949) translate (21.295cm 11.448cm)">
            <text:p/>
            <draw:enhanced-geometry svg:viewBox="0 0 104 192" draw:type="non-primitive" draw:enhanced-path="M 4 192  C 6 179 0 134 14 114  C 28 94 76 91 90 72  C 104 53 98 15 100 0  N"/>
          </draw:custom-shape>
          <draw:g>
            <draw:custom-shape draw:style-name="gr233" draw:text-style-name="P14" draw:layer="layout" svg:width="0.952cm" svg:height="0.926cm" svg:x="23.178cm" svg:y="11.386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96" draw:text-style-name="P2" draw:layer="layout" svg:width="0.158cm" svg:height="0.154cm" svg:x="23.814cm" svg:y="11.763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96" draw:text-style-name="P2" draw:layer="layout" svg:width="0.158cm" svg:height="0.154cm" svg:x="23.338cm" svg:y="11.763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g>
          <draw:g>
            <draw:custom-shape draw:style-name="gr234" draw:text-style-name="P2" draw:layer="layout" svg:width="0.776cm" svg:height="0.952cm" draw:transform="rotate (-1.5707963267949) translate (22.225cm 11.452cm)">
              <text:p/>
              <draw:enhanced-geometry svg:viewBox="0 0 21600 21600" draw:mirror-vertical="true"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9" draw:text-style-name="P41" draw:layer="layout" svg:x1="21.749cm" svg:y1="11.452cm" svg:x2="22.383cm" svg:y2="11.452cm">
              <text:p/>
            </draw:line>
            <draw:line draw:style-name="gr69" draw:text-style-name="P41" draw:layer="layout" svg:x1="22.383cm" svg:y1="11.452cm" svg:x2="22.383cm" svg:y2="12.228cm">
              <text:p/>
            </draw:line>
            <draw:line draw:style-name="gr69" draw:text-style-name="P41" draw:layer="layout" svg:x1="22.383cm" svg:y1="12.228cm" svg:x2="21.749cm" svg:y2="12.228cm">
              <text:p/>
            </draw:line>
            <draw:line draw:style-name="gr40" draw:text-style-name="P41" draw:layer="layout" svg:x1="22.383cm" svg:y1="12.073cm" svg:x2="22.859cm" svg:y2="12.073cm">
              <text:p/>
            </draw:line>
            <draw:line draw:style-name="gr40" draw:text-style-name="P41" draw:layer="layout" svg:x1="22.383cm" svg:y1="11.608cm" svg:x2="22.859cm" svg:y2="11.608cm">
              <text:p/>
            </draw:line>
          </draw:g>
        </draw:g>
        <draw:custom-shape draw:style-name="gr247" draw:text-style-name="P14" draw:layer="layout" svg:width="4.656cm" svg:height="2.16cm" svg:x="14.817cm" svg:y="10.328cm">
          <text:p/>
          <draw:enhanced-geometry svg:viewBox="0 0 21600 21600" draw:mirror-horizontal="true" draw:mirror-vertical="true" draw:type="rectangle" draw:enhanced-path="M 0 0 L 21600 0 21600 21600 0 21600 0 0 Z N"/>
        </draw:custom-shape>
        <draw:g>
          <draw:custom-shape draw:style-name="gr248" draw:text-style-name="P2" draw:layer="layout" svg:width="1.005cm" svg:height="1.269cm" svg:x="18.148cm" svg:y="11.009cm">
            <text:p/>
            <draw:enhanced-geometry svg:viewBox="0 0 21600 21600" draw:mirror-horizontal="true" draw:mirror-vertical="fals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8" draw:text-style-name="P2" draw:layer="layout" svg:width="1.005cm" svg:height="1.269cm" svg:x="17.143cm" svg:y="11.009cm">
            <text:p/>
            <draw:enhanced-geometry svg:viewBox="0 0 21600 21600" draw:mirror-horizontal="true" draw:mirror-vertical="fals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78" draw:text-style-name="P5" draw:layer="layout" svg:width="2.751cm" svg:height="4.189cm" svg:x="6.138cm" svg:y="12.956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9" draw:text-style-name="P13" draw:layer="layout" svg:width="2.028cm" svg:height="0.853cm" svg:x="6.138cm" svg:y="16.13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80" draw:text-style-name="P8" draw:layer="layout" svg:width="0.433cm" svg:height="0.444cm" svg:x="6.429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7.007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7.585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4cm" svg:x="8.164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8" draw:layer="layout" svg:width="0.433cm" svg:height="0.448cm" svg:x="6.429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7.007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7.586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0.433cm" svg:height="0.448cm" svg:x="8.164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2" draw:text-style-name="P47" draw:layer="layout" svg:width="0.432cm" svg:height="0.449cm" svg:x="8.166cm" svg:y="16.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7.73cm" svg:y="14.7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7.73cm" svg:y="15.07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7.584cm 15.0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8.021cm 14.93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7.72cm" svg:y="14.924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6.429cm" svg:y="13.2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0" draw:layer="layout" svg:width="0.437cm" svg:height="0.449cm" svg:x="7.584cm" svg:y="13.28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4" draw:text-style-name="P11" draw:layer="layout" svg:width="0.432cm" svg:height="0.448cm" svg:x="7.011cm" svg:y="13.2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0" draw:text-style-name="P49" draw:layer="layout" svg:width="0.723cm" svg:height="0.599cm" svg:x="6.861cm" svg:y="13.202cm">
            <text:list text:style-name="L3">
              <text:list-header>
                <text:p text:style-name="P48"><text:span text:style-name="T18">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8.166cm" svg:y="13.566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8.166cm" svg:y="13.2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6" draw:text-style-name="P14" draw:layer="layout" svg:width="0.437cm" svg:height="0.449cm" svg:x="8.157cm" svg:y="14.78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8.235cm" svg:y="14.87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7" draw:text-style-name="P9" draw:layer="layout" svg:width="0.449cm" svg:height="0.432cm" draw:transform="rotate (-1.5707963267949) translate (6.861cm 14.77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9" draw:layer="layout" svg:width="0.146cm" svg:height="0.449cm" svg:x="6.715cm" svg:y="14.781cm">
            <text:p/>
            <draw:enhanced-geometry svg:viewBox="0 0 21600 21600" draw:type="rectangle" draw:enhanced-path="M 0 0 L 21600 0 21600 21600 0 21600 0 0 Z N"/>
          </draw:custom-shape>
          <draw:g>
            <draw:custom-shape draw:style-name="gr6" draw:text-style-name="P10" draw:layer="layout" svg:width="0.146cm" svg:height="0.143cm" svg:x="7.152cm" svg:y="15.11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7.006cm" svg:y="14.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9" draw:text-style-name="P10" draw:layer="layout" svg:width="0.376cm" svg:height="0.555cm" svg:x="7.033cm" svg:y="14.732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0" draw:text-style-name="P10" draw:layer="layout" svg:width="0.303cm" svg:height="0.193cm" svg:x="7.072cm" svg:y="14.925cm">
              <text:p/>
              <draw:enhanced-geometry svg:viewBox="0 0 21600 21600" draw:type="rectangle" draw:enhanced-path="M 0 0 L 21600 0 21600 21600 0 21600 0 0 Z N"/>
            </draw:custom-shape>
          </draw:g>
        </draw:g>
        <draw:g>
          <draw:custom-shape draw:style-name="gr251" draw:text-style-name="P13" draw:layer="layout" svg:width="5.503cm" svg:height="0.853cm" svg:x="0.847cm" svg:y="17.568cm">
            <text:list text:style-name="L1">
              <text:list-header>
                <text:p text:style-name="P12"><text:span text:style-name="T2">27.145 MHz - PCM</text:span></text:p>
              </text:list-header>
            </text:list>
            <draw:enhanced-geometry svg:viewBox="0 0 21600 21600" draw:type="mso-spt202" draw:enhanced-path="M 0 0 L 21600 0 21600 21600 0 21600 0 0 Z N"/>
          </draw:custom-shape>
          <draw:custom-shape draw:style-name="gr109" draw:text-style-name="P47" draw:layer="layout" svg:width="0.432cm" svg:height="0.45cm" svg:x="0.635cm" svg:y="17.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1" draw:text-style-name="P41" draw:layer="layout" svg:x1="0.635cm" svg:y1="5.993cm" svg:x2="24.553cm" svg:y2="5.993cm">
          <text:p/>
        </draw:line>
        <draw:line draw:style-name="gr77" draw:text-style-name="P41" draw:layer="layout" svg:x1="7.408cm" svg:y1="12.744cm" svg:x2="8.467cm" svg:y2="10.372cm">
          <text:p/>
        </draw:line>
        <draw:custom-shape draw:style-name="gr252" draw:text-style-name="P38" draw:layer="layout" svg:width="1.27cm" svg:height="0.853cm" svg:x="7.62cm" svg:y="11.642cm">
          <text:list text:style-name="L1">
            <text:list-header>
              <text:p text:style-name="P37"><text:span text:style-name="T17">A</text:span></text:p>
            </text:list-header>
          </text:list>
          <draw:enhanced-geometry svg:viewBox="0 0 21600 21600" draw:type="mso-spt202" draw:enhanced-path="M 0 0 L 21600 0 21600 21600 0 21600 0 0 Z N"/>
        </draw:custom-shape>
        <draw:custom-shape draw:style-name="gr253" draw:text-style-name="P2" draw:layer="layout" svg:width="2.844cm" svg:height="1.371cm" svg:x="11.981cm" svg:y="10.019cm">
          <text:p/>
          <draw:enhanced-geometry svg:viewBox="0 0 595 311" draw:type="non-primitive" draw:enhanced-path="M 0 0  C 10 35 17 169 63 218  C 109 267 185 281 274 296  C 363 311 528 304 595 306  N"/>
        </draw:custom-shape>
        <draw:custom-shape draw:style-name="gr254" draw:text-style-name="P2" draw:layer="layout" svg:width="0.212cm" svg:height="0.212cm" svg:x="4.745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14" draw:layer="layout" svg:width="1.133cm" svg:height="1.098cm" svg:x="8.498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9cm" svg:height="0.158cm" svg:x="8.987cm" svg:y="5.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5" draw:text-style-name="P14" draw:layer="layout" svg:width="1.133cm" svg:height="1.098cm" svg:x="11.082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61cm" svg:height="0.157cm" svg:x="11.567cm" svg:y="5.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9" draw:text-style-name="P41" draw:layer="layout" svg:x1="8.819cm" svg:y1="5.186cm" svg:x2="12.056cm" svg:y2="5.186cm">
              <text:p/>
            </draw:line>
            <draw:g>
              <draw:line draw:style-name="gr69" draw:text-style-name="P41" draw:layer="layout" svg:x1="8.966cm" svg:y1="5.289cm" svg:x2="9.112cm" svg:y2="5.081cm">
                <text:p/>
              </draw:line>
              <draw:line draw:style-name="gr69" draw:text-style-name="P41" draw:layer="layout" svg:x1="9.112cm" svg:y1="5.289cm" svg:x2="9.259cm" svg:y2="5.081cm">
                <text:p/>
              </draw:line>
              <draw:line draw:style-name="gr69" draw:text-style-name="P41" draw:layer="layout" svg:x1="9.259cm" svg:y1="5.289cm" svg:x2="9.406cm" svg:y2="5.081cm">
                <text:p/>
              </draw:line>
            </draw:g>
            <draw:custom-shape draw:style-name="gr256" draw:text-style-name="P5" draw:layer="layout" svg:width="1.765cm" svg:height="0.626cm" svg:x="9.555cm" svg:y="4.873cm">
              <text:p/>
              <draw:enhanced-geometry svg:viewBox="0 0 21600 21600" draw:type="rectangle" draw:enhanced-path="M 0 0 L 21600 0 21600 21600 0 21600 0 0 Z N"/>
            </draw:custom-shape>
            <draw:g>
              <draw:line draw:style-name="gr69" draw:text-style-name="P41" draw:layer="layout" svg:x1="11.467cm" svg:y1="5.289cm" svg:x2="11.613cm" svg:y2="5.081cm">
                <text:p/>
              </draw:line>
              <draw:line draw:style-name="gr69" draw:text-style-name="P41" draw:layer="layout" svg:x1="11.613cm" svg:y1="5.289cm" svg:x2="11.76cm" svg:y2="5.081cm">
                <text:p/>
              </draw:line>
              <draw:line draw:style-name="gr69" draw:text-style-name="P41" draw:layer="layout" svg:x1="11.76cm" svg:y1="5.289cm" svg:x2="11.907cm" svg:y2="5.081cm">
                <text:p/>
              </draw:line>
            </draw:g>
          </draw:g>
          <draw:custom-shape draw:style-name="gr257" draw:text-style-name="P38" draw:layer="layout" svg:width="2.212cm" svg:height="0.848cm" svg:x="9.555cm" svg:y="4.981cm">
            <text:list text:style-name="L1">
              <text:list-header>
                <text:p text:style-name="P37"><text:span text:style-name="T2"/></text:p>
              </text:list-header>
            </text:list>
            <draw:enhanced-geometry svg:viewBox="0 0 21600 21600" draw:type="mso-spt202" draw:enhanced-path="M 0 0 L 21600 0 21600 21600 0 21600 0 0 Z N"/>
          </draw:custom-shape>
        </draw:g>
        <draw:line draw:style-name="gr71" draw:text-style-name="P41" draw:layer="layout" svg:x1="8.986cm" svg:y1="2.84cm" svg:x2="6.561cm" svg:y2="2.84cm">
          <text:p/>
        </draw:line>
        <draw:custom-shape draw:style-name="gr258" draw:text-style-name="P14" draw:layer="layout" svg:width="0.489cm" svg:height="1.253cm" svg:x="11.567cm" svg:y="2.3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9" draw:text-style-name="P41" draw:layer="layout" svg:x1="7.047cm" svg:y1="5.658cm" svg:x2="12.7cm" svg:y2="5.658cm">
          <text:p/>
        </draw:line>
        <draw:line draw:style-name="gr69" draw:text-style-name="P41" draw:layer="layout" svg:x1="12.7cm" svg:y1="5.658cm" svg:x2="12.7cm" svg:y2="4.718cm">
          <text:p/>
        </draw:line>
        <draw:line draw:style-name="gr69" draw:text-style-name="P41" draw:layer="layout" svg:x1="12.725cm" svg:y1="4.718cm" svg:x2="12.324cm" svg:y2="4.718cm">
          <text:p/>
        </draw:line>
        <draw:line draw:style-name="gr69" draw:text-style-name="P41" draw:layer="layout" svg:x1="12.537cm" svg:y1="4.717cm" svg:x2="12.537cm" svg:y2="3.624cm">
          <text:p/>
        </draw:line>
        <draw:line draw:style-name="gr69" draw:text-style-name="P41" draw:layer="layout" svg:x1="12.537cm" svg:y1="3.625cm" svg:x2="8.987cm" svg:y2="3.625cm">
          <text:p/>
        </draw:line>
        <draw:line draw:style-name="gr69" draw:text-style-name="P41" draw:layer="layout" svg:x1="7.047cm" svg:y1="2.84cm" svg:x2="7.047cm" svg:y2="5.658cm">
          <text:p/>
        </draw:line>
        <draw:line draw:style-name="gr69" draw:text-style-name="P41" draw:layer="layout" svg:x1="8.987cm" svg:y1="2.84cm" svg:x2="8.987cm" svg:y2="3.625cm">
          <text:p/>
        </draw:line>
        <draw:custom-shape draw:style-name="gr119" draw:text-style-name="P14" draw:layer="layout" svg:width="0.485cm" svg:height="0.785cm" svg:x="10.438cm" svg:y="2.84cm">
          <text:p/>
          <draw:enhanced-geometry svg:viewBox="0 0 21600 21600" draw:type="rectangle" draw:enhanced-path="M 0 0 L 21600 0 21600 21600 0 21600 0 0 Z N"/>
        </draw:custom-shape>
        <draw:custom-shape draw:style-name="gr120" draw:text-style-name="P14" draw:layer="layout" svg:width="0.485cm" svg:height="0.472cm" svg:x="9.468cm" svg:y="3.153cm">
          <text:p/>
          <draw:enhanced-geometry svg:viewBox="0 0 21600 21600" draw:type="rectangle" draw:enhanced-path="M 0 0 L 21600 0 21600 21600 0 21600 0 0 Z N"/>
        </draw:custom-shape>
        <draw:custom-shape draw:style-name="gr259" draw:text-style-name="P2" draw:layer="layout" svg:width="1.808cm" svg:height="1.12cm" svg:x="8.184cm" svg:y="4.322cm">
          <text:p/>
          <draw:enhanced-geometry svg:viewBox="0 0 382 239" draw:type="non-primitive" draw:enhanced-path="M 115 234  C 97 229 18 239 9 205  C 0 171 7 64 60 32  C 113 0 276 3 329 16  C 382 29 373 72 377 112  N"/>
        </draw:custom-shape>
        <draw:custom-shape draw:style-name="gr260" draw:text-style-name="P2" draw:layer="layout" svg:width="2.536cm" svg:height="1.085cm" svg:x="9.882cm" svg:y="4.361cm">
          <text:p/>
          <draw:enhanced-geometry svg:viewBox="0 0 575 246" draw:type="non-primitive" draw:enhanced-path="M 473 240  C 490 236 575 246 574 214  C 573 182 548 81 465 47  C 382 13 148 0 74 10  C 0 20 31 90 20 110  N"/>
        </draw:custom-shape>
        <draw:custom-shape draw:style-name="gr254" draw:text-style-name="P2" draw:layer="layout" svg:width="0.225cm" svg:height="0.221cm" svg:x="8.634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2" draw:layer="layout" svg:width="0.225cm" svg:height="0.221cm" svg:x="11.84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1" draw:text-style-name="P54" draw:layer="layout" svg:width="11.157cm" svg:height="1.785cm" svg:x="6.372cm" svg:y="0.123cm">
          <text:list text:style-name="L1">
            <text:list-header>
              <text:p text:style-name="P53"><text:span text:style-name="T20">Only one locomotive supplied by track</text:span><text:span text:style-name="T20"><text:line-break/></text:span><text:span text:style-name="T20">track voltage being radio controlled</text:span></text:p>
            </text:list-header>
          </text:list>
          <draw:enhanced-geometry svg:viewBox="0 0 21600 21600" draw:type="rectangle" draw:enhanced-path="M 0 0 L 21600 0 21600 21600 0 21600 0 0 Z N"/>
        </draw:custom-shape>
        <draw:custom-shape draw:style-name="gr262" draw:text-style-name="P57" draw:layer="layout" svg:width="6.672cm" svg:height="1.905cm" svg:x="0.101cm" svg:y="0.123cm">
          <text:list text:style-name="L1">
            <text:list-header>
              <text:p text:style-name="P56"><text:span text:style-name="T21">Model train control: </text:span><text:span text:style-name="T21"><text:line-break/></text:span><text:span text:style-name="T21">RCS system</text:span></text:p>
            </text:list-header>
          </text:list>
          <draw:enhanced-geometry svg:viewBox="0 0 21600 21600" draw:type="rectangle" draw:enhanced-path="M 0 0 L 21600 0 21600 21600 0 21600 0 0 Z N"/>
        </draw:custom-shape>
        <draw:custom-shape draw:style-name="gr263" draw:text-style-name="P23" draw:layer="layout" svg:width="7.831cm" svg:height="1.058cm" svg:x="17.357cm" svg:y="0cm">
          <text:list text:style-name="L1">
            <text:list-header>
              <text:p text:style-name="P22"><text:span text:style-name="T8">Author: Pierre Rouzeau copyright cc: by-nc-sa</text:span><text:span text:style-name="T8"><text:line-break/></text:span><text:span text:style-name="T8">Author is not linked with RCS system</text:span></text:p>
            </text:list-header>
          </text:list>
          <draw:enhanced-geometry svg:viewBox="0 0 21600 21600" draw:type="rectangle" draw:enhanced-path="M 0 0 L 21600 0 21600 21600 0 21600 0 0 Z N"/>
        </draw:custom-shape>
        <draw:g>
          <draw:g>
            <draw:line draw:style-name="gr62" draw:text-style-name="P41" draw:layer="layout" svg:x1="16.766cm" svg:y1="11.419cm" svg:x2="15.988cm" svg:y2="10.626cm">
              <text:p/>
            </draw:line>
            <draw:custom-shape draw:style-name="gr264" draw:text-style-name="P14" draw:layer="layout" svg:width="0.37cm" svg:height="0.37cm" draw:transform="rotate (-0.775973385436679) translate (16.374cm 10.76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41" draw:layer="layout" svg:x1="16.38cm" svg:y1="10.761cm" svg:x2="16.116cm" svg:y2="11.02cm">
              <text:p/>
            </draw:line>
          </draw:g>
          <draw:g>
            <draw:line draw:style-name="gr62" draw:text-style-name="P41" draw:layer="layout" svg:x1="16.767cm" svg:y1="11.419cm" svg:x2="15.974cm" svg:y2="12.197cm">
              <text:p/>
            </draw:line>
            <draw:custom-shape draw:style-name="gr264" draw:text-style-name="P14" draw:layer="layout" svg:width="0.37cm" svg:height="0.37cm" draw:transform="rotate (-2.34676971223158) translate (16.632cm 11.806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41" draw:layer="layout" svg:x1="16.11cm" svg:y1="11.806cm" svg:x2="16.369cm" svg:y2="12.07cm">
              <text:p/>
            </draw:line>
          </draw:g>
          <draw:g>
            <draw:line draw:style-name="gr62" draw:text-style-name="P41" draw:layer="layout" svg:x1="15.973cm" svg:y1="12.197cm" svg:x2="15.195cm" svg:y2="11.404cm">
              <text:p/>
            </draw:line>
            <draw:custom-shape draw:style-name="gr264" draw:text-style-name="P14" draw:layer="layout" svg:width="0.37cm" svg:height="0.37cm" draw:transform="rotate (-0.775973385436679) translate (15.581cm 11.539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41" draw:layer="layout" svg:x1="15.587cm" svg:y1="11.539cm" svg:x2="15.323cm" svg:y2="11.798cm">
              <text:p/>
            </draw:line>
          </draw:g>
          <draw:g>
            <draw:line draw:style-name="gr62" draw:text-style-name="P41" draw:layer="layout" svg:x1="15.989cm" svg:y1="10.626cm" svg:x2="15.196cm" svg:y2="11.404cm">
              <text:p/>
            </draw:line>
            <draw:custom-shape draw:style-name="gr264" draw:text-style-name="P14" draw:layer="layout" svg:width="0.37cm" svg:height="0.37cm" draw:transform="rotate (-2.34676971223158) translate (15.853cm 11.013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2" draw:text-style-name="P41" draw:layer="layout" svg:x1="15.331cm" svg:y1="11.013cm" svg:x2="15.59cm" svg:y2="11.277cm">
              <text:p/>
            </draw:line>
          </draw:g>
        </draw:g>
        <draw:custom-shape draw:style-name="gr265" draw:text-style-name="P13" draw:layer="layout" svg:width="12.7cm" svg:height="1.445cm" svg:x="10.795cm" svg:y="13.379cm">
          <text:list text:style-name="L1">
            <text:list-header>
              <text:p text:style-name="P12"><text:span text:style-name="T2">No coding signal on track.</text:span><text:span text:style-name="T2"><text:line-break/></text:span><text:span text:style-name="T2"> Only one locomotive or group per track.</text:span></text:p>
            </text:list-header>
          </text:list>
          <draw:enhanced-geometry svg:viewBox="0 0 21600 21600" draw:type="rectangle" draw:enhanced-path="M 0 0 L 21600 0 21600 21600 0 21600 0 0 Z N"/>
        </draw:custom-shape>
        <draw:custom-shape draw:style-name="gr266" draw:text-style-name="P38" draw:layer="layout" svg:width="3.387cm" svg:height="0.853cm" svg:x="11.743cm" svg:y="11.43cm">
          <text:list text:style-name="L1">
            <text:list-header>
              <text:p text:style-name="P37"><text:span text:style-name="T17">14-24 V DC</text:span></text:p>
            </text:list-header>
          </text:list>
          <draw:enhanced-geometry svg:viewBox="0 0 21600 21600" draw:type="mso-spt202" draw:enhanced-path="M 0 0 L 21600 0 21600 21600 0 21600 0 0 Z N"/>
        </draw:custom-shape>
        <draw:g>
          <draw:custom-shape draw:style-name="gr267" draw:text-style-name="P46" draw:layer="layout" svg:width="6.773cm" svg:height="2.919cm" svg:x="6.985cm" svg:y="7.241cm">
            <text:list text:style-name="L1">
              <text:list-header>
                <text:p text:style-name="P12"><text:span text:style-name="T17"/></text:p>
                <text:p text:style-name="P30"><text:span text:style-name="T17"/></text:p>
              </text:list-header>
            </text:list>
            <draw:enhanced-geometry svg:viewBox="0 0 21600 21600" draw:type="rectangle" draw:enhanced-path="M 0 0 L 21600 0 21600 21600 0 21600 0 0 Z N"/>
          </draw:custom-shape>
          <draw:custom-shape draw:style-name="gr268" draw:text-style-name="P2" draw:layer="layout" svg:width="0.211cm" svg:height="0.847cm" draw:transform="rotate (-1.5707963267949) translate (12.911cm 8.1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9" draw:text-style-name="P40" draw:layer="layout" svg:width="2.963cm" svg:height="0.726cm" svg:x="11.007cm" svg:y="8.167cm">
            <text:list text:style-name="L1">
              <text:list-header>
                <text:p text:style-name="P39"><text:span text:style-name="T14">Programming</text:span></text:p>
              </text:list-header>
            </text:list>
            <draw:enhanced-geometry svg:viewBox="0 0 21600 21600" draw:type="mso-spt202" draw:enhanced-path="M 0 0 L 21600 0 21600 21600 0 21600 0 0 Z N"/>
          </draw:custom-shape>
          <draw:g>
            <draw:line draw:style-name="gr39" draw:text-style-name="P41" draw:layer="layout" svg:x1="12.488cm" svg:y1="7.998cm" svg:x2="12.488cm" svg:y2="7.575cm">
              <text:p/>
            </draw:line>
            <draw:line draw:style-name="gr40" draw:text-style-name="P41" draw:layer="layout" svg:x1="12.488cm" svg:y1="7.998cm" svg:x2="12.488cm" svg:y2="7.786cm">
              <text:p/>
            </draw:line>
          </draw:g>
          <draw:g>
            <draw:line draw:style-name="gr39" draw:text-style-name="P41" draw:layer="layout" svg:x1="12.061cm" svg:y1="7.998cm" svg:x2="12.061cm" svg:y2="7.575cm">
              <text:p/>
            </draw:line>
            <draw:line draw:style-name="gr40" draw:text-style-name="P41" draw:layer="layout" svg:x1="12.061cm" svg:y1="7.998cm" svg:x2="12.061cm" svg:y2="7.786cm">
              <text:p/>
            </draw:line>
          </draw:g>
          <draw:g>
            <draw:line draw:style-name="gr39" draw:text-style-name="P41" draw:layer="layout" svg:x1="12.912cm" svg:y1="7.998cm" svg:x2="12.912cm" svg:y2="7.575cm">
              <text:p/>
            </draw:line>
            <draw:line draw:style-name="gr40" draw:text-style-name="P41" draw:layer="layout" svg:x1="12.912cm" svg:y1="7.998cm" svg:x2="12.912cm" svg:y2="7.786cm">
              <text:p/>
            </draw:line>
          </draw:g>
          <draw:custom-shape draw:style-name="gr270" draw:text-style-name="P38" draw:layer="layout" svg:width="4.233cm" svg:height="1.445cm" svg:x="6.985cm" svg:y="7.241cm">
            <text:list text:style-name="L1">
              <text:list-header>
                <text:p text:style-name="P37"><text:span text:style-name="T2">Track receiver</text:span><text:span text:style-name="T2"><text:line-break/></text:span><text:span text:style-name="T2">TITAN-10x</text:span></text:p>
              </text:list-header>
            </text:list>
            <draw:enhanced-geometry svg:viewBox="0 0 21600 21600" draw:type="mso-spt202" draw:enhanced-path="M 0 0 L 21600 0 21600 21600 0 21600 0 0 Z N"/>
          </draw:custom-shape>
          <draw:g>
            <draw:custom-shape draw:style-name="gr59" draw:text-style-name="P2" draw:layer="layout" svg:width="0.362cm" svg:height="0.366cm" svg:x="11.43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362cm" svg:height="0.366cm" svg:x="12.156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2" draw:text-style-name="P47" draw:layer="layout" svg:width="0.432cm" svg:height="0.449cm" svg:x="13.11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1" draw:text-style-name="P41" draw:layer="layout" svg:x1="11.792cm" svg:y1="9.851cm" svg:x2="12.003cm" svg:y2="10.063cm">
            <text:p/>
          </draw:line>
          <draw:line draw:style-name="gr271" draw:text-style-name="P41" draw:layer="layout" svg:x1="11.977cm" svg:y1="10.072cm" svg:x2="12.188cm" svg:y2="9.86cm">
            <text:p/>
          </draw:line>
          <draw:g>
            <draw:custom-shape draw:style-name="gr272" draw:text-style-name="P2" draw:layer="layout" svg:width="0.846cm" svg:height="0.847cm" svg:x="10.028cm" svg:y="9.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41" draw:layer="layout" svg:x1="10.451cm" svg:y1="8.678cm" svg:x2="10.451cm" svg:y2="8.89cm">
              <text:p/>
            </draw:line>
            <draw:line draw:style-name="gr62" draw:text-style-name="P41" draw:layer="layout" svg:x1="10.451cm" svg:y1="9.022cm" svg:x2="10.451cm" svg:y2="9.234cm">
              <text:p/>
            </draw:line>
            <draw:line draw:style-name="gr62" draw:text-style-name="P41" draw:layer="layout" svg:x1="10.83cm" svg:y1="9.056cm" svg:x2="11.007cm" svg:y2="8.893cm">
              <text:p/>
            </draw:line>
            <draw:line draw:style-name="gr62" draw:text-style-name="P41" draw:layer="layout" svg:x1="10.071cm" svg:y1="9.04cm" svg:x2="9.894cm" svg:y2="8.876cm">
              <text:p/>
            </draw:line>
            <draw:line draw:style-name="gr62" draw:text-style-name="P41" draw:layer="layout" svg:x1="9.657cm" svg:y1="9.445cm" svg:x2="9.869cm" svg:y2="9.445cm">
              <text:p/>
            </draw:line>
            <draw:line draw:style-name="gr62" draw:text-style-name="P41" draw:layer="layout" svg:x1="10.707cm" svg:y1="8.906cm" svg:x2="10.791cm" svg:y2="8.721cm">
              <text:p/>
            </draw:line>
            <draw:line draw:style-name="gr62" draw:text-style-name="P41" draw:layer="layout" svg:x1="10.238cm" svg:y1="8.906cm" svg:x2="10.155cm" svg:y2="8.721cm">
              <text:p/>
            </draw:line>
            <draw:line draw:style-name="gr62" draw:text-style-name="P41" draw:layer="layout" svg:x1="9.921cm" svg:y1="9.212cm" svg:x2="9.736cm" svg:y2="9.128cm">
              <text:p/>
            </draw:line>
          </draw:g>
          <draw:custom-shape draw:style-name="gr273" draw:text-style-name="P38" draw:layer="layout" svg:width="1.693cm" svg:height="0.853cm" svg:x="8.255cm" svg:y="8.678cm">
            <text:list text:style-name="L1">
              <text:list-header>
                <text:p text:style-name="P37"><text:span text:style-name="T17">Maxi</text:span></text:p>
              </text:list-header>
            </text:list>
            <draw:enhanced-geometry svg:viewBox="0 0 21600 21600" draw:type="mso-spt202" draw:enhanced-path="M 0 0 L 21600 0 21600 21600 0 21600 0 0 Z N"/>
          </draw:custom-shape>
          <draw:g>
            <draw:custom-shape draw:style-name="gr64" draw:text-style-name="P2" draw:layer="layout" svg:width="0.362cm" svg:height="0.366cm" svg:x="7.37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362cm" svg:height="0.366cm" svg:x="8.10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4" draw:text-style-name="P41" draw:layer="layout" svg:x1="7.748cm" svg:y1="9.829cm" svg:x2="7.96cm" svg:y2="10.041cm">
            <text:p/>
          </draw:line>
          <draw:line draw:style-name="gr274" draw:text-style-name="P41" draw:layer="layout" svg:x1="7.942cm" svg:y1="10.05cm" svg:x2="8.154cm" svg:y2="9.838cm">
            <text:p/>
          </draw:line>
        </draw:g>
        <draw:custom-shape draw:style-name="gr275" draw:text-style-name="P38" draw:layer="layout" svg:width="3.598cm" svg:height="0.853cm" svg:x="4.022cm" svg:y="10.795cm">
          <text:list text:style-name="L1">
            <text:list-header>
              <text:p text:style-name="P37"><text:span text:style-name="T2">Filered Linear</text:span></text:p>
            </text:list-header>
          </text:list>
          <draw:enhanced-geometry svg:viewBox="0 0 21600 21600" draw:type="mso-spt202" draw:enhanced-path="M 0 0 L 21600 0 21600 21600 0 21600 0 0 Z N"/>
        </draw:custom-shape>
        <draw:custom-shape draw:style-name="gr276" draw:text-style-name="P2" draw:layer="layout" svg:width="4.282cm" svg:height="4.996cm" svg:x="3.894cm" svg:y="5.971cm">
          <text:p/>
          <draw:enhanced-geometry svg:viewBox="0 0 971 1133" draw:type="non-primitive" draw:enhanced-path="M 927 909  C 912 939 971 1063 839 1088  C 707 1113 266 1133 133 1059  C 0 985 31 760 42 643  C 53 526 169 465 199 358  C 229 251 217 75 221 0  N"/>
        </draw:custom-shape>
        <draw:g>
          <draw:custom-shape draw:style-name="gr255" draw:text-style-name="P14" draw:layer="layout" svg:width="1.133cm" svg:height="1.098cm" svg:x="14.61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59cm" svg:height="0.158cm" svg:x="15.099cm" svg:y="5.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5" draw:text-style-name="P14" draw:layer="layout" svg:width="1.133cm" svg:height="1.098cm" svg:x="17.194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2" draw:layer="layout" svg:width="0.161cm" svg:height="0.157cm" svg:x="17.679cm" svg:y="5.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9" draw:text-style-name="P41" draw:layer="layout" svg:x1="14.931cm" svg:y1="5.186cm" svg:x2="18.168cm" svg:y2="5.186cm">
                <text:p/>
              </draw:line>
              <draw:g>
                <draw:line draw:style-name="gr69" draw:text-style-name="P41" draw:layer="layout" svg:x1="15.078cm" svg:y1="5.289cm" svg:x2="15.224cm" svg:y2="5.081cm">
                  <text:p/>
                </draw:line>
                <draw:line draw:style-name="gr69" draw:text-style-name="P41" draw:layer="layout" svg:x1="15.224cm" svg:y1="5.289cm" svg:x2="15.371cm" svg:y2="5.081cm">
                  <text:p/>
                </draw:line>
                <draw:line draw:style-name="gr69" draw:text-style-name="P41" draw:layer="layout" svg:x1="15.371cm" svg:y1="5.289cm" svg:x2="15.518cm" svg:y2="5.081cm">
                  <text:p/>
                </draw:line>
              </draw:g>
              <draw:custom-shape draw:style-name="gr256" draw:text-style-name="P5" draw:layer="layout" svg:width="1.765cm" svg:height="0.626cm" svg:x="15.667cm" svg:y="4.873cm">
                <text:p/>
                <draw:enhanced-geometry svg:viewBox="0 0 21600 21600" draw:type="rectangle" draw:enhanced-path="M 0 0 L 21600 0 21600 21600 0 21600 0 0 Z N"/>
              </draw:custom-shape>
              <draw:g>
                <draw:line draw:style-name="gr69" draw:text-style-name="P41" draw:layer="layout" svg:x1="17.579cm" svg:y1="5.289cm" svg:x2="17.725cm" svg:y2="5.081cm">
                  <text:p/>
                </draw:line>
                <draw:line draw:style-name="gr69" draw:text-style-name="P41" draw:layer="layout" svg:x1="17.725cm" svg:y1="5.289cm" svg:x2="17.872cm" svg:y2="5.081cm">
                  <text:p/>
                </draw:line>
                <draw:line draw:style-name="gr69" draw:text-style-name="P41" draw:layer="layout" svg:x1="17.872cm" svg:y1="5.289cm" svg:x2="18.019cm" svg:y2="5.081cm">
                  <text:p/>
                </draw:line>
              </draw:g>
            </draw:g>
            <draw:custom-shape draw:style-name="gr277" draw:text-style-name="P38" draw:layer="layout" svg:width="2.212cm" svg:height="0.848cm" svg:x="15.667cm" svg:y="4.981cm">
              <text:list text:style-name="L1">
                <text:list-header>
                  <text:p text:style-name="P37"><text:span text:style-name="T2"/></text:p>
                </text:list-header>
              </text:list>
              <draw:enhanced-geometry svg:viewBox="0 0 21600 21600" draw:type="mso-spt202" draw:enhanced-path="M 0 0 L 21600 0 21600 21600 0 21600 0 0 Z N"/>
            </draw:custom-shape>
          </draw:g>
          <draw:line draw:style-name="gr71" draw:text-style-name="P41" draw:layer="layout" svg:x1="15.098cm" svg:y1="2.84cm" svg:x2="12.673cm" svg:y2="2.84cm">
            <text:p/>
          </draw:line>
          <draw:custom-shape draw:style-name="gr258" draw:text-style-name="P14" draw:layer="layout" svg:width="0.489cm" svg:height="1.253cm" svg:x="17.679cm" svg:y="2.3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9" draw:text-style-name="P41" draw:layer="layout" svg:x1="13.159cm" svg:y1="5.658cm" svg:x2="18.812cm" svg:y2="5.658cm">
            <text:p/>
          </draw:line>
          <draw:line draw:style-name="gr69" draw:text-style-name="P41" draw:layer="layout" svg:x1="18.812cm" svg:y1="5.658cm" svg:x2="18.812cm" svg:y2="4.718cm">
            <text:p/>
          </draw:line>
          <draw:line draw:style-name="gr69" draw:text-style-name="P41" draw:layer="layout" svg:x1="18.837cm" svg:y1="4.718cm" svg:x2="18.436cm" svg:y2="4.718cm">
            <text:p/>
          </draw:line>
          <draw:line draw:style-name="gr69" draw:text-style-name="P41" draw:layer="layout" svg:x1="18.649cm" svg:y1="4.717cm" svg:x2="18.649cm" svg:y2="3.624cm">
            <text:p/>
          </draw:line>
          <draw:line draw:style-name="gr69" draw:text-style-name="P41" draw:layer="layout" svg:x1="18.649cm" svg:y1="3.625cm" svg:x2="15.099cm" svg:y2="3.625cm">
            <text:p/>
          </draw:line>
          <draw:line draw:style-name="gr69" draw:text-style-name="P41" draw:layer="layout" svg:x1="13.159cm" svg:y1="2.84cm" svg:x2="13.159cm" svg:y2="5.658cm">
            <text:p/>
          </draw:line>
          <draw:line draw:style-name="gr69" draw:text-style-name="P41" draw:layer="layout" svg:x1="15.099cm" svg:y1="2.84cm" svg:x2="15.099cm" svg:y2="3.625cm">
            <text:p/>
          </draw:line>
          <draw:custom-shape draw:style-name="gr119" draw:text-style-name="P14" draw:layer="layout" svg:width="0.485cm" svg:height="0.785cm" svg:x="16.55cm" svg:y="2.84cm">
            <text:p/>
            <draw:enhanced-geometry svg:viewBox="0 0 21600 21600" draw:type="rectangle" draw:enhanced-path="M 0 0 L 21600 0 21600 21600 0 21600 0 0 Z N"/>
          </draw:custom-shape>
          <draw:custom-shape draw:style-name="gr120" draw:text-style-name="P14" draw:layer="layout" svg:width="0.485cm" svg:height="0.472cm" svg:x="15.58cm" svg:y="3.153cm">
            <text:p/>
            <draw:enhanced-geometry svg:viewBox="0 0 21600 21600" draw:type="rectangle" draw:enhanced-path="M 0 0 L 21600 0 21600 21600 0 21600 0 0 Z N"/>
          </draw:custom-shape>
          <draw:custom-shape draw:style-name="gr259" draw:text-style-name="P2" draw:layer="layout" svg:width="1.808cm" svg:height="1.12cm" svg:x="14.296cm" svg:y="4.322cm">
            <text:p/>
            <draw:enhanced-geometry svg:viewBox="0 0 382 239" draw:type="non-primitive" draw:enhanced-path="M 115 234  C 97 229 18 239 9 205  C 0 171 7 64 60 32  C 113 0 276 3 329 16  C 382 29 373 72 377 112  N"/>
          </draw:custom-shape>
          <draw:custom-shape draw:style-name="gr260" draw:text-style-name="P2" draw:layer="layout" svg:width="2.536cm" svg:height="1.085cm" svg:x="15.994cm" svg:y="4.361cm">
            <text:p/>
            <draw:enhanced-geometry svg:viewBox="0 0 575 246" draw:type="non-primitive" draw:enhanced-path="M 473 240  C 490 236 575 246 574 214  C 573 182 548 81 465 47  C 382 13 148 0 74 10  C 0 20 31 90 20 110  N"/>
          </draw:custom-shape>
          <draw:custom-shape draw:style-name="gr254" draw:text-style-name="P2" draw:layer="layout" svg:width="0.225cm" svg:height="0.221cm" svg:x="14.746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2" draw:layer="layout" svg:width="0.225cm" svg:height="0.221cm" svg:x="17.95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1" draw:text-style-name="P41" draw:layer="layout" svg:x1="12.488cm" svg:y1="5.292cm" svg:x2="13.547cm" svg:y2="5.292cm">
          <text:p/>
        </draw:line>
        <presentation:notes draw:style-name="dp2">
          <draw:page-thumbnail draw:style-name="gr30" draw:layer="layout" svg:width="7.142cm" svg:height="9.524cm" svg:x="5.953cm" svg:y="1.93cm" draw:page-number="6" presentation:class="page"/>
          <draw:frame presentation:style-name="pr3" draw:text-style-name="P29" draw:layer="layout" svg:width="15.239cm" svg:height="11.429cm" svg:x="1.905cm" svg:y="12.065cm" presentation:class="notes" presentation:placeholder="true">
            <draw:text-box/>
          </draw:frame>
        </presentation:notes>
      </draw:page>
      <draw:page draw:name="page7" draw:style-name="dp1" draw:master-page-name="Standard">
        <draw:custom-shape draw:style-name="gr278" draw:text-style-name="P2" draw:layer="layout" svg:width="0.635cm" svg:height="1.296cm" svg:x="14.605cm" svg:y="10.557cm">
          <text:p/>
          <draw:enhanced-geometry svg:viewBox="0 0 101 294" draw:type="non-primitive" draw:enhanced-path="M 96 294  C 94 253 101 96 85 48  C 69 0 18 15 0 6  N"/>
        </draw:custom-shape>
        <draw:custom-shape draw:style-name="gr279" draw:text-style-name="P2" draw:layer="layout" svg:width="1.059cm" svg:height="1.693cm" svg:x="19.665cm" svg:y="11.007cm">
          <text:p/>
          <draw:enhanced-geometry svg:viewBox="0 0 104 192" draw:mirror-horizontal="true" draw:type="non-primitive" draw:enhanced-path="M 4 192  C 6 179 0 134 14 114  C 28 94 76 91 90 72  C 104 53 98 15 100 0  N"/>
        </draw:custom-shape>
        <draw:custom-shape draw:style-name="gr280" draw:text-style-name="P2" draw:layer="layout" svg:width="0.458cm" svg:height="0.846cm" svg:x="16.475cm" svg:y="11.007cm">
          <text:p/>
          <draw:enhanced-geometry svg:viewBox="0 0 104 192" draw:type="non-primitive" draw:enhanced-path="M 4 192  C 6 179 0 134 14 114  C 28 94 76 91 90 72  C 104 53 98 15 100 0  N"/>
        </draw:custom-shape>
        <draw:custom-shape draw:style-name="gr281" draw:text-style-name="P2" draw:layer="layout" svg:width="3.343cm" svg:height="1.156cm" svg:x="18.794cm" svg:y="5.45cm">
          <text:p/>
          <draw:enhanced-geometry svg:viewBox="0 0 758 262" draw:type="non-primitive" draw:enhanced-path="M 8 180  C 10 163 0 106 21 76  C 42 46 57 4 132 2  C 207 0 374 41 471 67  C 568 93 668 125 713 158  C 758 191 736 240 742 262  N"/>
        </draw:custom-shape>
        <draw:custom-shape draw:style-name="gr282" draw:text-style-name="P2" draw:layer="layout" svg:width="3.599cm" svg:height="1.102cm" svg:x="18.794cm" svg:y="5.133cm">
          <text:p/>
          <draw:enhanced-geometry svg:viewBox="0 0 816 250" draw:type="non-primitive" draw:enhanced-path="M 8 250  C 10 222 0 120 20 80  C 40 40 69 12 130 8  C 191 4 281 35 384 58  C 487 81 682 159 749 149  C 816 139 780 31 788 0  N"/>
        </draw:custom-shape>
        <draw:custom-shape draw:style-name="gr283" draw:text-style-name="P2" draw:layer="layout" svg:width="8.515cm" svg:height="3.189cm" svg:x="13.498cm" svg:y="15.028cm">
          <text:p/>
          <draw:enhanced-geometry svg:viewBox="0 0 1931 723" draw:type="non-primitive" draw:enhanced-path="M 1863 27  C 1830 106 1931 396 1664 502  C 1397 608 524 723 262 661  C 0 599 38 229 94 131  C 150 33 509 0 601 70  C 693 140 712 470 646 550  C 579 630 284 614 202 550  C 121 486 100 232 158 166  C 216 100 483 99 554 156  C 625 213 637 450 587 508  C 536 566 311 551 247 502  C 183 453 159 262 202 214  C 246 166 458 174 510 214  C 562 254 549 414 513 454  C 477 494 380 470 291 454  N"/>
        </draw:custom-shape>
        <draw:custom-shape draw:style-name="gr284" draw:text-style-name="P2" draw:layer="layout" svg:width="1.843cm" svg:height="5.08cm" svg:x="4.507cm" svg:y="2.972cm">
          <text:p/>
          <draw:enhanced-geometry svg:viewBox="0 0 418 1067" draw:type="non-primitive" draw:enhanced-path="M 414 147  C 406 130 418 50 366 47  C 314 44 156 0 103 128  C 50 256 62 661 45 817  C 28 973 9 1015 0 1067  N"/>
        </draw:custom-shape>
        <draw:custom-shape draw:style-name="gr285" draw:text-style-name="P2" draw:layer="layout" svg:width="0.459cm" svg:height="1.27cm" svg:x="17.566cm" svg:y="4.868cm">
          <text:p/>
          <draw:enhanced-geometry svg:viewBox="0 0 104 192" draw:mirror-horizontal="true" draw:type="non-primitive" draw:enhanced-path="M 4 192  C 6 179 0 134 14 114  C 28 94 76 91 90 72  C 104 53 98 15 100 0  N"/>
        </draw:custom-shape>
        <draw:custom-shape draw:style-name="gr286" draw:text-style-name="P2" draw:layer="layout" svg:width="2.566cm" svg:height="6.605cm" svg:x="15.452cm" svg:y="5.27cm">
          <text:p/>
          <draw:enhanced-geometry svg:viewBox="0 0 582 1498" draw:type="non-primitive" draw:enhanced-path="M 582 195  C 574 180 564 132 532 104  C 500 76 457 37 388 29  C 319 21 183 0 121 56  C 59 112 30 125 15 365  C 0 605 27 1262 30 1498  N"/>
        </draw:custom-shape>
        <draw:custom-shape draw:style-name="gr287" draw:text-style-name="P5" draw:layer="layout" svg:width="3.387cm" svg:height="2.54cm" svg:x="20.302cm" svg:y="12.7cm">
          <text:p/>
          <draw:enhanced-geometry svg:viewBox="0 0 21600 21600" draw:type="rectangle" draw:enhanced-path="M 0 0 L 21600 0 21600 21600 0 21600 0 0 Z N"/>
        </draw:custom-shape>
        <draw:custom-shape draw:style-name="gr288" draw:text-style-name="P36" draw:layer="layout" svg:width="4.869cm" svg:height="4.021cm" draw:transform="rotate (1.5707963267949) translate (16.087cm 11.006cm)">
          <text:p/>
          <draw:enhanced-geometry svg:viewBox="0 0 21600 21600" draw:type="rectangle" draw:enhanced-path="M 0 0 L 21600 0 21600 21600 0 21600 0 0 Z N"/>
        </draw:custom-shape>
        <draw:custom-shape draw:style-name="gr289" draw:text-style-name="P38" draw:layer="layout" svg:width="3.175cm" svg:height="1.753cm" svg:x="16.722cm" svg:y="8.467cm">
          <text:list text:style-name="L1">
            <text:list-header>
              <text:p text:style-name="P37"><text:span text:style-name="T2">Elite- X</text:span></text:p>
              <text:p text:style-name="P37"><text:span text:style-name="T2"/></text:p>
            </text:list-header>
          </text:list>
          <draw:enhanced-geometry svg:viewBox="0 0 21600 21600" draw:type="mso-spt202" draw:enhanced-path="M 0 0 L 21600 0 21600 21600 0 21600 0 0 Z N"/>
        </draw:custom-shape>
        <draw:custom-shape draw:style-name="gr290" draw:text-style-name="P38" draw:layer="layout" svg:width="3.175cm" svg:height="1.445cm" svg:x="20.514cm" svg:y="13.123cm">
          <text:list text:style-name="L1">
            <text:list-header>
              <text:p text:style-name="P37"><text:span text:style-name="T2">Receiver</text:span><text:span text:style-name="T2"><text:line-break/></text:span><text:span text:style-name="T2">RX-8</text:span></text:p>
            </text:list-header>
          </text:list>
          <draw:enhanced-geometry svg:viewBox="0 0 21600 21600" draw:type="mso-spt202" draw:enhanced-path="M 0 0 L 21600 0 21600 21600 0 21600 0 0 Z N"/>
        </draw:custom-shape>
        <draw:custom-shape draw:style-name="gr291" draw:text-style-name="P55" draw:layer="layout" svg:width="2.751cm" svg:height="2.329cm" svg:x="14.182cm" svg:y="11.853cm">
          <text:p/>
          <draw:enhanced-geometry svg:viewBox="0 0 21600 21600" draw:type="rectangle" draw:enhanced-path="M 0 0 L 21600 0 21600 21600 0 21600 0 0 Z N"/>
        </draw:custom-shape>
        <draw:custom-shape draw:style-name="gr292" draw:text-style-name="P38" draw:layer="layout" svg:width="2.117cm" svg:height="1.445cm" svg:x="14.605cm" svg:y="12.277cm">
          <text:list text:style-name="L1">
            <text:list-header>
              <text:p text:style-name="P37"><text:span text:style-name="T2">Sound</text:span><text:span text:style-name="T2"><text:line-break/></text:span><text:span text:style-name="T2">board</text:span></text:p>
            </text:list-header>
          </text:list>
          <draw:enhanced-geometry svg:viewBox="0 0 21600 21600" draw:type="mso-spt202" draw:enhanced-path="M 0 0 L 21600 0 21600 21600 0 21600 0 0 Z N"/>
        </draw:custom-shape>
        <draw:g>
          <draw:g>
            <draw:line draw:style-name="gr69" draw:text-style-name="P41" draw:layer="layout" svg:x1="20.408cm" svg:y1="7.197cm" svg:x2="24.853cm" svg:y2="7.197cm">
              <text:p/>
            </draw:line>
            <draw:g>
              <draw:line draw:style-name="gr69" draw:text-style-name="P41" draw:layer="layout" svg:x1="20.61cm" svg:y1="7.407cm" svg:x2="20.811cm" svg:y2="6.984cm">
                <text:p/>
              </draw:line>
              <draw:line draw:style-name="gr69" draw:text-style-name="P41" draw:layer="layout" svg:x1="20.811cm" svg:y1="7.407cm" svg:x2="21.013cm" svg:y2="6.984cm">
                <text:p/>
              </draw:line>
              <draw:line draw:style-name="gr69" draw:text-style-name="P41" draw:layer="layout" svg:x1="21.013cm" svg:y1="7.407cm" svg:x2="21.215cm" svg:y2="6.984cm">
                <text:p/>
              </draw:line>
            </draw:g>
            <draw:custom-shape draw:style-name="gr293" draw:text-style-name="P5" draw:layer="layout" svg:width="2.424cm" svg:height="1.27cm" svg:x="21.418cm" svg:y="6.562cm">
              <text:p/>
              <draw:enhanced-geometry svg:viewBox="0 0 21600 21600" draw:type="rectangle" draw:enhanced-path="M 0 0 L 21600 0 21600 21600 0 21600 0 0 Z N"/>
            </draw:custom-shape>
            <draw:g>
              <draw:line draw:style-name="gr69" draw:text-style-name="P41" draw:layer="layout" svg:x1="24.044cm" svg:y1="7.407cm" svg:x2="24.245cm" svg:y2="6.984cm">
                <text:p/>
              </draw:line>
              <draw:line draw:style-name="gr69" draw:text-style-name="P41" draw:layer="layout" svg:x1="24.245cm" svg:y1="7.407cm" svg:x2="24.447cm" svg:y2="6.984cm">
                <text:p/>
              </draw:line>
              <draw:line draw:style-name="gr69" draw:text-style-name="P41" draw:layer="layout" svg:x1="24.447cm" svg:y1="7.407cm" svg:x2="24.649cm" svg:y2="6.984cm">
                <text:p/>
              </draw:line>
            </draw:g>
          </draw:g>
          <draw:custom-shape draw:style-name="gr294" draw:text-style-name="P38" draw:layer="layout" svg:width="3.03cm" svg:height="0.853cm" svg:x="21.418cm" svg:y="6.773cm">
            <text:list text:style-name="L1">
              <text:list-header>
                <text:p text:style-name="P37"><text:span text:style-name="T2">Motor 2</text:span></text:p>
              </text:list-header>
            </text:list>
            <draw:enhanced-geometry svg:viewBox="0 0 21600 21600" draw:type="mso-spt202" draw:enhanced-path="M 0 0 L 21600 0 21600 21600 0 21600 0 0 Z N"/>
          </draw:custom-shape>
        </draw:g>
        <draw:custom-shape draw:style-name="gr295" draw:text-style-name="P47" draw:layer="layout" svg:width="0.635cm" svg:height="0.635cm" svg:x="22.842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212cm" svg:height="0.847cm" draw:transform="rotate (-1.5707963267949) translate (19.261cm 10.1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96" draw:text-style-name="P61" draw:layer="layout" svg:width="2.964cm" svg:height="0.684cm" svg:x="17.568cm" svg:y="10.16cm">
          <text:list text:style-name="L1">
            <text:list-header>
              <text:p text:style-name="P60"><text:span text:style-name="T13">Programming</text:span></text:p>
            </text:list-header>
          </text:list>
          <draw:enhanced-geometry svg:viewBox="0 0 21600 21600" draw:type="mso-spt202" draw:enhanced-path="M 0 0 L 21600 0 21600 21600 0 21600 0 0 Z N"/>
        </draw:custom-shape>
        <draw:g>
          <draw:line draw:style-name="gr39" draw:text-style-name="P41" draw:layer="layout" svg:x1="18.838cm" svg:y1="9.947cm" svg:x2="18.838cm" svg:y2="9.524cm">
            <text:p/>
          </draw:line>
          <draw:line draw:style-name="gr40" draw:text-style-name="P41" draw:layer="layout" svg:x1="18.838cm" svg:y1="9.947cm" svg:x2="18.838cm" svg:y2="9.735cm">
            <text:p/>
          </draw:line>
        </draw:g>
        <draw:g>
          <draw:line draw:style-name="gr39" draw:text-style-name="P41" draw:layer="layout" svg:x1="18.411cm" svg:y1="9.947cm" svg:x2="18.411cm" svg:y2="9.524cm">
            <text:p/>
          </draw:line>
          <draw:line draw:style-name="gr40" draw:text-style-name="P41" draw:layer="layout" svg:x1="18.411cm" svg:y1="9.947cm" svg:x2="18.411cm" svg:y2="9.735cm">
            <text:p/>
          </draw:line>
        </draw:g>
        <draw:g>
          <draw:line draw:style-name="gr39" draw:text-style-name="P41" draw:layer="layout" svg:x1="19.262cm" svg:y1="9.947cm" svg:x2="19.262cm" svg:y2="9.524cm">
            <text:p/>
          </draw:line>
          <draw:line draw:style-name="gr40" draw:text-style-name="P41" draw:layer="layout" svg:x1="19.262cm" svg:y1="9.947cm" svg:x2="19.262cm" svg:y2="9.735cm">
            <text:p/>
          </draw:line>
        </draw:g>
        <draw:g>
          <draw:custom-shape draw:style-name="gr297" draw:text-style-name="P14" draw:layer="layout" svg:width="0.847cm" svg:height="0.422cm" draw:transform="rotate (1.5707963267949) translate (14.27cm 11.006cm)">
            <text:p/>
            <draw:enhanced-geometry svg:viewBox="0 0 21600 21600" draw:type="rectangle" draw:enhanced-path="M 0 0 L 21600 0 21600 21600 0 21600 0 0 Z N"/>
          </draw:custom-shape>
          <draw:custom-shape draw:style-name="gr298" draw:text-style-name="P2" draw:layer="layout" svg:width="2.117cm" svg:height="0.423cm" draw:transform="rotate (1.5707963267949) translate (13.847cm 11.641cm)">
            <text:p/>
            <draw:enhanced-geometry svg:viewBox="0 0 21600 21600" draw:glue-points="?f6 10800 10800 21600 ?f5 10800 10800 0" draw:text-areas="?f3 ?f3 ?f4 ?f4" draw:type="trapezoid" draw:modifiers="670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299" draw:text-style-name="P14" draw:layer="layout" svg:width="1.27cm" svg:height="1.27cm" svg:x="16.933cm" svg:y="3.81cm">
            <text:p/>
            <draw:enhanced-geometry svg:viewBox="0 0 21600 21600" draw:type="rectangle" draw:enhanced-path="M 0 0 L 21600 0 21600 21600 0 21600 0 0 Z N"/>
          </draw:custom-shape>
          <draw:custom-shape draw:style-name="gr300" draw:text-style-name="P2" draw:layer="layout" svg:width="0.846cm" svg:height="0.847cm" svg:x="17.145cm" svg:y="4.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9" draw:text-style-name="P41" draw:layer="layout" svg:x1="17.568cm" svg:y1="4.022cm" svg:x2="17.568cm" svg:y2="4.445cm">
            <text:p/>
          </draw:line>
        </draw:g>
        <draw:custom-shape draw:style-name="gr301" draw:text-style-name="P36" draw:layer="layout" svg:width="4.233cm" svg:height="6.985cm" draw:transform="rotate (1.5707963267949) translate (5.503cm 7.813cm)">
          <text:p/>
          <draw:enhanced-geometry svg:viewBox="0 0 21600 21600" draw:type="rectangle" draw:enhanced-path="M 0 0 L 21600 0 21600 21600 0 21600 0 0 Z N"/>
        </draw:custom-shape>
        <draw:g>
          <draw:line draw:style-name="gr39" draw:text-style-name="P41" draw:layer="layout" svg:x1="9.318cm" svg:y1="5.486cm" svg:x2="9.318cm" svg:y2="5.909cm">
            <text:p/>
          </draw:line>
          <draw:line draw:style-name="gr40" draw:text-style-name="P41" draw:layer="layout" svg:x1="9.318cm" svg:y1="5.486cm" svg:x2="9.318cm" svg:y2="5.698cm">
            <text:p/>
          </draw:line>
        </draw:g>
        <draw:g>
          <draw:line draw:style-name="gr39" draw:text-style-name="P41" draw:layer="layout" svg:x1="9.745cm" svg:y1="5.486cm" svg:x2="9.745cm" svg:y2="5.909cm">
            <text:p/>
          </draw:line>
          <draw:line draw:style-name="gr40" draw:text-style-name="P41" draw:layer="layout" svg:x1="9.745cm" svg:y1="5.486cm" svg:x2="9.745cm" svg:y2="5.698cm">
            <text:p/>
          </draw:line>
        </draw:g>
        <draw:g>
          <draw:line draw:style-name="gr39" draw:text-style-name="P41" draw:layer="layout" svg:x1="10.164cm" svg:y1="5.908cm" svg:x2="10.164cm" svg:y2="5.485cm">
            <text:p/>
          </draw:line>
          <draw:line draw:style-name="gr40" draw:text-style-name="P41" draw:layer="layout" svg:x1="10.164cm" svg:y1="5.908cm" svg:x2="10.164cm" svg:y2="5.696cm">
            <text:p/>
          </draw:line>
        </draw:g>
        <draw:g>
          <draw:line draw:style-name="gr39" draw:text-style-name="P41" draw:layer="layout" svg:x1="8.475cm" svg:y1="5.908cm" svg:x2="8.475cm" svg:y2="5.485cm">
            <text:p/>
          </draw:line>
          <draw:line draw:style-name="gr40" draw:text-style-name="P41" draw:layer="layout" svg:x1="8.475cm" svg:y1="5.908cm" svg:x2="8.475cm" svg:y2="5.696cm">
            <text:p/>
          </draw:line>
        </draw:g>
        <draw:g>
          <draw:line draw:style-name="gr39" draw:text-style-name="P41" draw:layer="layout" svg:x1="8.048cm" svg:y1="5.908cm" svg:x2="8.048cm" svg:y2="5.485cm">
            <text:p/>
          </draw:line>
          <draw:line draw:style-name="gr40" draw:text-style-name="P41" draw:layer="layout" svg:x1="8.048cm" svg:y1="5.908cm" svg:x2="8.048cm" svg:y2="5.696cm">
            <text:p/>
          </draw:line>
        </draw:g>
        <draw:custom-shape draw:style-name="gr302" draw:text-style-name="P2" draw:layer="layout" svg:width="0.211cm" svg:height="2.116cm" draw:transform="rotate (-1.5707963267949) translate (10.164cm 6.0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39" draw:text-style-name="P41" draw:layer="layout" svg:x1="8.899cm" svg:y1="5.908cm" svg:x2="8.899cm" svg:y2="5.485cm">
            <text:p/>
          </draw:line>
          <draw:line draw:style-name="gr40" draw:text-style-name="P41" draw:layer="layout" svg:x1="8.899cm" svg:y1="5.908cm" svg:x2="8.899cm" svg:y2="5.696cm">
            <text:p/>
          </draw:line>
        </draw:g>
        <draw:custom-shape draw:style-name="gr303" draw:text-style-name="P40" draw:layer="layout" svg:width="3.81cm" svg:height="0.726cm" svg:x="7.832cm" svg:y="6.156cm">
          <text:list text:style-name="L1">
            <text:list-header>
              <text:p text:style-name="P39"><text:span text:style-name="T14">TX address <text:s text:c="4"/>set</text:span></text:p>
            </text:list-header>
          </text:list>
          <draw:enhanced-geometry svg:viewBox="0 0 21600 21600" draw:type="mso-spt202" draw:enhanced-path="M 0 0 L 21600 0 21600 21600 0 21600 0 0 Z N"/>
        </draw:custom-shape>
        <draw:g>
          <draw:line draw:style-name="gr39" draw:text-style-name="P41" draw:layer="layout" svg:x1="10.588cm" svg:y1="5.486cm" svg:x2="10.588cm" svg:y2="5.909cm">
            <text:p/>
          </draw:line>
          <draw:line draw:style-name="gr40" draw:text-style-name="P41" draw:layer="layout" svg:x1="10.588cm" svg:y1="5.486cm" svg:x2="10.588cm" svg:y2="5.698cm">
            <text:p/>
          </draw:line>
        </draw:g>
        <draw:g>
          <draw:line draw:style-name="gr39" draw:text-style-name="P41" draw:layer="layout" svg:x1="11.011cm" svg:y1="5.908cm" svg:x2="11.011cm" svg:y2="5.485cm">
            <text:p/>
          </draw:line>
          <draw:line draw:style-name="gr40" draw:text-style-name="P41" draw:layer="layout" svg:x1="11.011cm" svg:y1="5.908cm" svg:x2="11.011cm" svg:y2="5.696cm">
            <text:p/>
          </draw:line>
        </draw:g>
        <draw:g>
          <draw:line draw:style-name="gr304" draw:text-style-name="P41" draw:layer="layout" svg:x1="11.434cm" svg:y1="5.908cm" svg:x2="11.434cm" svg:y2="5.485cm">
            <text:p/>
          </draw:line>
          <draw:line draw:style-name="gr305" draw:text-style-name="P41" draw:layer="layout" svg:x1="11.434cm" svg:y1="5.908cm" svg:x2="11.434cm" svg:y2="5.696cm">
            <text:p/>
          </draw:line>
        </draw:g>
        <draw:g>
          <draw:line draw:style-name="gr39" draw:text-style-name="P41" draw:layer="layout" svg:x1="11.858cm" svg:y1="5.908cm" svg:x2="11.858cm" svg:y2="5.485cm">
            <text:p/>
          </draw:line>
          <draw:line draw:style-name="gr40" draw:text-style-name="P41" draw:layer="layout" svg:x1="11.858cm" svg:y1="5.908cm" svg:x2="11.858cm" svg:y2="5.696cm">
            <text:p/>
          </draw:line>
        </draw:g>
        <draw:custom-shape draw:style-name="gr306" draw:text-style-name="P38" draw:layer="layout" svg:width="4.445cm" svg:height="1.445cm" svg:x="5.715cm" svg:y="3.704cm">
          <text:list text:style-name="L1">
            <text:list-header>
              <text:p text:style-name="P37"><text:span text:style-name="T2">Accessories receiver</text:span></text:p>
            </text:list-header>
          </text:list>
          <draw:enhanced-geometry svg:viewBox="0 0 21600 21600" draw:type="mso-spt202" draw:enhanced-path="M 0 0 L 21600 0 21600 21600 0 21600 0 0 Z N"/>
        </draw:custom-shape>
        <draw:custom-shape draw:style-name="gr295" draw:text-style-name="P47" draw:layer="layout" svg:width="0.635cm" svg:height="0.635cm" svg:x="11.43cm" svg:y="6.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7" draw:text-style-name="P41" draw:layer="layout" svg:x1="3.81cm" svg:y1="11.007cm" svg:x2="4.445cm" svg:y2="9.737cm">
            <text:p/>
          </draw:line>
          <draw:line draw:style-name="gr307" draw:text-style-name="P41" draw:layer="layout" svg:x1="4.444cm" svg:y1="9.737cm" svg:x2="3.809cm" svg:y2="9.737cm">
            <text:p/>
          </draw:line>
          <draw:line draw:style-name="gr307" draw:text-style-name="P41" draw:layer="layout" svg:x1="3.81cm" svg:y1="9.737cm" svg:x2="4.445cm" svg:y2="8.255cm">
            <text:p/>
          </draw:line>
        </draw:g>
        <draw:g>
          <draw:line draw:style-name="gr39" draw:text-style-name="P41" draw:layer="layout" svg:x1="7.201cm" svg:y1="5.486cm" svg:x2="7.201cm" svg:y2="5.909cm">
            <text:p/>
          </draw:line>
          <draw:line draw:style-name="gr40" draw:text-style-name="P41" draw:layer="layout" svg:x1="7.201cm" svg:y1="5.486cm" svg:x2="7.201cm" svg:y2="5.698cm">
            <text:p/>
          </draw:line>
        </draw:g>
        <draw:g>
          <draw:line draw:style-name="gr39" draw:text-style-name="P41" draw:layer="layout" svg:x1="6.359cm" svg:y1="5.908cm" svg:x2="6.359cm" svg:y2="5.485cm">
            <text:p/>
          </draw:line>
          <draw:line draw:style-name="gr40" draw:text-style-name="P41" draw:layer="layout" svg:x1="6.359cm" svg:y1="5.908cm" svg:x2="6.359cm" svg:y2="5.696cm">
            <text:p/>
          </draw:line>
        </draw:g>
        <draw:g>
          <draw:line draw:style-name="gr39" draw:text-style-name="P41" draw:layer="layout" svg:x1="5.931cm" svg:y1="5.908cm" svg:x2="5.931cm" svg:y2="5.485cm">
            <text:p/>
          </draw:line>
          <draw:line draw:style-name="gr40" draw:text-style-name="P41" draw:layer="layout" svg:x1="5.931cm" svg:y1="5.908cm" svg:x2="5.931cm" svg:y2="5.696cm">
            <text:p/>
          </draw:line>
        </draw:g>
        <draw:g>
          <draw:line draw:style-name="gr39" draw:text-style-name="P41" draw:layer="layout" svg:x1="6.782cm" svg:y1="5.908cm" svg:x2="6.782cm" svg:y2="5.485cm">
            <text:p/>
          </draw:line>
          <draw:line draw:style-name="gr40" draw:text-style-name="P41" draw:layer="layout" svg:x1="6.782cm" svg:y1="5.908cm" svg:x2="6.782cm" svg:y2="5.696cm">
            <text:p/>
          </draw:line>
        </draw:g>
        <draw:custom-shape draw:style-name="gr49" draw:text-style-name="P2" draw:layer="layout" svg:width="0.211cm" svg:height="1.27cm" draw:transform="rotate (-1.5707963267949) translate (7.201cm 6.0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8" draw:text-style-name="P40" draw:layer="layout" svg:width="2.54cm" svg:height="1.191cm" svg:x="5.715cm" svg:y="6.156cm">
          <text:list text:style-name="L1">
            <text:list-header>
              <text:p text:style-name="P39"><text:span text:style-name="T14">Accessory</text:span><text:span text:style-name="T14"><text:line-break/></text:span><text:span text:style-name="T14">latch</text:span></text:p>
            </text:list-header>
          </text:list>
          <draw:enhanced-geometry svg:viewBox="0 0 21600 21600" draw:type="mso-spt202" draw:enhanced-path="M 0 0 L 21600 0 21600 21600 0 21600 0 0 Z N"/>
        </draw:custom-shape>
        <draw:custom-shape draw:style-name="gr309" draw:text-style-name="P2" draw:layer="layout" svg:width="0.211cm" svg:height="0.424cm" draw:transform="rotate (-1.5707963267949) translate (11.007cm 6.0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4" draw:text-style-name="P41" draw:layer="layout" svg:x1="10.653cm" svg:y1="4.974cm" svg:x2="10.6cm" svg:y2="5.38cm">
          <text:p/>
        </draw:line>
        <draw:custom-shape draw:style-name="gr310" draw:text-style-name="P63" draw:layer="layout" svg:width="1.905cm" svg:height="1.191cm" svg:x="10.583cm" svg:y="3.792cm">
          <text:list text:style-name="L1">
            <text:list-header>
              <text:p text:style-name="P62"><text:span text:style-name="T26">Group B</text:span></text:p>
            </text:list-header>
          </text:list>
          <draw:enhanced-geometry svg:viewBox="0 0 21600 21600" draw:type="mso-spt202" draw:enhanced-path="M 0 0 L 21600 0 21600 21600 0 21600 0 0 Z N"/>
        </draw:custom-shape>
        <draw:line draw:style-name="gr311" draw:text-style-name="P41" draw:layer="layout" svg:x1="7.408cm" svg:y1="12.277cm" svg:x2="6.35cm" svg:y2="12.7cm">
          <text:p/>
        </draw:line>
        <draw:line draw:style-name="gr312" draw:text-style-name="P41" draw:layer="layout" svg:x1="7.408cm" svg:y1="13.334cm" svg:x2="6.35cm" svg:y2="12.911cm">
          <text:p/>
        </draw:line>
        <draw:custom-shape draw:style-name="gr313" draw:text-style-name="P38" draw:layer="layout" svg:width="5.292cm" svg:height="1.445cm" svg:x="7.408cm" svg:y="11.474cm">
          <text:list text:style-name="L1">
            <text:list-header>
              <text:p text:style-name="P37"><text:span text:style-name="T17">Direct locomotive</text:span><text:span text:style-name="T17"><text:line-break/></text:span><text:span text:style-name="T17">command</text:span></text:p>
            </text:list-header>
          </text:list>
          <draw:enhanced-geometry svg:viewBox="0 0 21600 21600" draw:type="mso-spt202" draw:enhanced-path="M 0 0 L 21600 0 21600 21600 0 21600 0 0 Z N"/>
        </draw:custom-shape>
        <draw:custom-shape draw:style-name="gr314" draw:text-style-name="P38" draw:layer="layout" svg:width="5.08cm" svg:height="2.037cm" svg:x="7.408cm" svg:y="12.956cm">
          <text:list text:style-name="L1">
            <text:list-header>
              <text:p text:style-name="P37"><text:span text:style-name="T2">Accessories command set </text:span><text:span text:style-name="T2"><text:line-break/></text:span><text:span text:style-name="T2">with <text:s text:c="6"/>(B)</text:span></text:p>
            </text:list-header>
          </text:list>
          <draw:enhanced-geometry svg:viewBox="0 0 21600 21600" draw:type="mso-spt202" draw:enhanced-path="M 0 0 L 21600 0 21600 21600 0 21600 0 0 Z N"/>
        </draw:custom-shape>
        <draw:custom-shape draw:style-name="gr315" draw:text-style-name="P61" draw:layer="layout" svg:width="3.599cm" svg:height="1.953cm" svg:x="16.298cm" svg:y="6.562cm">
          <text:list text:style-name="L1">
            <text:list-header>
              <text:p text:style-name="P60"><text:span text:style-name="T13">Automatic link while powered when a TX send a linking signal.</text:span></text:p>
            </text:list-header>
          </text:list>
          <draw:enhanced-geometry svg:viewBox="0 0 21600 21600" draw:type="mso-spt202" draw:enhanced-path="M 0 0 L 21600 0 21600 21600 0 21600 0 0 Z N"/>
        </draw:custom-shape>
        <draw:g>
          <draw:custom-shape draw:style-name="gr316" draw:text-style-name="P14" draw:layer="layout" svg:width="6.562cm" svg:height="1.27cm" svg:x="18.203cm" svg:y="1.693cm">
            <text:p/>
            <draw:enhanced-geometry svg:viewBox="0 0 21600 21600" draw:mirror-horizontal="true" draw:type="rectangle" draw:enhanced-path="M 0 0 L 21600 0 21600 21600 0 21600 0 0 Z N"/>
          </draw:custom-shape>
          <draw:g>
            <draw:line draw:style-name="gr91" draw:text-style-name="P41" draw:layer="layout" svg:x1="18.414cm" svg:y1="1.904cm" svg:x2="18.414cm" svg:y2="2.751cm">
              <text:p/>
            </draw:line>
            <draw:line draw:style-name="gr91" draw:text-style-name="P41" draw:layer="layout" svg:x1="18.625cm" svg:y1="2.116cm" svg:x2="18.625cm" svg:y2="2.539cm">
              <text:p/>
            </draw:line>
          </draw:g>
          <draw:g>
            <draw:line draw:style-name="gr91" draw:text-style-name="P41" draw:layer="layout" svg:x1="18.838cm" svg:y1="1.904cm" svg:x2="18.838cm" svg:y2="2.751cm">
              <text:p/>
            </draw:line>
            <draw:line draw:style-name="gr91" draw:text-style-name="P41" draw:layer="layout" svg:x1="19.05cm" svg:y1="2.116cm" svg:x2="19.05cm" svg:y2="2.539cm">
              <text:p/>
            </draw:line>
          </draw:g>
          <draw:g>
            <draw:line draw:style-name="gr91" draw:text-style-name="P41" draw:layer="layout" svg:x1="19.261cm" svg:y1="1.904cm" svg:x2="19.261cm" svg:y2="2.751cm">
              <text:p/>
            </draw:line>
            <draw:line draw:style-name="gr91" draw:text-style-name="P41" draw:layer="layout" svg:x1="19.473cm" svg:y1="2.116cm" svg:x2="19.473cm" svg:y2="2.539cm">
              <text:p/>
            </draw:line>
          </draw:g>
          <draw:g>
            <draw:line draw:style-name="gr91" draw:text-style-name="P41" draw:layer="layout" svg:x1="19.684cm" svg:y1="1.904cm" svg:x2="19.684cm" svg:y2="2.751cm">
              <text:p/>
            </draw:line>
            <draw:line draw:style-name="gr91" draw:text-style-name="P41" draw:layer="layout" svg:x1="19.895cm" svg:y1="2.116cm" svg:x2="19.895cm" svg:y2="2.539cm">
              <text:p/>
            </draw:line>
          </draw:g>
          <draw:g>
            <draw:line draw:style-name="gr91" draw:text-style-name="P41" draw:layer="layout" svg:x1="20.108cm" svg:y1="1.904cm" svg:x2="20.108cm" svg:y2="2.751cm">
              <text:p/>
            </draw:line>
            <draw:line draw:style-name="gr91" draw:text-style-name="P41" draw:layer="layout" svg:x1="20.32cm" svg:y1="2.116cm" svg:x2="20.32cm" svg:y2="2.539cm">
              <text:p/>
            </draw:line>
          </draw:g>
          <draw:g>
            <draw:line draw:style-name="gr91" draw:text-style-name="P41" draw:layer="layout" svg:x1="20.531cm" svg:y1="1.904cm" svg:x2="20.531cm" svg:y2="2.751cm">
              <text:p/>
            </draw:line>
            <draw:line draw:style-name="gr91" draw:text-style-name="P41" draw:layer="layout" svg:x1="20.743cm" svg:y1="2.116cm" svg:x2="20.743cm" svg:y2="2.539cm">
              <text:p/>
            </draw:line>
          </draw:g>
          <draw:g>
            <draw:line draw:style-name="gr91" draw:text-style-name="P41" draw:layer="layout" svg:x1="20.954cm" svg:y1="1.904cm" svg:x2="20.954cm" svg:y2="2.751cm">
              <text:p/>
            </draw:line>
            <draw:line draw:style-name="gr91" draw:text-style-name="P41" draw:layer="layout" svg:x1="21.165cm" svg:y1="2.116cm" svg:x2="21.165cm" svg:y2="2.539cm">
              <text:p/>
            </draw:line>
          </draw:g>
          <draw:g>
            <draw:line draw:style-name="gr91" draw:text-style-name="P41" draw:layer="layout" svg:x1="21.378cm" svg:y1="1.904cm" svg:x2="21.378cm" svg:y2="2.751cm">
              <text:p/>
            </draw:line>
            <draw:line draw:style-name="gr91" draw:text-style-name="P41" draw:layer="layout" svg:x1="21.59cm" svg:y1="2.116cm" svg:x2="21.59cm" svg:y2="2.539cm">
              <text:p/>
            </draw:line>
          </draw:g>
          <draw:g>
            <draw:line draw:style-name="gr91" draw:text-style-name="P41" draw:layer="layout" svg:x1="21.801cm" svg:y1="1.904cm" svg:x2="21.801cm" svg:y2="2.751cm">
              <text:p/>
            </draw:line>
            <draw:line draw:style-name="gr91" draw:text-style-name="P41" draw:layer="layout" svg:x1="22.013cm" svg:y1="2.116cm" svg:x2="22.013cm" svg:y2="2.539cm">
              <text:p/>
            </draw:line>
          </draw:g>
          <draw:g>
            <draw:line draw:style-name="gr91" draw:text-style-name="P41" draw:layer="layout" svg:x1="22.224cm" svg:y1="1.904cm" svg:x2="22.224cm" svg:y2="2.751cm">
              <text:p/>
            </draw:line>
            <draw:line draw:style-name="gr91" draw:text-style-name="P41" draw:layer="layout" svg:x1="22.435cm" svg:y1="2.116cm" svg:x2="22.435cm" svg:y2="2.539cm">
              <text:p/>
            </draw:line>
          </draw:g>
          <draw:g>
            <draw:line draw:style-name="gr91" draw:text-style-name="P41" draw:layer="layout" svg:x1="22.648cm" svg:y1="1.904cm" svg:x2="22.648cm" svg:y2="2.751cm">
              <text:p/>
            </draw:line>
            <draw:line draw:style-name="gr91" draw:text-style-name="P41" draw:layer="layout" svg:x1="22.86cm" svg:y1="2.116cm" svg:x2="22.86cm" svg:y2="2.539cm">
              <text:p/>
            </draw:line>
          </draw:g>
          <draw:g>
            <draw:line draw:style-name="gr91" draw:text-style-name="P41" draw:layer="layout" svg:x1="23.071cm" svg:y1="1.904cm" svg:x2="23.071cm" svg:y2="2.751cm">
              <text:p/>
            </draw:line>
            <draw:line draw:style-name="gr91" draw:text-style-name="P41" draw:layer="layout" svg:x1="23.283cm" svg:y1="2.116cm" svg:x2="23.283cm" svg:y2="2.539cm">
              <text:p/>
            </draw:line>
          </draw:g>
          <draw:g>
            <draw:line draw:style-name="gr91" draw:text-style-name="P41" draw:layer="layout" svg:x1="23.494cm" svg:y1="1.904cm" svg:x2="23.494cm" svg:y2="2.751cm">
              <text:p/>
            </draw:line>
            <draw:line draw:style-name="gr91" draw:text-style-name="P41" draw:layer="layout" svg:x1="23.705cm" svg:y1="2.116cm" svg:x2="23.705cm" svg:y2="2.539cm">
              <text:p/>
            </draw:line>
          </draw:g>
          <draw:g>
            <draw:line draw:style-name="gr91" draw:text-style-name="P41" draw:layer="layout" svg:x1="23.918cm" svg:y1="1.904cm" svg:x2="23.918cm" svg:y2="2.751cm">
              <text:p/>
            </draw:line>
            <draw:line draw:style-name="gr91" draw:text-style-name="P41" draw:layer="layout" svg:x1="24.13cm" svg:y1="2.116cm" svg:x2="24.13cm" svg:y2="2.539cm">
              <text:p/>
            </draw:line>
          </draw:g>
          <draw:g>
            <draw:line draw:style-name="gr91" draw:text-style-name="P41" draw:layer="layout" svg:x1="24.341cm" svg:y1="1.904cm" svg:x2="24.341cm" svg:y2="2.751cm">
              <text:p/>
            </draw:line>
            <draw:line draw:style-name="gr91" draw:text-style-name="P41" draw:layer="layout" svg:x1="24.553cm" svg:y1="2.116cm" svg:x2="24.553cm" svg:y2="2.539cm">
              <text:p/>
            </draw:line>
          </draw:g>
        </draw:g>
        <draw:g>
          <draw:custom-shape draw:style-name="gr4" draw:text-style-name="P9" draw:layer="layout" svg:width="0.211cm" svg:height="0.212cm" svg:x="8.89cm" svg:y="14.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1cm" svg:height="0.211cm" svg:x="8.89cm" svg:y="14.81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8.678cm 14.8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9.313cm 14.60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9cm" svg:height="0.229cm" svg:x="8.876cm" svg:y="14.594cm">
            <text:p/>
            <draw:enhanced-geometry svg:viewBox="0 0 21600 21600" draw:mirror-vertical="true" draw:type="rectangle" draw:enhanced-path="M 0 0 L 21600 0 21600 21600 0 21600 0 0 Z N"/>
          </draw:custom-shape>
        </draw:g>
        <draw:g>
          <draw:custom-shape draw:style-name="gr4" draw:text-style-name="P9" draw:layer="layout" svg:width="0.211cm" svg:height="0.212cm" svg:x="10.584cm" svg:y="4.2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1cm" svg:height="0.211cm" svg:x="10.584cm" svg:y="4.63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10.372cm 4.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11.007cm 4.42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9cm" svg:height="0.229cm" svg:x="10.57cm" svg:y="4.417cm">
            <text:p/>
            <draw:enhanced-geometry svg:viewBox="0 0 21600 21600" draw:mirror-vertical="true" draw:type="rectangle" draw:enhanced-path="M 0 0 L 21600 0 21600 21600 0 21600 0 0 Z N"/>
          </draw:custom-shape>
        </draw:g>
        <draw:g>
          <draw:custom-shape draw:style-name="gr317" draw:text-style-name="P5" draw:layer="layout" svg:width="4.021cm" svg:height="5.927cm" svg:x="2.117cm" svg:y="11.174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38" draw:layer="layout" svg:width="2.328cm" svg:height="0.853cm" svg:x="2.751cm" svg:y="15.875cm">
            <text:list text:style-name="L1">
              <text:list-header>
                <text:p text:style-name="P37"><text:span text:style-name="T17">TX-24</text:span></text:p>
              </text:list-header>
            </text:list>
            <draw:enhanced-geometry svg:viewBox="0 0 21600 21600" draw:type="mso-spt202" draw:enhanced-path="M 0 0 L 21600 0 21600 21600 0 21600 0 0 Z N"/>
          </draw:custom-shape>
          <draw:g>
            <draw:custom-shape draw:style-name="gr3" draw:text-style-name="P8" draw:layer="layout" svg:width="0.634cm" svg:height="0.635cm" svg:x="2.54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3.385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4.232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5.079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8" draw:layer="layout" svg:width="0.634cm" svg:height="0.635cm" svg:x="2.54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3.386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4.233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5.079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95" draw:text-style-name="P47" draw:layer="layout" svg:width="0.634cm" svg:height="0.635cm" svg:x="5.08cm" svg:y="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21cm" svg:height="0.212cm" svg:x="4.444cm" svg:y="13.7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cm" svg:height="0.211cm" svg:x="4.444cm" svg:y="14.1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1cm" draw:transform="rotate (1.5707963267949) translate (4.233cm 14.1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1cm" draw:transform="rotate (-1.5707963267949) translate (4.865cm 13.9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8cm" svg:height="0.229cm" svg:x="4.43cm" svg:y="13.959cm">
              <text:p/>
              <draw:enhanced-geometry svg:viewBox="0 0 21600 21600" draw:mirror-vertical="true" draw:type="rectangle" draw:enhanced-path="M 0 0 L 21600 0 21600 21600 0 21600 0 0 Z N"/>
            </draw:custom-shape>
          </draw:g>
          <draw:custom-shape draw:style-name="gr6" draw:text-style-name="P10" draw:layer="layout" svg:width="0.634cm" svg:height="0.635cm" svg:x="2.54cm" svg:y="11.6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9" draw:text-style-name="P10" draw:layer="layout" svg:width="0.634cm" svg:height="0.635cm" svg:x="4.233cm" svg:y="11.63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 draw:text-style-name="P11" draw:layer="layout" svg:width="0.634cm" svg:height="0.635cm" svg:x="3.385cm" svg:y="11.63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20" draw:text-style-name="P13" draw:layer="layout" svg:width="1.057cm" svg:height="0.853cm" svg:x="3.175cm" svg:y="11.518cm">
              <text:list text:style-name="L3">
                <text:list-header>
                  <text:p text:style-name="P12"><text:span text:style-name="T4">S</text:span></text:p>
                </text:list-header>
              </text:list>
              <draw:enhanced-geometry svg:viewBox="0 0 21600 21600" draw:type="mso-spt202" draw:enhanced-path="M 0 0 L 21600 0 21600 21600 0 21600 0 0 Z N"/>
            </draw:custom-shape>
          </draw:g>
          <draw:custom-shape draw:style-name="gr321" draw:text-style-name="P11" draw:layer="layout" svg:width="0.634cm" svg:height="0.264cm" svg:x="5.08cm" svg:y="12.043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634cm" svg:height="0.273cm" svg:x="5.08cm" svg:y="11.6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 draw:text-style-name="P14" draw:layer="layout" svg:width="0.634cm" svg:height="0.635cm" svg:x="5.071cm" svg:y="13.7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409cm" svg:height="0.393cm" svg:x="5.184cm" svg:y="13.88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322" draw:text-style-name="P9" draw:layer="layout" svg:width="0.635cm" svg:height="0.634cm" draw:transform="rotate (-1.5707963267949) translate (3.174cm 13.756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11cm" svg:height="0.635cm" svg:x="2.963cm" svg:y="13.758cm">
            <text:p/>
            <draw:enhanced-geometry svg:viewBox="0 0 21600 21600" draw:type="rectangle" draw:enhanced-path="M 0 0 L 21600 0 21600 21600 0 21600 0 0 Z N"/>
          </draw:custom-shape>
          <draw:g>
            <draw:custom-shape draw:style-name="gr6" draw:text-style-name="P10" draw:layer="layout" svg:width="0.211cm" svg:height="0.203cm" svg:x="3.597cm" svg:y="14.223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634cm" svg:height="0.533cm" svg:x="3.386cm" svg:y="13.7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3" draw:text-style-name="P10" draw:layer="layout" svg:width="0.546cm" svg:height="0.785cm" svg:x="3.425cm" svg:y="13.687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0" draw:layer="layout" svg:width="0.44cm" svg:height="0.274cm" svg:x="3.482cm" svg:y="13.96cm">
              <text:p/>
              <draw:enhanced-geometry svg:viewBox="0 0 21600 21600" draw:type="rectangle" draw:enhanced-path="M 0 0 L 21600 0 21600 21600 0 21600 0 0 Z N"/>
            </draw:custom-shape>
          </draw:g>
        </draw:g>
        <draw:g>
          <draw:g>
            <draw:line draw:style-name="gr69" draw:text-style-name="P41" draw:layer="layout" svg:x1="20.408cm" svg:y1="4.657cm" svg:x2="24.853cm" svg:y2="4.657cm">
              <text:p/>
            </draw:line>
            <draw:g>
              <draw:line draw:style-name="gr69" draw:text-style-name="P41" draw:layer="layout" svg:x1="20.61cm" svg:y1="4.867cm" svg:x2="20.811cm" svg:y2="4.444cm">
                <text:p/>
              </draw:line>
              <draw:line draw:style-name="gr69" draw:text-style-name="P41" draw:layer="layout" svg:x1="20.811cm" svg:y1="4.867cm" svg:x2="21.013cm" svg:y2="4.444cm">
                <text:p/>
              </draw:line>
              <draw:line draw:style-name="gr69" draw:text-style-name="P41" draw:layer="layout" svg:x1="21.013cm" svg:y1="4.867cm" svg:x2="21.215cm" svg:y2="4.444cm">
                <text:p/>
              </draw:line>
            </draw:g>
            <draw:custom-shape draw:style-name="gr293" draw:text-style-name="P5" draw:layer="layout" svg:width="2.424cm" svg:height="1.27cm" svg:x="21.418cm" svg:y="4.022cm">
              <text:p/>
              <draw:enhanced-geometry svg:viewBox="0 0 21600 21600" draw:type="rectangle" draw:enhanced-path="M 0 0 L 21600 0 21600 21600 0 21600 0 0 Z N"/>
            </draw:custom-shape>
            <draw:g>
              <draw:line draw:style-name="gr69" draw:text-style-name="P41" draw:layer="layout" svg:x1="24.044cm" svg:y1="4.867cm" svg:x2="24.245cm" svg:y2="4.444cm">
                <text:p/>
              </draw:line>
              <draw:line draw:style-name="gr69" draw:text-style-name="P41" draw:layer="layout" svg:x1="24.245cm" svg:y1="4.867cm" svg:x2="24.447cm" svg:y2="4.444cm">
                <text:p/>
              </draw:line>
              <draw:line draw:style-name="gr69" draw:text-style-name="P41" draw:layer="layout" svg:x1="24.447cm" svg:y1="4.867cm" svg:x2="24.649cm" svg:y2="4.444cm">
                <text:p/>
              </draw:line>
            </draw:g>
          </draw:g>
          <draw:custom-shape draw:style-name="gr324" draw:text-style-name="P38" draw:layer="layout" svg:width="3.03cm" svg:height="0.853cm" svg:x="21.418cm" svg:y="4.233cm">
            <text:list text:style-name="L1">
              <text:list-header>
                <text:p text:style-name="P37"><text:span text:style-name="T2">Motor 1</text:span></text:p>
              </text:list-header>
            </text:list>
            <draw:enhanced-geometry svg:viewBox="0 0 21600 21600" draw:type="mso-spt202" draw:enhanced-path="M 0 0 L 21600 0 21600 21600 0 21600 0 0 Z N"/>
          </draw:custom-shape>
        </draw:g>
        <draw:g>
          <draw:custom-shape draw:style-name="gr325" draw:text-style-name="P14" draw:layer="layout" svg:width="1.694cm" svg:height="1.481cm" svg:x="4.868cm" svg:y="8.661cm">
            <text:p/>
            <draw:enhanced-geometry svg:viewBox="0 0 21600 21600" draw:type="rectangle" draw:enhanced-path="M 0 0 L 21600 0 21600 21600 0 21600 0 0 Z N"/>
          </draw:custom-shape>
          <draw:custom-shape draw:style-name="gr326" draw:text-style-name="P13" draw:layer="layout" svg:width="1.694cm" svg:height="1.445cm" svg:x="4.868cm" svg:y="8.705cm">
            <text:list text:style-name="L1">
              <text:list-header>
                <text:p text:style-name="P12"><text:span text:style-name="T2">Acc</text:span><text:span text:style-name="T2"><text:line-break/></text:span><text:span text:style-name="T2">1</text:span></text:p>
              </text:list-header>
            </text:list>
            <draw:enhanced-geometry svg:viewBox="0 0 21600 21600" draw:type="mso-spt202" draw:enhanced-path="M 0 0 L 21600 0 21600 21600 0 21600 0 0 Z N"/>
          </draw:custom-shape>
        </draw:g>
        <draw:g>
          <draw:custom-shape draw:style-name="gr327" draw:text-style-name="P14" draw:layer="layout" svg:width="1.693cm" svg:height="1.481cm" svg:x="6.985cm" svg:y="8.661cm">
            <text:p/>
            <draw:enhanced-geometry svg:viewBox="0 0 21600 21600" draw:type="rectangle" draw:enhanced-path="M 0 0 L 21600 0 21600 21600 0 21600 0 0 Z N"/>
          </draw:custom-shape>
          <draw:custom-shape draw:style-name="gr328" draw:text-style-name="P13" draw:layer="layout" svg:width="1.693cm" svg:height="1.445cm" svg:x="6.985cm" svg:y="8.705cm">
            <text:list text:style-name="L1">
              <text:list-header>
                <text:p text:style-name="P12"><text:span text:style-name="T2">Acc</text:span><text:span text:style-name="T2"><text:line-break/></text:span><text:span text:style-name="T2">2</text:span></text:p>
              </text:list-header>
            </text:list>
            <draw:enhanced-geometry svg:viewBox="0 0 21600 21600" draw:type="mso-spt202" draw:enhanced-path="M 0 0 L 21600 0 21600 21600 0 21600 0 0 Z N"/>
          </draw:custom-shape>
        </draw:g>
        <draw:g>
          <draw:custom-shape draw:style-name="gr327" draw:text-style-name="P14" draw:layer="layout" svg:width="1.693cm" svg:height="1.481cm" svg:x="9.102cm" svg:y="8.661cm">
            <text:p/>
            <draw:enhanced-geometry svg:viewBox="0 0 21600 21600" draw:type="rectangle" draw:enhanced-path="M 0 0 L 21600 0 21600 21600 0 21600 0 0 Z N"/>
          </draw:custom-shape>
          <draw:custom-shape draw:style-name="gr329" draw:text-style-name="P13" draw:layer="layout" svg:width="1.693cm" svg:height="1.445cm" svg:x="9.102cm" svg:y="8.705cm">
            <text:list text:style-name="L1">
              <text:list-header>
                <text:p text:style-name="P12"><text:span text:style-name="T2">Acc</text:span><text:span text:style-name="T2"><text:line-break/></text:span><text:span text:style-name="T2">3</text:span></text:p>
              </text:list-header>
            </text:list>
            <draw:enhanced-geometry svg:viewBox="0 0 21600 21600" draw:type="mso-spt202" draw:enhanced-path="M 0 0 L 21600 0 21600 21600 0 21600 0 0 Z N"/>
          </draw:custom-shape>
        </draw:g>
        <draw:g>
          <draw:custom-shape draw:style-name="gr325" draw:text-style-name="P14" draw:layer="layout" svg:width="1.694cm" svg:height="1.481cm" svg:x="11.218cm" svg:y="8.661cm">
            <text:p/>
            <draw:enhanced-geometry svg:viewBox="0 0 21600 21600" draw:type="rectangle" draw:enhanced-path="M 0 0 L 21600 0 21600 21600 0 21600 0 0 Z N"/>
          </draw:custom-shape>
          <draw:custom-shape draw:style-name="gr330" draw:text-style-name="P13" draw:layer="layout" svg:width="1.694cm" svg:height="1.445cm" svg:x="11.218cm" svg:y="8.705cm">
            <text:list text:style-name="L1">
              <text:list-header>
                <text:p text:style-name="P12"><text:span text:style-name="T2">Acc</text:span><text:span text:style-name="T2"><text:line-break/></text:span><text:span text:style-name="T2">4</text:span></text:p>
              </text:list-header>
            </text:list>
            <draw:enhanced-geometry svg:viewBox="0 0 21600 21600" draw:type="mso-spt202" draw:enhanced-path="M 0 0 L 21600 0 21600 21600 0 21600 0 0 Z N"/>
          </draw:custom-shape>
        </draw:g>
        <draw:custom-shape draw:style-name="gr331" draw:text-style-name="P2" draw:layer="layout" svg:width="0.754cm" svg:height="1.49cm" svg:x="18.34cm" svg:y="11.007cm">
          <text:p/>
          <draw:enhanced-geometry svg:viewBox="0 0 171 290" draw:type="non-primitive" draw:enhanced-path="M 6 0  C 9 40 0 194 27 242  C 54 290 111 290 171 290  N"/>
        </draw:custom-shape>
        <draw:g>
          <draw:custom-shape draw:style-name="gr332" draw:text-style-name="P55" draw:layer="layout" svg:width="0.424cm" svg:height="0.422cm" svg:x="19.093cm" svg:y="1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19.305cm" svg:y1="12.125cm" svg:x2="19.305cm" svg:y2="11.914cm">
            <text:p/>
          </draw:line>
          <draw:line draw:style-name="gr39" draw:text-style-name="P41" draw:layer="layout" svg:x1="19.305cm" svg:y1="12.858cm" svg:x2="19.305cm" svg:y2="13.069cm">
            <text:p/>
          </draw:line>
          <draw:line draw:style-name="gr39" draw:text-style-name="P41" draw:layer="layout" svg:x1="19.667cm" svg:y1="12.496cm" svg:x2="19.878cm" svg:y2="12.496cm">
            <text:p/>
          </draw:line>
          <draw:line draw:style-name="gr39" draw:text-style-name="P41" draw:layer="layout" svg:x1="19.517cm" svg:y1="12.708cm" svg:x2="19.728cm" svg:y2="12.919cm">
            <text:p/>
          </draw:line>
          <draw:line draw:style-name="gr39" draw:text-style-name="P41" draw:layer="layout" svg:x1="18.882cm" svg:y1="12.073cm" svg:x2="19.093cm" svg:y2="12.284cm">
            <text:p/>
          </draw:line>
          <draw:line draw:style-name="gr39" draw:text-style-name="P41" draw:layer="layout" svg:x1="19.517cm" svg:y1="12.283cm" svg:x2="19.728cm" svg:y2="12.072cm">
            <text:p/>
          </draw:line>
          <draw:line draw:style-name="gr39" draw:text-style-name="P41" draw:layer="layout" svg:x1="19.092cm" svg:y1="12.708cm" svg:x2="18.881cm" svg:y2="12.919cm">
            <text:p/>
          </draw:line>
        </draw:g>
        <draw:g>
          <draw:custom-shape draw:style-name="gr333" draw:text-style-name="P55" draw:layer="layout" svg:width="0.424cm" svg:height="0.423cm" svg:x="19.093cm" svg:y="13.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1" draw:layer="layout" svg:x1="19.305cm" svg:y1="13.67cm" svg:x2="19.305cm" svg:y2="13.458cm">
            <text:p/>
          </draw:line>
          <draw:line draw:style-name="gr39" draw:text-style-name="P41" draw:layer="layout" svg:x1="19.305cm" svg:y1="14.402cm" svg:x2="19.305cm" svg:y2="14.614cm">
            <text:p/>
          </draw:line>
          <draw:line draw:style-name="gr39" draw:text-style-name="P41" draw:layer="layout" svg:x1="19.667cm" svg:y1="14.04cm" svg:x2="19.878cm" svg:y2="14.04cm">
            <text:p/>
          </draw:line>
          <draw:line draw:style-name="gr39" draw:text-style-name="P41" draw:layer="layout" svg:x1="19.517cm" svg:y1="14.252cm" svg:x2="19.728cm" svg:y2="14.464cm">
            <text:p/>
          </draw:line>
          <draw:line draw:style-name="gr39" draw:text-style-name="P41" draw:layer="layout" svg:x1="18.882cm" svg:y1="13.617cm" svg:x2="19.093cm" svg:y2="13.829cm">
            <text:p/>
          </draw:line>
          <draw:line draw:style-name="gr39" draw:text-style-name="P41" draw:layer="layout" svg:x1="19.517cm" svg:y1="13.829cm" svg:x2="19.728cm" svg:y2="13.617cm">
            <text:p/>
          </draw:line>
          <draw:line draw:style-name="gr39" draw:text-style-name="P41" draw:layer="layout" svg:x1="19.092cm" svg:y1="14.252cm" svg:x2="18.881cm" svg:y2="14.464cm">
            <text:p/>
          </draw:line>
        </draw:g>
        <draw:custom-shape draw:style-name="gr334" draw:text-style-name="P2" draw:layer="layout" svg:width="1.058cm" svg:height="3.042cm" svg:x="18.036cm" svg:y="11.007cm">
          <text:p/>
          <draw:enhanced-geometry svg:viewBox="0 0 240 640" draw:type="non-primitive" draw:enhanced-path="M 0 0  C 3 79 5 373 21 475  C 37 577 62 586 98 613  C 134 640 211 632 240 637  N"/>
        </draw:custom-shape>
        <draw:custom-shape draw:style-name="gr335" draw:text-style-name="P38" draw:layer="layout" svg:width="1.482cm" svg:height="0.853cm" svg:x="18.397cm" svg:y="11.218cm">
          <text:list text:style-name="L1">
            <text:list-header>
              <text:p text:style-name="P37"><text:span text:style-name="T2">Fwd</text:span></text:p>
            </text:list-header>
          </text:list>
          <draw:enhanced-geometry svg:viewBox="0 0 21600 21600" draw:type="mso-spt202" draw:enhanced-path="M 0 0 L 21600 0 21600 21600 0 21600 0 0 Z N"/>
        </draw:custom-shape>
        <draw:custom-shape draw:style-name="gr336" draw:text-style-name="P38" draw:layer="layout" svg:width="1.482cm" svg:height="0.853cm" svg:x="18.609cm" svg:y="14.393cm">
          <text:list text:style-name="L1">
            <text:list-header>
              <text:p text:style-name="P37"><text:span text:style-name="T2">Rev</text:span></text:p>
            </text:list-header>
          </text:list>
          <draw:enhanced-geometry svg:viewBox="0 0 21600 21600" draw:type="mso-spt202" draw:enhanced-path="M 0 0 L 21600 0 21600 21600 0 21600 0 0 Z N"/>
        </draw:custom-shape>
        <draw:line draw:style-name="gr54" draw:text-style-name="P41" draw:layer="layout" svg:x1="13.335cm" svg:y1="2.117cm" svg:x2="13.335cm" svg:y2="15.24cm">
          <text:p/>
        </draw:line>
        <draw:custom-shape draw:style-name="gr337" draw:text-style-name="P65" draw:layer="layout" svg:width="5.926cm" svg:height="1.023cm" svg:x="7.197cm" svg:y="1.905cm">
          <text:list text:style-name="L1">
            <text:list-header>
              <text:p text:style-name="P64"><text:span text:style-name="T20">Track accessories</text:span></text:p>
            </text:list-header>
          </text:list>
          <draw:enhanced-geometry svg:viewBox="0 0 21600 21600" draw:type="mso-spt202" draw:enhanced-path="M 0 0 L 21600 0 21600 21600 0 21600 0 0 Z N"/>
        </draw:custom-shape>
        <draw:custom-shape draw:style-name="gr338" draw:text-style-name="P65" draw:layer="layout" svg:width="4.233cm" svg:height="1.023cm" svg:x="13.547cm" svg:y="1.905cm">
          <text:list text:style-name="L1">
            <text:list-header>
              <text:p text:style-name="P64"><text:span text:style-name="T20">Electric loco</text:span></text:p>
            </text:list-header>
          </text:list>
          <draw:enhanced-geometry svg:viewBox="0 0 21600 21600" draw:type="mso-spt202" draw:enhanced-path="M 0 0 L 21600 0 21600 21600 0 21600 0 0 Z N"/>
        </draw:custom-shape>
        <draw:custom-shape draw:style-name="gr339" draw:text-style-name="P54" draw:layer="layout" svg:width="8.351cm" svg:height="1.785cm" svg:x="8.268cm" svg:y="0.123cm">
          <text:list text:style-name="L1">
            <text:list-header>
              <text:p text:style-name="P53"><text:span text:style-name="T20">Electric locomotive example</text:span><text:span text:style-name="T20"><text:line-break/></text:span><text:span text:style-name="T20"> with only one throttle</text:span></text:p>
            </text:list-header>
          </text:list>
          <draw:enhanced-geometry svg:viewBox="0 0 21600 21600" draw:type="rectangle" draw:enhanced-path="M 0 0 L 21600 0 21600 21600 0 21600 0 0 Z N"/>
        </draw:custom-shape>
        <draw:custom-shape draw:style-name="gr340" draw:text-style-name="P23" draw:layer="layout" svg:width="7.832cm" svg:height="1.058cm" svg:x="17.78cm" svg:y="0cm">
          <text:list text:style-name="L1">
            <text:list-header>
              <text:p text:style-name="P22"><text:span text:style-name="T8">Author: Pierre Rouzeau copyright cc: by-nc-sa</text:span><text:span text:style-name="T8"><text:line-break/></text:span><text:span text:style-name="T8">Author is not linked with RCS system</text:span></text:p>
            </text:list-header>
          </text:list>
          <draw:enhanced-geometry svg:viewBox="0 0 21600 21600" draw:type="rectangle" draw:enhanced-path="M 0 0 L 21600 0 21600 21600 0 21600 0 0 Z N"/>
        </draw:custom-shape>
        <draw:g>
          <draw:custom-shape draw:style-name="gr341" draw:text-style-name="P2" draw:layer="layout" svg:width="0.459cm" svg:height="0.847cm" svg:x="5.715cm" svg:y="7.783cm">
            <text:p/>
            <draw:enhanced-geometry svg:viewBox="0 0 104 192" draw:type="non-primitive" draw:enhanced-path="M 4 192  C 6 179 0 134 14 114  C 28 94 76 91 90 72  C 104 53 98 15 100 0  N"/>
          </draw:custom-shape>
          <draw:custom-shape draw:style-name="gr280" draw:text-style-name="P2" draw:layer="layout" svg:width="0.459cm" svg:height="0.846cm" svg:x="11.604cm" svg:y="7.828cm">
            <text:p/>
            <draw:enhanced-geometry svg:viewBox="0 0 104 192" draw:mirror-horizontal="true" draw:type="non-primitive" draw:enhanced-path="M 4 192  C 6 179 0 134 14 114  C 28 94 76 91 90 72  C 104 53 98 15 100 0  N"/>
          </draw:custom-shape>
          <draw:custom-shape draw:style-name="gr341" draw:text-style-name="P2" draw:layer="layout" svg:width="0.269cm" svg:height="0.847cm" svg:x="7.832cm" svg:y="7.805cm">
            <text:p/>
            <draw:enhanced-geometry svg:viewBox="0 0 104 192" draw:type="non-primitive" draw:enhanced-path="M 4 192  C 6 179 0 134 14 114  C 28 94 76 91 90 72  C 104 53 98 15 100 0  N"/>
          </draw:custom-shape>
          <draw:custom-shape draw:style-name="gr341" draw:text-style-name="P2" draw:layer="layout" svg:width="0.269cm" svg:height="0.847cm" svg:x="9.699cm" svg:y="7.805cm">
            <text:p/>
            <draw:enhanced-geometry svg:viewBox="0 0 104 192" draw:mirror-horizontal="true" draw:type="non-primitive" draw:enhanced-path="M 4 192  C 6 179 0 134 14 114  C 28 94 76 91 90 72  C 104 53 98 15 100 0  N"/>
          </draw:custom-shape>
        </draw:g>
        <draw:custom-shape draw:style-name="gr342" draw:text-style-name="P40" draw:layer="layout" svg:width="1.27cm" svg:height="0.726cm" svg:x="11.43cm" svg:y="6.138cm">
          <text:list text:style-name="L1">
            <text:list-header>
              <text:p text:style-name="P39"><text:span text:style-name="T26">1-4</text:span></text:p>
            </text:list-header>
          </text:list>
          <draw:enhanced-geometry svg:viewBox="0 0 21600 21600" draw:type="mso-spt202" draw:enhanced-path="M 0 0 L 21600 0 21600 21600 0 21600 0 0 Z N"/>
        </draw:custom-shape>
        <draw:line draw:style-name="gr54" draw:text-style-name="P41" draw:layer="layout" svg:x1="11.853cm" svg:y1="6.046cm" svg:x2="11.955cm" svg:y2="6.35cm">
          <text:p/>
        </draw:line>
        <draw:g>
          <draw:custom-shape draw:style-name="gr343" draw:text-style-name="P5" draw:layer="layout" svg:width="3.175cm" svg:height="0.736cm" svg:x="2.54cm" svg:y="17.101cm">
            <text:p/>
            <draw:enhanced-geometry svg:viewBox="0 0 21600 21600" draw:type="rectangle" draw:enhanced-path="M 0 0 L 21600 0 21600 21600 0 21600 0 0 Z N"/>
          </draw:custom-shape>
          <draw:g>
            <draw:line draw:style-name="gr39" draw:text-style-name="P41" draw:layer="layout" svg:x1="4.238cm" svg:y1="17.268cm" svg:x2="4.238cm" svg:y2="17.691cm">
              <text:p/>
            </draw:line>
            <draw:line draw:style-name="gr40" draw:text-style-name="P41" draw:layer="layout" svg:x1="4.238cm" svg:y1="17.268cm" svg:x2="4.238cm" svg:y2="17.48cm">
              <text:p/>
            </draw:line>
          </draw:g>
          <draw:g>
            <draw:line draw:style-name="gr39" draw:text-style-name="P41" draw:layer="layout" svg:x1="4.657cm" svg:y1="17.268cm" svg:x2="4.657cm" svg:y2="17.691cm">
              <text:p/>
            </draw:line>
            <draw:line draw:style-name="gr40" draw:text-style-name="P41" draw:layer="layout" svg:x1="4.657cm" svg:y1="17.268cm" svg:x2="4.657cm" svg:y2="17.48cm">
              <text:p/>
            </draw:line>
          </draw:g>
          <draw:custom-shape draw:style-name="gr344" draw:text-style-name="P63" draw:layer="layout" svg:width="5.291cm" svg:height="0.726cm" svg:x="2.342cm" svg:y="17.992cm">
            <text:list text:style-name="L1">
              <text:list-header>
                <text:p text:style-name="P62"><text:span text:style-name="T14">TX address (64 possible)</text:span></text:p>
              </text:list-header>
            </text:list>
            <draw:enhanced-geometry svg:viewBox="0 0 21600 21600" draw:type="mso-spt202" draw:enhanced-path="M 0 0 L 21600 0 21600 21600 0 21600 0 0 Z N"/>
          </draw:custom-shape>
          <draw:g>
            <draw:line draw:style-name="gr39" draw:text-style-name="P41" draw:layer="layout" svg:x1="3.395cm" svg:y1="17.692cm" svg:x2="3.395cm" svg:y2="17.269cm">
              <text:p/>
            </draw:line>
            <draw:line draw:style-name="gr40" draw:text-style-name="P41" draw:layer="layout" svg:x1="3.395cm" svg:y1="17.692cm" svg:x2="3.395cm" svg:y2="17.48cm">
              <text:p/>
            </draw:line>
          </draw:g>
          <draw:g>
            <draw:line draw:style-name="gr39" draw:text-style-name="P41" draw:layer="layout" svg:x1="2.968cm" svg:y1="17.692cm" svg:x2="2.968cm" svg:y2="17.269cm">
              <text:p/>
            </draw:line>
            <draw:line draw:style-name="gr40" draw:text-style-name="P41" draw:layer="layout" svg:x1="2.968cm" svg:y1="17.692cm" svg:x2="2.968cm" svg:y2="17.48cm">
              <text:p/>
            </draw:line>
          </draw:g>
          <draw:custom-shape draw:style-name="gr44" draw:text-style-name="P2" draw:layer="layout" svg:width="0.211cm" svg:height="2.117cm" draw:transform="rotate (-1.5707963267949) translate (5.079cm 17.9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39" draw:text-style-name="P41" draw:layer="layout" svg:x1="3.819cm" svg:y1="17.692cm" svg:x2="3.819cm" svg:y2="17.269cm">
              <text:p/>
            </draw:line>
            <draw:line draw:style-name="gr40" draw:text-style-name="P41" draw:layer="layout" svg:x1="3.819cm" svg:y1="17.692cm" svg:x2="3.819cm" svg:y2="17.48cm">
              <text:p/>
            </draw:line>
          </draw:g>
          <draw:g>
            <draw:line draw:style-name="gr39" draw:text-style-name="P41" draw:layer="layout" svg:x1="5.08cm" svg:y1="17.692cm" svg:x2="5.08cm" svg:y2="17.269cm">
              <text:p/>
            </draw:line>
            <draw:line draw:style-name="gr40" draw:text-style-name="P41" draw:layer="layout" svg:x1="5.08cm" svg:y1="17.692cm" svg:x2="5.08cm" svg:y2="17.48cm">
              <text:p/>
            </draw:line>
          </draw:g>
        </draw:g>
        <draw:custom-shape draw:style-name="gr345" draw:text-style-name="P57" draw:layer="layout" svg:width="6.672cm" svg:height="1.905cm" svg:x="0.313cm" svg:y="0cm">
          <text:list text:style-name="L1">
            <text:list-header>
              <text:p text:style-name="P56"><text:span text:style-name="T21">Model train control: </text:span><text:span text:style-name="T21"><text:line-break/></text:span><text:span text:style-name="T21">RCS system</text:span></text:p>
            </text:list-header>
          </text:list>
          <draw:enhanced-geometry svg:viewBox="0 0 21600 21600" draw:type="rectangle" draw:enhanced-path="M 0 0 L 21600 0 21600 21600 0 21600 0 0 Z N"/>
        </draw:custom-shape>
        <draw:g>
          <draw:custom-shape draw:style-name="gr346" draw:text-style-name="P14" draw:layer="layout" svg:width="1.27cm" svg:height="1.261cm" svg:x="1.482cm" svg:y="9.11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6" draw:text-style-name="P2" draw:layer="layout" svg:width="0.212cm" svg:height="0.211cm" svg:x="2.329cm" svg:y="9.648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6" draw:text-style-name="P2" draw:layer="layout" svg:width="0.212cm" svg:height="0.211cm" svg:x="1.694cm" svg:y="9.648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g>
        <draw:g>
          <draw:custom-shape draw:style-name="gr347" draw:text-style-name="P2" draw:layer="layout" svg:width="1.058cm" svg:height="1.016cm" svg:x="1.605cm" svg:y="7.20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9" draw:text-style-name="P41" draw:layer="layout" svg:x1="1.605cm" svg:y1="7.715cm" svg:x2="1.605cm" svg:y2="8.392cm">
            <text:p/>
          </draw:line>
          <draw:line draw:style-name="gr69" draw:text-style-name="P41" draw:layer="layout" svg:x1="1.605cm" svg:y1="8.391cm" svg:x2="2.663cm" svg:y2="8.391cm">
            <text:p/>
          </draw:line>
          <draw:line draw:style-name="gr69" draw:text-style-name="P41" draw:layer="layout" svg:x1="2.663cm" svg:y1="8.391cm" svg:x2="2.663cm" svg:y2="7.714cm">
            <text:p/>
          </draw:line>
          <draw:line draw:style-name="gr40" draw:text-style-name="P41" draw:layer="layout" svg:x1="2.452cm" svg:y1="8.391cm" svg:x2="2.452cm" svg:y2="8.899cm">
            <text:p/>
          </draw:line>
          <draw:line draw:style-name="gr40" draw:text-style-name="P41" draw:layer="layout" svg:x1="1.817cm" svg:y1="8.391cm" svg:x2="1.817cm" svg:y2="8.899cm">
            <text:p/>
          </draw:line>
        </draw:g>
        <draw:custom-shape draw:style-name="gr348" draw:text-style-name="P2" draw:layer="layout" svg:width="4.361cm" svg:height="1.627cm" svg:x="2.412cm" svg:y="1.98cm">
          <text:p/>
          <draw:enhanced-geometry svg:viewBox="0 0 967 369" draw:type="non-primitive" draw:enhanced-path="M 20 235  C 39 205 0 83 135 53  C 270 23 699 0 833 53  C 967 106 918 303 940 369  N"/>
        </draw:custom-shape>
        <draw:g>
          <draw:custom-shape draw:style-name="gr349" draw:text-style-name="P14" draw:layer="layout" svg:width="3.386cm" svg:height="2.02cm" draw:transform="rotate (1.5707963267949) translate (1.53cm 6.358cm)">
            <text:p/>
            <draw:enhanced-geometry svg:viewBox="0 0 21600 21600" draw:type="rectangle" draw:enhanced-path="M 0 0 L 21600 0 21600 21600 0 21600 0 0 Z N"/>
          </draw:custom-shape>
          <draw:custom-shape draw:style-name="gr350" draw:text-style-name="P2" draw:layer="layout" svg:width="1.058cm" svg:height="1.27cm" draw:transform="rotate (1.5707963267949) translate (1.953cm 5.723cm)">
            <text:p/>
            <draw:enhanced-geometry svg:viewBox="0 0 21600 21600"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50" draw:text-style-name="P2" draw:layer="layout" svg:width="1.058cm" svg:height="1.27cm" draw:transform="rotate (1.5707963267949) translate (1.953cm 4.665cm)">
            <text:p/>
            <draw:enhanced-geometry svg:viewBox="0 0 21600 21600"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280" draw:text-style-name="P2" draw:layer="layout" svg:width="0.458cm" svg:height="0.846cm" svg:x="2.117cm" svg:y="6.359cm">
          <text:p/>
          <draw:enhanced-geometry svg:viewBox="0 0 104 192" draw:type="non-primitive" draw:enhanced-path="M 4 192  C 6 179 0 134 14 114  C 28 94 76 91 90 72  C 104 53 98 15 100 0  N"/>
        </draw:custom-shape>
        <draw:g>
          <draw:line draw:style-name="gr307" draw:text-style-name="P41" draw:layer="layout" svg:x1="6.562cm" svg:y1="15.803cm" svg:x2="9.749cm" svg:y2="16.722cm">
            <text:p/>
          </draw:line>
          <draw:line draw:style-name="gr307" draw:text-style-name="P41" draw:layer="layout" svg:x1="9.749cm" svg:y1="16.721cm" svg:x2="9.749cm" svg:y2="15.618cm">
            <text:p/>
          </draw:line>
          <draw:line draw:style-name="gr307" draw:text-style-name="P41" draw:layer="layout" svg:x1="9.749cm" svg:y1="15.619cm" svg:x2="13.333cm" svg:y2="16.722cm">
            <text:p/>
          </draw:line>
        </draw:g>
        <draw:g>
          <draw:custom-shape draw:style-name="gr327" draw:text-style-name="P14" draw:layer="layout" svg:width="1.693cm" svg:height="1.481cm" svg:x="16.916cm" svg:y="14.605cm">
            <text:p/>
            <draw:enhanced-geometry svg:viewBox="0 0 21600 21600" draw:type="rectangle" draw:enhanced-path="M 0 0 L 21600 0 21600 21600 0 21600 0 0 Z N"/>
          </draw:custom-shape>
          <draw:custom-shape draw:style-name="gr351" draw:text-style-name="P13" draw:layer="layout" svg:width="1.693cm" svg:height="0.853cm" svg:x="16.916cm" svg:y="14.649cm">
            <text:list text:style-name="L1">
              <text:list-header>
                <text:p text:style-name="P12"><text:span text:style-name="T2">Acc</text:span></text:p>
              </text:list-header>
            </text:list>
            <draw:enhanced-geometry svg:viewBox="0 0 21600 21600" draw:type="mso-spt202" draw:enhanced-path="M 0 0 L 21600 0 21600 21600 0 21600 0 0 Z N"/>
          </draw:custom-shape>
        </draw:g>
        <draw:custom-shape draw:style-name="gr352" draw:text-style-name="P2" draw:layer="layout" svg:width="0.295cm" svg:height="3.585cm" svg:x="17.436cm" svg:y="11.02cm">
          <text:p/>
          <draw:enhanced-geometry svg:viewBox="0 0 67 813" draw:type="non-primitive" draw:enhanced-path="M 8 0  C 8 46 0 183 8 277  C 16 371 43 478 53 567  C 63 656 64 762 67 813  N"/>
        </draw:custom-shape>
        <draw:custom-shape draw:style-name="gr353" draw:text-style-name="P38" draw:layer="layout" svg:width="2.751cm" svg:height="0.853cm" svg:x="16.722cm" svg:y="16.933cm">
          <text:list text:style-name="L1">
            <text:list-header>
              <text:p text:style-name="P37"><text:span text:style-name="T2">Antenna</text:span></text:p>
            </text:list-header>
          </text:list>
          <draw:enhanced-geometry svg:viewBox="0 0 21600 21600" draw:type="mso-spt202" draw:enhanced-path="M 0 0 L 21600 0 21600 21600 0 21600 0 0 Z N"/>
        </draw:custom-shape>
        <draw:custom-shape draw:style-name="gr354" draw:text-style-name="P67" draw:layer="layout" svg:width="3.598cm" svg:height="0.811cm" svg:x="2.752cm" svg:y="2.117cm">
          <text:list text:style-name="L1">
            <text:list-header>
              <text:p text:style-name="P66"><text:span text:style-name="T27">12-14V AC/DC</text:span></text:p>
            </text:list-header>
          </text:list>
          <draw:enhanced-geometry svg:viewBox="0 0 21600 21600" draw:type="mso-spt202" draw:enhanced-path="M 0 0 L 21600 0 21600 21600 0 21600 0 0 Z N"/>
        </draw:custom-shape>
        <draw:custom-shape draw:style-name="gr355" draw:text-style-name="P14" draw:layer="layout" svg:width="0.212cm" svg:height="0.384cm" svg:x="4.533cm" svg:y="7.06cm">
          <text:p/>
          <draw:enhanced-geometry svg:viewBox="0 0 21600 21600" draw:type="rectangle" draw:enhanced-path="M 0 0 L 21600 0 21600 21600 0 21600 0 0 Z N"/>
        </draw:custom-shape>
        <draw:custom-shape draw:style-name="gr356" draw:text-style-name="P68" draw:layer="layout" svg:width="2.54cm" svg:height="0.853cm" svg:x="2.963cm" svg:y="6.773cm">
          <text:list text:style-name="L1">
            <text:list-header>
              <text:p text:style-name="P37"><text:span text:style-name="T2">Antenna</text:span></text:p>
            </text:list-header>
          </text:list>
          <draw:enhanced-geometry svg:viewBox="0 0 21600 21600" draw:type="mso-spt202" draw:enhanced-path="M 0 0 L 21600 0 21600 21600 0 21600 0 0 Z N"/>
        </draw:custom-shape>
        <draw:custom-shape draw:style-name="gr357" draw:text-style-name="P67" draw:layer="layout" svg:width="5.08cm" svg:height="0.811cm" svg:x="17.992cm" svg:y="2.963cm">
          <text:list text:style-name="L1">
            <text:list-header>
              <text:p text:style-name="P66"><text:span text:style-name="T28">14.4 V (12 elements)</text:span></text:p>
            </text:list-header>
          </text:list>
          <draw:enhanced-geometry svg:viewBox="0 0 21600 21600" draw:type="mso-spt202" draw:enhanced-path="M 0 0 L 21600 0 21600 21600 0 21600 0 0 Z N"/>
        </draw:custom-shape>
        <draw:custom-shape draw:style-name="gr358" draw:text-style-name="P2" draw:layer="layout" svg:width="0.648cm" svg:height="1.451cm" svg:x="17.533cm" svg:y="2.337cm">
          <text:p/>
          <draw:enhanced-geometry svg:viewBox="0 0 147 329" draw:type="non-primitive" draw:enhanced-path="M 147 0  C 130 3 66 2 43 17  C 20 32 12 37 6 89  C 0 141 6 279 6 329  N"/>
        </draw:custom-shape>
        <presentation:notes draw:style-name="dp2">
          <draw:page-thumbnail draw:style-name="gr30" draw:layer="layout" svg:width="7.142cm" svg:height="9.524cm" svg:x="5.953cm" svg:y="1.93cm" draw:page-number="7" presentation:class="page"/>
          <draw:frame presentation:style-name="pr3" draw:text-style-name="P2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Extrémités_20_de_20_flèche_20_1" draw:display-name="Extrémités de flèche 1" svg:viewBox="0 0 210 210" svg:d="M105 0l105 210h-210z"/>
    <draw:marker draw:name="Extrémités_20_de_20_flèche_20_2" draw:display-name="Extrémités de flèche 2" svg:viewBox="0 0 210 210" svg:d="M105 0l105 210h-210z"/>
    <draw:marker draw:name="msArrowEnd_20_5" draw:display-name="msArrowEnd 5"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44pt" fo:font-style="normal" fo:text-shadow="none" style:text-underline-style="none" fo:font-weight="normal"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style>
    <style:style style:name="MP3" style:family="paragraph">
      <loext:graphic-properties draw:fill="none" draw:fill-color="#00cc99"/>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loext:graphic-properties draw:fill="none" draw:fill-color="#00cc99"/>
      <style:paragraph-properties fo:margin-left="0cm" fo:margin-right="0cm" fo:text-align="end" fo:text-indent="0cm" style:writing-mode="lr-tb" style:font-independent-line-spacing="true"/>
    </style:style>
    <style:style style:name="MP6" style:family="paragraph">
      <style:paragraph-properties fo:margin-left="0cm" fo:margin-right="0cm" fo:text-align="center" fo:text-indent="0cm"/>
    </style:style>
    <style:style style:name="MP7" style:family="paragraph">
      <loext:graphic-properties draw:fill="none" draw:fill-color="#00cc99"/>
      <style:paragraph-properties fo:margin-left="0cm" fo:margin-right="0cm" fo:text-align="center" fo:text-indent="0cm" style:writing-mode="lr-tb" style:font-independent-line-spacing="true"/>
    </style:style>
    <style:style style:name="MT1" style:family="text">
      <style:text-properties fo:color="#000000" fo:font-size="12pt" style:font-size-asian="12pt" style:font-size-complex="12pt"/>
    </style:style>
    <style:style style:name="MT2"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55cm" svg:height="1.27cm" svg:x="10.794cm" svg:y="0cm" presentation:class="date-time">
        <draw:text-box>
          <text:list text:style-name="ML1">
            <text:list-header>
              <text:p text:style-name="MP4"><text:span text:style-name="MT1"><presentation:date-time/></text:span></text:p>
            </text:list-header>
          </text:list>
        </draw:text-box>
      </draw:frame>
      <draw:frame draw:style-name="Mgr3" draw:text-style-name="MP3" draw:layer="backgroundobjects" svg:width="8.255cm" svg:height="1.27cm" svg:x="-0.001cm" svg:y="24.13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55cm" svg:height="1.27cm" svg:x="10.794cm" svg:y="24.13cm" presentation:class="page-number">
        <draw:text-box>
          <text:list text:style-name="ML1">
            <text:list-header>
              <text:p text:style-name="MP4"><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frame presentation:style-name="Standard-title" draw:layer="backgroundobjects" svg:width="21.59cm" svg:height="3.175cm" svg:x="1.905cm" svg:y="1.692cm" presentation:class="title" presentation:placeholder="true">
        <draw:text-box/>
      </draw:frame>
      <draw:frame presentation:style-name="Standard-outline1" draw:layer="backgroundobjects" svg:width="21.59cm" svg:height="11.43cm" svg:x="1.905cm" svg:y="5.503cm" presentation:class="outline" presentation:placeholder="true">
        <draw:text-box/>
      </draw:frame>
      <draw:frame draw:style-name="Mgr2" draw:text-style-name="MP3" draw:layer="backgroundobjects" svg:width="5.292cm" svg:height="1.27cm" svg:x="1.905cm" svg:y="17.357cm" presentation:class="date-time">
        <draw:text-box>
          <text:list text:style-name="ML1">
            <text:list-header>
              <text:p text:style-name="MP2"><text:span text:style-name="MT2"><presentation:date-time/></text:span></text:p>
            </text:list-header>
          </text:list>
        </draw:text-box>
      </draw:frame>
      <draw:frame draw:style-name="Mgr2" draw:text-style-name="MP7" draw:layer="backgroundobjects" svg:width="8.044cm" svg:height="1.27cm" svg:x="8.678cm" svg:y="17.357cm" presentation:class="footer">
        <draw:text-box>
          <text:list text:style-name="ML1">
            <text:list-header>
              <text:p text:style-name="MP6"><text:span text:style-name="MT2"><presentation:footer/></text:span></text:p>
            </text:list-header>
          </text:list>
        </draw:text-box>
      </draw:frame>
      <draw:frame draw:style-name="Mgr2" draw:text-style-name="MP5" draw:layer="backgroundobjects" svg:width="5.292cm" svg:height="1.27cm" svg:x="18.203cm" svg:y="17.357cm" presentation:class="page-number">
        <draw:text-box>
          <text:list text:style-name="ML1">
            <text:list-header>
              <text:p text:style-name="MP4"><text:span text:style-name="MT2"><text:page-number>&lt;numéro&gt;</text:page-number></text:span></text:p>
            </text:list-header>
          </text:list>
        </draw:text-box>
      </draw:frame>
      <presentation:notes style:page-layout-name="PM0">
        <draw:page-thumbnail presentation:style-name="Standard-title" draw:layer="backgroundobjects" svg:width="0cm" svg:height="0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Moi</meta:initial-creator>
    <meta:creation-date>2009-05-12T23:34:38.125000000</meta:creation-date>
    <dc:creator>Moi</dc:creator>
    <dc:date>2009-06-06T13:37:55.625000000</dc:date>
    <meta:editing-cycles>157</meta:editing-cycles>
    <meta:editing-duration>P1DT2H46M13S</meta:editing-duration>
    <meta:document-statistic meta:object-count="1801"/>
    <meta:generator>LibreOffice/5.2.3.3$Windows_x86 LibreOffice_project/d54a8868f08a7b39642414cf2c8ef2f228f780cf</meta:generator>
  </office:meta>
</office:document-meta>
</file>